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36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4654in" svg:height="10.1063in" svg:x="4.3425in" svg:y="0.0445in">
            <draw:object draw:notify-on-update-of-ranges="Sheet1.D2:Sheet1.D880 Sheet1.E2:Sheet1.E8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7920.07285" calcext:value-type="float">
            <text:p>1456447920.07285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7920.10186" calcext:value-type="float">
            <text:p>1456447920.10186</text:p>
          </table:table-cell>
          <table:table-cell office:value-type="float" office:value="2320" calcext:value-type="float">
            <text:p>2320</text:p>
          </table:table-cell>
          <table:table-cell table:formula="of:=[.B3]-[.B$2]" office:value-type="float" office:value="0.0290131568908691" calcext:value-type="float">
            <text:p>0.0290131569</text:p>
          </table:table-cell>
          <table:table-cell table:formula="of:=[.C3]/([.D3]-[.D2])" office:value-type="float" office:value="79963.7215876407" calcext:value-type="float">
            <text:p>79963.7215876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7920.13124" calcext:value-type="float">
            <text:p>1456447920.13124</text:p>
          </table:table-cell>
          <table:table-cell office:value-type="float" office:value="2320" calcext:value-type="float">
            <text:p>2320</text:p>
          </table:table-cell>
          <table:table-cell table:formula="of:=[.B4]-[.B$2]" office:value-type="float" office:value="0.0583879947662354" calcext:value-type="float">
            <text:p>0.0583879948</text:p>
          </table:table-cell>
          <table:table-cell table:formula="of:=[.C4]/([.D4]-[.D3])" office:value-type="float" office:value="78979.1593010138" calcext:value-type="float">
            <text:p>78979.1593010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7920.1601" calcext:value-type="float">
            <text:p>1456447920.1601</text:p>
          </table:table-cell>
          <table:table-cell office:value-type="float" office:value="2320" calcext:value-type="float">
            <text:p>2320</text:p>
          </table:table-cell>
          <table:table-cell table:formula="of:=[.B5]-[.B$2]" office:value-type="float" office:value="0.0872564315795898" calcext:value-type="float">
            <text:p>0.0872564316</text:p>
          </table:table-cell>
          <table:table-cell table:formula="of:=[.C5]/([.D5]-[.D4])" office:value-type="float" office:value="80364.5869362338" calcext:value-type="float">
            <text:p>80364.5869362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7920.18909" calcext:value-type="float">
            <text:p>1456447920.18909</text:p>
          </table:table-cell>
          <table:table-cell office:value-type="float" office:value="2320" calcext:value-type="float">
            <text:p>2320</text:p>
          </table:table-cell>
          <table:table-cell table:formula="of:=[.B6]-[.B$2]" office:value-type="float" office:value="0.116243124008179" calcext:value-type="float">
            <text:p>0.116243124</text:p>
          </table:table-cell>
          <table:table-cell table:formula="of:=[.C6]/([.D6]-[.D5])" office:value-type="float" office:value="80036.7273953561" calcext:value-type="float">
            <text:p>80036.7273953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7920.21837" calcext:value-type="float">
            <text:p>1456447920.21837</text:p>
          </table:table-cell>
          <table:table-cell office:value-type="float" office:value="2320" calcext:value-type="float">
            <text:p>2320</text:p>
          </table:table-cell>
          <table:table-cell table:formula="of:=[.B7]-[.B$2]" office:value-type="float" office:value="0.145519018173218" calcext:value-type="float">
            <text:p>0.1455190182</text:p>
          </table:table-cell>
          <table:table-cell table:formula="of:=[.C7]/([.D7]-[.D6])" office:value-type="float" office:value="79246.0850869764" calcext:value-type="float">
            <text:p>79246.0850869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7920.24765" calcext:value-type="float">
            <text:p>1456447920.24765</text:p>
          </table:table-cell>
          <table:table-cell office:value-type="float" office:value="2320" calcext:value-type="float">
            <text:p>2320</text:p>
          </table:table-cell>
          <table:table-cell table:formula="of:=[.B8]-[.B$2]" office:value-type="float" office:value="0.174805879592896" calcext:value-type="float">
            <text:p>0.1748058796</text:p>
          </table:table-cell>
          <table:table-cell table:formula="of:=[.C8]/([.D8]-[.D7])" office:value-type="float" office:value="79216.4092544652" calcext:value-type="float">
            <text:p>79216.4092544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7920.27658" calcext:value-type="float">
            <text:p>1456447920.27658</text:p>
          </table:table-cell>
          <table:table-cell office:value-type="float" office:value="2320" calcext:value-type="float">
            <text:p>2320</text:p>
          </table:table-cell>
          <table:table-cell table:formula="of:=[.B9]-[.B$2]" office:value-type="float" office:value="0.203727960586548" calcext:value-type="float">
            <text:p>0.2037279606</text:p>
          </table:table-cell>
          <table:table-cell table:formula="of:=[.C9]/([.D9]-[.D8])" office:value-type="float" office:value="80215.5280772909" calcext:value-type="float">
            <text:p>80215.5280772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7920.30579" calcext:value-type="float">
            <text:p>1456447920.30579</text:p>
          </table:table-cell>
          <table:table-cell office:value-type="float" office:value="2320" calcext:value-type="float">
            <text:p>2320</text:p>
          </table:table-cell>
          <table:table-cell table:formula="of:=[.B10]-[.B$2]" office:value-type="float" office:value="0.232942342758179" calcext:value-type="float">
            <text:p>0.2329423428</text:p>
          </table:table-cell>
          <table:table-cell table:formula="of:=[.C10]/([.D10]-[.D9])" office:value-type="float" office:value="79412.9407348165" calcext:value-type="float">
            <text:p>79412.9407348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7920.335" calcext:value-type="float">
            <text:p>1456447920.335</text:p>
          </table:table-cell>
          <table:table-cell office:value-type="float" office:value="2320" calcext:value-type="float">
            <text:p>2320</text:p>
          </table:table-cell>
          <table:table-cell table:formula="of:=[.B11]-[.B$2]" office:value-type="float" office:value="0.262154102325439" calcext:value-type="float">
            <text:p>0.2621541023</text:p>
          </table:table-cell>
          <table:table-cell table:formula="of:=[.C11]/([.D11]-[.D10])" office:value-type="float" office:value="79420.0703541376" calcext:value-type="float">
            <text:p>79420.0703541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7920.3641" calcext:value-type="float">
            <text:p>1456447920.3641</text:p>
          </table:table-cell>
          <table:table-cell office:value-type="float" office:value="2320" calcext:value-type="float">
            <text:p>2320</text:p>
          </table:table-cell>
          <table:table-cell table:formula="of:=[.B12]-[.B$2]" office:value-type="float" office:value="0.291248798370361" calcext:value-type="float">
            <text:p>0.2912487984</text:p>
          </table:table-cell>
          <table:table-cell table:formula="of:=[.C12]/([.D12]-[.D11])" office:value-type="float" office:value="79739.6197718631" calcext:value-type="float">
            <text:p>79739.6197718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7920.39323" calcext:value-type="float">
            <text:p>1456447920.39323</text:p>
          </table:table-cell>
          <table:table-cell office:value-type="float" office:value="2320" calcext:value-type="float">
            <text:p>2320</text:p>
          </table:table-cell>
          <table:table-cell table:formula="of:=[.B13]-[.B$2]" office:value-type="float" office:value="0.320379018783569" calcext:value-type="float">
            <text:p>0.3203790188</text:p>
          </table:table-cell>
          <table:table-cell table:formula="of:=[.C13]/([.D13]-[.D12])" office:value-type="float" office:value="79642.3771290135" calcext:value-type="float">
            <text:p>79642.3771290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7920.42234" calcext:value-type="float">
            <text:p>1456447920.42234</text:p>
          </table:table-cell>
          <table:table-cell office:value-type="float" office:value="2320" calcext:value-type="float">
            <text:p>2320</text:p>
          </table:table-cell>
          <table:table-cell table:formula="of:=[.B14]-[.B$2]" office:value-type="float" office:value="0.349494457244873" calcext:value-type="float">
            <text:p>0.3494944572</text:p>
          </table:table-cell>
          <table:table-cell table:formula="of:=[.C14]/([.D14]-[.D13])" office:value-type="float" office:value="79682.8116836856" calcext:value-type="float">
            <text:p>79682.8116836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7920.45134" calcext:value-type="float">
            <text:p>1456447920.45134</text:p>
          </table:table-cell>
          <table:table-cell office:value-type="float" office:value="2320" calcext:value-type="float">
            <text:p>2320</text:p>
          </table:table-cell>
          <table:table-cell table:formula="of:=[.B15]-[.B$2]" office:value-type="float" office:value="0.378487110137939" calcext:value-type="float">
            <text:p>0.3784871101</text:p>
          </table:table-cell>
          <table:table-cell table:formula="of:=[.C15]/([.D15]-[.D14])" office:value-type="float" office:value="80020.273017335" calcext:value-type="float">
            <text:p>80020.273017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7920.48056" calcext:value-type="float">
            <text:p>1456447920.48056</text:p>
          </table:table-cell>
          <table:table-cell office:value-type="float" office:value="2320" calcext:value-type="float">
            <text:p>2320</text:p>
          </table:table-cell>
          <table:table-cell table:formula="of:=[.B16]-[.B$2]" office:value-type="float" office:value="0.407711505889893" calcext:value-type="float">
            <text:p>0.4077115059</text:p>
          </table:table-cell>
          <table:table-cell table:formula="of:=[.C16]/([.D16]-[.D15])" office:value-type="float" office:value="79385.7303224122" calcext:value-type="float">
            <text:p>79385.7303224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7920.50965" calcext:value-type="float">
            <text:p>1456447920.50965</text:p>
          </table:table-cell>
          <table:table-cell office:value-type="float" office:value="2320" calcext:value-type="float">
            <text:p>2320</text:p>
          </table:table-cell>
          <table:table-cell table:formula="of:=[.B17]-[.B$2]" office:value-type="float" office:value="0.4367995262146" calcext:value-type="float">
            <text:p>0.4367995262</text:p>
          </table:table-cell>
          <table:table-cell table:formula="of:=[.C17]/([.D17]-[.D16])" office:value-type="float" office:value="79757.9200681945" calcext:value-type="float">
            <text:p>79757.9200681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7920.53893" calcext:value-type="float">
            <text:p>1456447920.53893</text:p>
          </table:table-cell>
          <table:table-cell office:value-type="float" office:value="2320" calcext:value-type="float">
            <text:p>2320</text:p>
          </table:table-cell>
          <table:table-cell table:formula="of:=[.B18]-[.B$2]" office:value-type="float" office:value="0.466086149215698" calcext:value-type="float">
            <text:p>0.4660861492</text:p>
          </table:table-cell>
          <table:table-cell table:formula="of:=[.C18]/([.D18]-[.D17])" office:value-type="float" office:value="79217.0541449238" calcext:value-type="float">
            <text:p>79217.0541449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7920.56804" calcext:value-type="float">
            <text:p>1456447920.56804</text:p>
          </table:table-cell>
          <table:table-cell office:value-type="float" office:value="2320" calcext:value-type="float">
            <text:p>2320</text:p>
          </table:table-cell>
          <table:table-cell table:formula="of:=[.B19]-[.B$2]" office:value-type="float" office:value="0.495187282562256" calcext:value-type="float">
            <text:p>0.4951872826</text:p>
          </table:table-cell>
          <table:table-cell table:formula="of:=[.C19]/([.D19]-[.D18])" office:value-type="float" office:value="79721.9810091841" calcext:value-type="float">
            <text:p>79721.9810091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7920.5972" calcext:value-type="float">
            <text:p>1456447920.5972</text:p>
          </table:table-cell>
          <table:table-cell office:value-type="float" office:value="2320" calcext:value-type="float">
            <text:p>2320</text:p>
          </table:table-cell>
          <table:table-cell table:formula="of:=[.B20]-[.B$2]" office:value-type="float" office:value="0.524354219436646" calcext:value-type="float">
            <text:p>0.5243542194</text:p>
          </table:table-cell>
          <table:table-cell table:formula="of:=[.C20]/([.D20]-[.D19])" office:value-type="float" office:value="79542.1202435934" calcext:value-type="float">
            <text:p>79542.12024359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7920.62635" calcext:value-type="float">
            <text:p>1456447920.62635</text:p>
          </table:table-cell>
          <table:table-cell office:value-type="float" office:value="2320" calcext:value-type="float">
            <text:p>2320</text:p>
          </table:table-cell>
          <table:table-cell table:formula="of:=[.B21]-[.B$2]" office:value-type="float" office:value="0.5534987449646" calcext:value-type="float">
            <text:p>0.553498745</text:p>
          </table:table-cell>
          <table:table-cell table:formula="of:=[.C21]/([.D21]-[.D20])" office:value-type="float" office:value="79603.2859678831" calcext:value-type="float">
            <text:p>79603.2859678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7920.65536" calcext:value-type="float">
            <text:p>1456447920.65536</text:p>
          </table:table-cell>
          <table:table-cell office:value-type="float" office:value="2320" calcext:value-type="float">
            <text:p>2320</text:p>
          </table:table-cell>
          <table:table-cell table:formula="of:=[.B22]-[.B$2]" office:value-type="float" office:value="0.582509756088257" calcext:value-type="float">
            <text:p>0.5825097561</text:p>
          </table:table-cell>
          <table:table-cell table:formula="of:=[.C22]/([.D22]-[.D21])" office:value-type="float" office:value="79969.6360154831" calcext:value-type="float">
            <text:p>79969.63601548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7920.68471" calcext:value-type="float">
            <text:p>1456447920.68471</text:p>
          </table:table-cell>
          <table:table-cell office:value-type="float" office:value="2320" calcext:value-type="float">
            <text:p>2320</text:p>
          </table:table-cell>
          <table:table-cell table:formula="of:=[.B23]-[.B$2]" office:value-type="float" office:value="0.611857652664185" calcext:value-type="float">
            <text:p>0.6118576527</text:p>
          </table:table-cell>
          <table:table-cell table:formula="of:=[.C23]/([.D23]-[.D22])" office:value-type="float" office:value="79051.6619819" calcext:value-type="float">
            <text:p>79051.66198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7920.7138" calcext:value-type="float">
            <text:p>1456447920.7138</text:p>
          </table:table-cell>
          <table:table-cell office:value-type="float" office:value="2320" calcext:value-type="float">
            <text:p>2320</text:p>
          </table:table-cell>
          <table:table-cell table:formula="of:=[.B24]-[.B$2]" office:value-type="float" office:value="0.640951633453369" calcext:value-type="float">
            <text:p>0.6409516335</text:p>
          </table:table-cell>
          <table:table-cell table:formula="of:=[.C24]/([.D24]-[.D23])" office:value-type="float" office:value="79741.5801162019" calcext:value-type="float">
            <text:p>79741.58011620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7920.74303" calcext:value-type="float">
            <text:p>1456447920.74303</text:p>
          </table:table-cell>
          <table:table-cell office:value-type="float" office:value="2320" calcext:value-type="float">
            <text:p>2320</text:p>
          </table:table-cell>
          <table:table-cell table:formula="of:=[.B25]-[.B$2]" office:value-type="float" office:value="0.670184373855591" calcext:value-type="float">
            <text:p>0.6701843739</text:p>
          </table:table-cell>
          <table:table-cell table:formula="of:=[.C25]/([.D25]-[.D24])" office:value-type="float" office:value="79363.0692189118" calcext:value-type="float">
            <text:p>79363.0692189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7920.77196" calcext:value-type="float">
            <text:p>1456447920.77196</text:p>
          </table:table-cell>
          <table:table-cell office:value-type="float" office:value="2320" calcext:value-type="float">
            <text:p>2320</text:p>
          </table:table-cell>
          <table:table-cell table:formula="of:=[.B26]-[.B$2]" office:value-type="float" office:value="0.699115514755249" calcext:value-type="float">
            <text:p>0.6991155148</text:p>
          </table:table-cell>
          <table:table-cell table:formula="of:=[.C26]/([.D26]-[.D25])" office:value-type="float" office:value="80190.4082540834" calcext:value-type="float">
            <text:p>80190.40825408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7920.80112" calcext:value-type="float">
            <text:p>1456447920.80112</text:p>
          </table:table-cell>
          <table:table-cell office:value-type="float" office:value="2320" calcext:value-type="float">
            <text:p>2320</text:p>
          </table:table-cell>
          <table:table-cell table:formula="of:=[.B27]-[.B$2]" office:value-type="float" office:value="0.728267192840576" calcext:value-type="float">
            <text:p>0.7282671928</text:p>
          </table:table-cell>
          <table:table-cell table:formula="of:=[.C27]/([.D27]-[.D26])" office:value-type="float" office:value="79583.754774231" calcext:value-type="float">
            <text:p>79583.754774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7920.83037" calcext:value-type="float">
            <text:p>1456447920.83037</text:p>
          </table:table-cell>
          <table:table-cell office:value-type="float" office:value="2320" calcext:value-type="float">
            <text:p>2320</text:p>
          </table:table-cell>
          <table:table-cell table:formula="of:=[.B28]-[.B$2]" office:value-type="float" office:value="0.757522821426392" calcext:value-type="float">
            <text:p>0.7575228214</text:p>
          </table:table-cell>
          <table:table-cell table:formula="of:=[.C28]/([.D28]-[.D27])" office:value-type="float" office:value="79300.9794062278" calcext:value-type="float">
            <text:p>79300.97940622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7920.85953" calcext:value-type="float">
            <text:p>1456447920.85953</text:p>
          </table:table-cell>
          <table:table-cell office:value-type="float" office:value="2320" calcext:value-type="float">
            <text:p>2320</text:p>
          </table:table-cell>
          <table:table-cell table:formula="of:=[.B29]-[.B$2]" office:value-type="float" office:value="0.786683082580566" calcext:value-type="float">
            <text:p>0.7866830826</text:p>
          </table:table-cell>
          <table:table-cell table:formula="of:=[.C29]/([.D29]-[.D28])" office:value-type="float" office:value="79560.3299892893" calcext:value-type="float">
            <text:p>79560.32998928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7920.88852" calcext:value-type="float">
            <text:p>1456447920.88852</text:p>
          </table:table-cell>
          <table:table-cell office:value-type="float" office:value="2320" calcext:value-type="float">
            <text:p>2320</text:p>
          </table:table-cell>
          <table:table-cell table:formula="of:=[.B30]-[.B$2]" office:value-type="float" office:value="0.815674066543579" calcext:value-type="float">
            <text:p>0.8156740665</text:p>
          </table:table-cell>
          <table:table-cell table:formula="of:=[.C30]/([.D30]-[.D29])" office:value-type="float" office:value="80024.8795611734" calcext:value-type="float">
            <text:p>80024.8795611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7920.91761" calcext:value-type="float">
            <text:p>1456447920.91761</text:p>
          </table:table-cell>
          <table:table-cell office:value-type="float" office:value="2320" calcext:value-type="float">
            <text:p>2320</text:p>
          </table:table-cell>
          <table:table-cell table:formula="of:=[.B31]-[.B$2]" office:value-type="float" office:value="0.844762086868286" calcext:value-type="float">
            <text:p>0.8447620869</text:p>
          </table:table-cell>
          <table:table-cell table:formula="of:=[.C31]/([.D31]-[.D30])" office:value-type="float" office:value="79757.9200681945" calcext:value-type="float">
            <text:p>79757.92006819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7920.9468" calcext:value-type="float">
            <text:p>1456447920.9468</text:p>
          </table:table-cell>
          <table:table-cell office:value-type="float" office:value="2320" calcext:value-type="float">
            <text:p>2320</text:p>
          </table:table-cell>
          <table:table-cell table:formula="of:=[.B32]-[.B$2]" office:value-type="float" office:value="0.873955726623535" calcext:value-type="float">
            <text:p>0.8739557266</text:p>
          </table:table-cell>
          <table:table-cell table:formula="of:=[.C32]/([.D32]-[.D31])" office:value-type="float" office:value="79469.3645413934" calcext:value-type="float">
            <text:p>79469.36454139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7920.97623" calcext:value-type="float">
            <text:p>1456447920.97623</text:p>
          </table:table-cell>
          <table:table-cell office:value-type="float" office:value="2320" calcext:value-type="float">
            <text:p>2320</text:p>
          </table:table-cell>
          <table:table-cell table:formula="of:=[.B33]-[.B$2]" office:value-type="float" office:value="0.903385877609253" calcext:value-type="float">
            <text:p>0.9033858776</text:p>
          </table:table-cell>
          <table:table-cell table:formula="of:=[.C33]/([.D33]-[.D32])" office:value-type="float" office:value="78830.7202747916" calcext:value-type="float">
            <text:p>78830.72027479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7921.00526" calcext:value-type="float">
            <text:p>1456447921.00526</text:p>
          </table:table-cell>
          <table:table-cell office:value-type="float" office:value="2320" calcext:value-type="float">
            <text:p>2320</text:p>
          </table:table-cell>
          <table:table-cell table:formula="of:=[.B34]-[.B$2]" office:value-type="float" office:value="0.93241024017334" calcext:value-type="float">
            <text:p>0.9324102402</text:p>
          </table:table-cell>
          <table:table-cell table:formula="of:=[.C34]/([.D34]-[.D33])" office:value-type="float" office:value="79932.8493391492" calcext:value-type="float">
            <text:p>79932.84933914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7921.03439" calcext:value-type="float">
            <text:p>1456447921.03439</text:p>
          </table:table-cell>
          <table:table-cell office:value-type="float" office:value="2320" calcext:value-type="float">
            <text:p>2320</text:p>
          </table:table-cell>
          <table:table-cell table:formula="of:=[.B35]-[.B$2]" office:value-type="float" office:value="0.961545944213867" calcext:value-type="float">
            <text:p>0.9615459442</text:p>
          </table:table-cell>
          <table:table-cell table:formula="of:=[.C35]/([.D35]-[.D34])" office:value-type="float" office:value="79627.3876468855" calcext:value-type="float">
            <text:p>79627.38764688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7921.06724" calcext:value-type="float">
            <text:p>1456447921.06724</text:p>
          </table:table-cell>
          <table:table-cell office:value-type="float" office:value="2320" calcext:value-type="float">
            <text:p>2320</text:p>
          </table:table-cell>
          <table:table-cell table:formula="of:=[.B36]-[.B$2]" office:value-type="float" office:value="0.994390249252319" calcext:value-type="float">
            <text:p>0.9943902493</text:p>
          </table:table-cell>
          <table:table-cell table:formula="of:=[.C36]/([.D36]-[.D35])" office:value-type="float" office:value="70636.2943981881" calcext:value-type="float">
            <text:p>70636.29439818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7921.09168" calcext:value-type="float">
            <text:p>1456447921.09168</text:p>
          </table:table-cell>
          <table:table-cell office:value-type="float" office:value="2320" calcext:value-type="float">
            <text:p>2320</text:p>
          </table:table-cell>
          <table:table-cell table:formula="of:=[.B37]-[.B$2]" office:value-type="float" office:value="1.01883268356323" calcext:value-type="float">
            <text:p>1.0188326836</text:p>
          </table:table-cell>
          <table:table-cell table:formula="of:=[.C37]/([.D37]-[.D36])" office:value-type="float" office:value="94916.8961850974" calcext:value-type="float">
            <text:p>94916.89618509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7921.11914" calcext:value-type="float">
            <text:p>1456447921.11914</text:p>
          </table:table-cell>
          <table:table-cell office:value-type="float" office:value="2320" calcext:value-type="float">
            <text:p>2320</text:p>
          </table:table-cell>
          <table:table-cell table:formula="of:=[.B38]-[.B$2]" office:value-type="float" office:value="1.04628968238831" calcext:value-type="float">
            <text:p>1.0462896824</text:p>
          </table:table-cell>
          <table:table-cell table:formula="of:=[.C38]/([.D38]-[.D37])" office:value-type="float" office:value="84495.7606175595" calcext:value-type="float">
            <text:p>84495.76061755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7921.14653" calcext:value-type="float">
            <text:p>1456447921.14653</text:p>
          </table:table-cell>
          <table:table-cell office:value-type="float" office:value="2320" calcext:value-type="float">
            <text:p>2320</text:p>
          </table:table-cell>
          <table:table-cell table:formula="of:=[.B39]-[.B$2]" office:value-type="float" office:value="1.07368087768555" calcext:value-type="float">
            <text:p>1.0736808777</text:p>
          </table:table-cell>
          <table:table-cell table:formula="of:=[.C39]/([.D39]-[.D38])" office:value-type="float" office:value="84698.7499020777" calcext:value-type="float">
            <text:p>84698.7499020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7921.17385" calcext:value-type="float">
            <text:p>1456447921.17385</text:p>
          </table:table-cell>
          <table:table-cell office:value-type="float" office:value="2320" calcext:value-type="float">
            <text:p>2320</text:p>
          </table:table-cell>
          <table:table-cell table:formula="of:=[.B40]-[.B$2]" office:value-type="float" office:value="1.10100531578064" calcext:value-type="float">
            <text:p>1.1010053158</text:p>
          </table:table-cell>
          <table:table-cell table:formula="of:=[.C40]/([.D40]-[.D39])" office:value-type="float" office:value="84905.6801067998" calcext:value-type="float">
            <text:p>84905.68010679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7921.20125" calcext:value-type="float">
            <text:p>1456447921.20125</text:p>
          </table:table-cell>
          <table:table-cell office:value-type="float" office:value="2320" calcext:value-type="float">
            <text:p>2320</text:p>
          </table:table-cell>
          <table:table-cell table:formula="of:=[.B41]-[.B$2]" office:value-type="float" office:value="1.12840414047241" calcext:value-type="float">
            <text:p>1.1284041405</text:p>
          </table:table-cell>
          <table:table-cell table:formula="of:=[.C41]/([.D41]-[.D40])" office:value-type="float" office:value="84675.1649422637" calcext:value-type="float">
            <text:p>84675.16494226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7921.22878" calcext:value-type="float">
            <text:p>1456447921.22878</text:p>
          </table:table-cell>
          <table:table-cell office:value-type="float" office:value="2320" calcext:value-type="float">
            <text:p>2320</text:p>
          </table:table-cell>
          <table:table-cell table:formula="of:=[.B42]-[.B$2]" office:value-type="float" office:value="1.15593457221985" calcext:value-type="float">
            <text:p>1.1559345722</text:p>
          </table:table-cell>
          <table:table-cell table:formula="of:=[.C42]/([.D42]-[.D41])" office:value-type="float" office:value="84270.3820006755" calcext:value-type="float">
            <text:p>84270.38200067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7921.25629" calcext:value-type="float">
            <text:p>1456447921.25629</text:p>
          </table:table-cell>
          <table:table-cell office:value-type="float" office:value="2320" calcext:value-type="float">
            <text:p>2320</text:p>
          </table:table-cell>
          <table:table-cell table:formula="of:=[.B43]-[.B$2]" office:value-type="float" office:value="1.18344569206238" calcext:value-type="float">
            <text:p>1.1834456921</text:p>
          </table:table-cell>
          <table:table-cell table:formula="of:=[.C43]/([.D43]-[.D42])" office:value-type="float" office:value="84329.5370482711" calcext:value-type="float">
            <text:p>84329.53704827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7921.29178" calcext:value-type="float">
            <text:p>1456447921.29178</text:p>
          </table:table-cell>
          <table:table-cell office:value-type="float" office:value="2320" calcext:value-type="float">
            <text:p>2320</text:p>
          </table:table-cell>
          <table:table-cell table:formula="of:=[.B44]-[.B$2]" office:value-type="float" office:value="1.21892881393433" calcext:value-type="float">
            <text:p>1.2189288139</text:p>
          </table:table-cell>
          <table:table-cell table:formula="of:=[.C44]/([.D44]-[.D43])" office:value-type="float" office:value="65383.1984787707" calcext:value-type="float">
            <text:p>65383.19847877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7921.3193" calcext:value-type="float">
            <text:p>1456447921.3193</text:p>
          </table:table-cell>
          <table:table-cell office:value-type="float" office:value="2320" calcext:value-type="float">
            <text:p>2320</text:p>
          </table:table-cell>
          <table:table-cell table:formula="of:=[.B45]-[.B$2]" office:value-type="float" office:value="1.24644994735718" calcext:value-type="float">
            <text:p>1.2464499474</text:p>
          </table:table-cell>
          <table:table-cell table:formula="of:=[.C45]/([.D45]-[.D44])" office:value-type="float" office:value="84298.8536974149" calcext:value-type="float">
            <text:p>84298.85369741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7921.34685" calcext:value-type="float">
            <text:p>1456447921.34685</text:p>
          </table:table-cell>
          <table:table-cell office:value-type="float" office:value="2320" calcext:value-type="float">
            <text:p>2320</text:p>
          </table:table-cell>
          <table:table-cell table:formula="of:=[.B46]-[.B$2]" office:value-type="float" office:value="1.27400040626526" calcext:value-type="float">
            <text:p>1.2740004063</text:p>
          </table:table-cell>
          <table:table-cell table:formula="of:=[.C46]/([.D46]-[.D45])" office:value-type="float" office:value="84209.1236207866" calcext:value-type="float">
            <text:p>84209.12362078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7921.37449" calcext:value-type="float">
            <text:p>1456447921.37449</text:p>
          </table:table-cell>
          <table:table-cell office:value-type="float" office:value="2320" calcext:value-type="float">
            <text:p>2320</text:p>
          </table:table-cell>
          <table:table-cell table:formula="of:=[.B47]-[.B$2]" office:value-type="float" office:value="1.30164074897766" calcext:value-type="float">
            <text:p>1.301640749</text:p>
          </table:table-cell>
          <table:table-cell table:formula="of:=[.C47]/([.D47]-[.D46])" office:value-type="float" office:value="83935.2834420177" calcext:value-type="float">
            <text:p>83935.28344201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7921.40174" calcext:value-type="float">
            <text:p>1456447921.40174</text:p>
          </table:table-cell>
          <table:table-cell office:value-type="float" office:value="2320" calcext:value-type="float">
            <text:p>2320</text:p>
          </table:table-cell>
          <table:table-cell table:formula="of:=[.B48]-[.B$2]" office:value-type="float" office:value="1.32888865470886" calcext:value-type="float">
            <text:p>1.3288886547</text:p>
          </table:table-cell>
          <table:table-cell table:formula="of:=[.C48]/([.D48]-[.D47])" office:value-type="float" office:value="85144.1583396042" calcext:value-type="float">
            <text:p>85144.15833960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7921.42899" calcext:value-type="float">
            <text:p>1456447921.42899</text:p>
          </table:table-cell>
          <table:table-cell office:value-type="float" office:value="2320" calcext:value-type="float">
            <text:p>2320</text:p>
          </table:table-cell>
          <table:table-cell table:formula="of:=[.B49]-[.B$2]" office:value-type="float" office:value="1.35614657402039" calcext:value-type="float">
            <text:p>1.356146574</text:p>
          </table:table-cell>
          <table:table-cell table:formula="of:=[.C49]/([.D49]-[.D48])" office:value-type="float" office:value="85112.8794346092" calcext:value-type="float">
            <text:p>85112.87943460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7921.45664" calcext:value-type="float">
            <text:p>1456447921.45664</text:p>
          </table:table-cell>
          <table:table-cell office:value-type="float" office:value="2320" calcext:value-type="float">
            <text:p>2320</text:p>
          </table:table-cell>
          <table:table-cell table:formula="of:=[.B50]-[.B$2]" office:value-type="float" office:value="1.38378715515137" calcext:value-type="float">
            <text:p>1.3837871552</text:p>
          </table:table-cell>
          <table:table-cell table:formula="of:=[.C50]/([.D50]-[.D49])" office:value-type="float" office:value="83934.5594438167" calcext:value-type="float">
            <text:p>83934.55944381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7921.48433" calcext:value-type="float">
            <text:p>1456447921.48433</text:p>
          </table:table-cell>
          <table:table-cell office:value-type="float" office:value="2320" calcext:value-type="float">
            <text:p>2320</text:p>
          </table:table-cell>
          <table:table-cell table:formula="of:=[.B51]-[.B$2]" office:value-type="float" office:value="1.41147947311401" calcext:value-type="float">
            <text:p>1.4114794731</text:p>
          </table:table-cell>
          <table:table-cell table:formula="of:=[.C51]/([.D51]-[.D50])" office:value-type="float" office:value="83777.7467068446" calcext:value-type="float">
            <text:p>83777.74670684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7921.51182" calcext:value-type="float">
            <text:p>1456447921.51182</text:p>
          </table:table-cell>
          <table:table-cell office:value-type="float" office:value="2320" calcext:value-type="float">
            <text:p>2320</text:p>
          </table:table-cell>
          <table:table-cell table:formula="of:=[.B52]-[.B$2]" office:value-type="float" office:value="1.43896865844727" calcext:value-type="float">
            <text:p>1.4389686584</text:p>
          </table:table-cell>
          <table:table-cell table:formula="of:=[.C52]/([.D52]-[.D51])" office:value-type="float" office:value="84396.8263109508" calcext:value-type="float">
            <text:p>84396.82631095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7921.53896" calcext:value-type="float">
            <text:p>1456447921.53896</text:p>
          </table:table-cell>
          <table:table-cell office:value-type="float" office:value="2320" calcext:value-type="float">
            <text:p>2320</text:p>
          </table:table-cell>
          <table:table-cell table:formula="of:=[.B53]-[.B$2]" office:value-type="float" office:value="1.46611332893372" calcext:value-type="float">
            <text:p>1.4661133289</text:p>
          </table:table-cell>
          <table:table-cell table:formula="of:=[.C53]/([.D53]-[.D52])" office:value-type="float" office:value="85467.9743177606" calcext:value-type="float">
            <text:p>85467.97431776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7921.56656" calcext:value-type="float">
            <text:p>1456447921.56656</text:p>
          </table:table-cell>
          <table:table-cell office:value-type="float" office:value="2320" calcext:value-type="float">
            <text:p>2320</text:p>
          </table:table-cell>
          <table:table-cell table:formula="of:=[.B54]-[.B$2]" office:value-type="float" office:value="1.49370932579041" calcext:value-type="float">
            <text:p>1.4937093258</text:p>
          </table:table-cell>
          <table:table-cell table:formula="of:=[.C54]/([.D54]-[.D53])" office:value-type="float" office:value="84070.1646709173" calcext:value-type="float">
            <text:p>84070.16467091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7921.59403" calcext:value-type="float">
            <text:p>1456447921.59403</text:p>
          </table:table-cell>
          <table:table-cell office:value-type="float" office:value="2320" calcext:value-type="float">
            <text:p>2320</text:p>
          </table:table-cell>
          <table:table-cell table:formula="of:=[.B55]-[.B$2]" office:value-type="float" office:value="1.52118253707886" calcext:value-type="float">
            <text:p>1.5211825371</text:p>
          </table:table-cell>
          <table:table-cell table:formula="of:=[.C55]/([.D55]-[.D54])" office:value-type="float" office:value="84445.8980656247" calcext:value-type="float">
            <text:p>84445.89806562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7921.62172" calcext:value-type="float">
            <text:p>1456447921.62172</text:p>
          </table:table-cell>
          <table:table-cell office:value-type="float" office:value="2320" calcext:value-type="float">
            <text:p>2320</text:p>
          </table:table-cell>
          <table:table-cell table:formula="of:=[.B56]-[.B$2]" office:value-type="float" office:value="1.54887247085571" calcext:value-type="float">
            <text:p>1.5488724709</text:p>
          </table:table-cell>
          <table:table-cell table:formula="of:=[.C56]/([.D56]-[.D55])" office:value-type="float" office:value="83784.9602204236" calcext:value-type="float">
            <text:p>83784.96022042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7921.64035" calcext:value-type="float">
            <text:p>1456447921.64035</text:p>
          </table:table-cell>
          <table:table-cell office:value-type="float" office:value="2320" calcext:value-type="float">
            <text:p>2320</text:p>
          </table:table-cell>
          <table:table-cell table:formula="of:=[.B57]-[.B$2]" office:value-type="float" office:value="1.56750416755676" calcext:value-type="float">
            <text:p>1.5675041676</text:p>
          </table:table-cell>
          <table:table-cell table:formula="of:=[.C57]/([.D57]-[.D56])" office:value-type="float" office:value="124518.98703725" calcext:value-type="float">
            <text:p>124518.987037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7921.66764" calcext:value-type="float">
            <text:p>1456447921.66764</text:p>
          </table:table-cell>
          <table:table-cell office:value-type="float" office:value="2320" calcext:value-type="float">
            <text:p>2320</text:p>
          </table:table-cell>
          <table:table-cell table:formula="of:=[.B58]-[.B$2]" office:value-type="float" office:value="1.59479641914368" calcext:value-type="float">
            <text:p>1.5947964191</text:p>
          </table:table-cell>
          <table:table-cell table:formula="of:=[.C58]/([.D58]-[.D57])" office:value-type="float" office:value="85005.8117268852" calcext:value-type="float">
            <text:p>85005.81172688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7921.69499" calcext:value-type="float">
            <text:p>1456447921.69499</text:p>
          </table:table-cell>
          <table:table-cell office:value-type="float" office:value="2320" calcext:value-type="float">
            <text:p>2320</text:p>
          </table:table-cell>
          <table:table-cell table:formula="of:=[.B59]-[.B$2]" office:value-type="float" office:value="1.62214279174805" calcext:value-type="float">
            <text:p>1.6221427917</text:p>
          </table:table-cell>
          <table:table-cell table:formula="of:=[.C59]/([.D59]-[.D58])" office:value-type="float" office:value="84837.5773110489" calcext:value-type="float">
            <text:p>84837.57731104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7921.72242" calcext:value-type="float">
            <text:p>1456447921.72242</text:p>
          </table:table-cell>
          <table:table-cell office:value-type="float" office:value="2320" calcext:value-type="float">
            <text:p>2320</text:p>
          </table:table-cell>
          <table:table-cell table:formula="of:=[.B60]-[.B$2]" office:value-type="float" office:value="1.64956760406494" calcext:value-type="float">
            <text:p>1.6495676041</text:p>
          </table:table-cell>
          <table:table-cell table:formula="of:=[.C60]/([.D60]-[.D59])" office:value-type="float" office:value="84594.9271481726" calcext:value-type="float">
            <text:p>84594.92714817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7921.7502" calcext:value-type="float">
            <text:p>1456447921.7502</text:p>
          </table:table-cell>
          <table:table-cell office:value-type="float" office:value="2320" calcext:value-type="float">
            <text:p>2320</text:p>
          </table:table-cell>
          <table:table-cell table:formula="of:=[.B61]-[.B$2]" office:value-type="float" office:value="1.67735004425049" calcext:value-type="float">
            <text:p>1.6773500443</text:p>
          </table:table-cell>
          <table:table-cell table:formula="of:=[.C61]/([.D61]-[.D60])" office:value-type="float" office:value="83505.9837978855" calcext:value-type="float">
            <text:p>83505.98379788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7921.77747" calcext:value-type="float">
            <text:p>1456447921.77747</text:p>
          </table:table-cell>
          <table:table-cell office:value-type="float" office:value="2320" calcext:value-type="float">
            <text:p>2320</text:p>
          </table:table-cell>
          <table:table-cell table:formula="of:=[.B62]-[.B$2]" office:value-type="float" office:value="1.70462322235107" calcext:value-type="float">
            <text:p>1.7046232224</text:p>
          </table:table-cell>
          <table:table-cell table:formula="of:=[.C62]/([.D62]-[.D61])" office:value-type="float" office:value="85065.2605077278" calcext:value-type="float">
            <text:p>85065.2605077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7921.80485" calcext:value-type="float">
            <text:p>1456447921.80485</text:p>
          </table:table-cell>
          <table:table-cell office:value-type="float" office:value="2320" calcext:value-type="float">
            <text:p>2320</text:p>
          </table:table-cell>
          <table:table-cell table:formula="of:=[.B63]-[.B$2]" office:value-type="float" office:value="1.73199844360352" calcext:value-type="float">
            <text:p>1.7319984436</text:p>
          </table:table-cell>
          <table:table-cell table:formula="of:=[.C63]/([.D63]-[.D62])" office:value-type="float" office:value="84748.1734889392" calcext:value-type="float">
            <text:p>84748.17348893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7921.83216" calcext:value-type="float">
            <text:p>1456447921.83216</text:p>
          </table:table-cell>
          <table:table-cell office:value-type="float" office:value="2320" calcext:value-type="float">
            <text:p>2320</text:p>
          </table:table-cell>
          <table:table-cell table:formula="of:=[.B64]-[.B$2]" office:value-type="float" office:value="1.75931215286255" calcext:value-type="float">
            <text:p>1.7593121529</text:p>
          </table:table-cell>
          <table:table-cell table:formula="of:=[.C64]/([.D64]-[.D63])" office:value-type="float" office:value="84939.0310923343" calcext:value-type="float">
            <text:p>84939.03109233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7921.85965" calcext:value-type="float">
            <text:p>1456447921.85965</text:p>
          </table:table-cell>
          <table:table-cell office:value-type="float" office:value="2320" calcext:value-type="float">
            <text:p>2320</text:p>
          </table:table-cell>
          <table:table-cell table:formula="of:=[.B65]-[.B$2]" office:value-type="float" office:value="1.78680658340454" calcext:value-type="float">
            <text:p>1.7868065834</text:p>
          </table:table-cell>
          <table:table-cell table:formula="of:=[.C65]/([.D65]-[.D64])" office:value-type="float" office:value="84380.7256330212" calcext:value-type="float">
            <text:p>84380.7256330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7921.88719" calcext:value-type="float">
            <text:p>1456447921.88719</text:p>
          </table:table-cell>
          <table:table-cell office:value-type="float" office:value="2320" calcext:value-type="float">
            <text:p>2320</text:p>
          </table:table-cell>
          <table:table-cell table:formula="of:=[.B66]-[.B$2]" office:value-type="float" office:value="1.81434392929077" calcext:value-type="float">
            <text:p>1.8143439293</text:p>
          </table:table-cell>
          <table:table-cell table:formula="of:=[.C66]/([.D66]-[.D65])" office:value-type="float" office:value="84249.2232034632" calcext:value-type="float">
            <text:p>84249.22320346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7921.91472" calcext:value-type="float">
            <text:p>1456447921.91472</text:p>
          </table:table-cell>
          <table:table-cell office:value-type="float" office:value="2320" calcext:value-type="float">
            <text:p>2320</text:p>
          </table:table-cell>
          <table:table-cell table:formula="of:=[.B67]-[.B$2]" office:value-type="float" office:value="1.84187698364258" calcext:value-type="float">
            <text:p>1.8418769836</text:p>
          </table:table-cell>
          <table:table-cell table:formula="of:=[.C67]/([.D67]-[.D66])" office:value-type="float" office:value="84262.3549990475" calcext:value-type="float">
            <text:p>84262.35499904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7921.94199" calcext:value-type="float">
            <text:p>1456447921.94199</text:p>
          </table:table-cell>
          <table:table-cell office:value-type="float" office:value="2320" calcext:value-type="float">
            <text:p>2320</text:p>
          </table:table-cell>
          <table:table-cell table:formula="of:=[.B68]-[.B$2]" office:value-type="float" office:value="1.869145154953" calcext:value-type="float">
            <text:p>1.869145155</text:p>
          </table:table-cell>
          <table:table-cell table:formula="of:=[.C68]/([.D68]-[.D67])" office:value-type="float" office:value="85080.8795936033" calcext:value-type="float">
            <text:p>85080.8795936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7921.96935" calcext:value-type="float">
            <text:p>1456447921.96935</text:p>
          </table:table-cell>
          <table:table-cell office:value-type="float" office:value="2320" calcext:value-type="float">
            <text:p>2320</text:p>
          </table:table-cell>
          <table:table-cell table:formula="of:=[.B69]-[.B$2]" office:value-type="float" office:value="1.89650678634644" calcext:value-type="float">
            <text:p>1.8965067863</text:p>
          </table:table-cell>
          <table:table-cell table:formula="of:=[.C69]/([.D69]-[.D68])" office:value-type="float" office:value="84790.2658522346" calcext:value-type="float">
            <text:p>84790.26585223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7921.9969" calcext:value-type="float">
            <text:p>1456447921.9969</text:p>
          </table:table-cell>
          <table:table-cell office:value-type="float" office:value="2320" calcext:value-type="float">
            <text:p>2320</text:p>
          </table:table-cell>
          <table:table-cell table:formula="of:=[.B70]-[.B$2]" office:value-type="float" office:value="1.92404890060425" calcext:value-type="float">
            <text:p>1.9240489006</text:p>
          </table:table-cell>
          <table:table-cell table:formula="of:=[.C70]/([.D70]-[.D69])" office:value-type="float" office:value="84234.6371191136" calcext:value-type="float">
            <text:p>84234.6371191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7922.02445" calcext:value-type="float">
            <text:p>1456447922.02445</text:p>
          </table:table-cell>
          <table:table-cell office:value-type="float" office:value="2320" calcext:value-type="float">
            <text:p>2320</text:p>
          </table:table-cell>
          <table:table-cell table:formula="of:=[.B71]-[.B$2]" office:value-type="float" office:value="1.95160365104675" calcext:value-type="float">
            <text:p>1.951603651</text:p>
          </table:table-cell>
          <table:table-cell table:formula="of:=[.C71]/([.D71]-[.D70])" office:value-type="float" office:value="84196.0084102688" calcext:value-type="float">
            <text:p>84196.0084102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7922.06155" calcext:value-type="float">
            <text:p>1456447922.06155</text:p>
          </table:table-cell>
          <table:table-cell office:value-type="float" office:value="2320" calcext:value-type="float">
            <text:p>2320</text:p>
          </table:table-cell>
          <table:table-cell table:formula="of:=[.B72]-[.B$2]" office:value-type="float" office:value="1.98870158195496" calcext:value-type="float">
            <text:p>1.988701582</text:p>
          </table:table-cell>
          <table:table-cell table:formula="of:=[.C72]/([.D72]-[.D71])" office:value-type="float" office:value="62537.1804627249" calcext:value-type="float">
            <text:p>62537.18046272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7922.08719" calcext:value-type="float">
            <text:p>1456447922.08719</text:p>
          </table:table-cell>
          <table:table-cell office:value-type="float" office:value="2320" calcext:value-type="float">
            <text:p>2320</text:p>
          </table:table-cell>
          <table:table-cell table:formula="of:=[.B73]-[.B$2]" office:value-type="float" office:value="2.01433801651001" calcext:value-type="float">
            <text:p>2.0143380165</text:p>
          </table:table-cell>
          <table:table-cell table:formula="of:=[.C73]/([.D73]-[.D72])" office:value-type="float" office:value="90496.2035581761" calcext:value-type="float">
            <text:p>90496.20355817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7922.10997" calcext:value-type="float">
            <text:p>1456447922.10997</text:p>
          </table:table-cell>
          <table:table-cell office:value-type="float" office:value="2320" calcext:value-type="float">
            <text:p>2320</text:p>
          </table:table-cell>
          <table:table-cell table:formula="of:=[.B74]-[.B$2]" office:value-type="float" office:value="2.03712034225464" calcext:value-type="float">
            <text:p>2.0371203423</text:p>
          </table:table-cell>
          <table:table-cell table:formula="of:=[.C74]/([.D74]-[.D73])" office:value-type="float" office:value="101833.325798485" calcext:value-type="float">
            <text:p>101833.3257984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7922.13273" calcext:value-type="float">
            <text:p>1456447922.13273</text:p>
          </table:table-cell>
          <table:table-cell office:value-type="float" office:value="2320" calcext:value-type="float">
            <text:p>2320</text:p>
          </table:table-cell>
          <table:table-cell table:formula="of:=[.B75]-[.B$2]" office:value-type="float" office:value="2.05987739562988" calcext:value-type="float">
            <text:p>2.0598773956</text:p>
          </table:table-cell>
          <table:table-cell table:formula="of:=[.C75]/([.D75]-[.D74])" office:value-type="float" office:value="101946.414667365" calcext:value-type="float">
            <text:p>101946.4146673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7922.16938" calcext:value-type="float">
            <text:p>1456447922.16938</text:p>
          </table:table-cell>
          <table:table-cell office:value-type="float" office:value="2320" calcext:value-type="float">
            <text:p>2320</text:p>
          </table:table-cell>
          <table:table-cell table:formula="of:=[.B76]-[.B$2]" office:value-type="float" office:value="2.09653210639954" calcext:value-type="float">
            <text:p>2.0965321064</text:p>
          </table:table-cell>
          <table:table-cell table:formula="of:=[.C76]/([.D76]-[.D75])" office:value-type="float" office:value="63293.3653352066" calcext:value-type="float">
            <text:p>63293.36533520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7922.19221" calcext:value-type="float">
            <text:p>1456447922.19221</text:p>
          </table:table-cell>
          <table:table-cell office:value-type="float" office:value="2320" calcext:value-type="float">
            <text:p>2320</text:p>
          </table:table-cell>
          <table:table-cell table:formula="of:=[.B77]-[.B$2]" office:value-type="float" office:value="2.11936259269714" calcext:value-type="float">
            <text:p>2.1193625927</text:p>
          </table:table-cell>
          <table:table-cell table:formula="of:=[.C77]/([.D77]-[.D76])" office:value-type="float" office:value="101618.509993943" calcext:value-type="float">
            <text:p>101618.5099939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7922.21493" calcext:value-type="float">
            <text:p>1456447922.21493</text:p>
          </table:table-cell>
          <table:table-cell office:value-type="float" office:value="2320" calcext:value-type="float">
            <text:p>2320</text:p>
          </table:table-cell>
          <table:table-cell table:formula="of:=[.B78]-[.B$2]" office:value-type="float" office:value="2.14208364486694" calcext:value-type="float">
            <text:p>2.1420836449</text:p>
          </table:table-cell>
          <table:table-cell table:formula="of:=[.C78]/([.D78]-[.D77])" office:value-type="float" office:value="102107.947407633" calcext:value-type="float">
            <text:p>102107.9474076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7922.23762" calcext:value-type="float">
            <text:p>1456447922.23762</text:p>
          </table:table-cell>
          <table:table-cell office:value-type="float" office:value="2320" calcext:value-type="float">
            <text:p>2320</text:p>
          </table:table-cell>
          <table:table-cell table:formula="of:=[.B79]-[.B$2]" office:value-type="float" office:value="2.1647744178772" calcext:value-type="float">
            <text:p>2.1647744179</text:p>
          </table:table-cell>
          <table:table-cell table:formula="of:=[.C79]/([.D79]-[.D78])" office:value-type="float" office:value="102244.202916824" calcext:value-type="float">
            <text:p>102244.2029168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7922.26053" calcext:value-type="float">
            <text:p>1456447922.26053</text:p>
          </table:table-cell>
          <table:table-cell office:value-type="float" office:value="2320" calcext:value-type="float">
            <text:p>2320</text:p>
          </table:table-cell>
          <table:table-cell table:formula="of:=[.B80]-[.B$2]" office:value-type="float" office:value="2.18768072128296" calcext:value-type="float">
            <text:p>2.1876807213</text:p>
          </table:table-cell>
          <table:table-cell table:formula="of:=[.C80]/([.D80]-[.D79])" office:value-type="float" office:value="101282.164952746" calcext:value-type="float">
            <text:p>101282.1649527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7922.28331" calcext:value-type="float">
            <text:p>1456447922.28331</text:p>
          </table:table-cell>
          <table:table-cell office:value-type="float" office:value="2320" calcext:value-type="float">
            <text:p>2320</text:p>
          </table:table-cell>
          <table:table-cell table:formula="of:=[.B81]-[.B$2]" office:value-type="float" office:value="2.21046686172485" calcext:value-type="float">
            <text:p>2.2104668617</text:p>
          </table:table-cell>
          <table:table-cell table:formula="of:=[.C81]/([.D81]-[.D80])" office:value-type="float" office:value="101816.277570837" calcext:value-type="float">
            <text:p>101816.2775708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7922.3061" calcext:value-type="float">
            <text:p>1456447922.3061</text:p>
          </table:table-cell>
          <table:table-cell office:value-type="float" office:value="2320" calcext:value-type="float">
            <text:p>2320</text:p>
          </table:table-cell>
          <table:table-cell table:formula="of:=[.B82]-[.B$2]" office:value-type="float" office:value="2.23324847221375" calcext:value-type="float">
            <text:p>2.2332484722</text:p>
          </table:table-cell>
          <table:table-cell table:formula="of:=[.C82]/([.D82]-[.D81])" office:value-type="float" office:value="101836.522976777" calcext:value-type="float">
            <text:p>101836.5229767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7922.33832" calcext:value-type="float">
            <text:p>1456447922.33832</text:p>
          </table:table-cell>
          <table:table-cell office:value-type="float" office:value="2320" calcext:value-type="float">
            <text:p>2320</text:p>
          </table:table-cell>
          <table:table-cell table:formula="of:=[.B83]-[.B$2]" office:value-type="float" office:value="2.26547074317932" calcext:value-type="float">
            <text:p>2.2654707432</text:p>
          </table:table-cell>
          <table:table-cell table:formula="of:=[.C83]/([.D83]-[.D82])" office:value-type="float" office:value="71999.8910839808" calcext:value-type="float">
            <text:p>71999.89108398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7922.36108" calcext:value-type="float">
            <text:p>1456447922.36108</text:p>
          </table:table-cell>
          <table:table-cell office:value-type="float" office:value="2320" calcext:value-type="float">
            <text:p>2320</text:p>
          </table:table-cell>
          <table:table-cell table:formula="of:=[.B84]-[.B$2]" office:value-type="float" office:value="2.28823328018188" calcext:value-type="float">
            <text:p>2.2882332802</text:p>
          </table:table-cell>
          <table:table-cell table:formula="of:=[.C84]/([.D84]-[.D83])" office:value-type="float" office:value="101921.855184188" calcext:value-type="float">
            <text:p>101921.8551841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7922.38384" calcext:value-type="float">
            <text:p>1456447922.38384</text:p>
          </table:table-cell>
          <table:table-cell office:value-type="float" office:value="2320" calcext:value-type="float">
            <text:p>2320</text:p>
          </table:table-cell>
          <table:table-cell table:formula="of:=[.B85]-[.B$2]" office:value-type="float" office:value="2.31099271774292" calcext:value-type="float">
            <text:p>2.3109927177</text:p>
          </table:table-cell>
          <table:table-cell table:formula="of:=[.C85]/([.D85]-[.D84])" office:value-type="float" office:value="101935.735177038" calcext:value-type="float">
            <text:p>101935.7351770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7922.40677" calcext:value-type="float">
            <text:p>1456447922.40677</text:p>
          </table:table-cell>
          <table:table-cell office:value-type="float" office:value="2320" calcext:value-type="float">
            <text:p>2320</text:p>
          </table:table-cell>
          <table:table-cell table:formula="of:=[.B86]-[.B$2]" office:value-type="float" office:value="2.33391714096069" calcext:value-type="float">
            <text:p>2.333917141</text:p>
          </table:table-cell>
          <table:table-cell table:formula="of:=[.C86]/([.D86]-[.D85])" office:value-type="float" office:value="101202.109992512" calcext:value-type="float">
            <text:p>101202.1099925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7922.42951" calcext:value-type="float">
            <text:p>1456447922.42951</text:p>
          </table:table-cell>
          <table:table-cell office:value-type="float" office:value="2320" calcext:value-type="float">
            <text:p>2320</text:p>
          </table:table-cell>
          <table:table-cell table:formula="of:=[.B87]-[.B$2]" office:value-type="float" office:value="2.35665726661682" calcext:value-type="float">
            <text:p>2.3566572666</text:p>
          </table:table-cell>
          <table:table-cell table:formula="of:=[.C87]/([.D87]-[.D86])" office:value-type="float" office:value="102022.303442057" calcext:value-type="float">
            <text:p>102022.3034420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7922.46593" calcext:value-type="float">
            <text:p>1456447922.46593</text:p>
          </table:table-cell>
          <table:table-cell office:value-type="float" office:value="2320" calcext:value-type="float">
            <text:p>2320</text:p>
          </table:table-cell>
          <table:table-cell table:formula="of:=[.B88]-[.B$2]" office:value-type="float" office:value="2.39307737350464" calcext:value-type="float">
            <text:p>2.3930773735</text:p>
          </table:table-cell>
          <table:table-cell table:formula="of:=[.C88]/([.D88]-[.D87])" office:value-type="float" office:value="63701.0760881662" calcext:value-type="float">
            <text:p>63701.07608816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7922.48846" calcext:value-type="float">
            <text:p>1456447922.48846</text:p>
          </table:table-cell>
          <table:table-cell office:value-type="float" office:value="2320" calcext:value-type="float">
            <text:p>2320</text:p>
          </table:table-cell>
          <table:table-cell table:formula="of:=[.B89]-[.B$2]" office:value-type="float" office:value="2.41560864448547" calcext:value-type="float">
            <text:p>2.4156086445</text:p>
          </table:table-cell>
          <table:table-cell table:formula="of:=[.C89]/([.D89]-[.D88])" office:value-type="float" office:value="102968.00397871" calcext:value-type="float">
            <text:p>102968.003978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7922.5113" calcext:value-type="float">
            <text:p>1456447922.5113</text:p>
          </table:table-cell>
          <table:table-cell office:value-type="float" office:value="2320" calcext:value-type="float">
            <text:p>2320</text:p>
          </table:table-cell>
          <table:table-cell table:formula="of:=[.B90]-[.B$2]" office:value-type="float" office:value="2.43845200538635" calcext:value-type="float">
            <text:p>2.4384520054</text:p>
          </table:table-cell>
          <table:table-cell table:formula="of:=[.C90]/([.D90]-[.D89])" office:value-type="float" office:value="101561.237423287" calcext:value-type="float">
            <text:p>101561.2374232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7922.53404" calcext:value-type="float">
            <text:p>1456447922.53404</text:p>
          </table:table-cell>
          <table:table-cell office:value-type="float" office:value="2320" calcext:value-type="float">
            <text:p>2320</text:p>
          </table:table-cell>
          <table:table-cell table:formula="of:=[.B91]-[.B$2]" office:value-type="float" office:value="2.46119570732117" calcext:value-type="float">
            <text:p>2.4611957073</text:p>
          </table:table-cell>
          <table:table-cell table:formula="of:=[.C91]/([.D91]-[.D90])" office:value-type="float" office:value="102006.261190431" calcext:value-type="float">
            <text:p>102006.261190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7922.55676" calcext:value-type="float">
            <text:p>1456447922.55676</text:p>
          </table:table-cell>
          <table:table-cell office:value-type="float" office:value="2320" calcext:value-type="float">
            <text:p>2320</text:p>
          </table:table-cell>
          <table:table-cell table:formula="of:=[.B92]-[.B$2]" office:value-type="float" office:value="2.48390817642212" calcext:value-type="float">
            <text:p>2.4839081764</text:p>
          </table:table-cell>
          <table:table-cell table:formula="of:=[.C92]/([.D92]-[.D91])" office:value-type="float" office:value="102146.534121327" calcext:value-type="float">
            <text:p>102146.5341213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7922.57967" calcext:value-type="float">
            <text:p>1456447922.57967</text:p>
          </table:table-cell>
          <table:table-cell office:value-type="float" office:value="2320" calcext:value-type="float">
            <text:p>2320</text:p>
          </table:table-cell>
          <table:table-cell table:formula="of:=[.B93]-[.B$2]" office:value-type="float" office:value="2.50681900978088" calcext:value-type="float">
            <text:p>2.5068190098</text:p>
          </table:table-cell>
          <table:table-cell table:formula="of:=[.C93]/([.D93]-[.D92])" office:value-type="float" office:value="101262.139341277" calcext:value-type="float">
            <text:p>101262.1393412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7922.61224" calcext:value-type="float">
            <text:p>1456447922.61224</text:p>
          </table:table-cell>
          <table:table-cell office:value-type="float" office:value="2320" calcext:value-type="float">
            <text:p>2320</text:p>
          </table:table-cell>
          <table:table-cell table:formula="of:=[.B94]-[.B$2]" office:value-type="float" office:value="2.53938889503479" calcext:value-type="float">
            <text:p>2.539388895</text:p>
          </table:table-cell>
          <table:table-cell table:formula="of:=[.C94]/([.D94]-[.D93])" office:value-type="float" office:value="71231.4453033497" calcext:value-type="float">
            <text:p>71231.44530334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7922.635" calcext:value-type="float">
            <text:p>1456447922.635</text:p>
          </table:table-cell>
          <table:table-cell office:value-type="float" office:value="2320" calcext:value-type="float">
            <text:p>2320</text:p>
          </table:table-cell>
          <table:table-cell table:formula="of:=[.B95]-[.B$2]" office:value-type="float" office:value="2.56215167045593" calcext:value-type="float">
            <text:p>2.5621516705</text:p>
          </table:table-cell>
          <table:table-cell table:formula="of:=[.C95]/([.D95]-[.D94])" office:value-type="float" office:value="101920.787648993" calcext:value-type="float">
            <text:p>101920.7876489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7922.65783" calcext:value-type="float">
            <text:p>1456447922.65783</text:p>
          </table:table-cell>
          <table:table-cell office:value-type="float" office:value="2320" calcext:value-type="float">
            <text:p>2320</text:p>
          </table:table-cell>
          <table:table-cell table:formula="of:=[.B96]-[.B$2]" office:value-type="float" office:value="2.58497929573059" calcext:value-type="float">
            <text:p>2.5849792957</text:p>
          </table:table-cell>
          <table:table-cell table:formula="of:=[.C96]/([.D96]-[.D95])" office:value-type="float" office:value="101631.246005055" calcext:value-type="float">
            <text:p>101631.2460050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7922.68071" calcext:value-type="float">
            <text:p>1456447922.68071</text:p>
          </table:table-cell>
          <table:table-cell office:value-type="float" office:value="2320" calcext:value-type="float">
            <text:p>2320</text:p>
          </table:table-cell>
          <table:table-cell table:formula="of:=[.B97]-[.B$2]" office:value-type="float" office:value="2.60785746574402" calcext:value-type="float">
            <text:p>2.6078574657</text:p>
          </table:table-cell>
          <table:table-cell table:formula="of:=[.C97]/([.D97]-[.D96])" office:value-type="float" office:value="101406.712103212" calcext:value-type="float">
            <text:p>101406.7121032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7922.70357" calcext:value-type="float">
            <text:p>1456447922.70357</text:p>
          </table:table-cell>
          <table:table-cell office:value-type="float" office:value="2320" calcext:value-type="float">
            <text:p>2320</text:p>
          </table:table-cell>
          <table:table-cell table:formula="of:=[.B98]-[.B$2]" office:value-type="float" office:value="2.63071775436401" calcext:value-type="float">
            <text:p>2.6307177544</text:p>
          </table:table-cell>
          <table:table-cell table:formula="of:=[.C98]/([.D98]-[.D97])" office:value-type="float" office:value="101486.032769104" calcext:value-type="float">
            <text:p>101486.0327691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7922.73923" calcext:value-type="float">
            <text:p>1456447922.73923</text:p>
          </table:table-cell>
          <table:table-cell office:value-type="float" office:value="2320" calcext:value-type="float">
            <text:p>2320</text:p>
          </table:table-cell>
          <table:table-cell table:formula="of:=[.B99]-[.B$2]" office:value-type="float" office:value="2.66638445854187" calcext:value-type="float">
            <text:p>2.6663844585</text:p>
          </table:table-cell>
          <table:table-cell table:formula="of:=[.C99]/([.D99]-[.D98])" office:value-type="float" office:value="65046.6605613749" calcext:value-type="float">
            <text:p>65046.66056137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7922.76209" calcext:value-type="float">
            <text:p>1456447922.76209</text:p>
          </table:table-cell>
          <table:table-cell office:value-type="float" office:value="2320" calcext:value-type="float">
            <text:p>2320</text:p>
          </table:table-cell>
          <table:table-cell table:formula="of:=[.B100]-[.B$2]" office:value-type="float" office:value="2.68923997879028" calcext:value-type="float">
            <text:p>2.6892399788</text:p>
          </table:table-cell>
          <table:table-cell table:formula="of:=[.C100]/([.D100]-[.D99])" office:value-type="float" office:value="101507.205908432" calcext:value-type="float">
            <text:p>101507.2059084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7922.78481" calcext:value-type="float">
            <text:p>1456447922.78481</text:p>
          </table:table-cell>
          <table:table-cell office:value-type="float" office:value="2320" calcext:value-type="float">
            <text:p>2320</text:p>
          </table:table-cell>
          <table:table-cell table:formula="of:=[.B101]-[.B$2]" office:value-type="float" office:value="2.7119619846344" calcext:value-type="float">
            <text:p>2.7119619846</text:p>
          </table:table-cell>
          <table:table-cell table:formula="of:=[.C101]/([.D101]-[.D100])" office:value-type="float" office:value="102103.661794487" calcext:value-type="float">
            <text:p>102103.661794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7922.80751" calcext:value-type="float">
            <text:p>1456447922.80751</text:p>
          </table:table-cell>
          <table:table-cell office:value-type="float" office:value="2320" calcext:value-type="float">
            <text:p>2320</text:p>
          </table:table-cell>
          <table:table-cell table:formula="of:=[.B102]-[.B$2]" office:value-type="float" office:value="2.73466014862061" calcext:value-type="float">
            <text:p>2.7346601486</text:p>
          </table:table-cell>
          <table:table-cell table:formula="of:=[.C102]/([.D102]-[.D101])" office:value-type="float" office:value="102210.910160394" calcext:value-type="float">
            <text:p>102210.9101603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7922.83031" calcext:value-type="float">
            <text:p>1456447922.83031</text:p>
          </table:table-cell>
          <table:table-cell office:value-type="float" office:value="2320" calcext:value-type="float">
            <text:p>2320</text:p>
          </table:table-cell>
          <table:table-cell table:formula="of:=[.B103]-[.B$2]" office:value-type="float" office:value="2.75745844841003" calcext:value-type="float">
            <text:p>2.7574584484</text:p>
          </table:table-cell>
          <table:table-cell table:formula="of:=[.C103]/([.D103]-[.D102])" office:value-type="float" office:value="101761.97442038" calcext:value-type="float">
            <text:p>101761.974420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7922.85344" calcext:value-type="float">
            <text:p>1456447922.85344</text:p>
          </table:table-cell>
          <table:table-cell office:value-type="float" office:value="2320" calcext:value-type="float">
            <text:p>2320</text:p>
          </table:table-cell>
          <table:table-cell table:formula="of:=[.B104]-[.B$2]" office:value-type="float" office:value="2.78058886528015" calcext:value-type="float">
            <text:p>2.7805888653</text:p>
          </table:table-cell>
          <table:table-cell table:formula="of:=[.C104]/([.D104]-[.D103])" office:value-type="float" office:value="100300.829553888" calcext:value-type="float">
            <text:p>100300.8295538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7922.88629" calcext:value-type="float">
            <text:p>1456447922.88629</text:p>
          </table:table-cell>
          <table:table-cell office:value-type="float" office:value="2320" calcext:value-type="float">
            <text:p>2320</text:p>
          </table:table-cell>
          <table:table-cell table:formula="of:=[.B105]-[.B$2]" office:value-type="float" office:value="2.81343960762024" calcext:value-type="float">
            <text:p>2.8134396076</text:p>
          </table:table-cell>
          <table:table-cell table:formula="of:=[.C105]/([.D105]-[.D104])" office:value-type="float" office:value="70622.4527891077" calcext:value-type="float">
            <text:p>70622.45278910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7922.909" calcext:value-type="float">
            <text:p>1456447922.909</text:p>
          </table:table-cell>
          <table:table-cell office:value-type="float" office:value="2320" calcext:value-type="float">
            <text:p>2320</text:p>
          </table:table-cell>
          <table:table-cell table:formula="of:=[.B106]-[.B$2]" office:value-type="float" office:value="2.83615303039551" calcext:value-type="float">
            <text:p>2.8361530304</text:p>
          </table:table-cell>
          <table:table-cell table:formula="of:=[.C106]/([.D106]-[.D105])" office:value-type="float" office:value="102142.245268561" calcext:value-type="float">
            <text:p>102142.2452685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7922.93191" calcext:value-type="float">
            <text:p>1456447922.93191</text:p>
          </table:table-cell>
          <table:table-cell office:value-type="float" office:value="2320" calcext:value-type="float">
            <text:p>2320</text:p>
          </table:table-cell>
          <table:table-cell table:formula="of:=[.B107]-[.B$2]" office:value-type="float" office:value="2.85905766487122" calcext:value-type="float">
            <text:p>2.8590576649</text:p>
          </table:table-cell>
          <table:table-cell table:formula="of:=[.C107]/([.D107]-[.D106])" office:value-type="float" office:value="101289.544806337" calcext:value-type="float">
            <text:p>101289.5448063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7922.95474" calcext:value-type="float">
            <text:p>1456447922.95474</text:p>
          </table:table-cell>
          <table:table-cell office:value-type="float" office:value="2320" calcext:value-type="float">
            <text:p>2320</text:p>
          </table:table-cell>
          <table:table-cell table:formula="of:=[.B108]-[.B$2]" office:value-type="float" office:value="2.88188719749451" calcext:value-type="float">
            <text:p>2.8818871975</text:p>
          </table:table-cell>
          <table:table-cell table:formula="of:=[.C108]/([.D108]-[.D107])" office:value-type="float" office:value="101622.754976293" calcext:value-type="float">
            <text:p>101622.7549762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7922.97753" calcext:value-type="float">
            <text:p>1456447922.97753</text:p>
          </table:table-cell>
          <table:table-cell office:value-type="float" office:value="2320" calcext:value-type="float">
            <text:p>2320</text:p>
          </table:table-cell>
          <table:table-cell table:formula="of:=[.B109]-[.B$2]" office:value-type="float" office:value="2.90468168258667" calcext:value-type="float">
            <text:p>2.9046816826</text:p>
          </table:table-cell>
          <table:table-cell table:formula="of:=[.C109]/([.D109]-[.D108])" office:value-type="float" office:value="101779.0044662" calcext:value-type="float">
            <text:p>101779.00446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7923.01358" calcext:value-type="float">
            <text:p>1456447923.01358</text:p>
          </table:table-cell>
          <table:table-cell office:value-type="float" office:value="2320" calcext:value-type="float">
            <text:p>2320</text:p>
          </table:table-cell>
          <table:table-cell table:formula="of:=[.B110]-[.B$2]" office:value-type="float" office:value="2.94072794914246" calcext:value-type="float">
            <text:p>2.9407279491</text:p>
          </table:table-cell>
          <table:table-cell table:formula="of:=[.C110]/([.D110]-[.D109])" office:value-type="float" office:value="64361.727903485" calcext:value-type="float">
            <text:p>64361.7279034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7923.04466" calcext:value-type="float">
            <text:p>1456447923.04466</text:p>
          </table:table-cell>
          <table:table-cell office:value-type="float" office:value="2320" calcext:value-type="float">
            <text:p>2320</text:p>
          </table:table-cell>
          <table:table-cell table:formula="of:=[.B111]-[.B$2]" office:value-type="float" office:value="2.97181630134583" calcext:value-type="float">
            <text:p>2.9718163013</text:p>
          </table:table-cell>
          <table:table-cell table:formula="of:=[.C111]/([.D111]-[.D110])" office:value-type="float" office:value="74626.0202156541" calcext:value-type="float">
            <text:p>74626.02021565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7923.05262" calcext:value-type="float">
            <text:p>1456447923.05262</text:p>
          </table:table-cell>
          <table:table-cell office:value-type="float" office:value="2320" calcext:value-type="float">
            <text:p>2320</text:p>
          </table:table-cell>
          <table:table-cell table:formula="of:=[.B112]-[.B$2]" office:value-type="float" office:value="2.97977638244629" calcext:value-type="float">
            <text:p>2.9797763824</text:p>
          </table:table-cell>
          <table:table-cell table:formula="of:=[.C112]/([.D112]-[.D111])" office:value-type="float" office:value="291454.316949711" calcext:value-type="float">
            <text:p>291454.3169497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7923.06917" calcext:value-type="float">
            <text:p>1456447923.06917</text:p>
          </table:table-cell>
          <table:table-cell office:value-type="float" office:value="2320" calcext:value-type="float">
            <text:p>2320</text:p>
          </table:table-cell>
          <table:table-cell table:formula="of:=[.B113]-[.B$2]" office:value-type="float" office:value="2.99632620811462" calcext:value-type="float">
            <text:p>2.9963262081</text:p>
          </table:table-cell>
          <table:table-cell table:formula="of:=[.C113]/([.D113]-[.D112])" office:value-type="float" office:value="140182.745516099" calcext:value-type="float">
            <text:p>140182.7455160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7923.09239" calcext:value-type="float">
            <text:p>1456447923.09239</text:p>
          </table:table-cell>
          <table:table-cell office:value-type="float" office:value="2320" calcext:value-type="float">
            <text:p>2320</text:p>
          </table:table-cell>
          <table:table-cell table:formula="of:=[.B114]-[.B$2]" office:value-type="float" office:value="3.01954078674316" calcext:value-type="float">
            <text:p>3.0195407867</text:p>
          </table:table-cell>
          <table:table-cell table:formula="of:=[.C114]/([.D114]-[.D113])" office:value-type="float" office:value="99937.2005463751" calcext:value-type="float">
            <text:p>99937.20054637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7923.11578" calcext:value-type="float">
            <text:p>1456447923.11578</text:p>
          </table:table-cell>
          <table:table-cell office:value-type="float" office:value="2320" calcext:value-type="float">
            <text:p>2320</text:p>
          </table:table-cell>
          <table:table-cell table:formula="of:=[.B115]-[.B$2]" office:value-type="float" office:value="3.04292726516724" calcext:value-type="float">
            <text:p>3.0429272652</text:p>
          </table:table-cell>
          <table:table-cell table:formula="of:=[.C115]/([.D115]-[.D114])" office:value-type="float" office:value="99202.6228973392" calcext:value-type="float">
            <text:p>99202.6228973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7923.1389" calcext:value-type="float">
            <text:p>1456447923.1389</text:p>
          </table:table-cell>
          <table:table-cell office:value-type="float" office:value="2320" calcext:value-type="float">
            <text:p>2320</text:p>
          </table:table-cell>
          <table:table-cell table:formula="of:=[.B116]-[.B$2]" office:value-type="float" office:value="3.06605100631714" calcext:value-type="float">
            <text:p>3.0660510063</text:p>
          </table:table-cell>
          <table:table-cell table:formula="of:=[.C116]/([.D116]-[.D115])" office:value-type="float" office:value="100329.785952901" calcext:value-type="float">
            <text:p>100329.7859529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7923.16235" calcext:value-type="float">
            <text:p>1456447923.16235</text:p>
          </table:table-cell>
          <table:table-cell office:value-type="float" office:value="2320" calcext:value-type="float">
            <text:p>2320</text:p>
          </table:table-cell>
          <table:table-cell table:formula="of:=[.B117]-[.B$2]" office:value-type="float" office:value="3.08950185775757" calcext:value-type="float">
            <text:p>3.0895018578</text:p>
          </table:table-cell>
          <table:table-cell table:formula="of:=[.C117]/([.D117]-[.D116])" office:value-type="float" office:value="98930.3098820659" calcext:value-type="float">
            <text:p>98930.30988206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7923.18608" calcext:value-type="float">
            <text:p>1456447923.18608</text:p>
          </table:table-cell>
          <table:table-cell office:value-type="float" office:value="2320" calcext:value-type="float">
            <text:p>2320</text:p>
          </table:table-cell>
          <table:table-cell table:formula="of:=[.B118]-[.B$2]" office:value-type="float" office:value="3.11322951316833" calcext:value-type="float">
            <text:p>3.1132295132</text:p>
          </table:table-cell>
          <table:table-cell table:formula="of:=[.C118]/([.D118]-[.D117])" office:value-type="float" office:value="97776.2008018408" calcext:value-type="float">
            <text:p>97776.20080184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7923.20913" calcext:value-type="float">
            <text:p>1456447923.20913</text:p>
          </table:table-cell>
          <table:table-cell office:value-type="float" office:value="2320" calcext:value-type="float">
            <text:p>2320</text:p>
          </table:table-cell>
          <table:table-cell table:formula="of:=[.B119]-[.B$2]" office:value-type="float" office:value="3.1362783908844" calcext:value-type="float">
            <text:p>3.1362783909</text:p>
          </table:table-cell>
          <table:table-cell table:formula="of:=[.C119]/([.D119]-[.D118])" office:value-type="float" office:value="100655.660053375" calcext:value-type="float">
            <text:p>100655.6600533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7923.2324" calcext:value-type="float">
            <text:p>1456447923.2324</text:p>
          </table:table-cell>
          <table:table-cell office:value-type="float" office:value="2320" calcext:value-type="float">
            <text:p>2320</text:p>
          </table:table-cell>
          <table:table-cell table:formula="of:=[.B120]-[.B$2]" office:value-type="float" office:value="3.15955376625061" calcext:value-type="float">
            <text:p>3.1595537663</text:p>
          </table:table-cell>
          <table:table-cell table:formula="of:=[.C120]/([.D120]-[.D119])" office:value-type="float" office:value="99676.1583217242" calcext:value-type="float">
            <text:p>99676.15832172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7923.25593" calcext:value-type="float">
            <text:p>1456447923.25593</text:p>
          </table:table-cell>
          <table:table-cell office:value-type="float" office:value="2320" calcext:value-type="float">
            <text:p>2320</text:p>
          </table:table-cell>
          <table:table-cell table:formula="of:=[.B121]-[.B$2]" office:value-type="float" office:value="3.18308258056641" calcext:value-type="float">
            <text:p>3.1830825806</text:p>
          </table:table-cell>
          <table:table-cell table:formula="of:=[.C121]/([.D121]-[.D120])" office:value-type="float" office:value="98602.5036732295" calcext:value-type="float">
            <text:p>98602.5036732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7923.27917" calcext:value-type="float">
            <text:p>1456447923.27917</text:p>
          </table:table-cell>
          <table:table-cell office:value-type="float" office:value="2320" calcext:value-type="float">
            <text:p>2320</text:p>
          </table:table-cell>
          <table:table-cell table:formula="of:=[.B122]-[.B$2]" office:value-type="float" office:value="3.20632600784302" calcext:value-type="float">
            <text:p>3.2063260078</text:p>
          </table:table-cell>
          <table:table-cell table:formula="of:=[.C122]/([.D122]-[.D121])" office:value-type="float" office:value="99813.1631962253" calcext:value-type="float">
            <text:p>99813.16319622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7923.30274" calcext:value-type="float">
            <text:p>1456447923.30274</text:p>
          </table:table-cell>
          <table:table-cell office:value-type="float" office:value="2320" calcext:value-type="float">
            <text:p>2320</text:p>
          </table:table-cell>
          <table:table-cell table:formula="of:=[.B123]-[.B$2]" office:value-type="float" office:value="3.22989439964294" calcext:value-type="float">
            <text:p>3.2298943996</text:p>
          </table:table-cell>
          <table:table-cell table:formula="of:=[.C123]/([.D123]-[.D122])" office:value-type="float" office:value="98436.924321973" calcext:value-type="float">
            <text:p>98436.9243219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7923.32616" calcext:value-type="float">
            <text:p>1456447923.32616</text:p>
          </table:table-cell>
          <table:table-cell office:value-type="float" office:value="2320" calcext:value-type="float">
            <text:p>2320</text:p>
          </table:table-cell>
          <table:table-cell table:formula="of:=[.B124]-[.B$2]" office:value-type="float" office:value="3.25331497192383" calcext:value-type="float">
            <text:p>3.2533149719</text:p>
          </table:table-cell>
          <table:table-cell table:formula="of:=[.C124]/([.D124]-[.D123])" office:value-type="float" office:value="99058.211395356" calcext:value-type="float">
            <text:p>99058.2113953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7923.34936" calcext:value-type="float">
            <text:p>1456447923.34936</text:p>
          </table:table-cell>
          <table:table-cell office:value-type="float" office:value="2320" calcext:value-type="float">
            <text:p>2320</text:p>
          </table:table-cell>
          <table:table-cell table:formula="of:=[.B125]-[.B$2]" office:value-type="float" office:value="3.27650904655457" calcext:value-type="float">
            <text:p>3.2765090466</text:p>
          </table:table-cell>
          <table:table-cell table:formula="of:=[.C125]/([.D125]-[.D124])" office:value-type="float" office:value="100025.546909532" calcext:value-type="float">
            <text:p>100025.5469095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7923.37256" calcext:value-type="float">
            <text:p>1456447923.37256</text:p>
          </table:table-cell>
          <table:table-cell office:value-type="float" office:value="2320" calcext:value-type="float">
            <text:p>2320</text:p>
          </table:table-cell>
          <table:table-cell table:formula="of:=[.B126]-[.B$2]" office:value-type="float" office:value="3.29970955848694" calcext:value-type="float">
            <text:p>3.2997095585</text:p>
          </table:table-cell>
          <table:table-cell table:formula="of:=[.C126]/([.D126]-[.D125])" office:value-type="float" office:value="99997.7934436338" calcext:value-type="float">
            <text:p>99997.7934436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7923.39595" calcext:value-type="float">
            <text:p>1456447923.39595</text:p>
          </table:table-cell>
          <table:table-cell office:value-type="float" office:value="2320" calcext:value-type="float">
            <text:p>2320</text:p>
          </table:table-cell>
          <table:table-cell table:formula="of:=[.B127]-[.B$2]" office:value-type="float" office:value="3.32310676574707" calcext:value-type="float">
            <text:p>3.3231067657</text:p>
          </table:table-cell>
          <table:table-cell table:formula="of:=[.C127]/([.D127]-[.D126])" office:value-type="float" office:value="99157.13333673" calcext:value-type="float">
            <text:p>99157.133336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7923.41972" calcext:value-type="float">
            <text:p>1456447923.41972</text:p>
          </table:table-cell>
          <table:table-cell office:value-type="float" office:value="2320" calcext:value-type="float">
            <text:p>2320</text:p>
          </table:table-cell>
          <table:table-cell table:formula="of:=[.B128]-[.B$2]" office:value-type="float" office:value="3.34687519073486" calcext:value-type="float">
            <text:p>3.3468751907</text:p>
          </table:table-cell>
          <table:table-cell table:formula="of:=[.C128]/([.D128]-[.D127])" office:value-type="float" office:value="97608.4869397745" calcext:value-type="float">
            <text:p>97608.48693977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7923.44296" calcext:value-type="float">
            <text:p>1456447923.44296</text:p>
          </table:table-cell>
          <table:table-cell office:value-type="float" office:value="2320" calcext:value-type="float">
            <text:p>2320</text:p>
          </table:table-cell>
          <table:table-cell table:formula="of:=[.B129]-[.B$2]" office:value-type="float" office:value="3.37011194229126" calcext:value-type="float">
            <text:p>3.3701119423</text:p>
          </table:table-cell>
          <table:table-cell table:formula="of:=[.C129]/([.D129]-[.D128])" office:value-type="float" office:value="99841.838665326" calcext:value-type="float">
            <text:p>99841.8386653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7923.46619" calcext:value-type="float">
            <text:p>1456447923.46619</text:p>
          </table:table-cell>
          <table:table-cell office:value-type="float" office:value="2320" calcext:value-type="float">
            <text:p>2320</text:p>
          </table:table-cell>
          <table:table-cell table:formula="of:=[.B130]-[.B$2]" office:value-type="float" office:value="3.39334440231323" calcext:value-type="float">
            <text:p>3.3933444023</text:p>
          </table:table-cell>
          <table:table-cell table:formula="of:=[.C130]/([.D130]-[.D129])" office:value-type="float" office:value="99860.2815976356" calcext:value-type="float">
            <text:p>99860.28159763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7923.48943" calcext:value-type="float">
            <text:p>1456447923.48943</text:p>
          </table:table-cell>
          <table:table-cell office:value-type="float" office:value="2320" calcext:value-type="float">
            <text:p>2320</text:p>
          </table:table-cell>
          <table:table-cell table:formula="of:=[.B131]-[.B$2]" office:value-type="float" office:value="3.41658329963684" calcext:value-type="float">
            <text:p>3.4165832996</text:p>
          </table:table-cell>
          <table:table-cell table:formula="of:=[.C131]/([.D131]-[.D130])" office:value-type="float" office:value="99832.6197535677" calcext:value-type="float">
            <text:p>99832.61975356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7923.51288" calcext:value-type="float">
            <text:p>1456447923.51288</text:p>
          </table:table-cell>
          <table:table-cell office:value-type="float" office:value="2320" calcext:value-type="float">
            <text:p>2320</text:p>
          </table:table-cell>
          <table:table-cell table:formula="of:=[.B132]-[.B$2]" office:value-type="float" office:value="3.4400269985199" calcext:value-type="float">
            <text:p>3.4400269985</text:p>
          </table:table-cell>
          <table:table-cell table:formula="of:=[.C132]/([.D132]-[.D131])" office:value-type="float" office:value="98960.4930336622" calcext:value-type="float">
            <text:p>98960.49303366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7923.53626" calcext:value-type="float">
            <text:p>1456447923.53626</text:p>
          </table:table-cell>
          <table:table-cell office:value-type="float" office:value="2320" calcext:value-type="float">
            <text:p>2320</text:p>
          </table:table-cell>
          <table:table-cell table:formula="of:=[.B133]-[.B$2]" office:value-type="float" office:value="3.46341586112976" calcext:value-type="float">
            <text:p>3.4634158611</text:p>
          </table:table-cell>
          <table:table-cell table:formula="of:=[.C133]/([.D133]-[.D132])" office:value-type="float" office:value="99192.5104994903" calcext:value-type="float">
            <text:p>99192.51049949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7923.55972" calcext:value-type="float">
            <text:p>1456447923.55972</text:p>
          </table:table-cell>
          <table:table-cell office:value-type="float" office:value="2320" calcext:value-type="float">
            <text:p>2320</text:p>
          </table:table-cell>
          <table:table-cell table:formula="of:=[.B134]-[.B$2]" office:value-type="float" office:value="3.4868745803833" calcext:value-type="float">
            <text:p>3.4868745804</text:p>
          </table:table-cell>
          <table:table-cell table:formula="of:=[.C134]/([.D134]-[.D133])" office:value-type="float" office:value="98897.1296738589" calcext:value-type="float">
            <text:p>98897.12967385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7923.58319" calcext:value-type="float">
            <text:p>1456447923.58319</text:p>
          </table:table-cell>
          <table:table-cell office:value-type="float" office:value="2320" calcext:value-type="float">
            <text:p>2320</text:p>
          </table:table-cell>
          <table:table-cell table:formula="of:=[.B135]-[.B$2]" office:value-type="float" office:value="3.510338306427" calcext:value-type="float">
            <text:p>3.5103383064</text:p>
          </table:table-cell>
          <table:table-cell table:formula="of:=[.C135]/([.D135]-[.D134])" office:value-type="float" office:value="98876.0265815839" calcext:value-type="float">
            <text:p>98876.02658158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7923.60641" calcext:value-type="float">
            <text:p>1456447923.60641</text:p>
          </table:table-cell>
          <table:table-cell office:value-type="float" office:value="2320" calcext:value-type="float">
            <text:p>2320</text:p>
          </table:table-cell>
          <table:table-cell table:formula="of:=[.B136]-[.B$2]" office:value-type="float" office:value="3.53356099128723" calcext:value-type="float">
            <text:p>3.5335609913</text:p>
          </table:table-cell>
          <table:table-cell table:formula="of:=[.C136]/([.D136]-[.D135])" office:value-type="float" office:value="99902.3159450941" calcext:value-type="float">
            <text:p>99902.31594509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7923.6298" calcext:value-type="float">
            <text:p>1456447923.6298</text:p>
          </table:table-cell>
          <table:table-cell office:value-type="float" office:value="2320" calcext:value-type="float">
            <text:p>2320</text:p>
          </table:table-cell>
          <table:table-cell table:formula="of:=[.B137]-[.B$2]" office:value-type="float" office:value="3.55694961547852" calcext:value-type="float">
            <text:p>3.5569496155</text:p>
          </table:table-cell>
          <table:table-cell table:formula="of:=[.C137]/([.D137]-[.D136])" office:value-type="float" office:value="99193.5216465" calcext:value-type="float">
            <text:p>99193.52164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7923.65308" calcext:value-type="float">
            <text:p>1456447923.65308</text:p>
          </table:table-cell>
          <table:table-cell office:value-type="float" office:value="2320" calcext:value-type="float">
            <text:p>2320</text:p>
          </table:table-cell>
          <table:table-cell table:formula="of:=[.B138]-[.B$2]" office:value-type="float" office:value="3.58023309707642" calcext:value-type="float">
            <text:p>3.5802330971</text:p>
          </table:table-cell>
          <table:table-cell table:formula="of:=[.C138]/([.D138]-[.D137])" office:value-type="float" office:value="99641.455692314" calcext:value-type="float">
            <text:p>99641.4556923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7923.67658" calcext:value-type="float">
            <text:p>1456447923.67658</text:p>
          </table:table-cell>
          <table:table-cell office:value-type="float" office:value="2320" calcext:value-type="float">
            <text:p>2320</text:p>
          </table:table-cell>
          <table:table-cell table:formula="of:=[.B139]-[.B$2]" office:value-type="float" office:value="3.60373425483704" calcext:value-type="float">
            <text:p>3.6037342548</text:p>
          </table:table-cell>
          <table:table-cell table:formula="of:=[.C139]/([.D139]-[.D138])" office:value-type="float" office:value="98718.5407472786" calcext:value-type="float">
            <text:p>98718.54074727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7923.70001" calcext:value-type="float">
            <text:p>1456447923.70001</text:p>
          </table:table-cell>
          <table:table-cell office:value-type="float" office:value="2320" calcext:value-type="float">
            <text:p>2320</text:p>
          </table:table-cell>
          <table:table-cell table:formula="of:=[.B140]-[.B$2]" office:value-type="float" office:value="3.62716007232666" calcext:value-type="float">
            <text:p>3.6271600723</text:p>
          </table:table-cell>
          <table:table-cell table:formula="of:=[.C140]/([.D140]-[.D139])" office:value-type="float" office:value="99036.0315505572" calcext:value-type="float">
            <text:p>99036.03155055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7923.72336" calcext:value-type="float">
            <text:p>1456447923.72336</text:p>
          </table:table-cell>
          <table:table-cell office:value-type="float" office:value="2320" calcext:value-type="float">
            <text:p>2320</text:p>
          </table:table-cell>
          <table:table-cell table:formula="of:=[.B141]-[.B$2]" office:value-type="float" office:value="3.65050792694092" calcext:value-type="float">
            <text:p>3.6505079269</text:p>
          </table:table-cell>
          <table:table-cell table:formula="of:=[.C141]/([.D141]-[.D140])" office:value-type="float" office:value="99366.7314761866" calcext:value-type="float">
            <text:p>99366.7314761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7923.74662" calcext:value-type="float">
            <text:p>1456447923.74662</text:p>
          </table:table-cell>
          <table:table-cell office:value-type="float" office:value="2320" calcext:value-type="float">
            <text:p>2320</text:p>
          </table:table-cell>
          <table:table-cell table:formula="of:=[.B142]-[.B$2]" office:value-type="float" office:value="3.67377376556396" calcext:value-type="float">
            <text:p>3.6737737656</text:p>
          </table:table-cell>
          <table:table-cell table:formula="of:=[.C142]/([.D142]-[.D141])" office:value-type="float" office:value="99717.0159042466" calcext:value-type="float">
            <text:p>99717.01590424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7923.77" calcext:value-type="float">
            <text:p>1456447923.77</text:p>
          </table:table-cell>
          <table:table-cell office:value-type="float" office:value="2320" calcext:value-type="float">
            <text:p>2320</text:p>
          </table:table-cell>
          <table:table-cell table:formula="of:=[.B143]-[.B$2]" office:value-type="float" office:value="3.69715142250061" calcext:value-type="float">
            <text:p>3.6971514225</text:p>
          </table:table-cell>
          <table:table-cell table:formula="of:=[.C143]/([.D143]-[.D142])" office:value-type="float" office:value="99240.0567040274" calcext:value-type="float">
            <text:p>99240.05670402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7923.79347" calcext:value-type="float">
            <text:p>1456447923.79347</text:p>
          </table:table-cell>
          <table:table-cell office:value-type="float" office:value="2320" calcext:value-type="float">
            <text:p>2320</text:p>
          </table:table-cell>
          <table:table-cell table:formula="of:=[.B144]-[.B$2]" office:value-type="float" office:value="3.72062587738037" calcext:value-type="float">
            <text:p>3.7206258774</text:p>
          </table:table-cell>
          <table:table-cell table:formula="of:=[.C144]/([.D144]-[.D143])" office:value-type="float" office:value="98830.8359824902" calcext:value-type="float">
            <text:p>98830.83598249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7923.81687" calcext:value-type="float">
            <text:p>1456447923.81687</text:p>
          </table:table-cell>
          <table:table-cell office:value-type="float" office:value="2320" calcext:value-type="float">
            <text:p>2320</text:p>
          </table:table-cell>
          <table:table-cell table:formula="of:=[.B145]-[.B$2]" office:value-type="float" office:value="3.74402117729187" calcext:value-type="float">
            <text:p>3.7440211773</text:p>
          </table:table-cell>
          <table:table-cell table:formula="of:=[.C145]/([.D145]-[.D144])" office:value-type="float" office:value="99165.2173204113" calcext:value-type="float">
            <text:p>99165.21732041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7923.84025" calcext:value-type="float">
            <text:p>1456447923.84025</text:p>
          </table:table-cell>
          <table:table-cell office:value-type="float" office:value="2320" calcext:value-type="float">
            <text:p>2320</text:p>
          </table:table-cell>
          <table:table-cell table:formula="of:=[.B146]-[.B$2]" office:value-type="float" office:value="3.76739859580994" calcext:value-type="float">
            <text:p>3.7673985958</text:p>
          </table:table-cell>
          <table:table-cell table:formula="of:=[.C146]/([.D146]-[.D145])" office:value-type="float" office:value="99241.0688206258" calcext:value-type="float">
            <text:p>99241.06882062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7923.86377" calcext:value-type="float">
            <text:p>1456447923.86377</text:p>
          </table:table-cell>
          <table:table-cell office:value-type="float" office:value="2320" calcext:value-type="float">
            <text:p>2320</text:p>
          </table:table-cell>
          <table:table-cell table:formula="of:=[.B147]-[.B$2]" office:value-type="float" office:value="3.7909209728241" calcext:value-type="float">
            <text:p>3.7909209728</text:p>
          </table:table-cell>
          <table:table-cell table:formula="of:=[.C147]/([.D147]-[.D146])" office:value-type="float" office:value="98629.4879383742" calcext:value-type="float">
            <text:p>98629.48793837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7923.88709" calcext:value-type="float">
            <text:p>1456447923.88709</text:p>
          </table:table-cell>
          <table:table-cell office:value-type="float" office:value="2320" calcext:value-type="float">
            <text:p>2320</text:p>
          </table:table-cell>
          <table:table-cell table:formula="of:=[.B148]-[.B$2]" office:value-type="float" office:value="3.81423926353455" calcext:value-type="float">
            <text:p>3.8142392635</text:p>
          </table:table-cell>
          <table:table-cell table:formula="of:=[.C148]/([.D148]-[.D147])" office:value-type="float" office:value="99492.7127724838" calcext:value-type="float">
            <text:p>99492.71277248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7923.91042" calcext:value-type="float">
            <text:p>1456447923.91042</text:p>
          </table:table-cell>
          <table:table-cell office:value-type="float" office:value="2320" calcext:value-type="float">
            <text:p>2320</text:p>
          </table:table-cell>
          <table:table-cell table:formula="of:=[.B149]-[.B$2]" office:value-type="float" office:value="3.83757352828979" calcext:value-type="float">
            <text:p>3.8375735283</text:p>
          </table:table-cell>
          <table:table-cell table:formula="of:=[.C149]/([.D149]-[.D148])" office:value-type="float" office:value="99424.6025891224" calcext:value-type="float">
            <text:p>99424.60258912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7923.93378" calcext:value-type="float">
            <text:p>1456447923.93378</text:p>
          </table:table-cell>
          <table:table-cell office:value-type="float" office:value="2320" calcext:value-type="float">
            <text:p>2320</text:p>
          </table:table-cell>
          <table:table-cell table:formula="of:=[.B150]-[.B$2]" office:value-type="float" office:value="3.86093521118164" calcext:value-type="float">
            <text:p>3.8609352112</text:p>
          </table:table-cell>
          <table:table-cell table:formula="of:=[.C150]/([.D150]-[.D149])" office:value-type="float" office:value="99307.9141918233" calcext:value-type="float">
            <text:p>99307.91419182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7923.95719" calcext:value-type="float">
            <text:p>1456447923.95719</text:p>
          </table:table-cell>
          <table:table-cell office:value-type="float" office:value="2320" calcext:value-type="float">
            <text:p>2320</text:p>
          </table:table-cell>
          <table:table-cell table:formula="of:=[.B151]-[.B$2]" office:value-type="float" office:value="3.88433861732483" calcext:value-type="float">
            <text:p>3.8843386173</text:p>
          </table:table-cell>
          <table:table-cell table:formula="of:=[.C151]/([.D151]-[.D150])" office:value-type="float" office:value="99130.8694899196" calcext:value-type="float">
            <text:p>99130.8694899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7923.98061" calcext:value-type="float">
            <text:p>1456447923.98061</text:p>
          </table:table-cell>
          <table:table-cell office:value-type="float" office:value="2320" calcext:value-type="float">
            <text:p>2320</text:p>
          </table:table-cell>
          <table:table-cell table:formula="of:=[.B152]-[.B$2]" office:value-type="float" office:value="3.90776562690735" calcext:value-type="float">
            <text:p>3.9077656269</text:p>
          </table:table-cell>
          <table:table-cell table:formula="of:=[.C152]/([.D152]-[.D151])" office:value-type="float" office:value="99030.9920618767" calcext:value-type="float">
            <text:p>99030.99206187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7924.0051" calcext:value-type="float">
            <text:p>1456447924.0051</text:p>
          </table:table-cell>
          <table:table-cell office:value-type="float" office:value="2320" calcext:value-type="float">
            <text:p>2320</text:p>
          </table:table-cell>
          <table:table-cell table:formula="of:=[.B153]-[.B$2]" office:value-type="float" office:value="3.93224954605103" calcext:value-type="float">
            <text:p>3.9322495461</text:p>
          </table:table-cell>
          <table:table-cell table:formula="of:=[.C153]/([.D153]-[.D152])" office:value-type="float" office:value="94756.071786782" calcext:value-type="float">
            <text:p>94756.0717867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7924.01722" calcext:value-type="float">
            <text:p>1456447924.01722</text:p>
          </table:table-cell>
          <table:table-cell office:value-type="float" office:value="2320" calcext:value-type="float">
            <text:p>2320</text:p>
          </table:table-cell>
          <table:table-cell table:formula="of:=[.B154]-[.B$2]" office:value-type="float" office:value="3.94437050819397" calcext:value-type="float">
            <text:p>3.9443705082</text:p>
          </table:table-cell>
          <table:table-cell table:formula="of:=[.C154]/([.D154]-[.D153])" office:value-type="float" office:value="191403.947363245" calcext:value-type="float">
            <text:p>191403.9473632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7924.02738" calcext:value-type="float">
            <text:p>1456447924.02738</text:p>
          </table:table-cell>
          <table:table-cell office:value-type="float" office:value="2320" calcext:value-type="float">
            <text:p>2320</text:p>
          </table:table-cell>
          <table:table-cell table:formula="of:=[.B155]-[.B$2]" office:value-type="float" office:value="3.95452737808228" calcext:value-type="float">
            <text:p>3.9545273781</text:p>
          </table:table-cell>
          <table:table-cell table:formula="of:=[.C155]/([.D155]-[.D154])" office:value-type="float" office:value="228416.827773996" calcext:value-type="float">
            <text:p>228416.8277739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7924.05091" calcext:value-type="float">
            <text:p>1456447924.05091</text:p>
          </table:table-cell>
          <table:table-cell office:value-type="float" office:value="2320" calcext:value-type="float">
            <text:p>2320</text:p>
          </table:table-cell>
          <table:table-cell table:formula="of:=[.B156]-[.B$2]" office:value-type="float" office:value="3.97806167602539" calcext:value-type="float">
            <text:p>3.978061676</text:p>
          </table:table-cell>
          <table:table-cell table:formula="of:=[.C156]/([.D156]-[.D155])" office:value-type="float" office:value="98579.5287204944" calcext:value-type="float">
            <text:p>98579.52872049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7924.08708" calcext:value-type="float">
            <text:p>1456447924.08708</text:p>
          </table:table-cell>
          <table:table-cell office:value-type="float" office:value="2320" calcext:value-type="float">
            <text:p>2320</text:p>
          </table:table-cell>
          <table:table-cell table:formula="of:=[.B157]-[.B$2]" office:value-type="float" office:value="4.01422739028931" calcext:value-type="float">
            <text:p>4.0142273903</text:p>
          </table:table-cell>
          <table:table-cell table:formula="of:=[.C157]/([.D157]-[.D156])" office:value-type="float" office:value="64149.1547234491" calcext:value-type="float">
            <text:p>64149.15472344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7924.11485" calcext:value-type="float">
            <text:p>1456447924.11485</text:p>
          </table:table-cell>
          <table:table-cell office:value-type="float" office:value="2320" calcext:value-type="float">
            <text:p>2320</text:p>
          </table:table-cell>
          <table:table-cell table:formula="of:=[.B158]-[.B$2]" office:value-type="float" office:value="4.04200649261475" calcext:value-type="float">
            <text:p>4.0420064926</text:p>
          </table:table-cell>
          <table:table-cell table:formula="of:=[.C158]/([.D158]-[.D157])" office:value-type="float" office:value="83516.0176459481" calcext:value-type="float">
            <text:p>83516.01764594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7924.13383" calcext:value-type="float">
            <text:p>1456447924.13383</text:p>
          </table:table-cell>
          <table:table-cell office:value-type="float" office:value="2320" calcext:value-type="float">
            <text:p>2320</text:p>
          </table:table-cell>
          <table:table-cell table:formula="of:=[.B159]-[.B$2]" office:value-type="float" office:value="4.06098651885986" calcext:value-type="float">
            <text:p>4.0609865189</text:p>
          </table:table-cell>
          <table:table-cell table:formula="of:=[.C159]/([.D159]-[.D158])" office:value-type="float" office:value="122233.761431012" calcext:value-type="float">
            <text:p>122233.7614310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7924.15713" calcext:value-type="float">
            <text:p>1456447924.15713</text:p>
          </table:table-cell>
          <table:table-cell office:value-type="float" office:value="2320" calcext:value-type="float">
            <text:p>2320</text:p>
          </table:table-cell>
          <table:table-cell table:formula="of:=[.B160]-[.B$2]" office:value-type="float" office:value="4.08428120613098" calcext:value-type="float">
            <text:p>4.0842812061</text:p>
          </table:table-cell>
          <table:table-cell table:formula="of:=[.C160]/([.D160]-[.D159])" office:value-type="float" office:value="99593.5241799294" calcext:value-type="float">
            <text:p>99593.52417992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7924.19086" calcext:value-type="float">
            <text:p>1456447924.19086</text:p>
          </table:table-cell>
          <table:table-cell office:value-type="float" office:value="2320" calcext:value-type="float">
            <text:p>2320</text:p>
          </table:table-cell>
          <table:table-cell table:formula="of:=[.B161]-[.B$2]" office:value-type="float" office:value="4.11801505088806" calcext:value-type="float">
            <text:p>4.1180150509</text:p>
          </table:table-cell>
          <table:table-cell table:formula="of:=[.C161]/([.D161]-[.D160])" office:value-type="float" office:value="68773.6608947629" calcext:value-type="float">
            <text:p>68773.66089476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7924.21409" calcext:value-type="float">
            <text:p>1456447924.21409</text:p>
          </table:table-cell>
          <table:table-cell office:value-type="float" office:value="2320" calcext:value-type="float">
            <text:p>2320</text:p>
          </table:table-cell>
          <table:table-cell table:formula="of:=[.B162]-[.B$2]" office:value-type="float" office:value="4.14124035835266" calcext:value-type="float">
            <text:p>4.1412403584</text:p>
          </table:table-cell>
          <table:table-cell table:formula="of:=[.C162]/([.D162]-[.D161])" office:value-type="float" office:value="99891.0349641735" calcext:value-type="float">
            <text:p>99891.03496417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7924.2372" calcext:value-type="float">
            <text:p>1456447924.2372</text:p>
          </table:table-cell>
          <table:table-cell office:value-type="float" office:value="2320" calcext:value-type="float">
            <text:p>2320</text:p>
          </table:table-cell>
          <table:table-cell table:formula="of:=[.B163]-[.B$2]" office:value-type="float" office:value="4.16435503959656" calcext:value-type="float">
            <text:p>4.1643550396</text:p>
          </table:table-cell>
          <table:table-cell table:formula="of:=[.C163]/([.D163]-[.D162])" office:value-type="float" office:value="100369.110675606" calcext:value-type="float">
            <text:p>100369.1106756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7924.26075" calcext:value-type="float">
            <text:p>1456447924.26075</text:p>
          </table:table-cell>
          <table:table-cell office:value-type="float" office:value="2320" calcext:value-type="float">
            <text:p>2320</text:p>
          </table:table-cell>
          <table:table-cell table:formula="of:=[.B164]-[.B$2]" office:value-type="float" office:value="4.18789839744568" calcext:value-type="float">
            <text:p>4.1878983974</text:p>
          </table:table-cell>
          <table:table-cell table:formula="of:=[.C164]/([.D164]-[.D163])" office:value-type="float" office:value="98541.5935512618" calcext:value-type="float">
            <text:p>98541.59355126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7924.29633" calcext:value-type="float">
            <text:p>1456447924.29633</text:p>
          </table:table-cell>
          <table:table-cell office:value-type="float" office:value="2320" calcext:value-type="float">
            <text:p>2320</text:p>
          </table:table-cell>
          <table:table-cell table:formula="of:=[.B165]-[.B$2]" office:value-type="float" office:value="4.22348427772522" calcext:value-type="float">
            <text:p>4.2234842777</text:p>
          </table:table-cell>
          <table:table-cell table:formula="of:=[.C165]/([.D165]-[.D164])" office:value-type="float" office:value="65194.3968162511" calcext:value-type="float">
            <text:p>65194.39681625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7924.31942" calcext:value-type="float">
            <text:p>1456447924.31942</text:p>
          </table:table-cell>
          <table:table-cell office:value-type="float" office:value="2320" calcext:value-type="float">
            <text:p>2320</text:p>
          </table:table-cell>
          <table:table-cell table:formula="of:=[.B166]-[.B$2]" office:value-type="float" office:value="4.24656867980957" calcext:value-type="float">
            <text:p>4.2465686798</text:p>
          </table:table-cell>
          <table:table-cell table:formula="of:=[.C166]/([.D166]-[.D165])" office:value-type="float" office:value="100500.762009027" calcext:value-type="float">
            <text:p>100500.7620090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7924.34266" calcext:value-type="float">
            <text:p>1456447924.34266</text:p>
          </table:table-cell>
          <table:table-cell office:value-type="float" office:value="2320" calcext:value-type="float">
            <text:p>2320</text:p>
          </table:table-cell>
          <table:table-cell table:formula="of:=[.B167]-[.B$2]" office:value-type="float" office:value="4.2698073387146" calcext:value-type="float">
            <text:p>4.2698073387</text:p>
          </table:table-cell>
          <table:table-cell table:formula="of:=[.C167]/([.D167]-[.D166])" office:value-type="float" office:value="99833.6439930235" calcext:value-type="float">
            <text:p>99833.64399302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7924.36596" calcext:value-type="float">
            <text:p>1456447924.36596</text:p>
          </table:table-cell>
          <table:table-cell office:value-type="float" office:value="2320" calcext:value-type="float">
            <text:p>2320</text:p>
          </table:table-cell>
          <table:table-cell table:formula="of:=[.B168]-[.B$2]" office:value-type="float" office:value="4.2931113243103" calcext:value-type="float">
            <text:p>4.2931113243</text:p>
          </table:table-cell>
          <table:table-cell table:formula="of:=[.C168]/([.D168]-[.D167])" office:value-type="float" office:value="99553.7862170568" calcext:value-type="float">
            <text:p>99553.78621705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7924.38919" calcext:value-type="float">
            <text:p>1456447924.38919</text:p>
          </table:table-cell>
          <table:table-cell office:value-type="float" office:value="2320" calcext:value-type="float">
            <text:p>2320</text:p>
          </table:table-cell>
          <table:table-cell table:formula="of:=[.B169]-[.B$2]" office:value-type="float" office:value="4.31634330749512" calcext:value-type="float">
            <text:p>4.3163433075</text:p>
          </table:table-cell>
          <table:table-cell table:formula="of:=[.C169]/([.D169]-[.D168])" office:value-type="float" office:value="99862.3312329386" calcext:value-type="float">
            <text:p>99862.33123293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7924.42363" calcext:value-type="float">
            <text:p>1456447924.42363</text:p>
          </table:table-cell>
          <table:table-cell office:value-type="float" office:value="2320" calcext:value-type="float">
            <text:p>2320</text:p>
          </table:table-cell>
          <table:table-cell table:formula="of:=[.B170]-[.B$2]" office:value-type="float" office:value="4.35078549385071" calcext:value-type="float">
            <text:p>4.3507854939</text:p>
          </table:table-cell>
          <table:table-cell table:formula="of:=[.C170]/([.D170]-[.D169])" office:value-type="float" office:value="67359.2546085103" calcext:value-type="float">
            <text:p>67359.25460851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7924.44673" calcext:value-type="float">
            <text:p>1456447924.44673</text:p>
          </table:table-cell>
          <table:table-cell office:value-type="float" office:value="2320" calcext:value-type="float">
            <text:p>2320</text:p>
          </table:table-cell>
          <table:table-cell table:formula="of:=[.B171]-[.B$2]" office:value-type="float" office:value="4.37388157844543" calcext:value-type="float">
            <text:p>4.3738815784</text:p>
          </table:table-cell>
          <table:table-cell table:formula="of:=[.C171]/([.D171]-[.D170])" office:value-type="float" office:value="100449.92650095" calcext:value-type="float">
            <text:p>100449.926500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7924.46988" calcext:value-type="float">
            <text:p>1456447924.46988</text:p>
          </table:table-cell>
          <table:table-cell office:value-type="float" office:value="2320" calcext:value-type="float">
            <text:p>2320</text:p>
          </table:table-cell>
          <table:table-cell table:formula="of:=[.B172]-[.B$2]" office:value-type="float" office:value="4.39702820777893" calcext:value-type="float">
            <text:p>4.3970282078</text:p>
          </table:table-cell>
          <table:table-cell table:formula="of:=[.C172]/([.D172]-[.D171])" office:value-type="float" office:value="100230.576408059" calcext:value-type="float">
            <text:p>100230.5764080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7924.49303" calcext:value-type="float">
            <text:p>1456447924.49303</text:p>
          </table:table-cell>
          <table:table-cell office:value-type="float" office:value="2320" calcext:value-type="float">
            <text:p>2320</text:p>
          </table:table-cell>
          <table:table-cell table:formula="of:=[.B173]-[.B$2]" office:value-type="float" office:value="4.42017769813538" calcext:value-type="float">
            <text:p>4.4201776981</text:p>
          </table:table-cell>
          <table:table-cell table:formula="of:=[.C173]/([.D173]-[.D172])" office:value-type="float" office:value="100218.189008816" calcext:value-type="float">
            <text:p>100218.1890088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7924.52867" calcext:value-type="float">
            <text:p>1456447924.52867</text:p>
          </table:table-cell>
          <table:table-cell office:value-type="float" office:value="2320" calcext:value-type="float">
            <text:p>2320</text:p>
          </table:table-cell>
          <table:table-cell table:formula="of:=[.B174]-[.B$2]" office:value-type="float" office:value="4.45582437515259" calcext:value-type="float">
            <text:p>4.4558243752</text:p>
          </table:table-cell>
          <table:table-cell table:formula="of:=[.C174]/([.D174]-[.D173])" office:value-type="float" office:value="65083.2053400039" calcext:value-type="float">
            <text:p>65083.20534000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7924.55183" calcext:value-type="float">
            <text:p>1456447924.55183</text:p>
          </table:table-cell>
          <table:table-cell office:value-type="float" office:value="2320" calcext:value-type="float">
            <text:p>2320</text:p>
          </table:table-cell>
          <table:table-cell table:formula="of:=[.B175]-[.B$2]" office:value-type="float" office:value="4.47898077964783" calcext:value-type="float">
            <text:p>4.4789807796</text:p>
          </table:table-cell>
          <table:table-cell table:formula="of:=[.C175]/([.D175]-[.D174])" office:value-type="float" office:value="100188.265431145" calcext:value-type="float">
            <text:p>100188.2654311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7924.5749" calcext:value-type="float">
            <text:p>1456447924.5749</text:p>
          </table:table-cell>
          <table:table-cell office:value-type="float" office:value="2320" calcext:value-type="float">
            <text:p>2320</text:p>
          </table:table-cell>
          <table:table-cell table:formula="of:=[.B176]-[.B$2]" office:value-type="float" office:value="4.50204753875732" calcext:value-type="float">
            <text:p>4.5020475388</text:p>
          </table:table-cell>
          <table:table-cell table:formula="of:=[.C176]/([.D176]-[.D175])" office:value-type="float" office:value="100577.631603427" calcext:value-type="float">
            <text:p>100577.6316034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7924.59803" calcext:value-type="float">
            <text:p>1456447924.59803</text:p>
          </table:table-cell>
          <table:table-cell office:value-type="float" office:value="2320" calcext:value-type="float">
            <text:p>2320</text:p>
          </table:table-cell>
          <table:table-cell table:formula="of:=[.B177]-[.B$2]" office:value-type="float" office:value="4.52517890930176" calcext:value-type="float">
            <text:p>4.5251789093</text:p>
          </table:table-cell>
          <table:table-cell table:formula="of:=[.C177]/([.D177]-[.D176])" office:value-type="float" office:value="100296.694289837" calcext:value-type="float">
            <text:p>100296.6942898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7924.63268" calcext:value-type="float">
            <text:p>1456447924.63268</text:p>
          </table:table-cell>
          <table:table-cell office:value-type="float" office:value="2320" calcext:value-type="float">
            <text:p>2320</text:p>
          </table:table-cell>
          <table:table-cell table:formula="of:=[.B178]-[.B$2]" office:value-type="float" office:value="4.5598361492157" calcext:value-type="float">
            <text:p>4.5598361492</text:p>
          </table:table-cell>
          <table:table-cell table:formula="of:=[.C178]/([.D178]-[.D177])" office:value-type="float" office:value="66941.2799680799" calcext:value-type="float">
            <text:p>66941.27996807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7924.65605" calcext:value-type="float">
            <text:p>1456447924.65605</text:p>
          </table:table-cell>
          <table:table-cell office:value-type="float" office:value="2320" calcext:value-type="float">
            <text:p>2320</text:p>
          </table:table-cell>
          <table:table-cell table:formula="of:=[.B179]-[.B$2]" office:value-type="float" office:value="4.58320069313049" calcext:value-type="float">
            <text:p>4.5832006931</text:p>
          </table:table-cell>
          <table:table-cell table:formula="of:=[.C179]/([.D179]-[.D178])" office:value-type="float" office:value="99295.7537908937" calcext:value-type="float">
            <text:p>99295.75379089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7924.67936" calcext:value-type="float">
            <text:p>1456447924.67936</text:p>
          </table:table-cell>
          <table:table-cell office:value-type="float" office:value="2320" calcext:value-type="float">
            <text:p>2320</text:p>
          </table:table-cell>
          <table:table-cell table:formula="of:=[.B180]-[.B$2]" office:value-type="float" office:value="4.60651254653931" calcext:value-type="float">
            <text:p>4.6065125465</text:p>
          </table:table-cell>
          <table:table-cell table:formula="of:=[.C180]/([.D180]-[.D179])" office:value-type="float" office:value="99520.1865469384" calcext:value-type="float">
            <text:p>99520.18654693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7924.70262" calcext:value-type="float">
            <text:p>1456447924.70262</text:p>
          </table:table-cell>
          <table:table-cell office:value-type="float" office:value="2320" calcext:value-type="float">
            <text:p>2320</text:p>
          </table:table-cell>
          <table:table-cell table:formula="of:=[.B181]-[.B$2]" office:value-type="float" office:value="4.62976932525635" calcext:value-type="float">
            <text:p>4.6297693253</text:p>
          </table:table-cell>
          <table:table-cell table:formula="of:=[.C181]/([.D181]-[.D180])" office:value-type="float" office:value="99755.8616447625" calcext:value-type="float">
            <text:p>99755.86164476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7924.72575" calcext:value-type="float">
            <text:p>1456447924.72575</text:p>
          </table:table-cell>
          <table:table-cell office:value-type="float" office:value="2320" calcext:value-type="float">
            <text:p>2320</text:p>
          </table:table-cell>
          <table:table-cell table:formula="of:=[.B182]-[.B$2]" office:value-type="float" office:value="4.65290474891663" calcext:value-type="float">
            <text:p>4.6529047489</text:p>
          </table:table-cell>
          <table:table-cell table:formula="of:=[.C182]/([.D182]-[.D181])" office:value-type="float" office:value="100279.123221039" calcext:value-type="float">
            <text:p>100279.1232210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7924.7608" calcext:value-type="float">
            <text:p>1456447924.7608</text:p>
          </table:table-cell>
          <table:table-cell office:value-type="float" office:value="2320" calcext:value-type="float">
            <text:p>2320</text:p>
          </table:table-cell>
          <table:table-cell table:formula="of:=[.B183]-[.B$2]" office:value-type="float" office:value="4.68794846534729" calcext:value-type="float">
            <text:p>4.6879484653</text:p>
          </table:table-cell>
          <table:table-cell table:formula="of:=[.C183]/([.D183]-[.D182])" office:value-type="float" office:value="66203.0240026125" calcext:value-type="float">
            <text:p>66203.0240026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7924.78398" calcext:value-type="float">
            <text:p>1456447924.78398</text:p>
          </table:table-cell>
          <table:table-cell office:value-type="float" office:value="2320" calcext:value-type="float">
            <text:p>2320</text:p>
          </table:table-cell>
          <table:table-cell table:formula="of:=[.B184]-[.B$2]" office:value-type="float" office:value="4.71113228797913" calcext:value-type="float">
            <text:p>4.711132288</text:p>
          </table:table-cell>
          <table:table-cell table:formula="of:=[.C184]/([.D184]-[.D183])" office:value-type="float" office:value="100069.778691896" calcext:value-type="float">
            <text:p>100069.7786918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7924.80717" calcext:value-type="float">
            <text:p>1456447924.80717</text:p>
          </table:table-cell>
          <table:table-cell office:value-type="float" office:value="2320" calcext:value-type="float">
            <text:p>2320</text:p>
          </table:table-cell>
          <table:table-cell table:formula="of:=[.B185]-[.B$2]" office:value-type="float" office:value="4.73431944847107" calcext:value-type="float">
            <text:p>4.7343194485</text:p>
          </table:table-cell>
          <table:table-cell table:formula="of:=[.C185]/([.D185]-[.D184])" office:value-type="float" office:value="100055.373352253" calcext:value-type="float">
            <text:p>100055.3733522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7924.83047" calcext:value-type="float">
            <text:p>1456447924.83047</text:p>
          </table:table-cell>
          <table:table-cell office:value-type="float" office:value="2320" calcext:value-type="float">
            <text:p>2320</text:p>
          </table:table-cell>
          <table:table-cell table:formula="of:=[.B186]-[.B$2]" office:value-type="float" office:value="4.75762677192688" calcext:value-type="float">
            <text:p>4.7576267719</text:p>
          </table:table-cell>
          <table:table-cell table:formula="of:=[.C186]/([.D186]-[.D185])" office:value-type="float" office:value="99539.5290411015" calcext:value-type="float">
            <text:p>99539.5290411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7924.86532" calcext:value-type="float">
            <text:p>1456447924.86532</text:p>
          </table:table-cell>
          <table:table-cell office:value-type="float" office:value="2320" calcext:value-type="float">
            <text:p>2320</text:p>
          </table:table-cell>
          <table:table-cell table:formula="of:=[.B187]-[.B$2]" office:value-type="float" office:value="4.79246759414673" calcext:value-type="float">
            <text:p>4.7924675941</text:p>
          </table:table-cell>
          <table:table-cell table:formula="of:=[.C187]/([.D187]-[.D186])" office:value-type="float" office:value="66588.5548096597" calcext:value-type="float">
            <text:p>66588.55480965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7924.88857" calcext:value-type="float">
            <text:p>1456447924.88857</text:p>
          </table:table-cell>
          <table:table-cell office:value-type="float" office:value="2320" calcext:value-type="float">
            <text:p>2320</text:p>
          </table:table-cell>
          <table:table-cell table:formula="of:=[.B188]-[.B$2]" office:value-type="float" office:value="4.81572675704956" calcext:value-type="float">
            <text:p>4.815726757</text:p>
          </table:table-cell>
          <table:table-cell table:formula="of:=[.C188]/([.D188]-[.D187])" office:value-type="float" office:value="99745.6361474435" calcext:value-type="float">
            <text:p>99745.63614744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7924.91186" calcext:value-type="float">
            <text:p>1456447924.91186</text:p>
          </table:table-cell>
          <table:table-cell office:value-type="float" office:value="2320" calcext:value-type="float">
            <text:p>2320</text:p>
          </table:table-cell>
          <table:table-cell table:formula="of:=[.B189]-[.B$2]" office:value-type="float" office:value="4.83900880813599" calcext:value-type="float">
            <text:p>4.8390088081</text:p>
          </table:table-cell>
          <table:table-cell table:formula="of:=[.C189]/([.D189]-[.D188])" office:value-type="float" office:value="99647.5779297915" calcext:value-type="float">
            <text:p>99647.57792979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7924.93521" calcext:value-type="float">
            <text:p>1456447924.93521</text:p>
          </table:table-cell>
          <table:table-cell office:value-type="float" office:value="2320" calcext:value-type="float">
            <text:p>2320</text:p>
          </table:table-cell>
          <table:table-cell table:formula="of:=[.B190]-[.B$2]" office:value-type="float" office:value="4.86235809326172" calcext:value-type="float">
            <text:p>4.8623580933</text:p>
          </table:table-cell>
          <table:table-cell table:formula="of:=[.C190]/([.D190]-[.D189])" office:value-type="float" office:value="99360.6436988176" calcext:value-type="float">
            <text:p>99360.64369881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7924.9698" calcext:value-type="float">
            <text:p>1456447924.9698</text:p>
          </table:table-cell>
          <table:table-cell office:value-type="float" office:value="2320" calcext:value-type="float">
            <text:p>2320</text:p>
          </table:table-cell>
          <table:table-cell table:formula="of:=[.B191]-[.B$2]" office:value-type="float" office:value="4.89695358276367" calcext:value-type="float">
            <text:p>4.8969535828</text:p>
          </table:table-cell>
          <table:table-cell table:formula="of:=[.C191]/([.D191]-[.D190])" office:value-type="float" office:value="67060.7652442386" calcext:value-type="float">
            <text:p>67060.76524423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7924.99304" calcext:value-type="float">
            <text:p>1456447924.99304</text:p>
          </table:table-cell>
          <table:table-cell office:value-type="float" office:value="2320" calcext:value-type="float">
            <text:p>2320</text:p>
          </table:table-cell>
          <table:table-cell table:formula="of:=[.B192]-[.B$2]" office:value-type="float" office:value="4.92019629478455" calcext:value-type="float">
            <text:p>4.9201962948</text:p>
          </table:table-cell>
          <table:table-cell table:formula="of:=[.C192]/([.D192]-[.D191])" office:value-type="float" office:value="99816.234780022" calcext:value-type="float">
            <text:p>99816.2347800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7925.0164" calcext:value-type="float">
            <text:p>1456447925.0164</text:p>
          </table:table-cell>
          <table:table-cell office:value-type="float" office:value="2320" calcext:value-type="float">
            <text:p>2320</text:p>
          </table:table-cell>
          <table:table-cell table:formula="of:=[.B193]-[.B$2]" office:value-type="float" office:value="4.94355320930481" calcext:value-type="float">
            <text:p>4.9435532093</text:p>
          </table:table-cell>
          <table:table-cell table:formula="of:=[.C193]/([.D193]-[.D192])" office:value-type="float" office:value="99328.1881469081" calcext:value-type="float">
            <text:p>99328.18814690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7925.02831" calcext:value-type="float">
            <text:p>1456447925.02831</text:p>
          </table:table-cell>
          <table:table-cell office:value-type="float" office:value="2320" calcext:value-type="float">
            <text:p>2320</text:p>
          </table:table-cell>
          <table:table-cell table:formula="of:=[.B194]-[.B$2]" office:value-type="float" office:value="4.9554660320282" calcext:value-type="float">
            <text:p>4.955466032</text:p>
          </table:table-cell>
          <table:table-cell table:formula="of:=[.C194]/([.D194]-[.D193])" office:value-type="float" office:value="194748.134331345" calcext:value-type="float">
            <text:p>194748.1343313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7925.05156" calcext:value-type="float">
            <text:p>1456447925.05156</text:p>
          </table:table-cell>
          <table:table-cell office:value-type="float" office:value="2320" calcext:value-type="float">
            <text:p>2320</text:p>
          </table:table-cell>
          <table:table-cell table:formula="of:=[.B195]-[.B$2]" office:value-type="float" office:value="4.97871446609497" calcext:value-type="float">
            <text:p>4.9787144661</text:p>
          </table:table-cell>
          <table:table-cell table:formula="of:=[.C195]/([.D195]-[.D194])" office:value-type="float" office:value="99791.6674016265" calcext:value-type="float">
            <text:p>99791.66740162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7925.07484" calcext:value-type="float">
            <text:p>1456447925.07484</text:p>
          </table:table-cell>
          <table:table-cell office:value-type="float" office:value="2320" calcext:value-type="float">
            <text:p>2320</text:p>
          </table:table-cell>
          <table:table-cell table:formula="of:=[.B196]-[.B$2]" office:value-type="float" office:value="5.00199365615845" calcext:value-type="float">
            <text:p>5.0019936562</text:p>
          </table:table-cell>
          <table:table-cell table:formula="of:=[.C196]/([.D196]-[.D195])" office:value-type="float" office:value="99659.8246620238" calcext:value-type="float">
            <text:p>99659.82466202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7925.09732" calcext:value-type="float">
            <text:p>1456447925.09732</text:p>
          </table:table-cell>
          <table:table-cell office:value-type="float" office:value="2320" calcext:value-type="float">
            <text:p>2320</text:p>
          </table:table-cell>
          <table:table-cell table:formula="of:=[.B197]-[.B$2]" office:value-type="float" office:value="5.02446842193604" calcext:value-type="float">
            <text:p>5.0244684219</text:p>
          </table:table-cell>
          <table:table-cell table:formula="of:=[.C197]/([.D197]-[.D196])" office:value-type="float" office:value="103226.88222689" calcext:value-type="float">
            <text:p>103226.882226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7925.10792" calcext:value-type="float">
            <text:p>1456447925.10792</text:p>
          </table:table-cell>
          <table:table-cell office:value-type="float" office:value="2320" calcext:value-type="float">
            <text:p>2320</text:p>
          </table:table-cell>
          <table:table-cell table:formula="of:=[.B198]-[.B$2]" office:value-type="float" office:value="5.03507280349731" calcext:value-type="float">
            <text:p>5.0350728035</text:p>
          </table:table-cell>
          <table:table-cell table:formula="of:=[.C198]/([.D198]-[.D197])" office:value-type="float" office:value="218777.491793696" calcext:value-type="float">
            <text:p>218777.4917936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7925.13003" calcext:value-type="float">
            <text:p>1456447925.13003</text:p>
          </table:table-cell>
          <table:table-cell office:value-type="float" office:value="2320" calcext:value-type="float">
            <text:p>2320</text:p>
          </table:table-cell>
          <table:table-cell table:formula="of:=[.B199]-[.B$2]" office:value-type="float" office:value="5.05718231201172" calcext:value-type="float">
            <text:p>5.057182312</text:p>
          </table:table-cell>
          <table:table-cell table:formula="of:=[.C199]/([.D199]-[.D198])" office:value-type="float" office:value="104932.228524597" calcext:value-type="float">
            <text:p>104932.2285245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7925.15222" calcext:value-type="float">
            <text:p>1456447925.15222</text:p>
          </table:table-cell>
          <table:table-cell office:value-type="float" office:value="2320" calcext:value-type="float">
            <text:p>2320</text:p>
          </table:table-cell>
          <table:table-cell table:formula="of:=[.B200]-[.B$2]" office:value-type="float" office:value="5.07937049865723" calcext:value-type="float">
            <text:p>5.0793704987</text:p>
          </table:table-cell>
          <table:table-cell table:formula="of:=[.C200]/([.D200]-[.D199])" office:value-type="float" office:value="104560.144416745" calcext:value-type="float">
            <text:p>104560.1444167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7925.1744" calcext:value-type="float">
            <text:p>1456447925.1744</text:p>
          </table:table-cell>
          <table:table-cell office:value-type="float" office:value="2320" calcext:value-type="float">
            <text:p>2320</text:p>
          </table:table-cell>
          <table:table-cell table:formula="of:=[.B201]-[.B$2]" office:value-type="float" office:value="5.10155367851257" calcext:value-type="float">
            <text:p>5.1015536785</text:p>
          </table:table-cell>
          <table:table-cell table:formula="of:=[.C201]/([.D201]-[.D200])" office:value-type="float" office:value="104583.743860366" calcext:value-type="float">
            <text:p>104583.7438603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7925.19655" calcext:value-type="float">
            <text:p>1456447925.19655</text:p>
          </table:table-cell>
          <table:table-cell office:value-type="float" office:value="2320" calcext:value-type="float">
            <text:p>2320</text:p>
          </table:table-cell>
          <table:table-cell table:formula="of:=[.B202]-[.B$2]" office:value-type="float" office:value="5.12370443344116" calcext:value-type="float">
            <text:p>5.1237044334</text:p>
          </table:table-cell>
          <table:table-cell table:formula="of:=[.C202]/([.D202]-[.D201])" office:value-type="float" office:value="104736.836621568" calcext:value-type="float">
            <text:p>104736.8366215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7925.21887" calcext:value-type="float">
            <text:p>1456447925.21887</text:p>
          </table:table-cell>
          <table:table-cell office:value-type="float" office:value="2320" calcext:value-type="float">
            <text:p>2320</text:p>
          </table:table-cell>
          <table:table-cell table:formula="of:=[.B203]-[.B$2]" office:value-type="float" office:value="5.14602446556091" calcext:value-type="float">
            <text:p>5.1460244656</text:p>
          </table:table-cell>
          <table:table-cell table:formula="of:=[.C203]/([.D203]-[.D202])" office:value-type="float" office:value="103942.502750569" calcext:value-type="float">
            <text:p>103942.5027505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7925.24121" calcext:value-type="float">
            <text:p>1456447925.24121</text:p>
          </table:table-cell>
          <table:table-cell office:value-type="float" office:value="2320" calcext:value-type="float">
            <text:p>2320</text:p>
          </table:table-cell>
          <table:table-cell table:formula="of:=[.B204]-[.B$2]" office:value-type="float" office:value="5.16836047172546" calcext:value-type="float">
            <text:p>5.1683604717</text:p>
          </table:table-cell>
          <table:table-cell table:formula="of:=[.C204]/([.D204]-[.D203])" office:value-type="float" office:value="103868.166175654" calcext:value-type="float">
            <text:p>103868.1661756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7925.2635" calcext:value-type="float">
            <text:p>1456447925.2635</text:p>
          </table:table-cell>
          <table:table-cell office:value-type="float" office:value="2320" calcext:value-type="float">
            <text:p>2320</text:p>
          </table:table-cell>
          <table:table-cell table:formula="of:=[.B205]-[.B$2]" office:value-type="float" office:value="5.19065189361572" calcext:value-type="float">
            <text:p>5.1906518936</text:p>
          </table:table-cell>
          <table:table-cell table:formula="of:=[.C205]/([.D205]-[.D204])" office:value-type="float" office:value="104075.909173556" calcext:value-type="float">
            <text:p>104075.9091735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7925.28558" calcext:value-type="float">
            <text:p>1456447925.28558</text:p>
          </table:table-cell>
          <table:table-cell office:value-type="float" office:value="2320" calcext:value-type="float">
            <text:p>2320</text:p>
          </table:table-cell>
          <table:table-cell table:formula="of:=[.B206]-[.B$2]" office:value-type="float" office:value="5.21272754669189" calcext:value-type="float">
            <text:p>5.2127275467</text:p>
          </table:table-cell>
          <table:table-cell table:formula="of:=[.C206]/([.D206]-[.D205])" office:value-type="float" office:value="105093.153620183" calcext:value-type="float">
            <text:p>105093.1536201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7925.30778" calcext:value-type="float">
            <text:p>1456447925.30778</text:p>
          </table:table-cell>
          <table:table-cell office:value-type="float" office:value="2320" calcext:value-type="float">
            <text:p>2320</text:p>
          </table:table-cell>
          <table:table-cell table:formula="of:=[.B207]-[.B$2]" office:value-type="float" office:value="5.23493361473084" calcext:value-type="float">
            <text:p>5.2349336147</text:p>
          </table:table-cell>
          <table:table-cell table:formula="of:=[.C207]/([.D207]-[.D206])" office:value-type="float" office:value="104475.947562246" calcext:value-type="float">
            <text:p>104475.9475622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7925.31981" calcext:value-type="float">
            <text:p>1456447925.31981</text:p>
          </table:table-cell>
          <table:table-cell office:value-type="float" office:value="2320" calcext:value-type="float">
            <text:p>2320</text:p>
          </table:table-cell>
          <table:table-cell table:formula="of:=[.B208]-[.B$2]" office:value-type="float" office:value="5.24696254730225" calcext:value-type="float">
            <text:p>5.2469625473</text:p>
          </table:table-cell>
          <table:table-cell table:formula="of:=[.C208]/([.D208]-[.D207])" office:value-type="float" office:value="192868.318633183" calcext:value-type="float">
            <text:p>192868.3186331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7925.34218" calcext:value-type="float">
            <text:p>1456447925.34218</text:p>
          </table:table-cell>
          <table:table-cell office:value-type="float" office:value="2320" calcext:value-type="float">
            <text:p>2320</text:p>
          </table:table-cell>
          <table:table-cell table:formula="of:=[.B209]-[.B$2]" office:value-type="float" office:value="5.26933145523071" calcext:value-type="float">
            <text:p>5.2693314552</text:p>
          </table:table-cell>
          <table:table-cell table:formula="of:=[.C209]/([.D209]-[.D208])" office:value-type="float" office:value="103715.389567479" calcext:value-type="float">
            <text:p>103715.3895674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7925.36452" calcext:value-type="float">
            <text:p>1456447925.36452</text:p>
          </table:table-cell>
          <table:table-cell office:value-type="float" office:value="2320" calcext:value-type="float">
            <text:p>2320</text:p>
          </table:table-cell>
          <table:table-cell table:formula="of:=[.B210]-[.B$2]" office:value-type="float" office:value="5.29166984558106" calcext:value-type="float">
            <text:p>5.2916698456</text:p>
          </table:table-cell>
          <table:table-cell table:formula="of:=[.C210]/([.D210]-[.D209])" office:value-type="float" office:value="103857.080282622" calcext:value-type="float">
            <text:p>103857.080282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7925.38671" calcext:value-type="float">
            <text:p>1456447925.38671</text:p>
          </table:table-cell>
          <table:table-cell office:value-type="float" office:value="2320" calcext:value-type="float">
            <text:p>2320</text:p>
          </table:table-cell>
          <table:table-cell table:formula="of:=[.B211]-[.B$2]" office:value-type="float" office:value="5.3138632774353" calcext:value-type="float">
            <text:p>5.3138632774</text:p>
          </table:table-cell>
          <table:table-cell table:formula="of:=[.C211]/([.D211]-[.D210])" office:value-type="float" office:value="104535.432610704" calcext:value-type="float">
            <text:p>104535.4326107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7925.40896" calcext:value-type="float">
            <text:p>1456447925.40896</text:p>
          </table:table-cell>
          <table:table-cell office:value-type="float" office:value="2320" calcext:value-type="float">
            <text:p>2320</text:p>
          </table:table-cell>
          <table:table-cell table:formula="of:=[.B212]-[.B$2]" office:value-type="float" office:value="5.33611607551575" calcext:value-type="float">
            <text:p>5.3361160755</text:p>
          </table:table-cell>
          <table:table-cell table:formula="of:=[.C212]/([.D212]-[.D211])" office:value-type="float" office:value="104256.551990143" calcext:value-type="float">
            <text:p>104256.55199014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7925.43129" calcext:value-type="float">
            <text:p>1456447925.43129</text:p>
          </table:table-cell>
          <table:table-cell office:value-type="float" office:value="2320" calcext:value-type="float">
            <text:p>2320</text:p>
          </table:table-cell>
          <table:table-cell table:formula="of:=[.B213]-[.B$2]" office:value-type="float" office:value="5.35844254493713" calcext:value-type="float">
            <text:p>5.3584425449</text:p>
          </table:table-cell>
          <table:table-cell table:formula="of:=[.C213]/([.D213]-[.D212])" office:value-type="float" office:value="103912.533424459" calcext:value-type="float">
            <text:p>103912.5334244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7925.45352" calcext:value-type="float">
            <text:p>1456447925.45352</text:p>
          </table:table-cell>
          <table:table-cell office:value-type="float" office:value="2320" calcext:value-type="float">
            <text:p>2320</text:p>
          </table:table-cell>
          <table:table-cell table:formula="of:=[.B214]-[.B$2]" office:value-type="float" office:value="5.38067293167114" calcext:value-type="float">
            <text:p>5.3806729317</text:p>
          </table:table-cell>
          <table:table-cell table:formula="of:=[.C214]/([.D214]-[.D213])" office:value-type="float" office:value="104361.657210884" calcext:value-type="float">
            <text:p>104361.6572108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7925.47583" calcext:value-type="float">
            <text:p>1456447925.47583</text:p>
          </table:table-cell>
          <table:table-cell office:value-type="float" office:value="2320" calcext:value-type="float">
            <text:p>2320</text:p>
          </table:table-cell>
          <table:table-cell table:formula="of:=[.B215]-[.B$2]" office:value-type="float" office:value="5.40297842025757" calcext:value-type="float">
            <text:p>5.4029784203</text:p>
          </table:table-cell>
          <table:table-cell table:formula="of:=[.C215]/([.D215]-[.D214])" office:value-type="float" office:value="104010.274915559" calcext:value-type="float">
            <text:p>104010.2749155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7925.49806" calcext:value-type="float">
            <text:p>1456447925.49806</text:p>
          </table:table-cell>
          <table:table-cell office:value-type="float" office:value="2320" calcext:value-type="float">
            <text:p>2320</text:p>
          </table:table-cell>
          <table:table-cell table:formula="of:=[.B216]-[.B$2]" office:value-type="float" office:value="5.42521166801453" calcext:value-type="float">
            <text:p>5.425211668</text:p>
          </table:table-cell>
          <table:table-cell table:formula="of:=[.C216]/([.D216]-[.D215])" office:value-type="float" office:value="104348.227724577" calcext:value-type="float">
            <text:p>104348.2277245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7925.52046" calcext:value-type="float">
            <text:p>1456447925.52046</text:p>
          </table:table-cell>
          <table:table-cell office:value-type="float" office:value="2320" calcext:value-type="float">
            <text:p>2320</text:p>
          </table:table-cell>
          <table:table-cell table:formula="of:=[.B217]-[.B$2]" office:value-type="float" office:value="5.44760966300964" calcext:value-type="float">
            <text:p>5.447609663</text:p>
          </table:table-cell>
          <table:table-cell table:formula="of:=[.C217]/([.D217]-[.D216])" office:value-type="float" office:value="103580.699991484" calcext:value-type="float">
            <text:p>103580.6999914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7925.54266" calcext:value-type="float">
            <text:p>1456447925.54266</text:p>
          </table:table-cell>
          <table:table-cell office:value-type="float" office:value="2320" calcext:value-type="float">
            <text:p>2320</text:p>
          </table:table-cell>
          <table:table-cell table:formula="of:=[.B218]-[.B$2]" office:value-type="float" office:value="5.46981692314148" calcext:value-type="float">
            <text:p>5.4698169231</text:p>
          </table:table-cell>
          <table:table-cell table:formula="of:=[.C218]/([.D218]-[.D217])" office:value-type="float" office:value="104470.339259641" calcext:value-type="float">
            <text:p>104470.3392596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7925.56503" calcext:value-type="float">
            <text:p>1456447925.56503</text:p>
          </table:table-cell>
          <table:table-cell office:value-type="float" office:value="2320" calcext:value-type="float">
            <text:p>2320</text:p>
          </table:table-cell>
          <table:table-cell table:formula="of:=[.B219]-[.B$2]" office:value-type="float" office:value="5.49218130111694" calcext:value-type="float">
            <text:p>5.4921813011</text:p>
          </table:table-cell>
          <table:table-cell table:formula="of:=[.C219]/([.D219]-[.D218])" office:value-type="float" office:value="103736.397343369" calcext:value-type="float">
            <text:p>103736.39734336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7925.57465" calcext:value-type="float">
            <text:p>1456447925.57465</text:p>
          </table:table-cell>
          <table:table-cell office:value-type="float" office:value="2320" calcext:value-type="float">
            <text:p>2320</text:p>
          </table:table-cell>
          <table:table-cell table:formula="of:=[.B220]-[.B$2]" office:value-type="float" office:value="5.50180292129517" calcext:value-type="float">
            <text:p>5.5018029213</text:p>
          </table:table-cell>
          <table:table-cell table:formula="of:=[.C220]/([.D220]-[.D219])" office:value-type="float" office:value="241123.631678065" calcext:value-type="float">
            <text:p>241123.63167806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7925.5968" calcext:value-type="float">
            <text:p>1456447925.5968</text:p>
          </table:table-cell>
          <table:table-cell office:value-type="float" office:value="2320" calcext:value-type="float">
            <text:p>2320</text:p>
          </table:table-cell>
          <table:table-cell table:formula="of:=[.B221]-[.B$2]" office:value-type="float" office:value="5.52394723892212" calcext:value-type="float">
            <text:p>5.5239472389</text:p>
          </table:table-cell>
          <table:table-cell table:formula="of:=[.C221]/([.D221]-[.D220])" office:value-type="float" office:value="104767.2833764" calcext:value-type="float">
            <text:p>104767.28337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7925.61904" calcext:value-type="float">
            <text:p>1456447925.61904</text:p>
          </table:table-cell>
          <table:table-cell office:value-type="float" office:value="2320" calcext:value-type="float">
            <text:p>2320</text:p>
          </table:table-cell>
          <table:table-cell table:formula="of:=[.B222]-[.B$2]" office:value-type="float" office:value="5.54619407653809" calcext:value-type="float">
            <text:p>5.5461940765</text:p>
          </table:table-cell>
          <table:table-cell table:formula="of:=[.C222]/([.D222]-[.D221])" office:value-type="float" office:value="104284.484835495" calcext:value-type="float">
            <text:p>104284.4848354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7925.64154" calcext:value-type="float">
            <text:p>1456447925.64154</text:p>
          </table:table-cell>
          <table:table-cell office:value-type="float" office:value="2320" calcext:value-type="float">
            <text:p>2320</text:p>
          </table:table-cell>
          <table:table-cell table:formula="of:=[.B223]-[.B$2]" office:value-type="float" office:value="5.56869173049927" calcext:value-type="float">
            <text:p>5.5686917305</text:p>
          </table:table-cell>
          <table:table-cell table:formula="of:=[.C223]/([.D223]-[.D222])" office:value-type="float" office:value="103121.863461987" calcext:value-type="float">
            <text:p>103121.8634619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7925.66372" calcext:value-type="float">
            <text:p>1456447925.66372</text:p>
          </table:table-cell>
          <table:table-cell office:value-type="float" office:value="2320" calcext:value-type="float">
            <text:p>2320</text:p>
          </table:table-cell>
          <table:table-cell table:formula="of:=[.B224]-[.B$2]" office:value-type="float" office:value="5.59087491035461" calcext:value-type="float">
            <text:p>5.5908749104</text:p>
          </table:table-cell>
          <table:table-cell table:formula="of:=[.C224]/([.D224]-[.D223])" office:value-type="float" office:value="104583.743860366" calcext:value-type="float">
            <text:p>104583.7438603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7925.68593" calcext:value-type="float">
            <text:p>1456447925.68593</text:p>
          </table:table-cell>
          <table:table-cell office:value-type="float" office:value="2320" calcext:value-type="float">
            <text:p>2320</text:p>
          </table:table-cell>
          <table:table-cell table:formula="of:=[.B225]-[.B$2]" office:value-type="float" office:value="5.61308598518372" calcext:value-type="float">
            <text:p>5.6130859852</text:p>
          </table:table-cell>
          <table:table-cell table:formula="of:=[.C225]/([.D225]-[.D224])" office:value-type="float" office:value="104452.396736797" calcext:value-type="float">
            <text:p>104452.3967367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7925.70802" calcext:value-type="float">
            <text:p>1456447925.70802</text:p>
          </table:table-cell>
          <table:table-cell office:value-type="float" office:value="2320" calcext:value-type="float">
            <text:p>2320</text:p>
          </table:table-cell>
          <table:table-cell table:formula="of:=[.B226]-[.B$2]" office:value-type="float" office:value="5.635174036026" calcext:value-type="float">
            <text:p>5.635174036</text:p>
          </table:table-cell>
          <table:table-cell table:formula="of:=[.C226]/([.D226]-[.D225])" office:value-type="float" office:value="105034.166055006" calcext:value-type="float">
            <text:p>105034.1660550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7925.73022" calcext:value-type="float">
            <text:p>1456447925.73022</text:p>
          </table:table-cell>
          <table:table-cell office:value-type="float" office:value="2320" calcext:value-type="float">
            <text:p>2320</text:p>
          </table:table-cell>
          <table:table-cell table:formula="of:=[.B227]-[.B$2]" office:value-type="float" office:value="5.65737700462341" calcext:value-type="float">
            <text:p>5.6573770046</text:p>
          </table:table-cell>
          <table:table-cell table:formula="of:=[.C227]/([.D227]-[.D226])" office:value-type="float" office:value="104490.531967442" calcext:value-type="float">
            <text:p>104490.5319674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7925.75253" calcext:value-type="float">
            <text:p>1456447925.75253</text:p>
          </table:table-cell>
          <table:table-cell office:value-type="float" office:value="2320" calcext:value-type="float">
            <text:p>2320</text:p>
          </table:table-cell>
          <table:table-cell table:formula="of:=[.B228]-[.B$2]" office:value-type="float" office:value="5.67967820167542" calcext:value-type="float">
            <text:p>5.6796782017</text:p>
          </table:table-cell>
          <table:table-cell table:formula="of:=[.C228]/([.D228]-[.D227])" office:value-type="float" office:value="104030.290149458" calcext:value-type="float">
            <text:p>104030.2901494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7925.77502" calcext:value-type="float">
            <text:p>1456447925.77502</text:p>
          </table:table-cell>
          <table:table-cell office:value-type="float" office:value="2320" calcext:value-type="float">
            <text:p>2320</text:p>
          </table:table-cell>
          <table:table-cell table:formula="of:=[.B229]-[.B$2]" office:value-type="float" office:value="5.7021689414978" calcext:value-type="float">
            <text:p>5.7021689415</text:p>
          </table:table-cell>
          <table:table-cell table:formula="of:=[.C229]/([.D229]-[.D228])" office:value-type="float" office:value="103153.565348287" calcext:value-type="float">
            <text:p>103153.5653482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7925.78778" calcext:value-type="float">
            <text:p>1456447925.78778</text:p>
          </table:table-cell>
          <table:table-cell office:value-type="float" office:value="2320" calcext:value-type="float">
            <text:p>2320</text:p>
          </table:table-cell>
          <table:table-cell table:formula="of:=[.B230]-[.B$2]" office:value-type="float" office:value="5.71493291854858" calcext:value-type="float">
            <text:p>5.7149329185</text:p>
          </table:table-cell>
          <table:table-cell table:formula="of:=[.C230]/([.D230]-[.D229])" office:value-type="float" office:value="181761.530185296" calcext:value-type="float">
            <text:p>181761.5301852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7925.81009" calcext:value-type="float">
            <text:p>1456447925.81009</text:p>
          </table:table-cell>
          <table:table-cell office:value-type="float" office:value="2320" calcext:value-type="float">
            <text:p>2320</text:p>
          </table:table-cell>
          <table:table-cell table:formula="of:=[.B231]-[.B$2]" office:value-type="float" office:value="5.73724389076233" calcext:value-type="float">
            <text:p>5.7372438908</text:p>
          </table:table-cell>
          <table:table-cell table:formula="of:=[.C231]/([.D231]-[.D230])" office:value-type="float" office:value="103984.711099713" calcext:value-type="float">
            <text:p>103984.7110997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7925.83218" calcext:value-type="float">
            <text:p>1456447925.83218</text:p>
          </table:table-cell>
          <table:table-cell office:value-type="float" office:value="2320" calcext:value-type="float">
            <text:p>2320</text:p>
          </table:table-cell>
          <table:table-cell table:formula="of:=[.B232]-[.B$2]" office:value-type="float" office:value="5.75932884216309" calcext:value-type="float">
            <text:p>5.7593288422</text:p>
          </table:table-cell>
          <table:table-cell table:formula="of:=[.C232]/([.D232]-[.D231])" office:value-type="float" office:value="105048.906737485" calcext:value-type="float">
            <text:p>105048.9067374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7925.85452" calcext:value-type="float">
            <text:p>1456447925.85452</text:p>
          </table:table-cell>
          <table:table-cell office:value-type="float" office:value="2320" calcext:value-type="float">
            <text:p>2320</text:p>
          </table:table-cell>
          <table:table-cell table:formula="of:=[.B233]-[.B$2]" office:value-type="float" office:value="5.7816743850708" calcext:value-type="float">
            <text:p>5.7816743851</text:p>
          </table:table-cell>
          <table:table-cell table:formula="of:=[.C233]/([.D233]-[.D232])" office:value-type="float" office:value="103823.836797405" calcext:value-type="float">
            <text:p>103823.8367974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7925.87677" calcext:value-type="float">
            <text:p>1456447925.87677</text:p>
          </table:table-cell>
          <table:table-cell office:value-type="float" office:value="2320" calcext:value-type="float">
            <text:p>2320</text:p>
          </table:table-cell>
          <table:table-cell table:formula="of:=[.B234]-[.B$2]" office:value-type="float" office:value="5.80391907691956" calcext:value-type="float">
            <text:p>5.8039190769</text:p>
          </table:table-cell>
          <table:table-cell table:formula="of:=[.C234]/([.D234]-[.D233])" office:value-type="float" office:value="104294.544324284" calcext:value-type="float">
            <text:p>104294.5443242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7925.89912" calcext:value-type="float">
            <text:p>1456447925.89912</text:p>
          </table:table-cell>
          <table:table-cell office:value-type="float" office:value="2320" calcext:value-type="float">
            <text:p>2320</text:p>
          </table:table-cell>
          <table:table-cell table:formula="of:=[.B235]-[.B$2]" office:value-type="float" office:value="5.82626986503601" calcext:value-type="float">
            <text:p>5.826269865</text:p>
          </table:table-cell>
          <table:table-cell table:formula="of:=[.C235]/([.D235]-[.D234])" office:value-type="float" office:value="103799.471764129" calcext:value-type="float">
            <text:p>103799.4717641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7925.92154" calcext:value-type="float">
            <text:p>1456447925.92154</text:p>
          </table:table-cell>
          <table:table-cell office:value-type="float" office:value="2320" calcext:value-type="float">
            <text:p>2320</text:p>
          </table:table-cell>
          <table:table-cell table:formula="of:=[.B236]-[.B$2]" office:value-type="float" office:value="5.84869480133057" calcext:value-type="float">
            <text:p>5.8486948013</text:p>
          </table:table-cell>
          <table:table-cell table:formula="of:=[.C236]/([.D236]-[.D235])" office:value-type="float" office:value="103456.258226395" calcext:value-type="float">
            <text:p>103456.2582263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7925.94378" calcext:value-type="float">
            <text:p>1456447925.94378</text:p>
          </table:table-cell>
          <table:table-cell office:value-type="float" office:value="2320" calcext:value-type="float">
            <text:p>2320</text:p>
          </table:table-cell>
          <table:table-cell table:formula="of:=[.B237]-[.B$2]" office:value-type="float" office:value="5.8709282875061" calcext:value-type="float">
            <text:p>5.8709282875</text:p>
          </table:table-cell>
          <table:table-cell table:formula="of:=[.C237]/([.D237]-[.D236])" office:value-type="float" office:value="104347.108756729" calcext:value-type="float">
            <text:p>104347.1087567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7925.96598" calcext:value-type="float">
            <text:p>1456447925.96598</text:p>
          </table:table-cell>
          <table:table-cell office:value-type="float" office:value="2320" calcext:value-type="float">
            <text:p>2320</text:p>
          </table:table-cell>
          <table:table-cell table:formula="of:=[.B238]-[.B$2]" office:value-type="float" office:value="5.89313507080078" calcext:value-type="float">
            <text:p>5.8931350708</text:p>
          </table:table-cell>
          <table:table-cell table:formula="of:=[.C238]/([.D238]-[.D237])" office:value-type="float" office:value="104472.582508428" calcext:value-type="float">
            <text:p>104472.5825084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7925.98806" calcext:value-type="float">
            <text:p>1456447925.98806</text:p>
          </table:table-cell>
          <table:table-cell office:value-type="float" office:value="2320" calcext:value-type="float">
            <text:p>2320</text:p>
          </table:table-cell>
          <table:table-cell table:formula="of:=[.B239]-[.B$2]" office:value-type="float" office:value="5.91520953178406" calcext:value-type="float">
            <text:p>5.9152095318</text:p>
          </table:table-cell>
          <table:table-cell table:formula="of:=[.C239]/([.D239]-[.D238])" office:value-type="float" office:value="105098.828993271" calcext:value-type="float">
            <text:p>105098.8289932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7926.01056" calcext:value-type="float">
            <text:p>1456447926.01056</text:p>
          </table:table-cell>
          <table:table-cell office:value-type="float" office:value="2320" calcext:value-type="float">
            <text:p>2320</text:p>
          </table:table-cell>
          <table:table-cell table:formula="of:=[.B240]-[.B$2]" office:value-type="float" office:value="5.93771052360535" calcext:value-type="float">
            <text:p>5.9377105236</text:p>
          </table:table-cell>
          <table:table-cell table:formula="of:=[.C240]/([.D240]-[.D239])" office:value-type="float" office:value="103106.566076121" calcext:value-type="float">
            <text:p>103106.566076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7926.01954" calcext:value-type="float">
            <text:p>1456447926.01954</text:p>
          </table:table-cell>
          <table:table-cell office:value-type="float" office:value="2320" calcext:value-type="float">
            <text:p>2320</text:p>
          </table:table-cell>
          <table:table-cell table:formula="of:=[.B241]-[.B$2]" office:value-type="float" office:value="5.94668817520142" calcext:value-type="float">
            <text:p>5.9466881752</text:p>
          </table:table-cell>
          <table:table-cell table:formula="of:=[.C241]/([.D241]-[.D240])" office:value-type="float" office:value="258419.473642279" calcext:value-type="float">
            <text:p>258419.4736422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7926.03594" calcext:value-type="float">
            <text:p>1456447926.03594</text:p>
          </table:table-cell>
          <table:table-cell office:value-type="float" office:value="2320" calcext:value-type="float">
            <text:p>2320</text:p>
          </table:table-cell>
          <table:table-cell table:formula="of:=[.B242]-[.B$2]" office:value-type="float" office:value="5.96309113502502" calcext:value-type="float">
            <text:p>5.963091135</text:p>
          </table:table-cell>
          <table:table-cell table:formula="of:=[.C242]/([.D242]-[.D241])" office:value-type="float" office:value="141437.8883414" calcext:value-type="float">
            <text:p>141437.88834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7926.05515" calcext:value-type="float">
            <text:p>1456447926.05515</text:p>
          </table:table-cell>
          <table:table-cell office:value-type="float" office:value="2320" calcext:value-type="float">
            <text:p>2320</text:p>
          </table:table-cell>
          <table:table-cell table:formula="of:=[.B243]-[.B$2]" office:value-type="float" office:value="5.98229789733887" calcext:value-type="float">
            <text:p>5.9822978973</text:p>
          </table:table-cell>
          <table:table-cell table:formula="of:=[.C243]/([.D243]-[.D242])" office:value-type="float" office:value="120790.790352413" calcext:value-type="float">
            <text:p>120790.7903524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7926.06443" calcext:value-type="float">
            <text:p>1456447926.06443</text:p>
          </table:table-cell>
          <table:table-cell office:value-type="float" office:value="2320" calcext:value-type="float">
            <text:p>2320</text:p>
          </table:table-cell>
          <table:table-cell table:formula="of:=[.B244]-[.B$2]" office:value-type="float" office:value="5.99157929420471" calcext:value-type="float">
            <text:p>5.9915792942</text:p>
          </table:table-cell>
          <table:table-cell table:formula="of:=[.C244]/([.D244]-[.D243])" office:value-type="float" office:value="249962.374579362" calcext:value-type="float">
            <text:p>249962.37457936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7926.08613" calcext:value-type="float">
            <text:p>1456447926.08613</text:p>
          </table:table-cell>
          <table:table-cell office:value-type="float" office:value="2320" calcext:value-type="float">
            <text:p>2320</text:p>
          </table:table-cell>
          <table:table-cell table:formula="of:=[.B245]-[.B$2]" office:value-type="float" office:value="6.01327705383301" calcext:value-type="float">
            <text:p>6.0132770538</text:p>
          </table:table-cell>
          <table:table-cell table:formula="of:=[.C245]/([.D245]-[.D244])" office:value-type="float" office:value="106923.481490435" calcext:value-type="float">
            <text:p>106923.4814904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7926.10751" calcext:value-type="float">
            <text:p>1456447926.10751</text:p>
          </table:table-cell>
          <table:table-cell office:value-type="float" office:value="2320" calcext:value-type="float">
            <text:p>2320</text:p>
          </table:table-cell>
          <table:table-cell table:formula="of:=[.B246]-[.B$2]" office:value-type="float" office:value="6.03466153144836" calcext:value-type="float">
            <text:p>6.0346615314</text:p>
          </table:table-cell>
          <table:table-cell table:formula="of:=[.C246]/([.D246]-[.D245])" office:value-type="float" office:value="108489.907573612" calcext:value-type="float">
            <text:p>108489.9075736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7926.12864" calcext:value-type="float">
            <text:p>1456447926.12864</text:p>
          </table:table-cell>
          <table:table-cell office:value-type="float" office:value="2320" calcext:value-type="float">
            <text:p>2320</text:p>
          </table:table-cell>
          <table:table-cell table:formula="of:=[.B247]-[.B$2]" office:value-type="float" office:value="6.05579233169556" calcext:value-type="float">
            <text:p>6.0557923317</text:p>
          </table:table-cell>
          <table:table-cell table:formula="of:=[.C247]/([.D247]-[.D246])" office:value-type="float" office:value="109792.339753354" calcext:value-type="float">
            <text:p>109792.3397533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7926.14991" calcext:value-type="float">
            <text:p>1456447926.14991</text:p>
          </table:table-cell>
          <table:table-cell office:value-type="float" office:value="2320" calcext:value-type="float">
            <text:p>2320</text:p>
          </table:table-cell>
          <table:table-cell table:formula="of:=[.B248]-[.B$2]" office:value-type="float" office:value="6.07705807685852" calcext:value-type="float">
            <text:p>6.0770580769</text:p>
          </table:table-cell>
          <table:table-cell table:formula="of:=[.C248]/([.D248]-[.D247])" office:value-type="float" office:value="109095.636302483" calcext:value-type="float">
            <text:p>109095.6363024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7926.16252" calcext:value-type="float">
            <text:p>1456447926.16252</text:p>
          </table:table-cell>
          <table:table-cell office:value-type="float" office:value="2320" calcext:value-type="float">
            <text:p>2320</text:p>
          </table:table-cell>
          <table:table-cell table:formula="of:=[.B249]-[.B$2]" office:value-type="float" office:value="6.08967280387878" calcext:value-type="float">
            <text:p>6.0896728039</text:p>
          </table:table-cell>
          <table:table-cell table:formula="of:=[.C249]/([.D249]-[.D248])" office:value-type="float" office:value="183912.025704026" calcext:value-type="float">
            <text:p>183912.0257040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7926.1838" calcext:value-type="float">
            <text:p>1456447926.1838</text:p>
          </table:table-cell>
          <table:table-cell office:value-type="float" office:value="2320" calcext:value-type="float">
            <text:p>2320</text:p>
          </table:table-cell>
          <table:table-cell table:formula="of:=[.B250]-[.B$2]" office:value-type="float" office:value="6.11095452308655" calcext:value-type="float">
            <text:p>6.1109545231</text:p>
          </table:table-cell>
          <table:table-cell table:formula="of:=[.C250]/([.D250]-[.D249])" office:value-type="float" office:value="109013.749187784" calcext:value-type="float">
            <text:p>109013.7491877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7926.20501" calcext:value-type="float">
            <text:p>1456447926.20501</text:p>
          </table:table-cell>
          <table:table-cell office:value-type="float" office:value="2320" calcext:value-type="float">
            <text:p>2320</text:p>
          </table:table-cell>
          <table:table-cell table:formula="of:=[.B251]-[.B$2]" office:value-type="float" office:value="6.13215970993042" calcext:value-type="float">
            <text:p>6.1321597099</text:p>
          </table:table-cell>
          <table:table-cell table:formula="of:=[.C251]/([.D251]-[.D250])" office:value-type="float" office:value="109407.194432264" calcext:value-type="float">
            <text:p>109407.1944322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7926.22617" calcext:value-type="float">
            <text:p>1456447926.22617</text:p>
          </table:table-cell>
          <table:table-cell office:value-type="float" office:value="2320" calcext:value-type="float">
            <text:p>2320</text:p>
          </table:table-cell>
          <table:table-cell table:formula="of:=[.B252]-[.B$2]" office:value-type="float" office:value="6.15332555770874" calcext:value-type="float">
            <text:p>6.1533255577</text:p>
          </table:table-cell>
          <table:table-cell table:formula="of:=[.C252]/([.D252]-[.D251])" office:value-type="float" office:value="109610.539785528" calcext:value-type="float">
            <text:p>109610.5397855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7926.24726" calcext:value-type="float">
            <text:p>1456447926.24726</text:p>
          </table:table-cell>
          <table:table-cell office:value-type="float" office:value="2320" calcext:value-type="float">
            <text:p>2320</text:p>
          </table:table-cell>
          <table:table-cell table:formula="of:=[.B253]-[.B$2]" office:value-type="float" office:value="6.17440867424011" calcext:value-type="float">
            <text:p>6.1744086742</text:p>
          </table:table-cell>
          <table:table-cell table:formula="of:=[.C253]/([.D253]-[.D252])" office:value-type="float" office:value="110040.65725045" calcext:value-type="float">
            <text:p>110040.657250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7926.26862" calcext:value-type="float">
            <text:p>1456447926.26862</text:p>
          </table:table-cell>
          <table:table-cell office:value-type="float" office:value="2320" calcext:value-type="float">
            <text:p>2320</text:p>
          </table:table-cell>
          <table:table-cell table:formula="of:=[.B254]-[.B$2]" office:value-type="float" office:value="6.19576835632324" calcext:value-type="float">
            <text:p>6.1957683563</text:p>
          </table:table-cell>
          <table:table-cell table:formula="of:=[.C254]/([.D254]-[.D253])" office:value-type="float" office:value="108615.848820726" calcext:value-type="float">
            <text:p>108615.8488207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7926.28998" calcext:value-type="float">
            <text:p>1456447926.28998</text:p>
          </table:table-cell>
          <table:table-cell office:value-type="float" office:value="2320" calcext:value-type="float">
            <text:p>2320</text:p>
          </table:table-cell>
          <table:table-cell table:formula="of:=[.B255]-[.B$2]" office:value-type="float" office:value="6.21713447570801" calcext:value-type="float">
            <text:p>6.2171344757</text:p>
          </table:table-cell>
          <table:table-cell table:formula="of:=[.C255]/([.D255]-[.D254])" office:value-type="float" office:value="108583.124442064" calcext:value-type="float">
            <text:p>108583.1244420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7926.29847" calcext:value-type="float">
            <text:p>1456447926.29847</text:p>
          </table:table-cell>
          <table:table-cell office:value-type="float" office:value="2320" calcext:value-type="float">
            <text:p>2320</text:p>
          </table:table-cell>
          <table:table-cell table:formula="of:=[.B256]-[.B$2]" office:value-type="float" office:value="6.22562527656555" calcext:value-type="float">
            <text:p>6.2256252766</text:p>
          </table:table-cell>
          <table:table-cell table:formula="of:=[.C256]/([.D256]-[.D255])" office:value-type="float" office:value="273236.887653385" calcext:value-type="float">
            <text:p>273236.8876533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7926.3198" calcext:value-type="float">
            <text:p>1456447926.3198</text:p>
          </table:table-cell>
          <table:table-cell office:value-type="float" office:value="2320" calcext:value-type="float">
            <text:p>2320</text:p>
          </table:table-cell>
          <table:table-cell table:formula="of:=[.B257]-[.B$2]" office:value-type="float" office:value="6.24695110321045" calcext:value-type="float">
            <text:p>6.2469511032</text:p>
          </table:table-cell>
          <table:table-cell table:formula="of:=[.C257]/([.D257]-[.D256])" office:value-type="float" office:value="108788.279987031" calcext:value-type="float">
            <text:p>108788.2799870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7926.34108" calcext:value-type="float">
            <text:p>1456447926.34108</text:p>
          </table:table-cell>
          <table:table-cell office:value-type="float" office:value="2320" calcext:value-type="float">
            <text:p>2320</text:p>
          </table:table-cell>
          <table:table-cell table:formula="of:=[.B258]-[.B$2]" office:value-type="float" office:value="6.26823258399963" calcext:value-type="float">
            <text:p>6.268232584</text:p>
          </table:table-cell>
          <table:table-cell table:formula="of:=[.C258]/([.D258]-[.D257])" office:value-type="float" office:value="109014.970479829" calcext:value-type="float">
            <text:p>109014.9704798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7926.36224" calcext:value-type="float">
            <text:p>1456447926.36224</text:p>
          </table:table-cell>
          <table:table-cell office:value-type="float" office:value="2320" calcext:value-type="float">
            <text:p>2320</text:p>
          </table:table-cell>
          <table:table-cell table:formula="of:=[.B259]-[.B$2]" office:value-type="float" office:value="6.28938937187195" calcext:value-type="float">
            <text:p>6.2893893719</text:p>
          </table:table-cell>
          <table:table-cell table:formula="of:=[.C259]/([.D259]-[.D258])" office:value-type="float" office:value="109657.477968852" calcext:value-type="float">
            <text:p>109657.4779688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7926.38352" calcext:value-type="float">
            <text:p>1456447926.38352</text:p>
          </table:table-cell>
          <table:table-cell office:value-type="float" office:value="2320" calcext:value-type="float">
            <text:p>2320</text:p>
          </table:table-cell>
          <table:table-cell table:formula="of:=[.B260]-[.B$2]" office:value-type="float" office:value="6.31067132949829" calcext:value-type="float">
            <text:p>6.3106713295</text:p>
          </table:table-cell>
          <table:table-cell table:formula="of:=[.C260]/([.D260]-[.D259])" office:value-type="float" office:value="109012.527923104" calcext:value-type="float">
            <text:p>109012.5279231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7926.39617" calcext:value-type="float">
            <text:p>1456447926.39617</text:p>
          </table:table-cell>
          <table:table-cell office:value-type="float" office:value="2320" calcext:value-type="float">
            <text:p>2320</text:p>
          </table:table-cell>
          <table:table-cell table:formula="of:=[.B261]-[.B$2]" office:value-type="float" office:value="6.32332515716553" calcext:value-type="float">
            <text:p>6.3233251572</text:p>
          </table:table-cell>
          <table:table-cell table:formula="of:=[.C261]/([.D261]-[.D260])" office:value-type="float" office:value="183343.732901232" calcext:value-type="float">
            <text:p>183343.7329012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7926.41761" calcext:value-type="float">
            <text:p>1456447926.41761</text:p>
          </table:table-cell>
          <table:table-cell office:value-type="float" office:value="2320" calcext:value-type="float">
            <text:p>2320</text:p>
          </table:table-cell>
          <table:table-cell table:formula="of:=[.B262]-[.B$2]" office:value-type="float" office:value="6.34476613998413" calcext:value-type="float">
            <text:p>6.34476614</text:p>
          </table:table-cell>
          <table:table-cell table:formula="of:=[.C262]/([.D262]-[.D261])" office:value-type="float" office:value="108203.995107306" calcext:value-type="float">
            <text:p>108203.9951073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7926.43908" calcext:value-type="float">
            <text:p>1456447926.43908</text:p>
          </table:table-cell>
          <table:table-cell office:value-type="float" office:value="2320" calcext:value-type="float">
            <text:p>2320</text:p>
          </table:table-cell>
          <table:table-cell table:formula="of:=[.B263]-[.B$2]" office:value-type="float" office:value="6.36622953414917" calcext:value-type="float">
            <text:p>6.3662295341</text:p>
          </table:table-cell>
          <table:table-cell table:formula="of:=[.C263]/([.D263]-[.D262])" office:value-type="float" office:value="108091.012174531" calcext:value-type="float">
            <text:p>108091.0121745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7926.46039" calcext:value-type="float">
            <text:p>1456447926.46039</text:p>
          </table:table-cell>
          <table:table-cell office:value-type="float" office:value="2320" calcext:value-type="float">
            <text:p>2320</text:p>
          </table:table-cell>
          <table:table-cell table:formula="of:=[.B264]-[.B$2]" office:value-type="float" office:value="6.38754367828369" calcext:value-type="float">
            <text:p>6.3875436783</text:p>
          </table:table-cell>
          <table:table-cell table:formula="of:=[.C264]/([.D264]-[.D263])" office:value-type="float" office:value="108847.908006891" calcext:value-type="float">
            <text:p>108847.9080068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7926.48157" calcext:value-type="float">
            <text:p>1456447926.48157</text:p>
          </table:table-cell>
          <table:table-cell office:value-type="float" office:value="2320" calcext:value-type="float">
            <text:p>2320</text:p>
          </table:table-cell>
          <table:table-cell table:formula="of:=[.B265]-[.B$2]" office:value-type="float" office:value="6.40872573852539" calcext:value-type="float">
            <text:p>6.4087257385</text:p>
          </table:table-cell>
          <table:table-cell table:formula="of:=[.C265]/([.D265]-[.D264])" office:value-type="float" office:value="109526.645355905" calcext:value-type="float">
            <text:p>109526.645355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7926.5029" calcext:value-type="float">
            <text:p>1456447926.5029</text:p>
          </table:table-cell>
          <table:table-cell office:value-type="float" office:value="2320" calcext:value-type="float">
            <text:p>2320</text:p>
          </table:table-cell>
          <table:table-cell table:formula="of:=[.B266]-[.B$2]" office:value-type="float" office:value="6.4300537109375" calcext:value-type="float">
            <text:p>6.4300537109</text:p>
          </table:table-cell>
          <table:table-cell table:formula="of:=[.C266]/([.D266]-[.D265])" office:value-type="float" office:value="108777.335002683" calcext:value-type="float">
            <text:p>108777.3350026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7926.5241" calcext:value-type="float">
            <text:p>1456447926.5241</text:p>
          </table:table-cell>
          <table:table-cell office:value-type="float" office:value="2320" calcext:value-type="float">
            <text:p>2320</text:p>
          </table:table-cell>
          <table:table-cell table:formula="of:=[.B267]-[.B$2]" office:value-type="float" office:value="6.45125389099121" calcext:value-type="float">
            <text:p>6.451253891</text:p>
          </table:table-cell>
          <table:table-cell table:formula="of:=[.C267]/([.D267]-[.D266])" office:value-type="float" office:value="109433.032838507" calcext:value-type="float">
            <text:p>109433.0328385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7926.53201" calcext:value-type="float">
            <text:p>1456447926.53201</text:p>
          </table:table-cell>
          <table:table-cell office:value-type="float" office:value="2320" calcext:value-type="float">
            <text:p>2320</text:p>
          </table:table-cell>
          <table:table-cell table:formula="of:=[.B268]-[.B$2]" office:value-type="float" office:value="6.45916366577148" calcext:value-type="float">
            <text:p>6.4591636658</text:p>
          </table:table-cell>
          <table:table-cell table:formula="of:=[.C268]/([.D268]-[.D267])" office:value-type="float" office:value="293307.972027972" calcext:value-type="float">
            <text:p>293307.9720279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7926.55317" calcext:value-type="float">
            <text:p>1456447926.55317</text:p>
          </table:table-cell>
          <table:table-cell office:value-type="float" office:value="2320" calcext:value-type="float">
            <text:p>2320</text:p>
          </table:table-cell>
          <table:table-cell table:formula="of:=[.B269]-[.B$2]" office:value-type="float" office:value="6.4803204536438" calcext:value-type="float">
            <text:p>6.4803204536</text:p>
          </table:table-cell>
          <table:table-cell table:formula="of:=[.C269]/([.D269]-[.D268])" office:value-type="float" office:value="109657.477968852" calcext:value-type="float">
            <text:p>109657.4779688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7926.57437" calcext:value-type="float">
            <text:p>1456447926.57437</text:p>
          </table:table-cell>
          <table:table-cell office:value-type="float" office:value="2320" calcext:value-type="float">
            <text:p>2320</text:p>
          </table:table-cell>
          <table:table-cell table:formula="of:=[.B270]-[.B$2]" office:value-type="float" office:value="6.50152516365051" calcext:value-type="float">
            <text:p>6.5015251637</text:p>
          </table:table-cell>
          <table:table-cell table:formula="of:=[.C270]/([.D270]-[.D269])" office:value-type="float" office:value="109409.654707159" calcext:value-type="float">
            <text:p>109409.6547071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7926.59582" calcext:value-type="float">
            <text:p>1456447926.59582</text:p>
          </table:table-cell>
          <table:table-cell office:value-type="float" office:value="2320" calcext:value-type="float">
            <text:p>2320</text:p>
          </table:table-cell>
          <table:table-cell table:formula="of:=[.B271]-[.B$2]" office:value-type="float" office:value="6.5229697227478" calcext:value-type="float">
            <text:p>6.5229697227</text:p>
          </table:table-cell>
          <table:table-cell table:formula="of:=[.C271]/([.D271]-[.D270])" office:value-type="float" office:value="108185.950080605" calcext:value-type="float">
            <text:p>108185.9500806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7926.61691" calcext:value-type="float">
            <text:p>1456447926.61691</text:p>
          </table:table-cell>
          <table:table-cell office:value-type="float" office:value="2320" calcext:value-type="float">
            <text:p>2320</text:p>
          </table:table-cell>
          <table:table-cell table:formula="of:=[.B272]-[.B$2]" office:value-type="float" office:value="6.54406666755676" calcext:value-type="float">
            <text:p>6.5440666676</text:p>
          </table:table-cell>
          <table:table-cell table:formula="of:=[.C272]/([.D272]-[.D271])" office:value-type="float" office:value="109968.52961452" calcext:value-type="float">
            <text:p>109968.529614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7926.63047" calcext:value-type="float">
            <text:p>1456447926.63047</text:p>
          </table:table-cell>
          <table:table-cell office:value-type="float" office:value="2320" calcext:value-type="float">
            <text:p>2320</text:p>
          </table:table-cell>
          <table:table-cell table:formula="of:=[.B273]-[.B$2]" office:value-type="float" office:value="6.55762600898743" calcext:value-type="float">
            <text:p>6.557626009</text:p>
          </table:table-cell>
          <table:table-cell table:formula="of:=[.C273]/([.D273]-[.D272])" office:value-type="float" office:value="171099.755239837" calcext:value-type="float">
            <text:p>171099.7552398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7926.65164" calcext:value-type="float">
            <text:p>1456447926.65164</text:p>
          </table:table-cell>
          <table:table-cell office:value-type="float" office:value="2320" calcext:value-type="float">
            <text:p>2320</text:p>
          </table:table-cell>
          <table:table-cell table:formula="of:=[.B274]-[.B$2]" office:value-type="float" office:value="6.5787935256958" calcext:value-type="float">
            <text:p>6.5787935257</text:p>
          </table:table-cell>
          <table:table-cell table:formula="of:=[.C274]/([.D274]-[.D273])" office:value-type="float" office:value="109601.897660588" calcext:value-type="float">
            <text:p>109601.8976605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7926.67304" calcext:value-type="float">
            <text:p>1456447926.67304</text:p>
          </table:table-cell>
          <table:table-cell office:value-type="float" office:value="2320" calcext:value-type="float">
            <text:p>2320</text:p>
          </table:table-cell>
          <table:table-cell table:formula="of:=[.B275]-[.B$2]" office:value-type="float" office:value="6.60019135475159" calcext:value-type="float">
            <text:p>6.6001913548</text:p>
          </table:table-cell>
          <table:table-cell table:formula="of:=[.C275]/([.D275]-[.D274])" office:value-type="float" office:value="108422.213952245" calcext:value-type="float">
            <text:p>108422.2139522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7926.69423" calcext:value-type="float">
            <text:p>1456447926.69423</text:p>
          </table:table-cell>
          <table:table-cell office:value-type="float" office:value="2320" calcext:value-type="float">
            <text:p>2320</text:p>
          </table:table-cell>
          <table:table-cell table:formula="of:=[.B276]-[.B$2]" office:value-type="float" office:value="6.62138080596924" calcext:value-type="float">
            <text:p>6.621380806</text:p>
          </table:table-cell>
          <table:table-cell table:formula="of:=[.C276]/([.D276]-[.D275])" office:value-type="float" office:value="109488.441969058" calcext:value-type="float">
            <text:p>109488.4419690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7926.71542" calcext:value-type="float">
            <text:p>1456447926.71542</text:p>
          </table:table-cell>
          <table:table-cell office:value-type="float" office:value="2320" calcext:value-type="float">
            <text:p>2320</text:p>
          </table:table-cell>
          <table:table-cell table:formula="of:=[.B277]-[.B$2]" office:value-type="float" office:value="6.64256858825684" calcext:value-type="float">
            <text:p>6.6425685883</text:p>
          </table:table-cell>
          <table:table-cell table:formula="of:=[.C277]/([.D277]-[.D276])" office:value-type="float" office:value="109497.066210559" calcext:value-type="float">
            <text:p>109497.0662105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7926.73668" calcext:value-type="float">
            <text:p>1456447926.73668</text:p>
          </table:table-cell>
          <table:table-cell office:value-type="float" office:value="2320" calcext:value-type="float">
            <text:p>2320</text:p>
          </table:table-cell>
          <table:table-cell table:formula="of:=[.B278]-[.B$2]" office:value-type="float" office:value="6.6638355255127" calcext:value-type="float">
            <text:p>6.6638355255</text:p>
          </table:table-cell>
          <table:table-cell table:formula="of:=[.C278]/([.D278]-[.D277])" office:value-type="float" office:value="109089.521076233" calcext:value-type="float">
            <text:p>109089.5210762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7926.75813" calcext:value-type="float">
            <text:p>1456447926.75813</text:p>
          </table:table-cell>
          <table:table-cell office:value-type="float" office:value="2320" calcext:value-type="float">
            <text:p>2320</text:p>
          </table:table-cell>
          <table:table-cell table:formula="of:=[.B279]-[.B$2]" office:value-type="float" office:value="6.68527722358704" calcext:value-type="float">
            <text:p>6.6852772236</text:p>
          </table:table-cell>
          <table:table-cell table:formula="of:=[.C279]/([.D279]-[.D278])" office:value-type="float" office:value="108200.385620406" calcext:value-type="float">
            <text:p>108200.3856204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7926.76584" calcext:value-type="float">
            <text:p>1456447926.76584</text:p>
          </table:table-cell>
          <table:table-cell office:value-type="float" office:value="2320" calcext:value-type="float">
            <text:p>2320</text:p>
          </table:table-cell>
          <table:table-cell table:formula="of:=[.B280]-[.B$2]" office:value-type="float" office:value="6.69298768043518" calcext:value-type="float">
            <text:p>6.6929876804</text:p>
          </table:table-cell>
          <table:table-cell table:formula="of:=[.C280]/([.D280]-[.D279])" office:value-type="float" office:value="300890.082869511" calcext:value-type="float">
            <text:p>300890.0828695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7926.78663" calcext:value-type="float">
            <text:p>1456447926.78663</text:p>
          </table:table-cell>
          <table:table-cell office:value-type="float" office:value="2320" calcext:value-type="float">
            <text:p>2320</text:p>
          </table:table-cell>
          <table:table-cell table:formula="of:=[.B281]-[.B$2]" office:value-type="float" office:value="6.71377921104431" calcext:value-type="float">
            <text:p>6.713779211</text:p>
          </table:table-cell>
          <table:table-cell table:formula="of:=[.C281]/([.D281]-[.D280])" office:value-type="float" office:value="111583.896520882" calcext:value-type="float">
            <text:p>111583.8965208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7926.80797" calcext:value-type="float">
            <text:p>1456447926.80797</text:p>
          </table:table-cell>
          <table:table-cell office:value-type="float" office:value="2320" calcext:value-type="float">
            <text:p>2320</text:p>
          </table:table-cell>
          <table:table-cell table:formula="of:=[.B282]-[.B$2]" office:value-type="float" office:value="6.73512697219849" calcext:value-type="float">
            <text:p>6.7351269722</text:p>
          </table:table-cell>
          <table:table-cell table:formula="of:=[.C282]/([.D282]-[.D281])" office:value-type="float" office:value="108676.501636159" calcext:value-type="float">
            <text:p>108676.5016361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7926.82908" calcext:value-type="float">
            <text:p>1456447926.82908</text:p>
          </table:table-cell>
          <table:table-cell office:value-type="float" office:value="2320" calcext:value-type="float">
            <text:p>2320</text:p>
          </table:table-cell>
          <table:table-cell table:formula="of:=[.B283]-[.B$2]" office:value-type="float" office:value="6.75622892379761" calcext:value-type="float">
            <text:p>6.7562289238</text:p>
          </table:table-cell>
          <table:table-cell table:formula="of:=[.C283]/([.D283]-[.D282])" office:value-type="float" office:value="109942.43774574" calcext:value-type="float">
            <text:p>109942.437745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7926.86441" calcext:value-type="float">
            <text:p>1456447926.86441</text:p>
          </table:table-cell>
          <table:table-cell office:value-type="float" office:value="2320" calcext:value-type="float">
            <text:p>2320</text:p>
          </table:table-cell>
          <table:table-cell table:formula="of:=[.B284]-[.B$2]" office:value-type="float" office:value="6.79155802726746" calcext:value-type="float">
            <text:p>6.7915580273</text:p>
          </table:table-cell>
          <table:table-cell table:formula="of:=[.C284]/([.D284]-[.D283])" office:value-type="float" office:value="65668.2387080665" calcext:value-type="float">
            <text:p>65668.238708066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7926.88585" calcext:value-type="float">
            <text:p>1456447926.88585</text:p>
          </table:table-cell>
          <table:table-cell office:value-type="float" office:value="2320" calcext:value-type="float">
            <text:p>2320</text:p>
          </table:table-cell>
          <table:table-cell table:formula="of:=[.B285]-[.B$2]" office:value-type="float" office:value="6.81300044059753" calcext:value-type="float">
            <text:p>6.8130004406</text:p>
          </table:table-cell>
          <table:table-cell table:formula="of:=[.C285]/([.D285]-[.D284])" office:value-type="float" office:value="108196.776374311" calcext:value-type="float">
            <text:p>108196.7763743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7926.90704" calcext:value-type="float">
            <text:p>1456447926.90704</text:p>
          </table:table-cell>
          <table:table-cell office:value-type="float" office:value="2320" calcext:value-type="float">
            <text:p>2320</text:p>
          </table:table-cell>
          <table:table-cell table:formula="of:=[.B286]-[.B$2]" office:value-type="float" office:value="6.83419036865234" calcext:value-type="float">
            <text:p>6.8341903687</text:p>
          </table:table-cell>
          <table:table-cell table:formula="of:=[.C286]/([.D286]-[.D285])" office:value-type="float" office:value="109485.978149578" calcext:value-type="float">
            <text:p>109485.9781495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7926.92817" calcext:value-type="float">
            <text:p>1456447926.92817</text:p>
          </table:table-cell>
          <table:table-cell office:value-type="float" office:value="2320" calcext:value-type="float">
            <text:p>2320</text:p>
          </table:table-cell>
          <table:table-cell table:formula="of:=[.B287]-[.B$2]" office:value-type="float" office:value="6.85531735420227" calcext:value-type="float">
            <text:p>6.8553173542</text:p>
          </table:table-cell>
          <table:table-cell table:formula="of:=[.C287]/([.D287]-[.D286])" office:value-type="float" office:value="109812.163903716" calcext:value-type="float">
            <text:p>109812.1639037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7926.94951" calcext:value-type="float">
            <text:p>1456447926.94951</text:p>
          </table:table-cell>
          <table:table-cell office:value-type="float" office:value="2320" calcext:value-type="float">
            <text:p>2320</text:p>
          </table:table-cell>
          <table:table-cell table:formula="of:=[.B288]-[.B$2]" office:value-type="float" office:value="6.87666535377502" calcext:value-type="float">
            <text:p>6.8766653538</text:p>
          </table:table-cell>
          <table:table-cell table:formula="of:=[.C288]/([.D288]-[.D287])" office:value-type="float" office:value="108675.287916015" calcext:value-type="float">
            <text:p>108675.2879160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7926.97066" calcext:value-type="float">
            <text:p>1456447926.97066</text:p>
          </table:table-cell>
          <table:table-cell office:value-type="float" office:value="2320" calcext:value-type="float">
            <text:p>2320</text:p>
          </table:table-cell>
          <table:table-cell table:formula="of:=[.B289]-[.B$2]" office:value-type="float" office:value="6.89781260490418" calcext:value-type="float">
            <text:p>6.8978126049</text:p>
          </table:table-cell>
          <table:table-cell table:formula="of:=[.C289]/([.D289]-[.D288])" office:value-type="float" office:value="109706.930032244" calcext:value-type="float">
            <text:p>109706.9300322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7926.99187" calcext:value-type="float">
            <text:p>1456447926.99187</text:p>
          </table:table-cell>
          <table:table-cell office:value-type="float" office:value="2320" calcext:value-type="float">
            <text:p>2320</text:p>
          </table:table-cell>
          <table:table-cell table:formula="of:=[.B290]-[.B$2]" office:value-type="float" office:value="6.91902017593384" calcext:value-type="float">
            <text:p>6.9190201759</text:p>
          </table:table-cell>
          <table:table-cell table:formula="of:=[.C290]/([.D290]-[.D289])" office:value-type="float" office:value="109394.894717316" calcext:value-type="float">
            <text:p>109394.8947173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7926.99877" calcext:value-type="float">
            <text:p>1456447926.99877</text:p>
          </table:table-cell>
          <table:table-cell office:value-type="float" office:value="2320" calcext:value-type="float">
            <text:p>2320</text:p>
          </table:table-cell>
          <table:table-cell table:formula="of:=[.B291]-[.B$2]" office:value-type="float" office:value="6.92592167854309" calcext:value-type="float">
            <text:p>6.9259216785</text:p>
          </table:table-cell>
          <table:table-cell table:formula="of:=[.C291]/([.D291]-[.D290])" office:value-type="float" office:value="336158.678965005" calcext:value-type="float">
            <text:p>336158.6789650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7930.00806" calcext:value-type="float">
            <text:p>1456447930.00806</text:p>
          </table:table-cell>
          <table:table-cell office:value-type="float" office:value="2320" calcext:value-type="float">
            <text:p>2320</text:p>
          </table:table-cell>
          <table:table-cell table:formula="of:=[.B292]-[.B$2]" office:value-type="float" office:value="9.93521642684937" calcext:value-type="float">
            <text:p>9.9352164268</text:p>
          </table:table-cell>
          <table:table-cell table:formula="of:=[.C292]/([.D292]-[.D291])" office:value-type="float" office:value="770.944754183939" calcext:value-type="float">
            <text:p>770.944754183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7930.02151" calcext:value-type="float">
            <text:p>1456447930.02151</text:p>
          </table:table-cell>
          <table:table-cell office:value-type="float" office:value="2320" calcext:value-type="float">
            <text:p>2320</text:p>
          </table:table-cell>
          <table:table-cell table:formula="of:=[.B293]-[.B$2]" office:value-type="float" office:value="9.94865918159485" calcext:value-type="float">
            <text:p>9.9486591816</text:p>
          </table:table-cell>
          <table:table-cell table:formula="of:=[.C293]/([.D293]-[.D292])" office:value-type="float" office:value="172583.673802387" calcext:value-type="float">
            <text:p>172583.6738023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7930.03143" calcext:value-type="float">
            <text:p>1456447930.03143</text:p>
          </table:table-cell>
          <table:table-cell office:value-type="float" office:value="2320" calcext:value-type="float">
            <text:p>2320</text:p>
          </table:table-cell>
          <table:table-cell table:formula="of:=[.B294]-[.B$2]" office:value-type="float" office:value="9.95857810974121" calcext:value-type="float">
            <text:p>9.9585781097</text:p>
          </table:table-cell>
          <table:table-cell table:formula="of:=[.C294]/([.D294]-[.D293])" office:value-type="float" office:value="233896.240174987" calcext:value-type="float">
            <text:p>233896.2401749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7940.0885" calcext:value-type="float">
            <text:p>1456447940.0885</text:p>
          </table:table-cell>
          <table:table-cell office:value-type="float" office:value="2320" calcext:value-type="float">
            <text:p>2320</text:p>
          </table:table-cell>
          <table:table-cell table:formula="of:=[.B295]-[.B$2]" office:value-type="float" office:value="20.0156493186951" calcext:value-type="float">
            <text:p>20.0156493187</text:p>
          </table:table-cell>
          <table:table-cell table:formula="of:=[.C295]/([.D295]-[.D294])" office:value-type="float" office:value="230.683461596105" calcext:value-type="float">
            <text:p>230.68346159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7940.13539" calcext:value-type="float">
            <text:p>1456447940.13539</text:p>
          </table:table-cell>
          <table:table-cell office:value-type="float" office:value="2320" calcext:value-type="float">
            <text:p>2320</text:p>
          </table:table-cell>
          <table:table-cell table:formula="of:=[.B296]-[.B$2]" office:value-type="float" office:value="20.0625431537628" calcext:value-type="float">
            <text:p>20.0625431538</text:p>
          </table:table-cell>
          <table:table-cell table:formula="of:=[.C296]/([.D296]-[.D295])" office:value-type="float" office:value="49473.4541682979" calcext:value-type="float">
            <text:p>49473.45416829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7940.16456" calcext:value-type="float">
            <text:p>1456447940.16456</text:p>
          </table:table-cell>
          <table:table-cell office:value-type="float" office:value="2320" calcext:value-type="float">
            <text:p>2320</text:p>
          </table:table-cell>
          <table:table-cell table:formula="of:=[.B297]-[.B$2]" office:value-type="float" office:value="20.0917077064514" calcext:value-type="float">
            <text:p>20.0917077065</text:p>
          </table:table-cell>
          <table:table-cell table:formula="of:=[.C297]/([.D297]-[.D296])" office:value-type="float" office:value="79548.6227672185" calcext:value-type="float">
            <text:p>79548.62276721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7940.1759" calcext:value-type="float">
            <text:p>1456447940.1759</text:p>
          </table:table-cell>
          <table:table-cell office:value-type="float" office:value="2320" calcext:value-type="float">
            <text:p>2320</text:p>
          </table:table-cell>
          <table:table-cell table:formula="of:=[.B298]-[.B$2]" office:value-type="float" office:value="20.1030485630035" calcext:value-type="float">
            <text:p>20.103048563</text:p>
          </table:table-cell>
          <table:table-cell table:formula="of:=[.C298]/([.D298]-[.D297])" office:value-type="float" office:value="204570.08598398" calcext:value-type="float">
            <text:p>204570.085983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7940.2049" calcext:value-type="float">
            <text:p>1456447940.2049</text:p>
          </table:table-cell>
          <table:table-cell office:value-type="float" office:value="2320" calcext:value-type="float">
            <text:p>2320</text:p>
          </table:table-cell>
          <table:table-cell table:formula="of:=[.B299]-[.B$2]" office:value-type="float" office:value="20.132050037384" calcext:value-type="float">
            <text:p>20.1320500374</text:p>
          </table:table-cell>
          <table:table-cell table:formula="of:=[.C299]/([.D299]-[.D298])" office:value-type="float" office:value="79995.9329502388" calcext:value-type="float">
            <text:p>79995.93295023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7940.2341" calcext:value-type="float">
            <text:p>1456447940.2341</text:p>
          </table:table-cell>
          <table:table-cell office:value-type="float" office:value="2320" calcext:value-type="float">
            <text:p>2320</text:p>
          </table:table-cell>
          <table:table-cell table:formula="of:=[.B300]-[.B$2]" office:value-type="float" office:value="20.1612496376038" calcext:value-type="float">
            <text:p>20.1612496376</text:p>
          </table:table-cell>
          <table:table-cell table:formula="of:=[.C300]/([.D300]-[.D299])" office:value-type="float" office:value="79453.1425958586" calcext:value-type="float">
            <text:p>79453.14259585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7940.28134" calcext:value-type="float">
            <text:p>1456447940.28134</text:p>
          </table:table-cell>
          <table:table-cell office:value-type="float" office:value="2320" calcext:value-type="float">
            <text:p>2320</text:p>
          </table:table-cell>
          <table:table-cell table:formula="of:=[.B301]-[.B$2]" office:value-type="float" office:value="20.208488702774" calcext:value-type="float">
            <text:p>20.2084887028</text:p>
          </table:table-cell>
          <table:table-cell table:formula="of:=[.C301]/([.D301]-[.D300])" office:value-type="float" office:value="49111.8948191889" calcext:value-type="float">
            <text:p>49111.89481918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7940.31037" calcext:value-type="float">
            <text:p>1456447940.31037</text:p>
          </table:table-cell>
          <table:table-cell office:value-type="float" office:value="2320" calcext:value-type="float">
            <text:p>2320</text:p>
          </table:table-cell>
          <table:table-cell table:formula="of:=[.B302]-[.B$2]" office:value-type="float" office:value="20.2375218868256" calcext:value-type="float">
            <text:p>20.2375218868</text:p>
          </table:table-cell>
          <table:table-cell table:formula="of:=[.C302]/([.D302]-[.D301])" office:value-type="float" office:value="79908.5624189072" calcext:value-type="float">
            <text:p>79908.56241890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7940.33945" calcext:value-type="float">
            <text:p>1456447940.33945</text:p>
          </table:table-cell>
          <table:table-cell office:value-type="float" office:value="2320" calcext:value-type="float">
            <text:p>2320</text:p>
          </table:table-cell>
          <table:table-cell table:formula="of:=[.B303]-[.B$2]" office:value-type="float" office:value="20.2666070461273" calcext:value-type="float">
            <text:p>20.2666070461</text:p>
          </table:table-cell>
          <table:table-cell table:formula="of:=[.C303]/([.D303]-[.D302])" office:value-type="float" office:value="79765.7656239753" calcext:value-type="float">
            <text:p>79765.76562397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7940.36864" calcext:value-type="float">
            <text:p>1456447940.36864</text:p>
          </table:table-cell>
          <table:table-cell office:value-type="float" office:value="2320" calcext:value-type="float">
            <text:p>2320</text:p>
          </table:table-cell>
          <table:table-cell table:formula="of:=[.B304]-[.B$2]" office:value-type="float" office:value="20.2957870960236" calcext:value-type="float">
            <text:p>20.295787096</text:p>
          </table:table-cell>
          <table:table-cell table:formula="of:=[.C304]/([.D304]-[.D303])" office:value-type="float" office:value="79506.3753574638" calcext:value-type="float">
            <text:p>79506.37535746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7940.39821" calcext:value-type="float">
            <text:p>1456447940.39821</text:p>
          </table:table-cell>
          <table:table-cell office:value-type="float" office:value="2320" calcext:value-type="float">
            <text:p>2320</text:p>
          </table:table-cell>
          <table:table-cell table:formula="of:=[.B305]-[.B$2]" office:value-type="float" office:value="20.3253571987152" calcext:value-type="float">
            <text:p>20.3253571987</text:p>
          </table:table-cell>
          <table:table-cell table:formula="of:=[.C305]/([.D305]-[.D304])" office:value-type="float" office:value="78457.6240465709" calcext:value-type="float">
            <text:p>78457.62404657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7940.4099" calcext:value-type="float">
            <text:p>1456447940.4099</text:p>
          </table:table-cell>
          <table:table-cell office:value-type="float" office:value="2320" calcext:value-type="float">
            <text:p>2320</text:p>
          </table:table-cell>
          <table:table-cell table:formula="of:=[.B306]-[.B$2]" office:value-type="float" office:value="20.337051153183" calcext:value-type="float">
            <text:p>20.3370511532</text:p>
          </table:table-cell>
          <table:table-cell table:formula="of:=[.C306]/([.D306]-[.D305])" office:value-type="float" office:value="198393.110422443" calcext:value-type="float">
            <text:p>198393.1104224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7940.43811" calcext:value-type="float">
            <text:p>1456447940.43811</text:p>
          </table:table-cell>
          <table:table-cell office:value-type="float" office:value="2320" calcext:value-type="float">
            <text:p>2320</text:p>
          </table:table-cell>
          <table:table-cell table:formula="of:=[.B307]-[.B$2]" office:value-type="float" office:value="20.3652646541595" calcext:value-type="float">
            <text:p>20.3652646542</text:p>
          </table:table-cell>
          <table:table-cell table:formula="of:=[.C307]/([.D307]-[.D306])" office:value-type="float" office:value="82230.1352082207" calcext:value-type="float">
            <text:p>82230.13520822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7940.46712" calcext:value-type="float">
            <text:p>1456447940.46712</text:p>
          </table:table-cell>
          <table:table-cell office:value-type="float" office:value="2320" calcext:value-type="float">
            <text:p>2320</text:p>
          </table:table-cell>
          <table:table-cell table:formula="of:=[.B308]-[.B$2]" office:value-type="float" office:value="20.3942718505859" calcext:value-type="float">
            <text:p>20.3942718506</text:p>
          </table:table-cell>
          <table:table-cell table:formula="of:=[.C308]/([.D308]-[.D307])" office:value-type="float" office:value="79980.1527144208" calcext:value-type="float">
            <text:p>79980.15271442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7940.51474" calcext:value-type="float">
            <text:p>1456447940.51474</text:p>
          </table:table-cell>
          <table:table-cell office:value-type="float" office:value="2320" calcext:value-type="float">
            <text:p>2320</text:p>
          </table:table-cell>
          <table:table-cell table:formula="of:=[.B309]-[.B$2]" office:value-type="float" office:value="20.4418919086456" calcext:value-type="float">
            <text:p>20.4418919086</text:p>
          </table:table-cell>
          <table:table-cell table:formula="of:=[.C309]/([.D309]-[.D308])" office:value-type="float" office:value="48718.9662199036" calcext:value-type="float">
            <text:p>48718.96621990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7940.544" calcext:value-type="float">
            <text:p>1456447940.544</text:p>
          </table:table-cell>
          <table:table-cell office:value-type="float" office:value="2320" calcext:value-type="float">
            <text:p>2320</text:p>
          </table:table-cell>
          <table:table-cell table:formula="of:=[.B310]-[.B$2]" office:value-type="float" office:value="20.4711492061615" calcext:value-type="float">
            <text:p>20.4711492062</text:p>
          </table:table-cell>
          <table:table-cell table:formula="of:=[.C310]/([.D310]-[.D309])" office:value-type="float" office:value="79296.4558241114" calcext:value-type="float">
            <text:p>79296.45582411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7940.573" calcext:value-type="float">
            <text:p>1456447940.573</text:p>
          </table:table-cell>
          <table:table-cell office:value-type="float" office:value="2320" calcext:value-type="float">
            <text:p>2320</text:p>
          </table:table-cell>
          <table:table-cell table:formula="of:=[.B311]-[.B$2]" office:value-type="float" office:value="20.5001487731934" calcext:value-type="float">
            <text:p>20.5001487732</text:p>
          </table:table-cell>
          <table:table-cell table:formula="of:=[.C311]/([.D311]-[.D310])" office:value-type="float" office:value="80001.1944127005" calcext:value-type="float">
            <text:p>80001.1944127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7940.60201" calcext:value-type="float">
            <text:p>1456447940.60201</text:p>
          </table:table-cell>
          <table:table-cell office:value-type="float" office:value="2320" calcext:value-type="float">
            <text:p>2320</text:p>
          </table:table-cell>
          <table:table-cell table:formula="of:=[.B312]-[.B$2]" office:value-type="float" office:value="20.5291585922241" calcext:value-type="float">
            <text:p>20.5291585922</text:p>
          </table:table-cell>
          <table:table-cell table:formula="of:=[.C312]/([.D312]-[.D311])" office:value-type="float" office:value="79972.9221867912" calcext:value-type="float">
            <text:p>79972.92218679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7940.63139" calcext:value-type="float">
            <text:p>1456447940.63139</text:p>
          </table:table-cell>
          <table:table-cell office:value-type="float" office:value="2320" calcext:value-type="float">
            <text:p>2320</text:p>
          </table:table-cell>
          <table:table-cell table:formula="of:=[.B313]-[.B$2]" office:value-type="float" office:value="20.5585417747498" calcext:value-type="float">
            <text:p>20.5585417747</text:p>
          </table:table-cell>
          <table:table-cell table:formula="of:=[.C313]/([.D313]-[.D312])" office:value-type="float" office:value="78956.7296863083" calcext:value-type="float">
            <text:p>78956.72968630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7940.64207" calcext:value-type="float">
            <text:p>1456447940.64207</text:p>
          </table:table-cell>
          <table:table-cell office:value-type="float" office:value="2320" calcext:value-type="float">
            <text:p>2320</text:p>
          </table:table-cell>
          <table:table-cell table:formula="of:=[.B314]-[.B$2]" office:value-type="float" office:value="20.5692219734192" calcext:value-type="float">
            <text:p>20.5692219734</text:p>
          </table:table-cell>
          <table:table-cell table:formula="of:=[.C314]/([.D314]-[.D313])" office:value-type="float" office:value="217224.423609251" calcext:value-type="float">
            <text:p>217224.4236092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7940.67126" calcext:value-type="float">
            <text:p>1456447940.67126</text:p>
          </table:table-cell>
          <table:table-cell office:value-type="float" office:value="2320" calcext:value-type="float">
            <text:p>2320</text:p>
          </table:table-cell>
          <table:table-cell table:formula="of:=[.B315]-[.B$2]" office:value-type="float" office:value="20.5984098911285" calcext:value-type="float">
            <text:p>20.5984098911</text:p>
          </table:table-cell>
          <table:table-cell table:formula="of:=[.C315]/([.D315]-[.D314])" office:value-type="float" office:value="79484.9438422519" calcext:value-type="float">
            <text:p>79484.94384225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7940.70038" calcext:value-type="float">
            <text:p>1456447940.70038</text:p>
          </table:table-cell>
          <table:table-cell office:value-type="float" office:value="2320" calcext:value-type="float">
            <text:p>2320</text:p>
          </table:table-cell>
          <table:table-cell table:formula="of:=[.B316]-[.B$2]" office:value-type="float" office:value="20.62753033638" calcext:value-type="float">
            <text:p>20.6275303364</text:p>
          </table:table-cell>
          <table:table-cell table:formula="of:=[.C316]/([.D316]-[.D315])" office:value-type="float" office:value="79669.1115113804" calcext:value-type="float">
            <text:p>79669.11151138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7940.72945" calcext:value-type="float">
            <text:p>1456447940.72945</text:p>
          </table:table-cell>
          <table:table-cell office:value-type="float" office:value="2320" calcext:value-type="float">
            <text:p>2320</text:p>
          </table:table-cell>
          <table:table-cell table:formula="of:=[.B317]-[.B$2]" office:value-type="float" office:value="20.6565988063812" calcext:value-type="float">
            <text:p>20.6565988064</text:p>
          </table:table-cell>
          <table:table-cell table:formula="of:=[.C317]/([.D317]-[.D316])" office:value-type="float" office:value="79811.5621462903" calcext:value-type="float">
            <text:p>79811.56214629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7940.77732" calcext:value-type="float">
            <text:p>1456447940.77732</text:p>
          </table:table-cell>
          <table:table-cell office:value-type="float" office:value="2320" calcext:value-type="float">
            <text:p>2320</text:p>
          </table:table-cell>
          <table:table-cell table:formula="of:=[.B318]-[.B$2]" office:value-type="float" office:value="20.7044723033905" calcext:value-type="float">
            <text:p>20.7044723034</text:p>
          </table:table-cell>
          <table:table-cell table:formula="of:=[.C318]/([.D318]-[.D317])" office:value-type="float" office:value="48461.0514153668" calcext:value-type="float">
            <text:p>48461.051415366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7940.80652" calcext:value-type="float">
            <text:p>1456447940.80652</text:p>
          </table:table-cell>
          <table:table-cell office:value-type="float" office:value="2320" calcext:value-type="float">
            <text:p>2320</text:p>
          </table:table-cell>
          <table:table-cell table:formula="of:=[.B319]-[.B$2]" office:value-type="float" office:value="20.7336685657501" calcext:value-type="float">
            <text:p>20.7336685658</text:p>
          </table:table-cell>
          <table:table-cell table:formula="of:=[.C319]/([.D319]-[.D318])" office:value-type="float" office:value="79462.2260693462" calcext:value-type="float">
            <text:p>79462.226069346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7940.83597" calcext:value-type="float">
            <text:p>1456447940.83597</text:p>
          </table:table-cell>
          <table:table-cell office:value-type="float" office:value="2320" calcext:value-type="float">
            <text:p>2320</text:p>
          </table:table-cell>
          <table:table-cell table:formula="of:=[.B320]-[.B$2]" office:value-type="float" office:value="20.7631216049194" calcext:value-type="float">
            <text:p>20.7631216049</text:p>
          </table:table-cell>
          <table:table-cell table:formula="of:=[.C320]/([.D320]-[.D319])" office:value-type="float" office:value="78769.4603148905" calcext:value-type="float">
            <text:p>78769.46031489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7940.86487" calcext:value-type="float">
            <text:p>1456447940.86487</text:p>
          </table:table-cell>
          <table:table-cell office:value-type="float" office:value="2320" calcext:value-type="float">
            <text:p>2320</text:p>
          </table:table-cell>
          <table:table-cell table:formula="of:=[.B321]-[.B$2]" office:value-type="float" office:value="20.7920262813568" calcext:value-type="float">
            <text:p>20.7920262814</text:p>
          </table:table-cell>
          <table:table-cell table:formula="of:=[.C321]/([.D321]-[.D320])" office:value-type="float" office:value="80263.8287623211" calcext:value-type="float">
            <text:p>80263.82876232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7940.8752" calcext:value-type="float">
            <text:p>1456447940.8752</text:p>
          </table:table-cell>
          <table:table-cell office:value-type="float" office:value="2320" calcext:value-type="float">
            <text:p>2320</text:p>
          </table:table-cell>
          <table:table-cell table:formula="of:=[.B322]-[.B$2]" office:value-type="float" office:value="20.8023471832275" calcext:value-type="float">
            <text:p>20.8023471832</text:p>
          </table:table-cell>
          <table:table-cell table:formula="of:=[.C322]/([.D322]-[.D321])" office:value-type="float" office:value="224786.557324032" calcext:value-type="float">
            <text:p>224786.5573240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7940.90427" calcext:value-type="float">
            <text:p>1456447940.90427</text:p>
          </table:table-cell>
          <table:table-cell office:value-type="float" office:value="2320" calcext:value-type="float">
            <text:p>2320</text:p>
          </table:table-cell>
          <table:table-cell table:formula="of:=[.B323]-[.B$2]" office:value-type="float" office:value="20.8314266204834" calcext:value-type="float">
            <text:p>20.8314266205</text:p>
          </table:table-cell>
          <table:table-cell table:formula="of:=[.C323]/([.D323]-[.D322])" office:value-type="float" office:value="79781.4613669159" calcext:value-type="float">
            <text:p>79781.46136691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7940.93343" calcext:value-type="float">
            <text:p>1456447940.93343</text:p>
          </table:table-cell>
          <table:table-cell office:value-type="float" office:value="2320" calcext:value-type="float">
            <text:p>2320</text:p>
          </table:table-cell>
          <table:table-cell table:formula="of:=[.B324]-[.B$2]" office:value-type="float" office:value="20.8605799674988" calcext:value-type="float">
            <text:p>20.8605799675</text:p>
          </table:table-cell>
          <table:table-cell table:formula="of:=[.C324]/([.D324]-[.D323])" office:value-type="float" office:value="79579.1988746954" calcext:value-type="float">
            <text:p>79579.19887469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7940.96274" calcext:value-type="float">
            <text:p>1456447940.96274</text:p>
          </table:table-cell>
          <table:table-cell office:value-type="float" office:value="2320" calcext:value-type="float">
            <text:p>2320</text:p>
          </table:table-cell>
          <table:table-cell table:formula="of:=[.B325]-[.B$2]" office:value-type="float" office:value="20.8898956775665" calcext:value-type="float">
            <text:p>20.8898956776</text:p>
          </table:table-cell>
          <table:table-cell table:formula="of:=[.C325]/([.D325]-[.D324])" office:value-type="float" office:value="79138.4549321319" calcext:value-type="float">
            <text:p>79138.45493213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7941.01106" calcext:value-type="float">
            <text:p>1456447941.01106</text:p>
          </table:table-cell>
          <table:table-cell office:value-type="float" office:value="2320" calcext:value-type="float">
            <text:p>2320</text:p>
          </table:table-cell>
          <table:table-cell table:formula="of:=[.B326]-[.B$2]" office:value-type="float" office:value="20.9382109642029" calcext:value-type="float">
            <text:p>20.9382109642</text:p>
          </table:table-cell>
          <table:table-cell table:formula="of:=[.C326]/([.D326]-[.D325])" office:value-type="float" office:value="48017.9289313049" calcext:value-type="float">
            <text:p>48017.92893130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7941.04018" calcext:value-type="float">
            <text:p>1456447941.04018</text:p>
          </table:table-cell>
          <table:table-cell office:value-type="float" office:value="2320" calcext:value-type="float">
            <text:p>2320</text:p>
          </table:table-cell>
          <table:table-cell table:formula="of:=[.B327]-[.B$2]" office:value-type="float" office:value="20.9673335552216" calcext:value-type="float">
            <text:p>20.9673335552</text:p>
          </table:table-cell>
          <table:table-cell table:formula="of:=[.C327]/([.D327]-[.D326])" office:value-type="float" office:value="79663.2414510148" calcext:value-type="float">
            <text:p>79663.24145101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7941.05008" calcext:value-type="float">
            <text:p>1456447941.05008</text:p>
          </table:table-cell>
          <table:table-cell office:value-type="float" office:value="2320" calcext:value-type="float">
            <text:p>2320</text:p>
          </table:table-cell>
          <table:table-cell table:formula="of:=[.B328]-[.B$2]" office:value-type="float" office:value="20.9772346019745" calcext:value-type="float">
            <text:p>20.977234602</text:p>
          </table:table-cell>
          <table:table-cell table:formula="of:=[.C328]/([.D328]-[.D327])" office:value-type="float" office:value="234318.659217877" calcext:value-type="float">
            <text:p>234318.6592178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7941.07915" calcext:value-type="float">
            <text:p>1456447941.07915</text:p>
          </table:table-cell>
          <table:table-cell office:value-type="float" office:value="2320" calcext:value-type="float">
            <text:p>2320</text:p>
          </table:table-cell>
          <table:table-cell table:formula="of:=[.B329]-[.B$2]" office:value-type="float" office:value="21.0062999725342" calcext:value-type="float">
            <text:p>21.0062999725</text:p>
          </table:table-cell>
          <table:table-cell table:formula="of:=[.C329]/([.D329]-[.D328])" office:value-type="float" office:value="79820.0730052744" calcext:value-type="float">
            <text:p>79820.07300527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7941.10675" calcext:value-type="float">
            <text:p>1456447941.10675</text:p>
          </table:table-cell>
          <table:table-cell office:value-type="float" office:value="2320" calcext:value-type="float">
            <text:p>2320</text:p>
          </table:table-cell>
          <table:table-cell table:formula="of:=[.B330]-[.B$2]" office:value-type="float" office:value="21.0339069366455" calcext:value-type="float">
            <text:p>21.0339069366</text:p>
          </table:table-cell>
          <table:table-cell table:formula="of:=[.C330]/([.D330]-[.D329])" office:value-type="float" office:value="84036.7666160011" calcext:value-type="float">
            <text:p>84036.76661600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7941.13407" calcext:value-type="float">
            <text:p>1456447941.13407</text:p>
          </table:table-cell>
          <table:table-cell office:value-type="float" office:value="2320" calcext:value-type="float">
            <text:p>2320</text:p>
          </table:table-cell>
          <table:table-cell table:formula="of:=[.B331]-[.B$2]" office:value-type="float" office:value="21.0612189769745" calcext:value-type="float">
            <text:p>21.061218977</text:p>
          </table:table-cell>
          <table:table-cell table:formula="of:=[.C331]/([.D331]-[.D330])" office:value-type="float" office:value="84944.2213783772" calcext:value-type="float">
            <text:p>84944.22137837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7941.1615" calcext:value-type="float">
            <text:p>1456447941.1615</text:p>
          </table:table-cell>
          <table:table-cell office:value-type="float" office:value="2320" calcext:value-type="float">
            <text:p>2320</text:p>
          </table:table-cell>
          <table:table-cell table:formula="of:=[.B332]-[.B$2]" office:value-type="float" office:value="21.0886528491974" calcext:value-type="float">
            <text:p>21.0886528492</text:p>
          </table:table-cell>
          <table:table-cell table:formula="of:=[.C332]/([.D332]-[.D331])" office:value-type="float" office:value="84566.9900752612" calcext:value-type="float">
            <text:p>84566.99007526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7941.18881" calcext:value-type="float">
            <text:p>1456447941.18881</text:p>
          </table:table-cell>
          <table:table-cell office:value-type="float" office:value="2320" calcext:value-type="float">
            <text:p>2320</text:p>
          </table:table-cell>
          <table:table-cell table:formula="of:=[.B333]-[.B$2]" office:value-type="float" office:value="21.1159658432007" calcext:value-type="float">
            <text:p>21.1159658432</text:p>
          </table:table-cell>
          <table:table-cell table:formula="of:=[.C333]/([.D333]-[.D332])" office:value-type="float" office:value="84941.2554229698" calcext:value-type="float">
            <text:p>84941.25542296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7941.21629" calcext:value-type="float">
            <text:p>1456447941.21629</text:p>
          </table:table-cell>
          <table:table-cell office:value-type="float" office:value="2320" calcext:value-type="float">
            <text:p>2320</text:p>
          </table:table-cell>
          <table:table-cell table:formula="of:=[.B334]-[.B$2]" office:value-type="float" office:value="21.1434404850006" calcext:value-type="float">
            <text:p>21.143440485</text:p>
          </table:table-cell>
          <table:table-cell table:formula="of:=[.C334]/([.D334]-[.D333])" office:value-type="float" office:value="84441.5012539375" calcext:value-type="float">
            <text:p>84441.50125393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7941.24381" calcext:value-type="float">
            <text:p>1456447941.24381</text:p>
          </table:table-cell>
          <table:table-cell office:value-type="float" office:value="2320" calcext:value-type="float">
            <text:p>2320</text:p>
          </table:table-cell>
          <table:table-cell table:formula="of:=[.B335]-[.B$2]" office:value-type="float" office:value="21.1709594726562" calcext:value-type="float">
            <text:p>21.1709594727</text:p>
          </table:table-cell>
          <table:table-cell table:formula="of:=[.C335]/([.D335]-[.D334])" office:value-type="float" office:value="84305.4268213441" calcext:value-type="float">
            <text:p>84305.42682134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7941.27125" calcext:value-type="float">
            <text:p>1456447941.27125</text:p>
          </table:table-cell>
          <table:table-cell office:value-type="float" office:value="2320" calcext:value-type="float">
            <text:p>2320</text:p>
          </table:table-cell>
          <table:table-cell table:formula="of:=[.B336]-[.B$2]" office:value-type="float" office:value="21.1984038352966" calcext:value-type="float">
            <text:p>21.1984038353</text:p>
          </table:table-cell>
          <table:table-cell table:formula="of:=[.C336]/([.D336]-[.D335])" office:value-type="float" office:value="84534.6649291982" calcext:value-type="float">
            <text:p>84534.664929198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7941.31683" calcext:value-type="float">
            <text:p>1456447941.31683</text:p>
          </table:table-cell>
          <table:table-cell office:value-type="float" office:value="2320" calcext:value-type="float">
            <text:p>2320</text:p>
          </table:table-cell>
          <table:table-cell table:formula="of:=[.B337]-[.B$2]" office:value-type="float" office:value="21.2439770698547" calcext:value-type="float">
            <text:p>21.2439770699</text:p>
          </table:table-cell>
          <table:table-cell table:formula="of:=[.C337]/([.D337]-[.D336])" office:value-type="float" office:value="50907.0734718647" calcext:value-type="float">
            <text:p>50907.07347186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7941.34432" calcext:value-type="float">
            <text:p>1456447941.34432</text:p>
          </table:table-cell>
          <table:table-cell office:value-type="float" office:value="2320" calcext:value-type="float">
            <text:p>2320</text:p>
          </table:table-cell>
          <table:table-cell table:formula="of:=[.B338]-[.B$2]" office:value-type="float" office:value="21.2714765071869" calcext:value-type="float">
            <text:p>21.2714765072</text:p>
          </table:table-cell>
          <table:table-cell table:formula="of:=[.C338]/([.D338]-[.D337])" office:value-type="float" office:value="84365.3625337044" calcext:value-type="float">
            <text:p>84365.36253370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7941.37178" calcext:value-type="float">
            <text:p>1456447941.37178</text:p>
          </table:table-cell>
          <table:table-cell office:value-type="float" office:value="2320" calcext:value-type="float">
            <text:p>2320</text:p>
          </table:table-cell>
          <table:table-cell table:formula="of:=[.B339]-[.B$2]" office:value-type="float" office:value="21.2989327907562" calcext:value-type="float">
            <text:p>21.2989327908</text:p>
          </table:table-cell>
          <table:table-cell table:formula="of:=[.C339]/([.D339]-[.D338])" office:value-type="float" office:value="84497.961792289" calcext:value-type="float">
            <text:p>84497.9617922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7941.39947" calcext:value-type="float">
            <text:p>1456447941.39947</text:p>
          </table:table-cell>
          <table:table-cell office:value-type="float" office:value="2320" calcext:value-type="float">
            <text:p>2320</text:p>
          </table:table-cell>
          <table:table-cell table:formula="of:=[.B340]-[.B$2]" office:value-type="float" office:value="21.3266265392303" calcext:value-type="float">
            <text:p>21.3266265392</text:p>
          </table:table-cell>
          <table:table-cell table:formula="of:=[.C340]/([.D340]-[.D339])" office:value-type="float" office:value="83773.4191948759" calcext:value-type="float">
            <text:p>83773.41919487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7941.42683" calcext:value-type="float">
            <text:p>1456447941.42683</text:p>
          </table:table-cell>
          <table:table-cell office:value-type="float" office:value="2320" calcext:value-type="float">
            <text:p>2320</text:p>
          </table:table-cell>
          <table:table-cell table:formula="of:=[.B341]-[.B$2]" office:value-type="float" office:value="21.3539853096008" calcext:value-type="float">
            <text:p>21.3539853096</text:p>
          </table:table-cell>
          <table:table-cell table:formula="of:=[.C341]/([.D341]-[.D340])" office:value-type="float" office:value="84799.1327308695" calcext:value-type="float">
            <text:p>84799.13273086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7941.45414" calcext:value-type="float">
            <text:p>1456447941.45414</text:p>
          </table:table-cell>
          <table:table-cell office:value-type="float" office:value="2320" calcext:value-type="float">
            <text:p>2320</text:p>
          </table:table-cell>
          <table:table-cell table:formula="of:=[.B342]-[.B$2]" office:value-type="float" office:value="21.3812942504883" calcext:value-type="float">
            <text:p>21.3812942505</text:p>
          </table:table-cell>
          <table:table-cell table:formula="of:=[.C342]/([.D342]-[.D341])" office:value-type="float" office:value="84953.862164097" calcext:value-type="float">
            <text:p>84953.86216409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7941.48171" calcext:value-type="float">
            <text:p>1456447941.48171</text:p>
          </table:table-cell>
          <table:table-cell office:value-type="float" office:value="2320" calcext:value-type="float">
            <text:p>2320</text:p>
          </table:table-cell>
          <table:table-cell table:formula="of:=[.B343]-[.B$2]" office:value-type="float" office:value="21.4088587760925" calcext:value-type="float">
            <text:p>21.4088587761</text:p>
          </table:table-cell>
          <table:table-cell table:formula="of:=[.C343]/([.D343]-[.D342])" office:value-type="float" office:value="84166.1501202277" calcext:value-type="float">
            <text:p>84166.150120227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7941.50934" calcext:value-type="float">
            <text:p>1456447941.50934</text:p>
          </table:table-cell>
          <table:table-cell office:value-type="float" office:value="2320" calcext:value-type="float">
            <text:p>2320</text:p>
          </table:table-cell>
          <table:table-cell table:formula="of:=[.B344]-[.B$2]" office:value-type="float" office:value="21.4364905357361" calcext:value-type="float">
            <text:p>21.4364905357</text:p>
          </table:table-cell>
          <table:table-cell table:formula="of:=[.C344]/([.D344]-[.D343])" office:value-type="float" office:value="83961.3556982122" calcext:value-type="float">
            <text:p>83961.35569821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7941.53691" calcext:value-type="float">
            <text:p>1456447941.53691</text:p>
          </table:table-cell>
          <table:table-cell office:value-type="float" office:value="2320" calcext:value-type="float">
            <text:p>2320</text:p>
          </table:table-cell>
          <table:table-cell table:formula="of:=[.B345]-[.B$2]" office:value-type="float" office:value="21.4640603065491" calcext:value-type="float">
            <text:p>21.4640603065</text:p>
          </table:table-cell>
          <table:table-cell table:formula="of:=[.C345]/([.D345]-[.D344])" office:value-type="float" office:value="84150.1373274759" calcext:value-type="float">
            <text:p>84150.13732747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7941.5641" calcext:value-type="float">
            <text:p>1456447941.5641</text:p>
          </table:table-cell>
          <table:table-cell office:value-type="float" office:value="2320" calcext:value-type="float">
            <text:p>2320</text:p>
          </table:table-cell>
          <table:table-cell table:formula="of:=[.B346]-[.B$2]" office:value-type="float" office:value="21.4912533760071" calcext:value-type="float">
            <text:p>21.491253376</text:p>
          </table:table-cell>
          <table:table-cell table:formula="of:=[.C346]/([.D346]-[.D345])" office:value-type="float" office:value="85315.8560707021" calcext:value-type="float">
            <text:p>85315.85607070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7941.59147" calcext:value-type="float">
            <text:p>1456447941.59147</text:p>
          </table:table-cell>
          <table:table-cell office:value-type="float" office:value="2320" calcext:value-type="float">
            <text:p>2320</text:p>
          </table:table-cell>
          <table:table-cell table:formula="of:=[.B347]-[.B$2]" office:value-type="float" office:value="21.5186223983765" calcext:value-type="float">
            <text:p>21.5186223984</text:p>
          </table:table-cell>
          <table:table-cell table:formula="of:=[.C347]/([.D347]-[.D346])" office:value-type="float" office:value="84767.3683293552" calcext:value-type="float">
            <text:p>84767.36832935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7941.61911" calcext:value-type="float">
            <text:p>1456447941.61911</text:p>
          </table:table-cell>
          <table:table-cell office:value-type="float" office:value="2320" calcext:value-type="float">
            <text:p>2320</text:p>
          </table:table-cell>
          <table:table-cell table:formula="of:=[.B348]-[.B$2]" office:value-type="float" office:value="21.546257019043" calcext:value-type="float">
            <text:p>21.546257019</text:p>
          </table:table-cell>
          <table:table-cell table:formula="of:=[.C348]/([.D348]-[.D347])" office:value-type="float" office:value="83952.6631466335" calcext:value-type="float">
            <text:p>83952.66314663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7941.64676" calcext:value-type="float">
            <text:p>1456447941.64676</text:p>
          </table:table-cell>
          <table:table-cell office:value-type="float" office:value="2320" calcext:value-type="float">
            <text:p>2320</text:p>
          </table:table-cell>
          <table:table-cell table:formula="of:=[.B349]-[.B$2]" office:value-type="float" office:value="21.5739135742187" calcext:value-type="float">
            <text:p>21.5739135742</text:p>
          </table:table-cell>
          <table:table-cell table:formula="of:=[.C349]/([.D349]-[.D348])" office:value-type="float" office:value="83886.08" calcext:value-type="float">
            <text:p>83886.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7941.67418" calcext:value-type="float">
            <text:p>1456447941.67418</text:p>
          </table:table-cell>
          <table:table-cell office:value-type="float" office:value="2320" calcext:value-type="float">
            <text:p>2320</text:p>
          </table:table-cell>
          <table:table-cell table:formula="of:=[.B350]-[.B$2]" office:value-type="float" office:value="21.6013307571411" calcext:value-type="float">
            <text:p>21.6013307571</text:p>
          </table:table-cell>
          <table:table-cell table:formula="of:=[.C350]/([.D350]-[.D349])" office:value-type="float" office:value="84618.4674249539" calcext:value-type="float">
            <text:p>84618.46742495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7941.70142" calcext:value-type="float">
            <text:p>1456447941.70142</text:p>
          </table:table-cell>
          <table:table-cell office:value-type="float" office:value="2320" calcext:value-type="float">
            <text:p>2320</text:p>
          </table:table-cell>
          <table:table-cell table:formula="of:=[.B351]-[.B$2]" office:value-type="float" office:value="21.6285712718964" calcext:value-type="float">
            <text:p>21.6285712719</text:p>
          </table:table-cell>
          <table:table-cell table:formula="of:=[.C351]/([.D351]-[.D350])" office:value-type="float" office:value="85167.2599010984" calcext:value-type="float">
            <text:p>85167.25990109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7941.72888" calcext:value-type="float">
            <text:p>1456447941.72888</text:p>
          </table:table-cell>
          <table:table-cell office:value-type="float" office:value="2320" calcext:value-type="float">
            <text:p>2320</text:p>
          </table:table-cell>
          <table:table-cell table:formula="of:=[.B352]-[.B$2]" office:value-type="float" office:value="21.6560342311859" calcext:value-type="float">
            <text:p>21.6560342312</text:p>
          </table:table-cell>
          <table:table-cell table:formula="of:=[.C352]/([.D352]-[.D351])" office:value-type="float" office:value="84477.4219536757" calcext:value-type="float">
            <text:p>84477.42195367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7941.75676" calcext:value-type="float">
            <text:p>1456447941.75676</text:p>
          </table:table-cell>
          <table:table-cell office:value-type="float" office:value="2320" calcext:value-type="float">
            <text:p>2320</text:p>
          </table:table-cell>
          <table:table-cell table:formula="of:=[.B353]-[.B$2]" office:value-type="float" office:value="21.6839122772217" calcext:value-type="float">
            <text:p>21.6839122772</text:p>
          </table:table-cell>
          <table:table-cell table:formula="of:=[.C353]/([.D353]-[.D352])" office:value-type="float" office:value="83219.6057436564" calcext:value-type="float">
            <text:p>83219.60574365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7941.78441" calcext:value-type="float">
            <text:p>1456447941.78441</text:p>
          </table:table-cell>
          <table:table-cell office:value-type="float" office:value="2320" calcext:value-type="float">
            <text:p>2320</text:p>
          </table:table-cell>
          <table:table-cell table:formula="of:=[.B354]-[.B$2]" office:value-type="float" office:value="21.7115604877472" calcext:value-type="float">
            <text:p>21.7115604877</text:p>
          </table:table-cell>
          <table:table-cell table:formula="of:=[.C354]/([.D354]-[.D353])" office:value-type="float" office:value="83911.3980942526" calcext:value-type="float">
            <text:p>83911.39809425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7941.81161" calcext:value-type="float">
            <text:p>1456447941.81161</text:p>
          </table:table-cell>
          <table:table-cell office:value-type="float" office:value="2320" calcext:value-type="float">
            <text:p>2320</text:p>
          </table:table-cell>
          <table:table-cell table:formula="of:=[.B355]-[.B$2]" office:value-type="float" office:value="21.738757610321" calcext:value-type="float">
            <text:p>21.7387576103</text:p>
          </table:table-cell>
          <table:table-cell table:formula="of:=[.C355]/([.D355]-[.D354])" office:value-type="float" office:value="85303.1416724378" calcext:value-type="float">
            <text:p>85303.14167243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7941.83901" calcext:value-type="float">
            <text:p>1456447941.83901</text:p>
          </table:table-cell>
          <table:table-cell office:value-type="float" office:value="2320" calcext:value-type="float">
            <text:p>2320</text:p>
          </table:table-cell>
          <table:table-cell table:formula="of:=[.B356]-[.B$2]" office:value-type="float" office:value="21.7661595344543" calcext:value-type="float">
            <text:p>21.7661595345</text:p>
          </table:table-cell>
          <table:table-cell table:formula="of:=[.C356]/([.D356]-[.D355])" office:value-type="float" office:value="84665.587303797" calcext:value-type="float">
            <text:p>84665.5873037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7941.86655" calcext:value-type="float">
            <text:p>1456447941.86655</text:p>
          </table:table-cell>
          <table:table-cell office:value-type="float" office:value="2320" calcext:value-type="float">
            <text:p>2320</text:p>
          </table:table-cell>
          <table:table-cell table:formula="of:=[.B357]-[.B$2]" office:value-type="float" office:value="21.7936980724335" calcext:value-type="float">
            <text:p>21.7936980724</text:p>
          </table:table-cell>
          <table:table-cell table:formula="of:=[.C357]/([.D357]-[.D356])" office:value-type="float" office:value="84245.5762088221" calcext:value-type="float">
            <text:p>84245.57620882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7941.89446" calcext:value-type="float">
            <text:p>1456447941.89446</text:p>
          </table:table-cell>
          <table:table-cell office:value-type="float" office:value="2320" calcext:value-type="float">
            <text:p>2320</text:p>
          </table:table-cell>
          <table:table-cell table:formula="of:=[.B358]-[.B$2]" office:value-type="float" office:value="21.8216152191162" calcext:value-type="float">
            <text:p>21.8216152191</text:p>
          </table:table-cell>
          <table:table-cell table:formula="of:=[.C358]/([.D358]-[.D357])" office:value-type="float" office:value="83103.0486877952" calcext:value-type="float">
            <text:p>83103.04868779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7941.92182" calcext:value-type="float">
            <text:p>1456447941.92182</text:p>
          </table:table-cell>
          <table:table-cell office:value-type="float" office:value="2320" calcext:value-type="float">
            <text:p>2320</text:p>
          </table:table-cell>
          <table:table-cell table:formula="of:=[.B359]-[.B$2]" office:value-type="float" office:value="21.8489758968353" calcext:value-type="float">
            <text:p>21.8489758968</text:p>
          </table:table-cell>
          <table:table-cell table:formula="of:=[.C359]/([.D359]-[.D358])" office:value-type="float" office:value="84793.2212724056" calcext:value-type="float">
            <text:p>84793.22127240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7941.94902" calcext:value-type="float">
            <text:p>1456447941.94902</text:p>
          </table:table-cell>
          <table:table-cell office:value-type="float" office:value="2320" calcext:value-type="float">
            <text:p>2320</text:p>
          </table:table-cell>
          <table:table-cell table:formula="of:=[.B360]-[.B$2]" office:value-type="float" office:value="21.8761699199676" calcext:value-type="float">
            <text:p>21.87616992</text:p>
          </table:table-cell>
          <table:table-cell table:formula="of:=[.C360]/([.D360]-[.D359])" office:value-type="float" office:value="85312.8641066106" calcext:value-type="float">
            <text:p>85312.86410661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7941.97638" calcext:value-type="float">
            <text:p>1456447941.97638</text:p>
          </table:table-cell>
          <table:table-cell office:value-type="float" office:value="2320" calcext:value-type="float">
            <text:p>2320</text:p>
          </table:table-cell>
          <table:table-cell table:formula="of:=[.B361]-[.B$2]" office:value-type="float" office:value="21.9035329818726" calcext:value-type="float">
            <text:p>21.9035329819</text:p>
          </table:table-cell>
          <table:table-cell table:formula="of:=[.C361]/([.D361]-[.D360])" office:value-type="float" office:value="84785.8331082435" calcext:value-type="float">
            <text:p>84785.83310824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7942.00427" calcext:value-type="float">
            <text:p>1456447942.00427</text:p>
          </table:table-cell>
          <table:table-cell office:value-type="float" office:value="2320" calcext:value-type="float">
            <text:p>2320</text:p>
          </table:table-cell>
          <table:table-cell table:formula="of:=[.B362]-[.B$2]" office:value-type="float" office:value="21.9314255714416" calcext:value-type="float">
            <text:p>21.9314255714</text:p>
          </table:table-cell>
          <table:table-cell table:formula="of:=[.C362]/([.D362]-[.D361])" office:value-type="float" office:value="83176.2140353876" calcext:value-type="float">
            <text:p>83176.21403538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7942.01599" calcext:value-type="float">
            <text:p>1456447942.01599</text:p>
          </table:table-cell>
          <table:table-cell office:value-type="float" office:value="2320" calcext:value-type="float">
            <text:p>2320</text:p>
          </table:table-cell>
          <table:table-cell table:formula="of:=[.B363]-[.B$2]" office:value-type="float" office:value="21.94313788414" calcext:value-type="float">
            <text:p>21.9431378841</text:p>
          </table:table-cell>
          <table:table-cell table:formula="of:=[.C363]/([.D363]-[.D362])" office:value-type="float" office:value="198082.143104326" calcext:value-type="float">
            <text:p>198082.1431043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7942.05919" calcext:value-type="float">
            <text:p>1456447942.05919</text:p>
          </table:table-cell>
          <table:table-cell office:value-type="float" office:value="2320" calcext:value-type="float">
            <text:p>2320</text:p>
          </table:table-cell>
          <table:table-cell table:formula="of:=[.B364]-[.B$2]" office:value-type="float" office:value="21.986340045929" calcext:value-type="float">
            <text:p>21.9863400459</text:p>
          </table:table-cell>
          <table:table-cell table:formula="of:=[.C364]/([.D364]-[.D363])" office:value-type="float" office:value="53701.0164290878" calcext:value-type="float">
            <text:p>53701.01642908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7942.08517" calcext:value-type="float">
            <text:p>1456447942.08517</text:p>
          </table:table-cell>
          <table:table-cell office:value-type="float" office:value="2320" calcext:value-type="float">
            <text:p>2320</text:p>
          </table:table-cell>
          <table:table-cell table:formula="of:=[.B365]-[.B$2]" office:value-type="float" office:value="22.012323141098" calcext:value-type="float">
            <text:p>22.0123231411</text:p>
          </table:table-cell>
          <table:table-cell table:formula="of:=[.C365]/([.D365]-[.D364])" office:value-type="float" office:value="89288.8235563997" calcext:value-type="float">
            <text:p>89288.82355639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7942.10802" calcext:value-type="float">
            <text:p>1456447942.10802</text:p>
          </table:table-cell>
          <table:table-cell office:value-type="float" office:value="2320" calcext:value-type="float">
            <text:p>2320</text:p>
          </table:table-cell>
          <table:table-cell table:formula="of:=[.B366]-[.B$2]" office:value-type="float" office:value="22.0351691246033" calcext:value-type="float">
            <text:p>22.0351691246</text:p>
          </table:table-cell>
          <table:table-cell table:formula="of:=[.C366]/([.D366]-[.D365])" office:value-type="float" office:value="101549.578702399" calcext:value-type="float">
            <text:p>101549.5787023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7942.13092" calcext:value-type="float">
            <text:p>1456447942.13092</text:p>
          </table:table-cell>
          <table:table-cell office:value-type="float" office:value="2320" calcext:value-type="float">
            <text:p>2320</text:p>
          </table:table-cell>
          <table:table-cell table:formula="of:=[.B367]-[.B$2]" office:value-type="float" office:value="22.0580694675446" calcext:value-type="float">
            <text:p>22.0580694675</text:p>
          </table:table-cell>
          <table:table-cell table:formula="of:=[.C367]/([.D367]-[.D366])" office:value-type="float" office:value="101308.526511957" calcext:value-type="float">
            <text:p>101308.5265119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7942.15378" calcext:value-type="float">
            <text:p>1456447942.15378</text:p>
          </table:table-cell>
          <table:table-cell office:value-type="float" office:value="2320" calcext:value-type="float">
            <text:p>2320</text:p>
          </table:table-cell>
          <table:table-cell table:formula="of:=[.B368]-[.B$2]" office:value-type="float" office:value="22.0809290409088" calcext:value-type="float">
            <text:p>22.0809290409</text:p>
          </table:table-cell>
          <table:table-cell table:formula="of:=[.C368]/([.D368]-[.D367])" office:value-type="float" office:value="101489.208176888" calcext:value-type="float">
            <text:p>101489.2081768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7942.17652" calcext:value-type="float">
            <text:p>1456447942.17652</text:p>
          </table:table-cell>
          <table:table-cell office:value-type="float" office:value="2320" calcext:value-type="float">
            <text:p>2320</text:p>
          </table:table-cell>
          <table:table-cell table:formula="of:=[.B369]-[.B$2]" office:value-type="float" office:value="22.1036698818207" calcext:value-type="float">
            <text:p>22.1036698818</text:p>
          </table:table-cell>
          <table:table-cell table:formula="of:=[.C369]/([.D369]-[.D368])" office:value-type="float" office:value="102019.094588077" calcext:value-type="float">
            <text:p>102019.0945880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7942.19932" calcext:value-type="float">
            <text:p>1456447942.19932</text:p>
          </table:table-cell>
          <table:table-cell office:value-type="float" office:value="2320" calcext:value-type="float">
            <text:p>2320</text:p>
          </table:table-cell>
          <table:table-cell table:formula="of:=[.B370]-[.B$2]" office:value-type="float" office:value="22.1264679431915" calcext:value-type="float">
            <text:p>22.1264679432</text:p>
          </table:table-cell>
          <table:table-cell table:formula="of:=[.C370]/([.D370]-[.D369])" office:value-type="float" office:value="101763.038631277" calcext:value-type="float">
            <text:p>101763.0386312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7942.22206" calcext:value-type="float">
            <text:p>1456447942.22206</text:p>
          </table:table-cell>
          <table:table-cell office:value-type="float" office:value="2320" calcext:value-type="float">
            <text:p>2320</text:p>
          </table:table-cell>
          <table:table-cell table:formula="of:=[.B371]-[.B$2]" office:value-type="float" office:value="22.1492078304291" calcext:value-type="float">
            <text:p>22.1492078304</text:p>
          </table:table-cell>
          <table:table-cell table:formula="of:=[.C371]/([.D371]-[.D370])" office:value-type="float" office:value="102023.373104909" calcext:value-type="float">
            <text:p>102023.3731049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7942.24477" calcext:value-type="float">
            <text:p>1456447942.24477</text:p>
          </table:table-cell>
          <table:table-cell office:value-type="float" office:value="2320" calcext:value-type="float">
            <text:p>2320</text:p>
          </table:table-cell>
          <table:table-cell table:formula="of:=[.B372]-[.B$2]" office:value-type="float" office:value="22.1719219684601" calcext:value-type="float">
            <text:p>22.1719219685</text:p>
          </table:table-cell>
          <table:table-cell table:formula="of:=[.C372]/([.D372]-[.D371])" office:value-type="float" office:value="102139.02886533" calcext:value-type="float">
            <text:p>102139.028865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7942.26796" calcext:value-type="float">
            <text:p>1456447942.26796</text:p>
          </table:table-cell>
          <table:table-cell office:value-type="float" office:value="2320" calcext:value-type="float">
            <text:p>2320</text:p>
          </table:table-cell>
          <table:table-cell table:formula="of:=[.B373]-[.B$2]" office:value-type="float" office:value="22.1951072216034" calcext:value-type="float">
            <text:p>22.1951072216</text:p>
          </table:table-cell>
          <table:table-cell table:formula="of:=[.C373]/([.D373]-[.D372])" office:value-type="float" office:value="100063.604467022" calcext:value-type="float">
            <text:p>100063.6044670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7942.29596" calcext:value-type="float">
            <text:p>1456447942.29596</text:p>
          </table:table-cell>
          <table:table-cell office:value-type="float" office:value="2320" calcext:value-type="float">
            <text:p>2320</text:p>
          </table:table-cell>
          <table:table-cell table:formula="of:=[.B374]-[.B$2]" office:value-type="float" office:value="22.2231137752533" calcext:value-type="float">
            <text:p>22.2231137753</text:p>
          </table:table-cell>
          <table:table-cell table:formula="of:=[.C374]/([.D374]-[.D373])" office:value-type="float" office:value="82837.753941499" calcext:value-type="float">
            <text:p>82837.7539414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7942.3186" calcext:value-type="float">
            <text:p>1456447942.3186</text:p>
          </table:table-cell>
          <table:table-cell office:value-type="float" office:value="2320" calcext:value-type="float">
            <text:p>2320</text:p>
          </table:table-cell>
          <table:table-cell table:formula="of:=[.B375]-[.B$2]" office:value-type="float" office:value="22.2457542419434" calcext:value-type="float">
            <text:p>22.2457542419</text:p>
          </table:table-cell>
          <table:table-cell table:formula="of:=[.C375]/([.D375]-[.D374])" office:value-type="float" office:value="102471.385937385" calcext:value-type="float">
            <text:p>102471.38593738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7942.35997" calcext:value-type="float">
            <text:p>1456447942.35997</text:p>
          </table:table-cell>
          <table:table-cell office:value-type="float" office:value="2320" calcext:value-type="float">
            <text:p>2320</text:p>
          </table:table-cell>
          <table:table-cell table:formula="of:=[.B376]-[.B$2]" office:value-type="float" office:value="22.2871205806732" calcext:value-type="float">
            <text:p>22.2871205807</text:p>
          </table:table-cell>
          <table:table-cell table:formula="of:=[.C376]/([.D376]-[.D375])" office:value-type="float" office:value="56084.2479957119" calcext:value-type="float">
            <text:p>56084.24799571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7942.38208" calcext:value-type="float">
            <text:p>1456447942.38208</text:p>
          </table:table-cell>
          <table:table-cell office:value-type="float" office:value="2320" calcext:value-type="float">
            <text:p>2320</text:p>
          </table:table-cell>
          <table:table-cell table:formula="of:=[.B377]-[.B$2]" office:value-type="float" office:value="22.3092341423035" calcext:value-type="float">
            <text:p>22.3092341423</text:p>
          </table:table-cell>
          <table:table-cell table:formula="of:=[.C377]/([.D377]-[.D376])" office:value-type="float" office:value="104912.995870664" calcext:value-type="float">
            <text:p>104912.9958706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7942.40515" calcext:value-type="float">
            <text:p>1456447942.40515</text:p>
          </table:table-cell>
          <table:table-cell office:value-type="float" office:value="2320" calcext:value-type="float">
            <text:p>2320</text:p>
          </table:table-cell>
          <table:table-cell table:formula="of:=[.B378]-[.B$2]" office:value-type="float" office:value="22.3322999477386" calcext:value-type="float">
            <text:p>22.3322999477</text:p>
          </table:table-cell>
          <table:table-cell table:formula="of:=[.C378]/([.D378]-[.D377])" office:value-type="float" office:value="100581.79006667" calcext:value-type="float">
            <text:p>100581.7900666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7942.42769" calcext:value-type="float">
            <text:p>1456447942.42769</text:p>
          </table:table-cell>
          <table:table-cell office:value-type="float" office:value="2320" calcext:value-type="float">
            <text:p>2320</text:p>
          </table:table-cell>
          <table:table-cell table:formula="of:=[.B379]-[.B$2]" office:value-type="float" office:value="22.3548440933228" calcext:value-type="float">
            <text:p>22.3548440933</text:p>
          </table:table-cell>
          <table:table-cell table:formula="of:=[.C379]/([.D379]-[.D378])" office:value-type="float" office:value="102909.200588005" calcext:value-type="float">
            <text:p>102909.20058800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7942.45047" calcext:value-type="float">
            <text:p>1456447942.45047</text:p>
          </table:table-cell>
          <table:table-cell office:value-type="float" office:value="2320" calcext:value-type="float">
            <text:p>2320</text:p>
          </table:table-cell>
          <table:table-cell table:formula="of:=[.B380]-[.B$2]" office:value-type="float" office:value="22.3776183128357" calcext:value-type="float">
            <text:p>22.3776183128</text:p>
          </table:table-cell>
          <table:table-cell table:formula="of:=[.C380]/([.D380]-[.D379])" office:value-type="float" office:value="101869.572245137" calcext:value-type="float">
            <text:p>101869.57224513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7942.47344" calcext:value-type="float">
            <text:p>1456447942.47344</text:p>
          </table:table-cell>
          <table:table-cell office:value-type="float" office:value="2320" calcext:value-type="float">
            <text:p>2320</text:p>
          </table:table-cell>
          <table:table-cell table:formula="of:=[.B381]-[.B$2]" office:value-type="float" office:value="22.4005906581879" calcext:value-type="float">
            <text:p>22.4005906582</text:p>
          </table:table-cell>
          <table:table-cell table:formula="of:=[.C381]/([.D381]-[.D380])" office:value-type="float" office:value="100990.994364472" calcext:value-type="float">
            <text:p>100990.9943644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7942.49625" calcext:value-type="float">
            <text:p>1456447942.49625</text:p>
          </table:table-cell>
          <table:table-cell office:value-type="float" office:value="2320" calcext:value-type="float">
            <text:p>2320</text:p>
          </table:table-cell>
          <table:table-cell table:formula="of:=[.B382]-[.B$2]" office:value-type="float" office:value="22.423398733139" calcext:value-type="float">
            <text:p>22.4233987331</text:p>
          </table:table-cell>
          <table:table-cell table:formula="of:=[.C382]/([.D382]-[.D381])" office:value-type="float" office:value="101718.360929921" calcext:value-type="float">
            <text:p>101718.3609299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7942.51939" calcext:value-type="float">
            <text:p>1456447942.51939</text:p>
          </table:table-cell>
          <table:table-cell office:value-type="float" office:value="2320" calcext:value-type="float">
            <text:p>2320</text:p>
          </table:table-cell>
          <table:table-cell table:formula="of:=[.B383]-[.B$2]" office:value-type="float" office:value="22.4465425014496" calcext:value-type="float">
            <text:p>22.4465425014</text:p>
          </table:table-cell>
          <table:table-cell table:formula="of:=[.C383]/([.D383]-[.D382])" office:value-type="float" office:value="100242.966869952" calcext:value-type="float">
            <text:p>100242.96686995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7942.54201" calcext:value-type="float">
            <text:p>1456447942.54201</text:p>
          </table:table-cell>
          <table:table-cell office:value-type="float" office:value="2320" calcext:value-type="float">
            <text:p>2320</text:p>
          </table:table-cell>
          <table:table-cell table:formula="of:=[.B384]-[.B$2]" office:value-type="float" office:value="22.469162940979" calcext:value-type="float">
            <text:p>22.469162941</text:p>
          </table:table-cell>
          <table:table-cell table:formula="of:=[.C384]/([.D384]-[.D383])" office:value-type="float" office:value="102562.109678847" calcext:value-type="float">
            <text:p>102562.1096788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7942.56933" calcext:value-type="float">
            <text:p>1456447942.56933</text:p>
          </table:table-cell>
          <table:table-cell office:value-type="float" office:value="2320" calcext:value-type="float">
            <text:p>2320</text:p>
          </table:table-cell>
          <table:table-cell table:formula="of:=[.B385]-[.B$2]" office:value-type="float" office:value="22.4964773654938" calcext:value-type="float">
            <text:p>22.4964773655</text:p>
          </table:table-cell>
          <table:table-cell table:formula="of:=[.C385]/([.D385]-[.D384])" office:value-type="float" office:value="84936.8068781914" calcext:value-type="float">
            <text:p>84936.80687819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7942.59211" calcext:value-type="float">
            <text:p>1456447942.59211</text:p>
          </table:table-cell>
          <table:table-cell office:value-type="float" office:value="2320" calcext:value-type="float">
            <text:p>2320</text:p>
          </table:table-cell>
          <table:table-cell table:formula="of:=[.B386]-[.B$2]" office:value-type="float" office:value="22.5192632675171" calcext:value-type="float">
            <text:p>22.5192632675</text:p>
          </table:table-cell>
          <table:table-cell table:formula="of:=[.C386]/([.D386]-[.D385])" office:value-type="float" office:value="101817.342917831" calcext:value-type="float">
            <text:p>101817.3429178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7942.63355" calcext:value-type="float">
            <text:p>1456447942.63355</text:p>
          </table:table-cell>
          <table:table-cell office:value-type="float" office:value="2320" calcext:value-type="float">
            <text:p>2320</text:p>
          </table:table-cell>
          <table:table-cell table:formula="of:=[.B387]-[.B$2]" office:value-type="float" office:value="22.5607008934021" calcext:value-type="float">
            <text:p>22.5607008934</text:p>
          </table:table-cell>
          <table:table-cell table:formula="of:=[.C387]/([.D387]-[.D386])" office:value-type="float" office:value="55987.7635470248" calcext:value-type="float">
            <text:p>55987.76354702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7942.65641" calcext:value-type="float">
            <text:p>1456447942.65641</text:p>
          </table:table-cell>
          <table:table-cell office:value-type="float" office:value="2320" calcext:value-type="float">
            <text:p>2320</text:p>
          </table:table-cell>
          <table:table-cell table:formula="of:=[.B388]-[.B$2]" office:value-type="float" office:value="22.5835609436035" calcext:value-type="float">
            <text:p>22.5835609436</text:p>
          </table:table-cell>
          <table:table-cell table:formula="of:=[.C388]/([.D388]-[.D387])" office:value-type="float" office:value="101487.091216287" calcext:value-type="float">
            <text:p>101487.0912162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7942.67912" calcext:value-type="float">
            <text:p>1456447942.67912</text:p>
          </table:table-cell>
          <table:table-cell office:value-type="float" office:value="2320" calcext:value-type="float">
            <text:p>2320</text:p>
          </table:table-cell>
          <table:table-cell table:formula="of:=[.B389]-[.B$2]" office:value-type="float" office:value="22.606273651123" calcext:value-type="float">
            <text:p>22.6062736511</text:p>
          </table:table-cell>
          <table:table-cell table:formula="of:=[.C389]/([.D389]-[.D388])" office:value-type="float" office:value="102145.46187437" calcext:value-type="float">
            <text:p>102145.461874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7942.70183" calcext:value-type="float">
            <text:p>1456447942.70183</text:p>
          </table:table-cell>
          <table:table-cell office:value-type="float" office:value="2320" calcext:value-type="float">
            <text:p>2320</text:p>
          </table:table-cell>
          <table:table-cell table:formula="of:=[.B390]-[.B$2]" office:value-type="float" office:value="22.6289823055267" calcext:value-type="float">
            <text:p>22.6289823055</text:p>
          </table:table-cell>
          <table:table-cell table:formula="of:=[.C390]/([.D390]-[.D389])" office:value-type="float" office:value="102163.693134692" calcext:value-type="float">
            <text:p>102163.69313469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7942.72463" calcext:value-type="float">
            <text:p>1456447942.72463</text:p>
          </table:table-cell>
          <table:table-cell office:value-type="float" office:value="2320" calcext:value-type="float">
            <text:p>2320</text:p>
          </table:table-cell>
          <table:table-cell table:formula="of:=[.B391]-[.B$2]" office:value-type="float" office:value="22.6517820358276" calcext:value-type="float">
            <text:p>22.6517820358</text:p>
          </table:table-cell>
          <table:table-cell table:formula="of:=[.C391]/([.D391]-[.D390])" office:value-type="float" office:value="101755.589622395" calcext:value-type="float">
            <text:p>101755.5896223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7942.74754" calcext:value-type="float">
            <text:p>1456447942.74754</text:p>
          </table:table-cell>
          <table:table-cell office:value-type="float" office:value="2320" calcext:value-type="float">
            <text:p>2320</text:p>
          </table:table-cell>
          <table:table-cell table:formula="of:=[.B392]-[.B$2]" office:value-type="float" office:value="22.6746940612793" calcext:value-type="float">
            <text:p>22.6746940613</text:p>
          </table:table-cell>
          <table:table-cell table:formula="of:=[.C392]/([.D392]-[.D391])" office:value-type="float" office:value="101256.870759625" calcext:value-type="float">
            <text:p>101256.8707596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7942.77064" calcext:value-type="float">
            <text:p>1456447942.77064</text:p>
          </table:table-cell>
          <table:table-cell office:value-type="float" office:value="2320" calcext:value-type="float">
            <text:p>2320</text:p>
          </table:table-cell>
          <table:table-cell table:formula="of:=[.B393]-[.B$2]" office:value-type="float" office:value="22.6977880001068" calcext:value-type="float">
            <text:p>22.6977880001</text:p>
          </table:table-cell>
          <table:table-cell table:formula="of:=[.C393]/([.D393]-[.D392])" office:value-type="float" office:value="100459.259779276" calcext:value-type="float">
            <text:p>100459.2597792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7942.79336" calcext:value-type="float">
            <text:p>1456447942.79336</text:p>
          </table:table-cell>
          <table:table-cell office:value-type="float" office:value="2320" calcext:value-type="float">
            <text:p>2320</text:p>
          </table:table-cell>
          <table:table-cell table:formula="of:=[.B394]-[.B$2]" office:value-type="float" office:value="22.7205090522766" calcext:value-type="float">
            <text:p>22.7205090523</text:p>
          </table:table-cell>
          <table:table-cell table:formula="of:=[.C394]/([.D394]-[.D393])" office:value-type="float" office:value="102107.947407633" calcext:value-type="float">
            <text:p>102107.9474076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7942.81603" calcext:value-type="float">
            <text:p>1456447942.81603</text:p>
          </table:table-cell>
          <table:table-cell office:value-type="float" office:value="2320" calcext:value-type="float">
            <text:p>2320</text:p>
          </table:table-cell>
          <table:table-cell table:formula="of:=[.B395]-[.B$2]" office:value-type="float" office:value="22.7431793212891" calcext:value-type="float">
            <text:p>22.7431793213</text:p>
          </table:table-cell>
          <table:table-cell table:formula="of:=[.C395]/([.D395]-[.D394])" office:value-type="float" office:value="102336.67711335" calcext:value-type="float">
            <text:p>102336.677113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7942.84277" calcext:value-type="float">
            <text:p>1456447942.84277</text:p>
          </table:table-cell>
          <table:table-cell office:value-type="float" office:value="2320" calcext:value-type="float">
            <text:p>2320</text:p>
          </table:table-cell>
          <table:table-cell table:formula="of:=[.B396]-[.B$2]" office:value-type="float" office:value="22.7699189186096" calcext:value-type="float">
            <text:p>22.7699189186</text:p>
          </table:table-cell>
          <table:table-cell table:formula="of:=[.C396]/([.D396]-[.D395])" office:value-type="float" office:value="86762.7126986108" calcext:value-type="float">
            <text:p>86762.71269861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7942.86585" calcext:value-type="float">
            <text:p>1456447942.86585</text:p>
          </table:table-cell>
          <table:table-cell office:value-type="float" office:value="2320" calcext:value-type="float">
            <text:p>2320</text:p>
          </table:table-cell>
          <table:table-cell table:formula="of:=[.B397]-[.B$2]" office:value-type="float" office:value="22.7929995059967" calcext:value-type="float">
            <text:p>22.792999506</text:p>
          </table:table-cell>
          <table:table-cell table:formula="of:=[.C397]/([.D397]-[.D396])" office:value-type="float" office:value="100517.372504054" calcext:value-type="float">
            <text:p>100517.3725040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7942.90792" calcext:value-type="float">
            <text:p>1456447942.90792</text:p>
          </table:table-cell>
          <table:table-cell office:value-type="float" office:value="2320" calcext:value-type="float">
            <text:p>2320</text:p>
          </table:table-cell>
          <table:table-cell table:formula="of:=[.B398]-[.B$2]" office:value-type="float" office:value="22.8350765705109" calcext:value-type="float">
            <text:p>22.8350765705</text:p>
          </table:table-cell>
          <table:table-cell table:formula="of:=[.C398]/([.D398]-[.D397])" office:value-type="float" office:value="55136.926180277" calcext:value-type="float">
            <text:p>55136.92618027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7942.93039" calcext:value-type="float">
            <text:p>1456447942.93039</text:p>
          </table:table-cell>
          <table:table-cell office:value-type="float" office:value="2320" calcext:value-type="float">
            <text:p>2320</text:p>
          </table:table-cell>
          <table:table-cell table:formula="of:=[.B399]-[.B$2]" office:value-type="float" office:value="22.8575391769409" calcext:value-type="float">
            <text:p>22.8575391769</text:p>
          </table:table-cell>
          <table:table-cell table:formula="of:=[.C399]/([.D399]-[.D398])" office:value-type="float" office:value="103282.760494613" calcext:value-type="float">
            <text:p>103282.7604946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7942.9531" calcext:value-type="float">
            <text:p>1456447942.9531</text:p>
          </table:table-cell>
          <table:table-cell office:value-type="float" office:value="2320" calcext:value-type="float">
            <text:p>2320</text:p>
          </table:table-cell>
          <table:table-cell table:formula="of:=[.B400]-[.B$2]" office:value-type="float" office:value="22.8802506923676" calcext:value-type="float">
            <text:p>22.8802506924</text:p>
          </table:table-cell>
          <table:table-cell table:formula="of:=[.C400]/([.D400]-[.D399])" office:value-type="float" office:value="102150.823334278" calcext:value-type="float">
            <text:p>102150.82333427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7942.97595" calcext:value-type="float">
            <text:p>1456447942.97595</text:p>
          </table:table-cell>
          <table:table-cell office:value-type="float" office:value="2320" calcext:value-type="float">
            <text:p>2320</text:p>
          </table:table-cell>
          <table:table-cell table:formula="of:=[.B401]-[.B$2]" office:value-type="float" office:value="22.9031007289886" calcext:value-type="float">
            <text:p>22.903100729</text:p>
          </table:table-cell>
          <table:table-cell table:formula="of:=[.C401]/([.D401]-[.D400])" office:value-type="float" office:value="101531.565943239" calcext:value-type="float">
            <text:p>101531.5659432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7942.99923" calcext:value-type="float">
            <text:p>1456447942.99923</text:p>
          </table:table-cell>
          <table:table-cell office:value-type="float" office:value="2320" calcext:value-type="float">
            <text:p>2320</text:p>
          </table:table-cell>
          <table:table-cell table:formula="of:=[.B402]-[.B$2]" office:value-type="float" office:value="22.9263832569122" calcext:value-type="float">
            <text:p>22.9263832569</text:p>
          </table:table-cell>
          <table:table-cell table:formula="of:=[.C402]/([.D402]-[.D401])" office:value-type="float" office:value="99645.5371003748" calcext:value-type="float">
            <text:p>99645.53710037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7943.02595" calcext:value-type="float">
            <text:p>1456447943.02595</text:p>
          </table:table-cell>
          <table:table-cell office:value-type="float" office:value="2320" calcext:value-type="float">
            <text:p>2320</text:p>
          </table:table-cell>
          <table:table-cell table:formula="of:=[.B403]-[.B$2]" office:value-type="float" office:value="22.953102350235" calcext:value-type="float">
            <text:p>22.9531023502</text:p>
          </table:table-cell>
          <table:table-cell table:formula="of:=[.C403]/([.D403]-[.D402])" office:value-type="float" office:value="86829.2936431452" calcext:value-type="float">
            <text:p>86829.293643145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7943.04483" calcext:value-type="float">
            <text:p>1456447943.04483</text:p>
          </table:table-cell>
          <table:table-cell office:value-type="float" office:value="2320" calcext:value-type="float">
            <text:p>2320</text:p>
          </table:table-cell>
          <table:table-cell table:formula="of:=[.B404]-[.B$2]" office:value-type="float" office:value="22.9719853401184" calcext:value-type="float">
            <text:p>22.9719853401</text:p>
          </table:table-cell>
          <table:table-cell table:formula="of:=[.C404]/([.D404]-[.D403])" office:value-type="float" office:value="122861.899218444" calcext:value-type="float">
            <text:p>122861.89921844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7943.06747" calcext:value-type="float">
            <text:p>1456447943.06747</text:p>
          </table:table-cell>
          <table:table-cell office:value-type="float" office:value="2320" calcext:value-type="float">
            <text:p>2320</text:p>
          </table:table-cell>
          <table:table-cell table:formula="of:=[.B405]-[.B$2]" office:value-type="float" office:value="22.9946212768555" calcext:value-type="float">
            <text:p>22.9946212769</text:p>
          </table:table-cell>
          <table:table-cell table:formula="of:=[.C405]/([.D405]-[.D404])" office:value-type="float" office:value="102491.892734512" calcext:value-type="float">
            <text:p>102491.8927345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7943.09062" calcext:value-type="float">
            <text:p>1456447943.09062</text:p>
          </table:table-cell>
          <table:table-cell office:value-type="float" office:value="2320" calcext:value-type="float">
            <text:p>2320</text:p>
          </table:table-cell>
          <table:table-cell table:formula="of:=[.B406]-[.B$2]" office:value-type="float" office:value="23.0177698135376" calcext:value-type="float">
            <text:p>23.0177698135</text:p>
          </table:table-cell>
          <table:table-cell table:formula="of:=[.C406]/([.D406]-[.D405])" office:value-type="float" office:value="100222.317801673" calcext:value-type="float">
            <text:p>100222.3178016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7943.11391" calcext:value-type="float">
            <text:p>1456447943.11391</text:p>
          </table:table-cell>
          <table:table-cell office:value-type="float" office:value="2320" calcext:value-type="float">
            <text:p>2320</text:p>
          </table:table-cell>
          <table:table-cell table:formula="of:=[.B407]-[.B$2]" office:value-type="float" office:value="23.0410614013672" calcext:value-type="float">
            <text:p>23.0410614014</text:p>
          </table:table-cell>
          <table:table-cell table:formula="of:=[.C407]/([.D407]-[.D406])" office:value-type="float" office:value="99606.777218196" calcext:value-type="float">
            <text:p>99606.77721819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7943.1375" calcext:value-type="float">
            <text:p>1456447943.1375</text:p>
          </table:table-cell>
          <table:table-cell office:value-type="float" office:value="2320" calcext:value-type="float">
            <text:p>2320</text:p>
          </table:table-cell>
          <table:table-cell table:formula="of:=[.B408]-[.B$2]" office:value-type="float" office:value="23.0646498203278" calcext:value-type="float">
            <text:p>23.0646498203</text:p>
          </table:table-cell>
          <table:table-cell table:formula="of:=[.C408]/([.D408]-[.D407])" office:value-type="float" office:value="98353.3488987942" calcext:value-type="float">
            <text:p>98353.348898794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7943.16084" calcext:value-type="float">
            <text:p>1456447943.16084</text:p>
          </table:table-cell>
          <table:table-cell office:value-type="float" office:value="2320" calcext:value-type="float">
            <text:p>2320</text:p>
          </table:table-cell>
          <table:table-cell table:formula="of:=[.B409]-[.B$2]" office:value-type="float" office:value="23.0879948139191" calcext:value-type="float">
            <text:p>23.0879948139</text:p>
          </table:table-cell>
          <table:table-cell table:formula="of:=[.C409]/([.D409]-[.D408])" office:value-type="float" office:value="99378.9092691695" calcext:value-type="float">
            <text:p>99378.9092691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7943.18428" calcext:value-type="float">
            <text:p>1456447943.18428</text:p>
          </table:table-cell>
          <table:table-cell office:value-type="float" office:value="2320" calcext:value-type="float">
            <text:p>2320</text:p>
          </table:table-cell>
          <table:table-cell table:formula="of:=[.B410]-[.B$2]" office:value-type="float" office:value="23.1114318370819" calcext:value-type="float">
            <text:p>23.1114318371</text:p>
          </table:table-cell>
          <table:table-cell table:formula="of:=[.C410]/([.D410]-[.D409])" office:value-type="float" office:value="98988.6805965291" calcext:value-type="float">
            <text:p>98988.680596529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7943.20753" calcext:value-type="float">
            <text:p>1456447943.20753</text:p>
          </table:table-cell>
          <table:table-cell office:value-type="float" office:value="2320" calcext:value-type="float">
            <text:p>2320</text:p>
          </table:table-cell>
          <table:table-cell table:formula="of:=[.B411]-[.B$2]" office:value-type="float" office:value="23.1346867084503" calcext:value-type="float">
            <text:p>23.1346867085</text:p>
          </table:table-cell>
          <table:table-cell table:formula="of:=[.C411]/([.D411]-[.D410])" office:value-type="float" office:value="99764.0435522566" calcext:value-type="float">
            <text:p>99764.04355225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7943.23081" calcext:value-type="float">
            <text:p>1456447943.23081</text:p>
          </table:table-cell>
          <table:table-cell office:value-type="float" office:value="2320" calcext:value-type="float">
            <text:p>2320</text:p>
          </table:table-cell>
          <table:table-cell table:formula="of:=[.B412]-[.B$2]" office:value-type="float" office:value="23.1579611301422" calcext:value-type="float">
            <text:p>23.1579611301</text:p>
          </table:table-cell>
          <table:table-cell table:formula="of:=[.C412]/([.D412]-[.D411])" office:value-type="float" office:value="99680.2425732432" calcext:value-type="float">
            <text:p>99680.24257324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7943.25434" calcext:value-type="float">
            <text:p>1456447943.25434</text:p>
          </table:table-cell>
          <table:table-cell office:value-type="float" office:value="2320" calcext:value-type="float">
            <text:p>2320</text:p>
          </table:table-cell>
          <table:table-cell table:formula="of:=[.B413]-[.B$2]" office:value-type="float" office:value="23.1814894676208" calcext:value-type="float">
            <text:p>23.1814894676</text:p>
          </table:table-cell>
          <table:table-cell table:formula="of:=[.C413]/([.D413]-[.D412])" office:value-type="float" office:value="98604.5020013173" calcext:value-type="float">
            <text:p>98604.502001317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7943.27784" calcext:value-type="float">
            <text:p>1456447943.27784</text:p>
          </table:table-cell>
          <table:table-cell office:value-type="float" office:value="2320" calcext:value-type="float">
            <text:p>2320</text:p>
          </table:table-cell>
          <table:table-cell table:formula="of:=[.B414]-[.B$2]" office:value-type="float" office:value="23.2049925327301" calcext:value-type="float">
            <text:p>23.2049925327</text:p>
          </table:table-cell>
          <table:table-cell table:formula="of:=[.C414]/([.D414]-[.D413])" office:value-type="float" office:value="98710.5294231023" calcext:value-type="float">
            <text:p>98710.52942310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7943.30105" calcext:value-type="float">
            <text:p>1456447943.30105</text:p>
          </table:table-cell>
          <table:table-cell office:value-type="float" office:value="2320" calcext:value-type="float">
            <text:p>2320</text:p>
          </table:table-cell>
          <table:table-cell table:formula="of:=[.B415]-[.B$2]" office:value-type="float" office:value="23.2282004356384" calcext:value-type="float">
            <text:p>23.2282004356</text:p>
          </table:table-cell>
          <table:table-cell table:formula="of:=[.C415]/([.D415]-[.D414])" office:value-type="float" office:value="99965.9473397643" calcext:value-type="float">
            <text:p>99965.94733976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7943.32444" calcext:value-type="float">
            <text:p>1456447943.32444</text:p>
          </table:table-cell>
          <table:table-cell office:value-type="float" office:value="2320" calcext:value-type="float">
            <text:p>2320</text:p>
          </table:table-cell>
          <table:table-cell table:formula="of:=[.B416]-[.B$2]" office:value-type="float" office:value="23.2515895366669" calcext:value-type="float">
            <text:p>23.2515895367</text:p>
          </table:table-cell>
          <table:table-cell table:formula="of:=[.C416]/([.D416]-[.D415])" office:value-type="float" office:value="99191.4993730951" calcext:value-type="float">
            <text:p>99191.49937309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7943.34773" calcext:value-type="float">
            <text:p>1456447943.34773</text:p>
          </table:table-cell>
          <table:table-cell office:value-type="float" office:value="2320" calcext:value-type="float">
            <text:p>2320</text:p>
          </table:table-cell>
          <table:table-cell table:formula="of:=[.B417]-[.B$2]" office:value-type="float" office:value="23.2748827934265" calcext:value-type="float">
            <text:p>23.2748827934</text:p>
          </table:table-cell>
          <table:table-cell table:formula="of:=[.C417]/([.D417]-[.D416])" office:value-type="float" office:value="99599.6405285622" calcext:value-type="float">
            <text:p>99599.64052856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7943.37112" calcext:value-type="float">
            <text:p>1456447943.37112</text:p>
          </table:table-cell>
          <table:table-cell office:value-type="float" office:value="2320" calcext:value-type="float">
            <text:p>2320</text:p>
          </table:table-cell>
          <table:table-cell table:formula="of:=[.B418]-[.B$2]" office:value-type="float" office:value="23.2982711791992" calcext:value-type="float">
            <text:p>23.2982711792</text:p>
          </table:table-cell>
          <table:table-cell table:formula="of:=[.C418]/([.D418]-[.D417])" office:value-type="float" office:value="99194.5328141247" calcext:value-type="float">
            <text:p>99194.53281412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7943.39468" calcext:value-type="float">
            <text:p>1456447943.39468</text:p>
          </table:table-cell>
          <table:table-cell office:value-type="float" office:value="2320" calcext:value-type="float">
            <text:p>2320</text:p>
          </table:table-cell>
          <table:table-cell table:formula="of:=[.B419]-[.B$2]" office:value-type="float" office:value="23.3218357563019" calcext:value-type="float">
            <text:p>23.3218357563</text:p>
          </table:table-cell>
          <table:table-cell table:formula="of:=[.C419]/([.D419]-[.D418])" office:value-type="float" office:value="98452.8595566438" calcext:value-type="float">
            <text:p>98452.85955664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7943.41812" calcext:value-type="float">
            <text:p>1456447943.41812</text:p>
          </table:table-cell>
          <table:table-cell office:value-type="float" office:value="2320" calcext:value-type="float">
            <text:p>2320</text:p>
          </table:table-cell>
          <table:table-cell table:formula="of:=[.B420]-[.B$2]" office:value-type="float" office:value="23.3452761173248" calcext:value-type="float">
            <text:p>23.3452761173</text:p>
          </table:table-cell>
          <table:table-cell table:formula="of:=[.C420]/([.D420]-[.D419])" office:value-type="float" office:value="98974.5848081696" calcext:value-type="float">
            <text:p>98974.58480816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7943.4415" calcext:value-type="float">
            <text:p>1456447943.4415</text:p>
          </table:table-cell>
          <table:table-cell office:value-type="float" office:value="2320" calcext:value-type="float">
            <text:p>2320</text:p>
          </table:table-cell>
          <table:table-cell table:formula="of:=[.B421]-[.B$2]" office:value-type="float" office:value="23.3686470985413" calcext:value-type="float">
            <text:p>23.3686470985</text:p>
          </table:table-cell>
          <table:table-cell table:formula="of:=[.C421]/([.D421]-[.D420])" office:value-type="float" office:value="99268.4037745473" calcext:value-type="float">
            <text:p>99268.40377454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7943.46465" calcext:value-type="float">
            <text:p>1456447943.46465</text:p>
          </table:table-cell>
          <table:table-cell office:value-type="float" office:value="2320" calcext:value-type="float">
            <text:p>2320</text:p>
          </table:table-cell>
          <table:table-cell table:formula="of:=[.B422]-[.B$2]" office:value-type="float" office:value="23.3917996883392" calcext:value-type="float">
            <text:p>23.3917996883</text:p>
          </table:table-cell>
          <table:table-cell table:formula="of:=[.C422]/([.D422]-[.D421])" office:value-type="float" office:value="100204.772781102" calcext:value-type="float">
            <text:p>100204.7727811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7943.48803" calcext:value-type="float">
            <text:p>1456447943.48803</text:p>
          </table:table-cell>
          <table:table-cell office:value-type="float" office:value="2320" calcext:value-type="float">
            <text:p>2320</text:p>
          </table:table-cell>
          <table:table-cell table:formula="of:=[.B423]-[.B$2]" office:value-type="float" office:value="23.4151840209961" calcext:value-type="float">
            <text:p>23.415184021</text:p>
          </table:table-cell>
          <table:table-cell table:formula="of:=[.C423]/([.D423]-[.D422])" office:value-type="float" office:value="99211.7258184562" calcext:value-type="float">
            <text:p>99211.725818456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7943.51151" calcext:value-type="float">
            <text:p>1456447943.51151</text:p>
          </table:table-cell>
          <table:table-cell office:value-type="float" office:value="2320" calcext:value-type="float">
            <text:p>2320</text:p>
          </table:table-cell>
          <table:table-cell table:formula="of:=[.B424]-[.B$2]" office:value-type="float" office:value="23.4386632442474" calcext:value-type="float">
            <text:p>23.4386632442</text:p>
          </table:table-cell>
          <table:table-cell table:formula="of:=[.C424]/([.D424]-[.D423])" office:value-type="float" office:value="98810.7645284781" calcext:value-type="float">
            <text:p>98810.764528478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7943.53487" calcext:value-type="float">
            <text:p>1456447943.53487</text:p>
          </table:table-cell>
          <table:table-cell office:value-type="float" office:value="2320" calcext:value-type="float">
            <text:p>2320</text:p>
          </table:table-cell>
          <table:table-cell table:formula="of:=[.B425]-[.B$2]" office:value-type="float" office:value="23.4620199203491" calcext:value-type="float">
            <text:p>23.4620199203</text:p>
          </table:table-cell>
          <table:table-cell table:formula="of:=[.C425]/([.D425]-[.D424])" office:value-type="float" office:value="99329.2020619609" calcext:value-type="float">
            <text:p>99329.20206196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7943.55805" calcext:value-type="float">
            <text:p>1456447943.55805</text:p>
          </table:table-cell>
          <table:table-cell office:value-type="float" office:value="2320" calcext:value-type="float">
            <text:p>2320</text:p>
          </table:table-cell>
          <table:table-cell table:formula="of:=[.B426]-[.B$2]" office:value-type="float" office:value="23.4851999282837" calcext:value-type="float">
            <text:p>23.4851999283</text:p>
          </table:table-cell>
          <table:table-cell table:formula="of:=[.C426]/([.D426]-[.D425])" office:value-type="float" office:value="100086.247017197" calcext:value-type="float">
            <text:p>100086.24701719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7943.58135" calcext:value-type="float">
            <text:p>1456447943.58135</text:p>
          </table:table-cell>
          <table:table-cell office:value-type="float" office:value="2320" calcext:value-type="float">
            <text:p>2320</text:p>
          </table:table-cell>
          <table:table-cell table:formula="of:=[.B427]-[.B$2]" office:value-type="float" office:value="23.508499622345" calcext:value-type="float">
            <text:p>23.5084996223</text:p>
          </table:table-cell>
          <table:table-cell table:formula="of:=[.C427]/([.D427]-[.D426])" office:value-type="float" office:value="99572.1228741584" calcext:value-type="float">
            <text:p>99572.122874158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7943.60482" calcext:value-type="float">
            <text:p>1456447943.60482</text:p>
          </table:table-cell>
          <table:table-cell office:value-type="float" office:value="2320" calcext:value-type="float">
            <text:p>2320</text:p>
          </table:table-cell>
          <table:table-cell table:formula="of:=[.B428]-[.B$2]" office:value-type="float" office:value="23.5319726467133" calcext:value-type="float">
            <text:p>23.5319726467</text:p>
          </table:table-cell>
          <table:table-cell table:formula="of:=[.C428]/([.D428]-[.D427])" office:value-type="float" office:value="98836.8590088672" calcext:value-type="float">
            <text:p>98836.85900886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7943.62842" calcext:value-type="float">
            <text:p>1456447943.62842</text:p>
          </table:table-cell>
          <table:table-cell office:value-type="float" office:value="2320" calcext:value-type="float">
            <text:p>2320</text:p>
          </table:table-cell>
          <table:table-cell table:formula="of:=[.B429]-[.B$2]" office:value-type="float" office:value="23.5555717945099" calcext:value-type="float">
            <text:p>23.5555717945</text:p>
          </table:table-cell>
          <table:table-cell table:formula="of:=[.C429]/([.D429]-[.D428])" office:value-type="float" office:value="98308.6347012588" calcext:value-type="float">
            <text:p>98308.63470125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7943.65185" calcext:value-type="float">
            <text:p>1456447943.65185</text:p>
          </table:table-cell>
          <table:table-cell office:value-type="float" office:value="2320" calcext:value-type="float">
            <text:p>2320</text:p>
          </table:table-cell>
          <table:table-cell table:formula="of:=[.B430]-[.B$2]" office:value-type="float" office:value="23.5790030956268" calcext:value-type="float">
            <text:p>23.5790030956</text:p>
          </table:table-cell>
          <table:table-cell table:formula="of:=[.C430]/([.D430]-[.D429])" office:value-type="float" office:value="99012.8541484361" calcext:value-type="float">
            <text:p>99012.854148436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7943.67503" calcext:value-type="float">
            <text:p>1456447943.67503</text:p>
          </table:table-cell>
          <table:table-cell office:value-type="float" office:value="2320" calcext:value-type="float">
            <text:p>2320</text:p>
          </table:table-cell>
          <table:table-cell table:formula="of:=[.B431]-[.B$2]" office:value-type="float" office:value="23.6021780967712" calcext:value-type="float">
            <text:p>23.6021780968</text:p>
          </table:table-cell>
          <table:table-cell table:formula="of:=[.C431]/([.D431]-[.D430])" office:value-type="float" office:value="100107.86992171" calcext:value-type="float">
            <text:p>100107.8699217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7943.69822" calcext:value-type="float">
            <text:p>1456447943.69822</text:p>
          </table:table-cell>
          <table:table-cell office:value-type="float" office:value="2320" calcext:value-type="float">
            <text:p>2320</text:p>
          </table:table-cell>
          <table:table-cell table:formula="of:=[.B432]-[.B$2]" office:value-type="float" office:value="23.6253728866577" calcext:value-type="float">
            <text:p>23.6253728867</text:p>
          </table:table-cell>
          <table:table-cell table:formula="of:=[.C432]/([.D432]-[.D431])" office:value-type="float" office:value="100022.46243036" calcext:value-type="float">
            <text:p>100022.462430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7943.72161" calcext:value-type="float">
            <text:p>1456447943.72161</text:p>
          </table:table-cell>
          <table:table-cell office:value-type="float" office:value="2320" calcext:value-type="float">
            <text:p>2320</text:p>
          </table:table-cell>
          <table:table-cell table:formula="of:=[.B433]-[.B$2]" office:value-type="float" office:value="23.6487655639648" calcext:value-type="float">
            <text:p>23.648765564</text:p>
          </table:table-cell>
          <table:table-cell table:formula="of:=[.C433]/([.D433]-[.D432])" office:value-type="float" office:value="99176.3349504668" calcext:value-type="float">
            <text:p>99176.33495046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7943.74508" calcext:value-type="float">
            <text:p>1456447943.74508</text:p>
          </table:table-cell>
          <table:table-cell office:value-type="float" office:value="2320" calcext:value-type="float">
            <text:p>2320</text:p>
          </table:table-cell>
          <table:table-cell table:formula="of:=[.B434]-[.B$2]" office:value-type="float" office:value="23.6722271442413" calcext:value-type="float">
            <text:p>23.6722271442</text:p>
          </table:table-cell>
          <table:table-cell table:formula="of:=[.C434]/([.D434]-[.D433])" office:value-type="float" office:value="98885.0696610945" calcext:value-type="float">
            <text:p>98885.06966109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7943.76875" calcext:value-type="float">
            <text:p>1456447943.76875</text:p>
          </table:table-cell>
          <table:table-cell office:value-type="float" office:value="2320" calcext:value-type="float">
            <text:p>2320</text:p>
          </table:table-cell>
          <table:table-cell table:formula="of:=[.B435]-[.B$2]" office:value-type="float" office:value="23.695906162262" calcext:value-type="float">
            <text:p>23.6959061623</text:p>
          </table:table-cell>
          <table:table-cell table:formula="of:=[.C435]/([.D435]-[.D434])" office:value-type="float" office:value="97977.0359555766" calcext:value-type="float">
            <text:p>97977.03595557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7943.79204" calcext:value-type="float">
            <text:p>1456447943.79204</text:p>
          </table:table-cell>
          <table:table-cell office:value-type="float" office:value="2320" calcext:value-type="float">
            <text:p>2320</text:p>
          </table:table-cell>
          <table:table-cell table:formula="of:=[.B436]-[.B$2]" office:value-type="float" office:value="23.7191925048828" calcext:value-type="float">
            <text:p>23.7191925049</text:p>
          </table:table-cell>
          <table:table-cell table:formula="of:=[.C436]/([.D436]-[.D435])" office:value-type="float" office:value="99629.2134739429" calcext:value-type="float">
            <text:p>99629.21347394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7943.81526" calcext:value-type="float">
            <text:p>1456447943.81526</text:p>
          </table:table-cell>
          <table:table-cell office:value-type="float" office:value="2320" calcext:value-type="float">
            <text:p>2320</text:p>
          </table:table-cell>
          <table:table-cell table:formula="of:=[.B437]-[.B$2]" office:value-type="float" office:value="23.7424139976501" calcext:value-type="float">
            <text:p>23.7424139977</text:p>
          </table:table-cell>
          <table:table-cell table:formula="of:=[.C437]/([.D437]-[.D436])" office:value-type="float" office:value="99907.4445060474" calcext:value-type="float">
            <text:p>99907.444506047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7943.83856" calcext:value-type="float">
            <text:p>1456447943.83856</text:p>
          </table:table-cell>
          <table:table-cell office:value-type="float" office:value="2320" calcext:value-type="float">
            <text:p>2320</text:p>
          </table:table-cell>
          <table:table-cell table:formula="of:=[.B438]-[.B$2]" office:value-type="float" office:value="23.7657120227814" calcext:value-type="float">
            <text:p>23.7657120228</text:p>
          </table:table-cell>
          <table:table-cell table:formula="of:=[.C438]/([.D438]-[.D437])" office:value-type="float" office:value="99579.2556207084" calcext:value-type="float">
            <text:p>99579.255620708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7943.8621" calcext:value-type="float">
            <text:p>1456447943.8621</text:p>
          </table:table-cell>
          <table:table-cell office:value-type="float" office:value="2320" calcext:value-type="float">
            <text:p>2320</text:p>
          </table:table-cell>
          <table:table-cell table:formula="of:=[.B439]-[.B$2]" office:value-type="float" office:value="23.7892487049103" calcext:value-type="float">
            <text:p>23.7892487049</text:p>
          </table:table-cell>
          <table:table-cell table:formula="of:=[.C439]/([.D439]-[.D438])" office:value-type="float" office:value="98569.5429497569" calcext:value-type="float">
            <text:p>98569.542949756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7943.88594" calcext:value-type="float">
            <text:p>1456447943.88594</text:p>
          </table:table-cell>
          <table:table-cell office:value-type="float" office:value="2320" calcext:value-type="float">
            <text:p>2320</text:p>
          </table:table-cell>
          <table:table-cell table:formula="of:=[.B440]-[.B$2]" office:value-type="float" office:value="23.813095331192" calcext:value-type="float">
            <text:p>23.8130953312</text:p>
          </table:table-cell>
          <table:table-cell table:formula="of:=[.C440]/([.D440]-[.D439])" office:value-type="float" office:value="97288.3951209758" calcext:value-type="float">
            <text:p>97288.39512097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7943.90927" calcext:value-type="float">
            <text:p>1456447943.90927</text:p>
          </table:table-cell>
          <table:table-cell office:value-type="float" office:value="2320" calcext:value-type="float">
            <text:p>2320</text:p>
          </table:table-cell>
          <table:table-cell table:formula="of:=[.B441]-[.B$2]" office:value-type="float" office:value="23.8364176750183" calcext:value-type="float">
            <text:p>23.836417675</text:p>
          </table:table-cell>
          <table:table-cell table:formula="of:=[.C441]/([.D441]-[.D440])" office:value-type="float" office:value="99475.4222508459" calcext:value-type="float">
            <text:p>99475.42225084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7943.93243" calcext:value-type="float">
            <text:p>1456447943.93243</text:p>
          </table:table-cell>
          <table:table-cell office:value-type="float" office:value="2320" calcext:value-type="float">
            <text:p>2320</text:p>
          </table:table-cell>
          <table:table-cell table:formula="of:=[.B442]-[.B$2]" office:value-type="float" office:value="23.8595807552338" calcext:value-type="float">
            <text:p>23.8595807552</text:p>
          </table:table-cell>
          <table:table-cell table:formula="of:=[.C442]/([.D442]-[.D441])" office:value-type="float" office:value="100159.390651858" calcext:value-type="float">
            <text:p>100159.3906518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7943.9558" calcext:value-type="float">
            <text:p>1456447943.9558</text:p>
          </table:table-cell>
          <table:table-cell office:value-type="float" office:value="2320" calcext:value-type="float">
            <text:p>2320</text:p>
          </table:table-cell>
          <table:table-cell table:formula="of:=[.B443]-[.B$2]" office:value-type="float" office:value="23.882954120636" calcext:value-type="float">
            <text:p>23.8829541206</text:p>
          </table:table-cell>
          <table:table-cell table:formula="of:=[.C443]/([.D443]-[.D442])" office:value-type="float" office:value="99258.2779619524" calcext:value-type="float">
            <text:p>99258.27796195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7943.97906" calcext:value-type="float">
            <text:p>1456447943.97906</text:p>
          </table:table-cell>
          <table:table-cell office:value-type="float" office:value="2320" calcext:value-type="float">
            <text:p>2320</text:p>
          </table:table-cell>
          <table:table-cell table:formula="of:=[.B444]-[.B$2]" office:value-type="float" office:value="23.9062142372131" calcext:value-type="float">
            <text:p>23.9062142372</text:p>
          </table:table-cell>
          <table:table-cell table:formula="of:=[.C444]/([.D444]-[.D443])" office:value-type="float" office:value="99741.5465354654" calcext:value-type="float">
            <text:p>99741.546535465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7944.00322" calcext:value-type="float">
            <text:p>1456447944.00322</text:p>
          </table:table-cell>
          <table:table-cell office:value-type="float" office:value="2320" calcext:value-type="float">
            <text:p>2320</text:p>
          </table:table-cell>
          <table:table-cell table:formula="of:=[.B445]-[.B$2]" office:value-type="float" office:value="23.9303712844849" calcext:value-type="float">
            <text:p>23.9303712845</text:p>
          </table:table-cell>
          <table:table-cell table:formula="of:=[.C445]/([.D445]-[.D444])" office:value-type="float" office:value="96038.2274333314" calcext:value-type="float">
            <text:p>96038.22743333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7944.02623" calcext:value-type="float">
            <text:p>1456447944.02623</text:p>
          </table:table-cell>
          <table:table-cell office:value-type="float" office:value="2320" calcext:value-type="float">
            <text:p>2320</text:p>
          </table:table-cell>
          <table:table-cell table:formula="of:=[.B446]-[.B$2]" office:value-type="float" office:value="23.9533817768097" calcext:value-type="float">
            <text:p>23.9533817768</text:p>
          </table:table-cell>
          <table:table-cell table:formula="of:=[.C446]/([.D446]-[.D445])" office:value-type="float" office:value="100823.570710681" calcext:value-type="float">
            <text:p>100823.57071068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7944.04941" calcext:value-type="float">
            <text:p>1456447944.04941</text:p>
          </table:table-cell>
          <table:table-cell office:value-type="float" office:value="2320" calcext:value-type="float">
            <text:p>2320</text:p>
          </table:table-cell>
          <table:table-cell table:formula="of:=[.B447]-[.B$2]" office:value-type="float" office:value="23.9765653610229" calcext:value-type="float">
            <text:p>23.976565361</text:p>
          </table:table-cell>
          <table:table-cell table:formula="of:=[.C447]/([.D447]-[.D446])" office:value-type="float" office:value="100070.807803453" calcext:value-type="float">
            <text:p>100070.8078034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7944.07271" calcext:value-type="float">
            <text:p>1456447944.07271</text:p>
          </table:table-cell>
          <table:table-cell office:value-type="float" office:value="2320" calcext:value-type="float">
            <text:p>2320</text:p>
          </table:table-cell>
          <table:table-cell table:formula="of:=[.B448]-[.B$2]" office:value-type="float" office:value="23.9998645782471" calcext:value-type="float">
            <text:p>23.9998645782</text:p>
          </table:table-cell>
          <table:table-cell table:formula="of:=[.C448]/([.D448]-[.D447])" office:value-type="float" office:value="99574.1606974745" calcext:value-type="float">
            <text:p>99574.160697474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7944.09599" calcext:value-type="float">
            <text:p>1456447944.09599</text:p>
          </table:table-cell>
          <table:table-cell office:value-type="float" office:value="2320" calcext:value-type="float">
            <text:p>2320</text:p>
          </table:table-cell>
          <table:table-cell table:formula="of:=[.B449]-[.B$2]" office:value-type="float" office:value="24.0231392383575" calcext:value-type="float">
            <text:p>24.0231392384</text:p>
          </table:table-cell>
          <table:table-cell table:formula="of:=[.C449]/([.D449]-[.D448])" office:value-type="float" office:value="99679.2214789851" calcext:value-type="float">
            <text:p>99679.22147898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7944.1196" calcext:value-type="float">
            <text:p>1456447944.1196</text:p>
          </table:table-cell>
          <table:table-cell office:value-type="float" office:value="2320" calcext:value-type="float">
            <text:p>2320</text:p>
          </table:table-cell>
          <table:table-cell table:formula="of:=[.B450]-[.B$2]" office:value-type="float" office:value="24.0467519760132" calcext:value-type="float">
            <text:p>24.046751976</text:p>
          </table:table-cell>
          <table:table-cell table:formula="of:=[.C450]/([.D450]-[.D449])" office:value-type="float" office:value="98252.0550490211" calcext:value-type="float">
            <text:p>98252.055049021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7944.14306" calcext:value-type="float">
            <text:p>1456447944.14306</text:p>
          </table:table-cell>
          <table:table-cell office:value-type="float" office:value="2320" calcext:value-type="float">
            <text:p>2320</text:p>
          </table:table-cell>
          <table:table-cell table:formula="of:=[.B451]-[.B$2]" office:value-type="float" office:value="24.0702149868011" calcext:value-type="float">
            <text:p>24.0702149868</text:p>
          </table:table-cell>
          <table:table-cell table:formula="of:=[.C451]/([.D451]-[.D450])" office:value-type="float" office:value="98879.0407576389" calcext:value-type="float">
            <text:p>98879.04075763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7944.1662" calcext:value-type="float">
            <text:p>1456447944.1662</text:p>
          </table:table-cell>
          <table:table-cell office:value-type="float" office:value="2320" calcext:value-type="float">
            <text:p>2320</text:p>
          </table:table-cell>
          <table:table-cell table:formula="of:=[.B452]-[.B$2]" office:value-type="float" office:value="24.0933561325073" calcext:value-type="float">
            <text:p>24.0933561325</text:p>
          </table:table-cell>
          <table:table-cell table:formula="of:=[.C452]/([.D452]-[.D451])" office:value-type="float" office:value="100254.327484778" calcext:value-type="float">
            <text:p>100254.32748477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7944.19109" calcext:value-type="float">
            <text:p>1456447944.19109</text:p>
          </table:table-cell>
          <table:table-cell office:value-type="float" office:value="2320" calcext:value-type="float">
            <text:p>2320</text:p>
          </table:table-cell>
          <table:table-cell table:formula="of:=[.B453]-[.B$2]" office:value-type="float" office:value="24.1182386875153" calcext:value-type="float">
            <text:p>24.1182386875</text:p>
          </table:table-cell>
          <table:table-cell table:formula="of:=[.C453]/([.D453]-[.D452])" office:value-type="float" office:value="93238.0135102764" calcext:value-type="float">
            <text:p>93238.01351027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7944.23596" calcext:value-type="float">
            <text:p>1456447944.23596</text:p>
          </table:table-cell>
          <table:table-cell office:value-type="float" office:value="2320" calcext:value-type="float">
            <text:p>2320</text:p>
          </table:table-cell>
          <table:table-cell table:formula="of:=[.B454]-[.B$2]" office:value-type="float" office:value="24.1631112098694" calcext:value-type="float">
            <text:p>24.1631112099</text:p>
          </table:table-cell>
          <table:table-cell table:formula="of:=[.C454]/([.D454]-[.D453])" office:value-type="float" office:value="51702.0189257687" calcext:value-type="float">
            <text:p>51702.01892576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7944.25934" calcext:value-type="float">
            <text:p>1456447944.25934</text:p>
          </table:table-cell>
          <table:table-cell office:value-type="float" office:value="2320" calcext:value-type="float">
            <text:p>2320</text:p>
          </table:table-cell>
          <table:table-cell table:formula="of:=[.B455]-[.B$2]" office:value-type="float" office:value="24.186491727829" calcext:value-type="float">
            <text:p>24.1864917278</text:p>
          </table:table-cell>
          <table:table-cell table:formula="of:=[.C455]/([.D455]-[.D454])" office:value-type="float" office:value="99227.9129149034" calcext:value-type="float">
            <text:p>99227.912914903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7944.28267" calcext:value-type="float">
            <text:p>1456447944.28267</text:p>
          </table:table-cell>
          <table:table-cell office:value-type="float" office:value="2320" calcext:value-type="float">
            <text:p>2320</text:p>
          </table:table-cell>
          <table:table-cell table:formula="of:=[.B456]-[.B$2]" office:value-type="float" office:value="24.2098174095154" calcext:value-type="float">
            <text:p>24.2098174095</text:p>
          </table:table-cell>
          <table:table-cell table:formula="of:=[.C456]/([.D456]-[.D455])" office:value-type="float" office:value="99461.1875095825" calcext:value-type="float">
            <text:p>99461.18750958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7944.30588" calcext:value-type="float">
            <text:p>1456447944.30588</text:p>
          </table:table-cell>
          <table:table-cell office:value-type="float" office:value="2320" calcext:value-type="float">
            <text:p>2320</text:p>
          </table:table-cell>
          <table:table-cell table:formula="of:=[.B457]-[.B$2]" office:value-type="float" office:value="24.2330312728882" calcext:value-type="float">
            <text:p>24.2330312729</text:p>
          </table:table-cell>
          <table:table-cell table:formula="of:=[.C457]/([.D457]-[.D456])" office:value-type="float" office:value="99940.2797691186" calcext:value-type="float">
            <text:p>99940.279769118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7944.32908" calcext:value-type="float">
            <text:p>1456447944.32908</text:p>
          </table:table-cell>
          <table:table-cell office:value-type="float" office:value="2320" calcext:value-type="float">
            <text:p>2320</text:p>
          </table:table-cell>
          <table:table-cell table:formula="of:=[.B458]-[.B$2]" office:value-type="float" office:value="24.2562325000763" calcext:value-type="float">
            <text:p>24.2562325001</text:p>
          </table:table-cell>
          <table:table-cell table:formula="of:=[.C458]/([.D458]-[.D457])" office:value-type="float" office:value="99994.7106758604" calcext:value-type="float">
            <text:p>99994.710675860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7944.35237" calcext:value-type="float">
            <text:p>1456447944.35237</text:p>
          </table:table-cell>
          <table:table-cell office:value-type="float" office:value="2320" calcext:value-type="float">
            <text:p>2320</text:p>
          </table:table-cell>
          <table:table-cell table:formula="of:=[.B459]-[.B$2]" office:value-type="float" office:value="24.2795209884644" calcext:value-type="float">
            <text:p>24.2795209885</text:p>
          </table:table-cell>
          <table:table-cell table:formula="of:=[.C459]/([.D459]-[.D458])" office:value-type="float" office:value="99620.0337841296" calcext:value-type="float">
            <text:p>99620.033784129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7944.3759" calcext:value-type="float">
            <text:p>1456447944.3759</text:p>
          </table:table-cell>
          <table:table-cell office:value-type="float" office:value="2320" calcext:value-type="float">
            <text:p>2320</text:p>
          </table:table-cell>
          <table:table-cell table:formula="of:=[.B460]-[.B$2]" office:value-type="float" office:value="24.3030483722687" calcext:value-type="float">
            <text:p>24.3030483723</text:p>
          </table:table-cell>
          <table:table-cell table:formula="of:=[.C460]/([.D460]-[.D459])" office:value-type="float" office:value="98608.4989004976" calcext:value-type="float">
            <text:p>98608.49890049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7944.39926" calcext:value-type="float">
            <text:p>1456447944.39926</text:p>
          </table:table-cell>
          <table:table-cell office:value-type="float" office:value="2320" calcext:value-type="float">
            <text:p>2320</text:p>
          </table:table-cell>
          <table:table-cell table:formula="of:=[.B461]-[.B$2]" office:value-type="float" office:value="24.3264150619507" calcext:value-type="float">
            <text:p>24.326415062</text:p>
          </table:table-cell>
          <table:table-cell table:formula="of:=[.C461]/([.D461]-[.D460])" office:value-type="float" office:value="99286.635444407" calcext:value-type="float">
            <text:p>99286.6354444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7944.44584" calcext:value-type="float">
            <text:p>1456447944.44584</text:p>
          </table:table-cell>
          <table:table-cell office:value-type="float" office:value="2320" calcext:value-type="float">
            <text:p>2320</text:p>
          </table:table-cell>
          <table:table-cell table:formula="of:=[.B462]-[.B$2]" office:value-type="float" office:value="24.3729884624481" calcext:value-type="float">
            <text:p>24.3729884624</text:p>
          </table:table-cell>
          <table:table-cell table:formula="of:=[.C462]/([.D462]-[.D461])" office:value-type="float" office:value="49813.8417040795" calcext:value-type="float">
            <text:p>49813.841704079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7944.46904" calcext:value-type="float">
            <text:p>1456447944.46904</text:p>
          </table:table-cell>
          <table:table-cell office:value-type="float" office:value="2320" calcext:value-type="float">
            <text:p>2320</text:p>
          </table:table-cell>
          <table:table-cell table:formula="of:=[.B463]-[.B$2]" office:value-type="float" office:value="24.3961896896362" calcext:value-type="float">
            <text:p>24.3961896896</text:p>
          </table:table-cell>
          <table:table-cell table:formula="of:=[.C463]/([.D463]-[.D462])" office:value-type="float" office:value="99994.7106758604" calcext:value-type="float">
            <text:p>99994.710675860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7944.49222" calcext:value-type="float">
            <text:p>1456447944.49222</text:p>
          </table:table-cell>
          <table:table-cell office:value-type="float" office:value="2320" calcext:value-type="float">
            <text:p>2320</text:p>
          </table:table-cell>
          <table:table-cell table:formula="of:=[.B464]-[.B$2]" office:value-type="float" office:value="24.4193670749664" calcext:value-type="float">
            <text:p>24.419367075</text:p>
          </table:table-cell>
          <table:table-cell table:formula="of:=[.C464]/([.D464]-[.D463])" office:value-type="float" office:value="100097.572135414" calcext:value-type="float">
            <text:p>100097.5721354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7944.51581" calcext:value-type="float">
            <text:p>1456447944.51581</text:p>
          </table:table-cell>
          <table:table-cell office:value-type="float" office:value="2320" calcext:value-type="float">
            <text:p>2320</text:p>
          </table:table-cell>
          <table:table-cell table:formula="of:=[.B465]-[.B$2]" office:value-type="float" office:value="24.4429585933685" calcext:value-type="float">
            <text:p>24.4429585934</text:p>
          </table:table-cell>
          <table:table-cell table:formula="of:=[.C465]/([.D465]-[.D464])" office:value-type="float" office:value="98340.4272865083" calcext:value-type="float">
            <text:p>98340.427286508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7944.53882" calcext:value-type="float">
            <text:p>1456447944.53882</text:p>
          </table:table-cell>
          <table:table-cell office:value-type="float" office:value="2320" calcext:value-type="float">
            <text:p>2320</text:p>
          </table:table-cell>
          <table:table-cell table:formula="of:=[.B466]-[.B$2]" office:value-type="float" office:value="24.4659688472748" calcext:value-type="float">
            <text:p>24.4659688473</text:p>
          </table:table-cell>
          <table:table-cell table:formula="of:=[.C466]/([.D466]-[.D465])" office:value-type="float" office:value="100824.615384615" calcext:value-type="float">
            <text:p>100824.6153846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7944.56191" calcext:value-type="float">
            <text:p>1456447944.56191</text:p>
          </table:table-cell>
          <table:table-cell office:value-type="float" office:value="2320" calcext:value-type="float">
            <text:p>2320</text:p>
          </table:table-cell>
          <table:table-cell table:formula="of:=[.B467]-[.B$2]" office:value-type="float" office:value="24.4890575408936" calcext:value-type="float">
            <text:p>24.4890575409</text:p>
          </table:table-cell>
          <table:table-cell table:formula="of:=[.C467]/([.D467]-[.D466])" office:value-type="float" office:value="100482.08176289" calcext:value-type="float">
            <text:p>100482.0817628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7944.58526" calcext:value-type="float">
            <text:p>1456447944.58526</text:p>
          </table:table-cell>
          <table:table-cell office:value-type="float" office:value="2320" calcext:value-type="float">
            <text:p>2320</text:p>
          </table:table-cell>
          <table:table-cell table:formula="of:=[.B468]-[.B$2]" office:value-type="float" office:value="24.5124101638794" calcext:value-type="float">
            <text:p>24.5124101639</text:p>
          </table:table-cell>
          <table:table-cell table:formula="of:=[.C468]/([.D468]-[.D467])" office:value-type="float" office:value="99346.4417854372" calcext:value-type="float">
            <text:p>99346.441785437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7944.60903" calcext:value-type="float">
            <text:p>1456447944.60903</text:p>
          </table:table-cell>
          <table:table-cell office:value-type="float" office:value="2320" calcext:value-type="float">
            <text:p>2320</text:p>
          </table:table-cell>
          <table:table-cell table:formula="of:=[.B469]-[.B$2]" office:value-type="float" office:value="24.5361790657043" calcext:value-type="float">
            <text:p>24.5361790657</text:p>
          </table:table-cell>
          <table:table-cell table:formula="of:=[.C469]/([.D469]-[.D468])" office:value-type="float" office:value="97606.5287780609" calcext:value-type="float">
            <text:p>97606.52877806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7944.65531" calcext:value-type="float">
            <text:p>1456447944.65531</text:p>
          </table:table-cell>
          <table:table-cell office:value-type="float" office:value="2320" calcext:value-type="float">
            <text:p>2320</text:p>
          </table:table-cell>
          <table:table-cell table:formula="of:=[.B470]-[.B$2]" office:value-type="float" office:value="24.5824575424194" calcext:value-type="float">
            <text:p>24.5824575424</text:p>
          </table:table-cell>
          <table:table-cell table:formula="of:=[.C470]/([.D470]-[.D469])" office:value-type="float" office:value="50131.2956838016" calcext:value-type="float">
            <text:p>50131.29568380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7944.67816" calcext:value-type="float">
            <text:p>1456447944.67816</text:p>
          </table:table-cell>
          <table:table-cell office:value-type="float" office:value="2320" calcext:value-type="float">
            <text:p>2320</text:p>
          </table:table-cell>
          <table:table-cell table:formula="of:=[.B471]-[.B$2]" office:value-type="float" office:value="24.6053130626678" calcext:value-type="float">
            <text:p>24.6053130627</text:p>
          </table:table-cell>
          <table:table-cell table:formula="of:=[.C471]/([.D471]-[.D470])" office:value-type="float" office:value="101507.205908432" calcext:value-type="float">
            <text:p>101507.2059084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7944.70148" calcext:value-type="float">
            <text:p>1456447944.70148</text:p>
          </table:table-cell>
          <table:table-cell office:value-type="float" office:value="2320" calcext:value-type="float">
            <text:p>2320</text:p>
          </table:table-cell>
          <table:table-cell table:formula="of:=[.B472]-[.B$2]" office:value-type="float" office:value="24.6286284923553" calcext:value-type="float">
            <text:p>24.6286284924</text:p>
          </table:table-cell>
          <table:table-cell table:formula="of:=[.C472]/([.D472]-[.D471])" office:value-type="float" office:value="99504.9214659686" calcext:value-type="float">
            <text:p>99504.921465968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7944.72469" calcext:value-type="float">
            <text:p>1456447944.72469</text:p>
          </table:table-cell>
          <table:table-cell office:value-type="float" office:value="2320" calcext:value-type="float">
            <text:p>2320</text:p>
          </table:table-cell>
          <table:table-cell table:formula="of:=[.B473]-[.B$2]" office:value-type="float" office:value="24.6518397331238" calcext:value-type="float">
            <text:p>24.6518397331</text:p>
          </table:table-cell>
          <table:table-cell table:formula="of:=[.C473]/([.D473]-[.D472])" office:value-type="float" office:value="99951.5718761235" calcext:value-type="float">
            <text:p>99951.571876123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7944.74811" calcext:value-type="float">
            <text:p>1456447944.74811</text:p>
          </table:table-cell>
          <table:table-cell office:value-type="float" office:value="2320" calcext:value-type="float">
            <text:p>2320</text:p>
          </table:table-cell>
          <table:table-cell table:formula="of:=[.B474]-[.B$2]" office:value-type="float" office:value="24.6752595901489" calcext:value-type="float">
            <text:p>24.6752595901</text:p>
          </table:table-cell>
          <table:table-cell table:formula="of:=[.C474]/([.D474]-[.D473])" office:value-type="float" office:value="99061.2366894024" calcext:value-type="float">
            <text:p>99061.23668940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7944.77157" calcext:value-type="float">
            <text:p>1456447944.77157</text:p>
          </table:table-cell>
          <table:table-cell office:value-type="float" office:value="2320" calcext:value-type="float">
            <text:p>2320</text:p>
          </table:table-cell>
          <table:table-cell table:formula="of:=[.B475]-[.B$2]" office:value-type="float" office:value="24.6987202167511" calcext:value-type="float">
            <text:p>24.6987202168</text:p>
          </table:table-cell>
          <table:table-cell table:formula="of:=[.C475]/([.D475]-[.D474])" office:value-type="float" office:value="98889.089338523" calcext:value-type="float">
            <text:p>98889.0893385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7944.79459" calcext:value-type="float">
            <text:p>1456447944.79459</text:p>
          </table:table-cell>
          <table:table-cell office:value-type="float" office:value="2320" calcext:value-type="float">
            <text:p>2320</text:p>
          </table:table-cell>
          <table:table-cell table:formula="of:=[.B476]-[.B$2]" office:value-type="float" office:value="24.7217469215393" calcext:value-type="float">
            <text:p>24.7217469215</text:p>
          </table:table-cell>
          <table:table-cell table:formula="of:=[.C476]/([.D476]-[.D475])" office:value-type="float" office:value="100752.583634462" calcext:value-type="float">
            <text:p>100752.5836344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7944.84097" calcext:value-type="float">
            <text:p>1456447944.84097</text:p>
          </table:table-cell>
          <table:table-cell office:value-type="float" office:value="2320" calcext:value-type="float">
            <text:p>2320</text:p>
          </table:table-cell>
          <table:table-cell table:formula="of:=[.B477]-[.B$2]" office:value-type="float" office:value="24.7681188583374" calcext:value-type="float">
            <text:p>24.7681188583</text:p>
          </table:table-cell>
          <table:table-cell table:formula="of:=[.C477]/([.D477]-[.D476])" office:value-type="float" office:value="50030.2588201421" calcext:value-type="float">
            <text:p>50030.25882014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7944.86446" calcext:value-type="float">
            <text:p>1456447944.86446</text:p>
          </table:table-cell>
          <table:table-cell office:value-type="float" office:value="2320" calcext:value-type="float">
            <text:p>2320</text:p>
          </table:table-cell>
          <table:table-cell table:formula="of:=[.B478]-[.B$2]" office:value-type="float" office:value="24.7916123867035" calcext:value-type="float">
            <text:p>24.7916123867</text:p>
          </table:table-cell>
          <table:table-cell table:formula="of:=[.C478]/([.D478]-[.D477])" office:value-type="float" office:value="98750.5990521519" calcext:value-type="float">
            <text:p>98750.59905215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7944.88784" calcext:value-type="float">
            <text:p>1456447944.88784</text:p>
          </table:table-cell>
          <table:table-cell office:value-type="float" office:value="2320" calcext:value-type="float">
            <text:p>2320</text:p>
          </table:table-cell>
          <table:table-cell table:formula="of:=[.B479]-[.B$2]" office:value-type="float" office:value="24.814994096756" calcext:value-type="float">
            <text:p>24.8149940968</text:p>
          </table:table-cell>
          <table:table-cell table:formula="of:=[.C479]/([.D479]-[.D478])" office:value-type="float" office:value="99222.8538798817" calcext:value-type="float">
            <text:p>99222.85387988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7944.91106" calcext:value-type="float">
            <text:p>1456447944.91106</text:p>
          </table:table-cell>
          <table:table-cell office:value-type="float" office:value="2320" calcext:value-type="float">
            <text:p>2320</text:p>
          </table:table-cell>
          <table:table-cell table:formula="of:=[.B480]-[.B$2]" office:value-type="float" office:value="24.8382127285004" calcext:value-type="float">
            <text:p>24.8382127285</text:p>
          </table:table-cell>
          <table:table-cell table:formula="of:=[.C480]/([.D480]-[.D479])" office:value-type="float" office:value="99919.7552009529" calcext:value-type="float">
            <text:p>99919.75520095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7944.93408" calcext:value-type="float">
            <text:p>1456447944.93408</text:p>
          </table:table-cell>
          <table:table-cell office:value-type="float" office:value="2320" calcext:value-type="float">
            <text:p>2320</text:p>
          </table:table-cell>
          <table:table-cell table:formula="of:=[.B481]-[.B$2]" office:value-type="float" office:value="24.8612277507782" calcext:value-type="float">
            <text:p>24.8612277508</text:p>
          </table:table-cell>
          <table:table-cell table:formula="of:=[.C481]/([.D481]-[.D480])" office:value-type="float" office:value="100803.726018315" calcext:value-type="float">
            <text:p>100803.7260183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7944.95722" calcext:value-type="float">
            <text:p>1456447944.95722</text:p>
          </table:table-cell>
          <table:table-cell office:value-type="float" office:value="2320" calcext:value-type="float">
            <text:p>2320</text:p>
          </table:table-cell>
          <table:table-cell table:formula="of:=[.B482]-[.B$2]" office:value-type="float" office:value="24.8843677043915" calcext:value-type="float">
            <text:p>24.8843677044</text:p>
          </table:table-cell>
          <table:table-cell table:formula="of:=[.C482]/([.D482]-[.D481])" office:value-type="float" office:value="100259.492251896" calcext:value-type="float">
            <text:p>100259.49225189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7944.9804" calcext:value-type="float">
            <text:p>1456447944.9804</text:p>
          </table:table-cell>
          <table:table-cell office:value-type="float" office:value="2320" calcext:value-type="float">
            <text:p>2320</text:p>
          </table:table-cell>
          <table:table-cell table:formula="of:=[.B483]-[.B$2]" office:value-type="float" office:value="24.9075567722321" calcext:value-type="float">
            <text:p>24.9075567722</text:p>
          </table:table-cell>
          <table:table-cell table:formula="of:=[.C483]/([.D483]-[.D482])" office:value-type="float" office:value="100047.143591536" calcext:value-type="float">
            <text:p>100047.14359153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7945.03616" calcext:value-type="float">
            <text:p>1456447945.03616</text:p>
          </table:table-cell>
          <table:table-cell office:value-type="float" office:value="2320" calcext:value-type="float">
            <text:p>2320</text:p>
          </table:table-cell>
          <table:table-cell table:formula="of:=[.B484]-[.B$2]" office:value-type="float" office:value="24.9633100032806" calcext:value-type="float">
            <text:p>24.9633100033</text:p>
          </table:table-cell>
          <table:table-cell table:formula="of:=[.C484]/([.D484]-[.D483])" office:value-type="float" office:value="41611.9381131172" calcext:value-type="float">
            <text:p>41611.93811311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7945.05027" calcext:value-type="float">
            <text:p>1456447945.05027</text:p>
          </table:table-cell>
          <table:table-cell office:value-type="float" office:value="2320" calcext:value-type="float">
            <text:p>2320</text:p>
          </table:table-cell>
          <table:table-cell table:formula="of:=[.B485]-[.B$2]" office:value-type="float" office:value="24.9774222373962" calcext:value-type="float">
            <text:p>24.9774222374</text:p>
          </table:table-cell>
          <table:table-cell table:formula="of:=[.C485]/([.D485]-[.D484])" office:value-type="float" office:value="164396.365663699" calcext:value-type="float">
            <text:p>164396.36566369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7945.0738" calcext:value-type="float">
            <text:p>1456447945.0738</text:p>
          </table:table-cell>
          <table:table-cell office:value-type="float" office:value="2320" calcext:value-type="float">
            <text:p>2320</text:p>
          </table:table-cell>
          <table:table-cell table:formula="of:=[.B486]-[.B$2]" office:value-type="float" office:value="25.0009546279907" calcext:value-type="float">
            <text:p>25.000954628</text:p>
          </table:table-cell>
          <table:table-cell table:formula="of:=[.C486]/([.D486]-[.D485])" office:value-type="float" office:value="98587.5187939454" calcext:value-type="float">
            <text:p>98587.518793945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7945.09632" calcext:value-type="float">
            <text:p>1456447945.09632</text:p>
          </table:table-cell>
          <table:table-cell office:value-type="float" office:value="2320" calcext:value-type="float">
            <text:p>2320</text:p>
          </table:table-cell>
          <table:table-cell table:formula="of:=[.B487]-[.B$2]" office:value-type="float" office:value="25.0234701633453" calcext:value-type="float">
            <text:p>25.0234701633</text:p>
          </table:table-cell>
          <table:table-cell table:formula="of:=[.C487]/([.D487]-[.D486])" office:value-type="float" office:value="103039.966114976" calcext:value-type="float">
            <text:p>103039.9661149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7945.11868" calcext:value-type="float">
            <text:p>1456447945.11868</text:p>
          </table:table-cell>
          <table:table-cell office:value-type="float" office:value="2320" calcext:value-type="float">
            <text:p>2320</text:p>
          </table:table-cell>
          <table:table-cell table:formula="of:=[.B488]-[.B$2]" office:value-type="float" office:value="25.0458326339722" calcext:value-type="float">
            <text:p>25.045832634</text:p>
          </table:table-cell>
          <table:table-cell table:formula="of:=[.C488]/([.D488]-[.D487])" office:value-type="float" office:value="103745.245268938" calcext:value-type="float">
            <text:p>103745.24526893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7945.14102" calcext:value-type="float">
            <text:p>1456447945.14102</text:p>
          </table:table-cell>
          <table:table-cell office:value-type="float" office:value="2320" calcext:value-type="float">
            <text:p>2320</text:p>
          </table:table-cell>
          <table:table-cell table:formula="of:=[.B489]-[.B$2]" office:value-type="float" office:value="25.068174123764" calcext:value-type="float">
            <text:p>25.0681741238</text:p>
          </table:table-cell>
          <table:table-cell table:formula="of:=[.C489]/([.D489]-[.D488])" office:value-type="float" office:value="103842.672158964" calcext:value-type="float">
            <text:p>103842.6721589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7945.16316" calcext:value-type="float">
            <text:p>1456447945.16316</text:p>
          </table:table-cell>
          <table:table-cell office:value-type="float" office:value="2320" calcext:value-type="float">
            <text:p>2320</text:p>
          </table:table-cell>
          <table:table-cell table:formula="of:=[.B490]-[.B$2]" office:value-type="float" office:value="25.0903127193451" calcext:value-type="float">
            <text:p>25.0903127193</text:p>
          </table:table-cell>
          <table:table-cell table:formula="of:=[.C490]/([.D490]-[.D489])" office:value-type="float" office:value="104794.362022917" calcext:value-type="float">
            <text:p>104794.3620229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7945.18555" calcext:value-type="float">
            <text:p>1456447945.18555</text:p>
          </table:table-cell>
          <table:table-cell office:value-type="float" office:value="2320" calcext:value-type="float">
            <text:p>2320</text:p>
          </table:table-cell>
          <table:table-cell table:formula="of:=[.B491]-[.B$2]" office:value-type="float" office:value="25.11270570755" calcext:value-type="float">
            <text:p>25.1127057076</text:p>
          </table:table-cell>
          <table:table-cell table:formula="of:=[.C491]/([.D491]-[.D490])" office:value-type="float" office:value="103603.85933158" calcext:value-type="float">
            <text:p>103603.859331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7945.20767" calcext:value-type="float">
            <text:p>1456447945.20767</text:p>
          </table:table-cell>
          <table:table-cell office:value-type="float" office:value="2320" calcext:value-type="float">
            <text:p>2320</text:p>
          </table:table-cell>
          <table:table-cell table:formula="of:=[.B492]-[.B$2]" office:value-type="float" office:value="25.1348187923431" calcext:value-type="float">
            <text:p>25.1348187923</text:p>
          </table:table-cell>
          <table:table-cell table:formula="of:=[.C492]/([.D492]-[.D491])" office:value-type="float" office:value="104915.258169899" calcext:value-type="float">
            <text:p>104915.2581698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7945.22984" calcext:value-type="float">
            <text:p>1456447945.22984</text:p>
          </table:table-cell>
          <table:table-cell office:value-type="float" office:value="2320" calcext:value-type="float">
            <text:p>2320</text:p>
          </table:table-cell>
          <table:table-cell table:formula="of:=[.B493]-[.B$2]" office:value-type="float" office:value="25.1569936275482" calcext:value-type="float">
            <text:p>25.1569936275</text:p>
          </table:table-cell>
          <table:table-cell table:formula="of:=[.C493]/([.D493]-[.D492])" office:value-type="float" office:value="104623.099948392" calcext:value-type="float">
            <text:p>104623.0999483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7945.25224" calcext:value-type="float">
            <text:p>1456447945.25224</text:p>
          </table:table-cell>
          <table:table-cell office:value-type="float" office:value="2320" calcext:value-type="float">
            <text:p>2320</text:p>
          </table:table-cell>
          <table:table-cell table:formula="of:=[.B494]-[.B$2]" office:value-type="float" office:value="25.1793901920319" calcext:value-type="float">
            <text:p>25.179390192</text:p>
          </table:table-cell>
          <table:table-cell table:formula="of:=[.C494]/([.D494]-[.D493])" office:value-type="float" office:value="103587.315889204" calcext:value-type="float">
            <text:p>103587.31588920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7945.27451" calcext:value-type="float">
            <text:p>1456447945.27451</text:p>
          </table:table-cell>
          <table:table-cell office:value-type="float" office:value="2320" calcext:value-type="float">
            <text:p>2320</text:p>
          </table:table-cell>
          <table:table-cell table:formula="of:=[.B495]-[.B$2]" office:value-type="float" office:value="25.2016596794128" calcext:value-type="float">
            <text:p>25.2016596794</text:p>
          </table:table-cell>
          <table:table-cell table:formula="of:=[.C495]/([.D495]-[.D494])" office:value-type="float" office:value="104178.419570687" calcext:value-type="float">
            <text:p>104178.41957068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7945.2967" calcext:value-type="float">
            <text:p>1456447945.2967</text:p>
          </table:table-cell>
          <table:table-cell office:value-type="float" office:value="2320" calcext:value-type="float">
            <text:p>2320</text:p>
          </table:table-cell>
          <table:table-cell table:formula="of:=[.B496]-[.B$2]" office:value-type="float" office:value="25.2238540649414" calcext:value-type="float">
            <text:p>25.2238540649</text:p>
          </table:table-cell>
          <table:table-cell table:formula="of:=[.C496]/([.D496]-[.D495])" office:value-type="float" office:value="104530.940809969" calcext:value-type="float">
            <text:p>104530.9408099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7945.31894" calcext:value-type="float">
            <text:p>1456447945.31894</text:p>
          </table:table-cell>
          <table:table-cell office:value-type="float" office:value="2320" calcext:value-type="float">
            <text:p>2320</text:p>
          </table:table-cell>
          <table:table-cell table:formula="of:=[.B497]-[.B$2]" office:value-type="float" office:value="25.2460885047913" calcext:value-type="float">
            <text:p>25.2460885048</text:p>
          </table:table-cell>
          <table:table-cell table:formula="of:=[.C497]/([.D497]-[.D496])" office:value-type="float" office:value="104342.633125308" calcext:value-type="float">
            <text:p>104342.63312530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7945.34128" calcext:value-type="float">
            <text:p>1456447945.34128</text:p>
          </table:table-cell>
          <table:table-cell office:value-type="float" office:value="2320" calcext:value-type="float">
            <text:p>2320</text:p>
          </table:table-cell>
          <table:table-cell table:formula="of:=[.B498]-[.B$2]" office:value-type="float" office:value="25.2684288024902" calcext:value-type="float">
            <text:p>25.2684288025</text:p>
          </table:table-cell>
          <table:table-cell table:formula="of:=[.C498]/([.D498]-[.D497])" office:value-type="float" office:value="103848.213271862" calcext:value-type="float">
            <text:p>103848.21327186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7945.36341" calcext:value-type="float">
            <text:p>1456447945.36341</text:p>
          </table:table-cell>
          <table:table-cell office:value-type="float" office:value="2320" calcext:value-type="float">
            <text:p>2320</text:p>
          </table:table-cell>
          <table:table-cell table:formula="of:=[.B499]-[.B$2]" office:value-type="float" office:value="25.2905597686768" calcext:value-type="float">
            <text:p>25.2905597687</text:p>
          </table:table-cell>
          <table:table-cell table:formula="of:=[.C499]/([.D499]-[.D498])" office:value-type="float" office:value="104830.488666724" calcext:value-type="float">
            <text:p>104830.4886667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7945.38587" calcext:value-type="float">
            <text:p>1456447945.38587</text:p>
          </table:table-cell>
          <table:table-cell office:value-type="float" office:value="2320" calcext:value-type="float">
            <text:p>2320</text:p>
          </table:table-cell>
          <table:table-cell table:formula="of:=[.B500]-[.B$2]" office:value-type="float" office:value="25.3130223751068" calcext:value-type="float">
            <text:p>25.3130223751</text:p>
          </table:table-cell>
          <table:table-cell table:formula="of:=[.C500]/([.D500]-[.D499])" office:value-type="float" office:value="103282.760494613" calcext:value-type="float">
            <text:p>103282.7604946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7945.40808" calcext:value-type="float">
            <text:p>1456447945.40808</text:p>
          </table:table-cell>
          <table:table-cell office:value-type="float" office:value="2320" calcext:value-type="float">
            <text:p>2320</text:p>
          </table:table-cell>
          <table:table-cell table:formula="of:=[.B501]-[.B$2]" office:value-type="float" office:value="25.3352363109589" calcext:value-type="float">
            <text:p>25.335236311</text:p>
          </table:table-cell>
          <table:table-cell table:formula="of:=[.C501]/([.D501]-[.D500])" office:value-type="float" office:value="104438.943888722" calcext:value-type="float">
            <text:p>104438.943888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7945.43011" calcext:value-type="float">
            <text:p>1456447945.43011</text:p>
          </table:table-cell>
          <table:table-cell office:value-type="float" office:value="2320" calcext:value-type="float">
            <text:p>2320</text:p>
          </table:table-cell>
          <table:table-cell table:formula="of:=[.B502]-[.B$2]" office:value-type="float" office:value="25.3572623729706" calcext:value-type="float">
            <text:p>25.357262373</text:p>
          </table:table-cell>
          <table:table-cell table:formula="of:=[.C502]/([.D502]-[.D501])" office:value-type="float" office:value="105329.767925182" calcext:value-type="float">
            <text:p>105329.7679251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7945.45249" calcext:value-type="float">
            <text:p>1456447945.45249</text:p>
          </table:table-cell>
          <table:table-cell office:value-type="float" office:value="2320" calcext:value-type="float">
            <text:p>2320</text:p>
          </table:table-cell>
          <table:table-cell table:formula="of:=[.B503]-[.B$2]" office:value-type="float" office:value="25.3796441555023" calcext:value-type="float">
            <text:p>25.3796441555</text:p>
          </table:table-cell>
          <table:table-cell table:formula="of:=[.C503]/([.D503]-[.D502])" office:value-type="float" office:value="103655.729685969" calcext:value-type="float">
            <text:p>103655.72968596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7945.47468" calcext:value-type="float">
            <text:p>1456447945.47468</text:p>
          </table:table-cell>
          <table:table-cell office:value-type="float" office:value="2320" calcext:value-type="float">
            <text:p>2320</text:p>
          </table:table-cell>
          <table:table-cell table:formula="of:=[.B504]-[.B$2]" office:value-type="float" office:value="25.4018280506134" calcext:value-type="float">
            <text:p>25.4018280506</text:p>
          </table:table-cell>
          <table:table-cell table:formula="of:=[.C504]/([.D504]-[.D503])" office:value-type="float" office:value="104580.37185908" calcext:value-type="float">
            <text:p>104580.371859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7945.49686" calcext:value-type="float">
            <text:p>1456447945.49686</text:p>
          </table:table-cell>
          <table:table-cell office:value-type="float" office:value="2320" calcext:value-type="float">
            <text:p>2320</text:p>
          </table:table-cell>
          <table:table-cell table:formula="of:=[.B505]-[.B$2]" office:value-type="float" office:value="25.4240157604218" calcext:value-type="float">
            <text:p>25.4240157604</text:p>
          </table:table-cell>
          <table:table-cell table:formula="of:=[.C505]/([.D505]-[.D504])" office:value-type="float" office:value="104562.39152393" calcext:value-type="float">
            <text:p>104562.3915239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7945.51923" calcext:value-type="float">
            <text:p>1456447945.51923</text:p>
          </table:table-cell>
          <table:table-cell office:value-type="float" office:value="2320" calcext:value-type="float">
            <text:p>2320</text:p>
          </table:table-cell>
          <table:table-cell table:formula="of:=[.B506]-[.B$2]" office:value-type="float" office:value="25.4463803768158" calcext:value-type="float">
            <text:p>25.4463803768</text:p>
          </table:table-cell>
          <table:table-cell table:formula="of:=[.C506]/([.D506]-[.D505])" office:value-type="float" office:value="103735.291458786" calcext:value-type="float">
            <text:p>103735.29145878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7945.54138" calcext:value-type="float">
            <text:p>1456447945.54138</text:p>
          </table:table-cell>
          <table:table-cell office:value-type="float" office:value="2320" calcext:value-type="float">
            <text:p>2320</text:p>
          </table:table-cell>
          <table:table-cell table:formula="of:=[.B507]-[.B$2]" office:value-type="float" office:value="25.4685328006744" calcext:value-type="float">
            <text:p>25.4685328007</text:p>
          </table:table-cell>
          <table:table-cell table:formula="of:=[.C507]/([.D507]-[.D506])" office:value-type="float" office:value="104728.945906968" calcext:value-type="float">
            <text:p>104728.9459069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7945.56351" calcext:value-type="float">
            <text:p>1456447945.56351</text:p>
          </table:table-cell>
          <table:table-cell office:value-type="float" office:value="2320" calcext:value-type="float">
            <text:p>2320</text:p>
          </table:table-cell>
          <table:table-cell table:formula="of:=[.B508]-[.B$2]" office:value-type="float" office:value="25.490660905838" calcext:value-type="float">
            <text:p>25.4906609058</text:p>
          </table:table-cell>
          <table:table-cell table:formula="of:=[.C508]/([.D508]-[.D507])" office:value-type="float" office:value="104844.042580701" calcext:value-type="float">
            <text:p>104844.04258070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7945.58603" calcext:value-type="float">
            <text:p>1456447945.58603</text:p>
          </table:table-cell>
          <table:table-cell office:value-type="float" office:value="2320" calcext:value-type="float">
            <text:p>2320</text:p>
          </table:table-cell>
          <table:table-cell table:formula="of:=[.B509]-[.B$2]" office:value-type="float" office:value="25.5131804943085" calcext:value-type="float">
            <text:p>25.5131804943</text:p>
          </table:table-cell>
          <table:table-cell table:formula="of:=[.C509]/([.D509]-[.D508])" office:value-type="float" office:value="103021.420797425" calcext:value-type="float">
            <text:p>103021.4207974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7945.60812" calcext:value-type="float">
            <text:p>1456447945.60812</text:p>
          </table:table-cell>
          <table:table-cell office:value-type="float" office:value="2320" calcext:value-type="float">
            <text:p>2320</text:p>
          </table:table-cell>
          <table:table-cell table:formula="of:=[.B510]-[.B$2]" office:value-type="float" office:value="25.5352671146393" calcext:value-type="float">
            <text:p>25.5352671146</text:p>
          </table:table-cell>
          <table:table-cell table:formula="of:=[.C510]/([.D510]-[.D509])" office:value-type="float" office:value="105040.968932835" calcext:value-type="float">
            <text:p>105040.96893283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7945.63033" calcext:value-type="float">
            <text:p>1456447945.63033</text:p>
          </table:table-cell>
          <table:table-cell office:value-type="float" office:value="2320" calcext:value-type="float">
            <text:p>2320</text:p>
          </table:table-cell>
          <table:table-cell table:formula="of:=[.B511]-[.B$2]" office:value-type="float" office:value="25.5574810504913" calcext:value-type="float">
            <text:p>25.5574810505</text:p>
          </table:table-cell>
          <table:table-cell table:formula="of:=[.C511]/([.D511]-[.D510])" office:value-type="float" office:value="104438.943888722" calcext:value-type="float">
            <text:p>104438.9438887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7945.65262" calcext:value-type="float">
            <text:p>1456447945.65262</text:p>
          </table:table-cell>
          <table:table-cell office:value-type="float" office:value="2320" calcext:value-type="float">
            <text:p>2320</text:p>
          </table:table-cell>
          <table:table-cell table:formula="of:=[.B512]-[.B$2]" office:value-type="float" office:value="25.5797696113586" calcext:value-type="float">
            <text:p>25.5797696114</text:p>
          </table:table-cell>
          <table:table-cell table:formula="of:=[.C512]/([.D512]-[.D511])" office:value-type="float" office:value="104089.268652725" calcext:value-type="float">
            <text:p>104089.2686527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7945.67473" calcext:value-type="float">
            <text:p>1456447945.67473</text:p>
          </table:table-cell>
          <table:table-cell office:value-type="float" office:value="2320" calcext:value-type="float">
            <text:p>2320</text:p>
          </table:table-cell>
          <table:table-cell table:formula="of:=[.B513]-[.B$2]" office:value-type="float" office:value="25.6018826961517" calcext:value-type="float">
            <text:p>25.6018826962</text:p>
          </table:table-cell>
          <table:table-cell table:formula="of:=[.C513]/([.D513]-[.D512])" office:value-type="float" office:value="104915.258169899" calcext:value-type="float">
            <text:p>104915.2581698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7945.69697" calcext:value-type="float">
            <text:p>1456447945.69697</text:p>
          </table:table-cell>
          <table:table-cell office:value-type="float" office:value="2320" calcext:value-type="float">
            <text:p>2320</text:p>
          </table:table-cell>
          <table:table-cell table:formula="of:=[.B514]-[.B$2]" office:value-type="float" office:value="25.6241269111633" calcext:value-type="float">
            <text:p>25.6241269112</text:p>
          </table:table-cell>
          <table:table-cell table:formula="of:=[.C514]/([.D514]-[.D513])" office:value-type="float" office:value="104296.780029797" calcext:value-type="float">
            <text:p>104296.78002979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7945.71926" calcext:value-type="float">
            <text:p>1456447945.71926</text:p>
          </table:table-cell>
          <table:table-cell office:value-type="float" office:value="2320" calcext:value-type="float">
            <text:p>2320</text:p>
          </table:table-cell>
          <table:table-cell table:formula="of:=[.B515]-[.B$2]" office:value-type="float" office:value="25.6464128494263" calcext:value-type="float">
            <text:p>25.6464128494</text:p>
          </table:table-cell>
          <table:table-cell table:formula="of:=[.C515]/([.D515]-[.D514])" office:value-type="float" office:value="104101.517855232" calcext:value-type="float">
            <text:p>104101.5178552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7945.74157" calcext:value-type="float">
            <text:p>1456447945.74157</text:p>
          </table:table-cell>
          <table:table-cell office:value-type="float" office:value="2320" calcext:value-type="float">
            <text:p>2320</text:p>
          </table:table-cell>
          <table:table-cell table:formula="of:=[.B516]-[.B$2]" office:value-type="float" office:value="25.6687219142914" calcext:value-type="float">
            <text:p>25.6687219143</text:p>
          </table:table-cell>
          <table:table-cell table:formula="of:=[.C516]/([.D516]-[.D515])" office:value-type="float" office:value="103993.601436342" calcext:value-type="float">
            <text:p>103993.60143634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7945.76387" calcext:value-type="float">
            <text:p>1456447945.76387</text:p>
          </table:table-cell>
          <table:table-cell office:value-type="float" office:value="2320" calcext:value-type="float">
            <text:p>2320</text:p>
          </table:table-cell>
          <table:table-cell table:formula="of:=[.B517]-[.B$2]" office:value-type="float" office:value="25.6910171508789" calcext:value-type="float">
            <text:p>25.6910171509</text:p>
          </table:table-cell>
          <table:table-cell table:formula="of:=[.C517]/([.D517]-[.D516])" office:value-type="float" office:value="104058.101868189" calcext:value-type="float">
            <text:p>104058.10186818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7945.78609" calcext:value-type="float">
            <text:p>1456447945.78609</text:p>
          </table:table-cell>
          <table:table-cell office:value-type="float" office:value="2320" calcext:value-type="float">
            <text:p>2320</text:p>
          </table:table-cell>
          <table:table-cell table:formula="of:=[.B518]-[.B$2]" office:value-type="float" office:value="25.713240146637" calcext:value-type="float">
            <text:p>25.7132401466</text:p>
          </table:table-cell>
          <table:table-cell table:formula="of:=[.C518]/([.D518]-[.D517])" office:value-type="float" office:value="104396.366055144" calcext:value-type="float">
            <text:p>104396.36605514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7945.80807" calcext:value-type="float">
            <text:p>1456447945.80807</text:p>
          </table:table-cell>
          <table:table-cell office:value-type="float" office:value="2320" calcext:value-type="float">
            <text:p>2320</text:p>
          </table:table-cell>
          <table:table-cell table:formula="of:=[.B519]-[.B$2]" office:value-type="float" office:value="25.7352225780487" calcext:value-type="float">
            <text:p>25.735222578</text:p>
          </table:table-cell>
          <table:table-cell table:formula="of:=[.C519]/([.D519]-[.D518])" office:value-type="float" office:value="105538.825826184" calcext:value-type="float">
            <text:p>105538.8258261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7945.83034" calcext:value-type="float">
            <text:p>1456447945.83034</text:p>
          </table:table-cell>
          <table:table-cell office:value-type="float" office:value="2320" calcext:value-type="float">
            <text:p>2320</text:p>
          </table:table-cell>
          <table:table-cell table:formula="of:=[.B520]-[.B$2]" office:value-type="float" office:value="25.7574961185455" calcext:value-type="float">
            <text:p>25.7574961185</text:p>
          </table:table-cell>
          <table:table-cell table:formula="of:=[.C520]/([.D520]-[.D519])" office:value-type="float" office:value="104159.462225172" calcext:value-type="float">
            <text:p>104159.46222517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7945.85261" calcext:value-type="float">
            <text:p>1456447945.85261</text:p>
          </table:table-cell>
          <table:table-cell office:value-type="float" office:value="2320" calcext:value-type="float">
            <text:p>2320</text:p>
          </table:table-cell>
          <table:table-cell table:formula="of:=[.B521]-[.B$2]" office:value-type="float" office:value="25.7797634601593" calcext:value-type="float">
            <text:p>25.7797634602</text:p>
          </table:table-cell>
          <table:table-cell table:formula="of:=[.C521]/([.D521]-[.D520])" office:value-type="float" office:value="104188.458606364" calcext:value-type="float">
            <text:p>104188.4586063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7945.87491" calcext:value-type="float">
            <text:p>1456447945.87491</text:p>
          </table:table-cell>
          <table:table-cell office:value-type="float" office:value="2320" calcext:value-type="float">
            <text:p>2320</text:p>
          </table:table-cell>
          <table:table-cell table:formula="of:=[.B522]-[.B$2]" office:value-type="float" office:value="25.8020663261414" calcext:value-type="float">
            <text:p>25.8020663261</text:p>
          </table:table-cell>
          <table:table-cell table:formula="of:=[.C522]/([.D522]-[.D521])" office:value-type="float" office:value="104022.505532097" calcext:value-type="float">
            <text:p>104022.50553209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7945.89731" calcext:value-type="float">
            <text:p>1456447945.89731</text:p>
          </table:table-cell>
          <table:table-cell office:value-type="float" office:value="2320" calcext:value-type="float">
            <text:p>2320</text:p>
          </table:table-cell>
          <table:table-cell table:formula="of:=[.B523]-[.B$2]" office:value-type="float" office:value="25.824458360672" calcext:value-type="float">
            <text:p>25.8244583607</text:p>
          </table:table-cell>
          <table:table-cell table:formula="of:=[.C523]/([.D523]-[.D522])" office:value-type="float" office:value="103608.271808686" calcext:value-type="float">
            <text:p>103608.27180868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7945.91935" calcext:value-type="float">
            <text:p>1456447945.91935</text:p>
          </table:table-cell>
          <table:table-cell office:value-type="float" office:value="2320" calcext:value-type="float">
            <text:p>2320</text:p>
          </table:table-cell>
          <table:table-cell table:formula="of:=[.B524]-[.B$2]" office:value-type="float" office:value="25.8465006351471" calcext:value-type="float">
            <text:p>25.8465006351</text:p>
          </table:table-cell>
          <table:table-cell table:formula="of:=[.C524]/([.D524]-[.D523])" office:value-type="float" office:value="105252.296110414" calcext:value-type="float">
            <text:p>105252.2961104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7945.9415" calcext:value-type="float">
            <text:p>1456447945.9415</text:p>
          </table:table-cell>
          <table:table-cell office:value-type="float" office:value="2320" calcext:value-type="float">
            <text:p>2320</text:p>
          </table:table-cell>
          <table:table-cell table:formula="of:=[.B525]-[.B$2]" office:value-type="float" office:value="25.8686516284943" calcext:value-type="float">
            <text:p>25.8686516285</text:p>
          </table:table-cell>
          <table:table-cell table:formula="of:=[.C525]/([.D525]-[.D524])" office:value-type="float" office:value="104735.709303827" calcext:value-type="float">
            <text:p>104735.70930382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7945.96429" calcext:value-type="float">
            <text:p>1456447945.96429</text:p>
          </table:table-cell>
          <table:table-cell office:value-type="float" office:value="2320" calcext:value-type="float">
            <text:p>2320</text:p>
          </table:table-cell>
          <table:table-cell table:formula="of:=[.B526]-[.B$2]" office:value-type="float" office:value="25.8914403915405" calcext:value-type="float">
            <text:p>25.8914403915</text:p>
          </table:table-cell>
          <table:table-cell table:formula="of:=[.C526]/([.D526]-[.D525])" office:value-type="float" office:value="101804.560225145" calcext:value-type="float">
            <text:p>101804.5602251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7945.98652" calcext:value-type="float">
            <text:p>1456447945.98652</text:p>
          </table:table-cell>
          <table:table-cell office:value-type="float" office:value="2320" calcext:value-type="float">
            <text:p>2320</text:p>
          </table:table-cell>
          <table:table-cell table:formula="of:=[.B527]-[.B$2]" office:value-type="float" office:value="25.9136743545532" calcext:value-type="float">
            <text:p>25.9136743546</text:p>
          </table:table-cell>
          <table:table-cell table:formula="of:=[.C527]/([.D527]-[.D526])" office:value-type="float" office:value="104344.870893026" calcext:value-type="float">
            <text:p>104344.8708930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7946.00901" calcext:value-type="float">
            <text:p>1456447946.00901</text:p>
          </table:table-cell>
          <table:table-cell office:value-type="float" office:value="2320" calcext:value-type="float">
            <text:p>2320</text:p>
          </table:table-cell>
          <table:table-cell table:formula="of:=[.B528]-[.B$2]" office:value-type="float" office:value="25.9361584186554" calcext:value-type="float">
            <text:p>25.9361584187</text:p>
          </table:table-cell>
          <table:table-cell table:formula="of:=[.C528]/([.D528]-[.D527])" office:value-type="float" office:value="103184.192566672" calcext:value-type="float">
            <text:p>103184.19256667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7946.03602" calcext:value-type="float">
            <text:p>1456447946.03602</text:p>
          </table:table-cell>
          <table:table-cell office:value-type="float" office:value="2320" calcext:value-type="float">
            <text:p>2320</text:p>
          </table:table-cell>
          <table:table-cell table:formula="of:=[.B529]-[.B$2]" office:value-type="float" office:value="25.9631731510162" calcext:value-type="float">
            <text:p>25.963173151</text:p>
          </table:table-cell>
          <table:table-cell table:formula="of:=[.C529]/([.D529]-[.D528])" office:value-type="float" office:value="85879.0666148904" calcext:value-type="float">
            <text:p>85879.066614890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7946.05749" calcext:value-type="float">
            <text:p>1456447946.05749</text:p>
          </table:table-cell>
          <table:table-cell office:value-type="float" office:value="2320" calcext:value-type="float">
            <text:p>2320</text:p>
          </table:table-cell>
          <table:table-cell table:formula="of:=[.B530]-[.B$2]" office:value-type="float" office:value="25.9846432209015" calcext:value-type="float">
            <text:p>25.9846432209</text:p>
          </table:table-cell>
          <table:table-cell table:formula="of:=[.C530]/([.D530]-[.D529])" office:value-type="float" office:value="108057.403278106" calcext:value-type="float">
            <text:p>108057.4032781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7946.07551" calcext:value-type="float">
            <text:p>1456447946.07551</text:p>
          </table:table-cell>
          <table:table-cell office:value-type="float" office:value="2320" calcext:value-type="float">
            <text:p>2320</text:p>
          </table:table-cell>
          <table:table-cell table:formula="of:=[.B531]-[.B$2]" office:value-type="float" office:value="26.0026607513428" calcext:value-type="float">
            <text:p>26.0026607513</text:p>
          </table:table-cell>
          <table:table-cell table:formula="of:=[.C531]/([.D531]-[.D530])" office:value-type="float" office:value="128763.484405394" calcext:value-type="float">
            <text:p>128763.48440539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7946.09689" calcext:value-type="float">
            <text:p>1456447946.09689</text:p>
          </table:table-cell>
          <table:table-cell office:value-type="float" office:value="2320" calcext:value-type="float">
            <text:p>2320</text:p>
          </table:table-cell>
          <table:table-cell table:formula="of:=[.B532]-[.B$2]" office:value-type="float" office:value="26.0240416526794" calcext:value-type="float">
            <text:p>26.0240416527</text:p>
          </table:table-cell>
          <table:table-cell table:formula="of:=[.C532]/([.D532]-[.D531])" office:value-type="float" office:value="108508.05414929" calcext:value-type="float">
            <text:p>108508.054149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7946.11811" calcext:value-type="float">
            <text:p>1456447946.11811</text:p>
          </table:table-cell>
          <table:table-cell office:value-type="float" office:value="2320" calcext:value-type="float">
            <text:p>2320</text:p>
          </table:table-cell>
          <table:table-cell table:formula="of:=[.B533]-[.B$2]" office:value-type="float" office:value="26.0452659130096" calcext:value-type="float">
            <text:p>26.045265913</text:p>
          </table:table-cell>
          <table:table-cell table:formula="of:=[.C533]/([.D533]-[.D532])" office:value-type="float" office:value="109308.87408589" calcext:value-type="float">
            <text:p>109308.8740858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7946.13928" calcext:value-type="float">
            <text:p>1456447946.13928</text:p>
          </table:table-cell>
          <table:table-cell office:value-type="float" office:value="2320" calcext:value-type="float">
            <text:p>2320</text:p>
          </table:table-cell>
          <table:table-cell table:formula="of:=[.B534]-[.B$2]" office:value-type="float" office:value="26.0664343833923" calcext:value-type="float">
            <text:p>26.0664343834</text:p>
          </table:table-cell>
          <table:table-cell table:formula="of:=[.C534]/([.D534]-[.D533])" office:value-type="float" office:value="109596.959915303" calcext:value-type="float">
            <text:p>109596.95991530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7946.16069" calcext:value-type="float">
            <text:p>1456447946.16069</text:p>
          </table:table-cell>
          <table:table-cell office:value-type="float" office:value="2320" calcext:value-type="float">
            <text:p>2320</text:p>
          </table:table-cell>
          <table:table-cell table:formula="of:=[.B535]-[.B$2]" office:value-type="float" office:value="26.0878384113312" calcext:value-type="float">
            <text:p>26.0878384113</text:p>
          </table:table-cell>
          <table:table-cell table:formula="of:=[.C535]/([.D535]-[.D534])" office:value-type="float" office:value="108390.81347814" calcext:value-type="float">
            <text:p>108390.813478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7946.18191" calcext:value-type="float">
            <text:p>1456447946.18191</text:p>
          </table:table-cell>
          <table:table-cell office:value-type="float" office:value="2320" calcext:value-type="float">
            <text:p>2320</text:p>
          </table:table-cell>
          <table:table-cell table:formula="of:=[.B536]-[.B$2]" office:value-type="float" office:value="26.1090571880341" calcext:value-type="float">
            <text:p>26.109057188</text:p>
          </table:table-cell>
          <table:table-cell table:formula="of:=[.C536]/([.D536]-[.D535])" office:value-type="float" office:value="109337.123081418" calcext:value-type="float">
            <text:p>109337.1230814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7946.20298" calcext:value-type="float">
            <text:p>1456447946.20298</text:p>
          </table:table-cell>
          <table:table-cell office:value-type="float" office:value="2320" calcext:value-type="float">
            <text:p>2320</text:p>
          </table:table-cell>
          <table:table-cell table:formula="of:=[.B537]-[.B$2]" office:value-type="float" office:value="26.1301324367523" calcext:value-type="float">
            <text:p>26.1301324368</text:p>
          </table:table-cell>
          <table:table-cell table:formula="of:=[.C537]/([.D537]-[.D536])" office:value-type="float" office:value="110081.737635187" calcext:value-type="float">
            <text:p>110081.73763518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7946.22416" calcext:value-type="float">
            <text:p>1456447946.22416</text:p>
          </table:table-cell>
          <table:table-cell office:value-type="float" office:value="2320" calcext:value-type="float">
            <text:p>2320</text:p>
          </table:table-cell>
          <table:table-cell table:formula="of:=[.B538]-[.B$2]" office:value-type="float" office:value="26.1513116359711" calcext:value-type="float">
            <text:p>26.151311636</text:p>
          </table:table-cell>
          <table:table-cell table:formula="of:=[.C538]/([.D538]-[.D537])" office:value-type="float" office:value="109541.44092219" calcext:value-type="float">
            <text:p>109541.440922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7946.24533" calcext:value-type="float">
            <text:p>1456447946.24533</text:p>
          </table:table-cell>
          <table:table-cell office:value-type="float" office:value="2320" calcext:value-type="float">
            <text:p>2320</text:p>
          </table:table-cell>
          <table:table-cell table:formula="of:=[.B539]-[.B$2]" office:value-type="float" office:value="26.1724784374237" calcext:value-type="float">
            <text:p>26.1724784374</text:p>
          </table:table-cell>
          <table:table-cell table:formula="of:=[.C539]/([.D539]-[.D538])" office:value-type="float" office:value="109605.601261545" calcext:value-type="float">
            <text:p>109605.6012615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7946.26664" calcext:value-type="float">
            <text:p>1456447946.26664</text:p>
          </table:table-cell>
          <table:table-cell office:value-type="float" office:value="2320" calcext:value-type="float">
            <text:p>2320</text:p>
          </table:table-cell>
          <table:table-cell table:formula="of:=[.B540]-[.B$2]" office:value-type="float" office:value="26.1937906742096" calcext:value-type="float">
            <text:p>26.1937906742</text:p>
          </table:table-cell>
          <table:table-cell table:formula="of:=[.C540]/([.D540]-[.D539])" office:value-type="float" office:value="108857.649401499" calcext:value-type="float">
            <text:p>108857.64940149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7946.28804" calcext:value-type="float">
            <text:p>1456447946.28804</text:p>
          </table:table-cell>
          <table:table-cell office:value-type="float" office:value="2320" calcext:value-type="float">
            <text:p>2320</text:p>
          </table:table-cell>
          <table:table-cell table:formula="of:=[.B541]-[.B$2]" office:value-type="float" office:value="26.215188741684" calcext:value-type="float">
            <text:p>26.2151887417</text:p>
          </table:table-cell>
          <table:table-cell table:formula="of:=[.C541]/([.D541]-[.D540])" office:value-type="float" office:value="108421.005905292" calcext:value-type="float">
            <text:p>108421.0059052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7946.3092" calcext:value-type="float">
            <text:p>1456447946.3092</text:p>
          </table:table-cell>
          <table:table-cell office:value-type="float" office:value="2320" calcext:value-type="float">
            <text:p>2320</text:p>
          </table:table-cell>
          <table:table-cell table:formula="of:=[.B542]-[.B$2]" office:value-type="float" office:value="26.2363495826721" calcext:value-type="float">
            <text:p>26.2363495827</text:p>
          </table:table-cell>
          <table:table-cell table:formula="of:=[.C542]/([.D542]-[.D541])" office:value-type="float" office:value="109636.474339474" calcext:value-type="float">
            <text:p>109636.4743394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7946.33035" calcext:value-type="float">
            <text:p>1456447946.33035</text:p>
          </table:table-cell>
          <table:table-cell office:value-type="float" office:value="2320" calcext:value-type="float">
            <text:p>2320</text:p>
          </table:table-cell>
          <table:table-cell table:formula="of:=[.B543]-[.B$2]" office:value-type="float" office:value="26.2575037479401" calcext:value-type="float">
            <text:p>26.2575037479</text:p>
          </table:table-cell>
          <table:table-cell table:formula="of:=[.C543]/([.D543]-[.D542])" office:value-type="float" office:value="109671.072841412" calcext:value-type="float">
            <text:p>109671.0728414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7946.3515" calcext:value-type="float">
            <text:p>1456447946.3515</text:p>
          </table:table-cell>
          <table:table-cell office:value-type="float" office:value="2320" calcext:value-type="float">
            <text:p>2320</text:p>
          </table:table-cell>
          <table:table-cell table:formula="of:=[.B544]-[.B$2]" office:value-type="float" office:value="26.2786540985107" calcext:value-type="float">
            <text:p>26.2786540985</text:p>
          </table:table-cell>
          <table:table-cell table:formula="of:=[.C544]/([.D544]-[.D543])" office:value-type="float" office:value="109690.853220007" calcext:value-type="float">
            <text:p>109690.8532200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7946.37267" calcext:value-type="float">
            <text:p>1456447946.37267</text:p>
          </table:table-cell>
          <table:table-cell office:value-type="float" office:value="2320" calcext:value-type="float">
            <text:p>2320</text:p>
          </table:table-cell>
          <table:table-cell table:formula="of:=[.B545]-[.B$2]" office:value-type="float" office:value="26.2998216152191" calcext:value-type="float">
            <text:p>26.2998216152</text:p>
          </table:table-cell>
          <table:table-cell table:formula="of:=[.C545]/([.D545]-[.D544])" office:value-type="float" office:value="109601.897660588" calcext:value-type="float">
            <text:p>109601.8976605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7946.394" calcext:value-type="float">
            <text:p>1456447946.394</text:p>
          </table:table-cell>
          <table:table-cell office:value-type="float" office:value="2320" calcext:value-type="float">
            <text:p>2320</text:p>
          </table:table-cell>
          <table:table-cell table:formula="of:=[.B546]-[.B$2]" office:value-type="float" office:value="26.3211510181427" calcext:value-type="float">
            <text:p>26.3211510181</text:p>
          </table:table-cell>
          <table:table-cell table:formula="of:=[.C546]/([.D546]-[.D545])" office:value-type="float" office:value="108770.039569873" calcext:value-type="float">
            <text:p>108770.03956987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7946.41526" calcext:value-type="float">
            <text:p>1456447946.41526</text:p>
          </table:table-cell>
          <table:table-cell office:value-type="float" office:value="2320" calcext:value-type="float">
            <text:p>2320</text:p>
          </table:table-cell>
          <table:table-cell table:formula="of:=[.B547]-[.B$2]" office:value-type="float" office:value="26.3424150943756" calcext:value-type="float">
            <text:p>26.3424150944</text:p>
          </table:table-cell>
          <table:table-cell table:formula="of:=[.C547]/([.D547]-[.D546])" office:value-type="float" office:value="109104.198771135" calcext:value-type="float">
            <text:p>109104.1987711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7946.43649" calcext:value-type="float">
            <text:p>1456447946.43649</text:p>
          </table:table-cell>
          <table:table-cell office:value-type="float" office:value="2320" calcext:value-type="float">
            <text:p>2320</text:p>
          </table:table-cell>
          <table:table-cell table:formula="of:=[.B548]-[.B$2]" office:value-type="float" office:value="26.3636419773102" calcext:value-type="float">
            <text:p>26.3636419773</text:p>
          </table:table-cell>
          <table:table-cell table:formula="of:=[.C548]/([.D548]-[.D547])" office:value-type="float" office:value="109295.368856142" calcext:value-type="float">
            <text:p>109295.36885614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7946.45771" calcext:value-type="float">
            <text:p>1456447946.45771</text:p>
          </table:table-cell>
          <table:table-cell office:value-type="float" office:value="2320" calcext:value-type="float">
            <text:p>2320</text:p>
          </table:table-cell>
          <table:table-cell table:formula="of:=[.B549]-[.B$2]" office:value-type="float" office:value="26.3848609924316" calcext:value-type="float">
            <text:p>26.3848609924</text:p>
          </table:table-cell>
          <table:table-cell table:formula="of:=[.C549]/([.D549]-[.D548])" office:value-type="float" office:value="109335.894560613" calcext:value-type="float">
            <text:p>109335.8945606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7946.47889" calcext:value-type="float">
            <text:p>1456447946.47889</text:p>
          </table:table-cell>
          <table:table-cell office:value-type="float" office:value="2320" calcext:value-type="float">
            <text:p>2320</text:p>
          </table:table-cell>
          <table:table-cell table:formula="of:=[.B550]-[.B$2]" office:value-type="float" office:value="26.4060378074646" calcext:value-type="float">
            <text:p>26.4060378075</text:p>
          </table:table-cell>
          <table:table-cell table:formula="of:=[.C550]/([.D550]-[.D549])" office:value-type="float" office:value="109553.773614645" calcext:value-type="float">
            <text:p>109553.7736146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7946.50012" calcext:value-type="float">
            <text:p>1456447946.50012</text:p>
          </table:table-cell>
          <table:table-cell office:value-type="float" office:value="2320" calcext:value-type="float">
            <text:p>2320</text:p>
          </table:table-cell>
          <table:table-cell table:formula="of:=[.B551]-[.B$2]" office:value-type="float" office:value="26.4272701740265" calcext:value-type="float">
            <text:p>26.427270174</text:p>
          </table:table-cell>
          <table:table-cell table:formula="of:=[.C551]/([.D551]-[.D550])" office:value-type="float" office:value="109267.141429454" calcext:value-type="float">
            <text:p>109267.1414294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7946.52139" calcext:value-type="float">
            <text:p>1456447946.52139</text:p>
          </table:table-cell>
          <table:table-cell office:value-type="float" office:value="2320" calcext:value-type="float">
            <text:p>2320</text:p>
          </table:table-cell>
          <table:table-cell table:formula="of:=[.B552]-[.B$2]" office:value-type="float" office:value="26.4485375881195" calcext:value-type="float">
            <text:p>26.4485375881</text:p>
          </table:table-cell>
          <table:table-cell table:formula="of:=[.C552]/([.D552]-[.D551])" office:value-type="float" office:value="109087.075177687" calcext:value-type="float">
            <text:p>109087.0751776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7946.54257" calcext:value-type="float">
            <text:p>1456447946.54257</text:p>
          </table:table-cell>
          <table:table-cell office:value-type="float" office:value="2320" calcext:value-type="float">
            <text:p>2320</text:p>
          </table:table-cell>
          <table:table-cell table:formula="of:=[.B553]-[.B$2]" office:value-type="float" office:value="26.4697194099426" calcext:value-type="float">
            <text:p>26.4697194099</text:p>
          </table:table-cell>
          <table:table-cell table:formula="of:=[.C553]/([.D553]-[.D552])" office:value-type="float" office:value="109527.878167104" calcext:value-type="float">
            <text:p>109527.8781671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7946.5638" calcext:value-type="float">
            <text:p>1456447946.5638</text:p>
          </table:table-cell>
          <table:table-cell office:value-type="float" office:value="2320" calcext:value-type="float">
            <text:p>2320</text:p>
          </table:table-cell>
          <table:table-cell table:formula="of:=[.B554]-[.B$2]" office:value-type="float" office:value="26.4909498691559" calcext:value-type="float">
            <text:p>26.4909498692</text:p>
          </table:table-cell>
          <table:table-cell table:formula="of:=[.C554]/([.D554]-[.D553])" office:value-type="float" office:value="109276.958010938" calcext:value-type="float">
            <text:p>109276.9580109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7946.58509" calcext:value-type="float">
            <text:p>1456447946.58509</text:p>
          </table:table-cell>
          <table:table-cell office:value-type="float" office:value="2320" calcext:value-type="float">
            <text:p>2320</text:p>
          </table:table-cell>
          <table:table-cell table:formula="of:=[.B555]-[.B$2]" office:value-type="float" office:value="26.5122420787811" calcext:value-type="float">
            <text:p>26.5122420788</text:p>
          </table:table-cell>
          <table:table-cell table:formula="of:=[.C555]/([.D555]-[.D554])" office:value-type="float" office:value="108960.039415045" calcext:value-type="float">
            <text:p>108960.0394150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7946.60624" calcext:value-type="float">
            <text:p>1456447946.60624</text:p>
          </table:table-cell>
          <table:table-cell office:value-type="float" office:value="2320" calcext:value-type="float">
            <text:p>2320</text:p>
          </table:table-cell>
          <table:table-cell table:formula="of:=[.B556]-[.B$2]" office:value-type="float" office:value="26.5333960056305" calcext:value-type="float">
            <text:p>26.5333960056</text:p>
          </table:table-cell>
          <table:table-cell table:formula="of:=[.C556]/([.D556]-[.D555])" office:value-type="float" office:value="109672.30890607" calcext:value-type="float">
            <text:p>109672.308906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7946.62747" calcext:value-type="float">
            <text:p>1456447946.62747</text:p>
          </table:table-cell>
          <table:table-cell office:value-type="float" office:value="2320" calcext:value-type="float">
            <text:p>2320</text:p>
          </table:table-cell>
          <table:table-cell table:formula="of:=[.B557]-[.B$2]" office:value-type="float" office:value="26.554624080658" calcext:value-type="float">
            <text:p>26.5546240807</text:p>
          </table:table-cell>
          <table:table-cell table:formula="of:=[.C557]/([.D557]-[.D556])" office:value-type="float" office:value="109289.231218482" calcext:value-type="float">
            <text:p>109289.23121848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7946.64871" calcext:value-type="float">
            <text:p>1456447946.64871</text:p>
          </table:table-cell>
          <table:table-cell office:value-type="float" office:value="2320" calcext:value-type="float">
            <text:p>2320</text:p>
          </table:table-cell>
          <table:table-cell table:formula="of:=[.B558]-[.B$2]" office:value-type="float" office:value="26.5758619308472" calcext:value-type="float">
            <text:p>26.5758619308</text:p>
          </table:table-cell>
          <table:table-cell table:formula="of:=[.C558]/([.D558]-[.D557])" office:value-type="float" office:value="109238.928579447" calcext:value-type="float">
            <text:p>109238.9285794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7946.66988" calcext:value-type="float">
            <text:p>1456447946.66988</text:p>
          </table:table-cell>
          <table:table-cell office:value-type="float" office:value="2320" calcext:value-type="float">
            <text:p>2320</text:p>
          </table:table-cell>
          <table:table-cell table:formula="of:=[.B559]-[.B$2]" office:value-type="float" office:value="26.5970306396484" calcext:value-type="float">
            <text:p>26.5970306396</text:p>
          </table:table-cell>
          <table:table-cell table:formula="of:=[.C559]/([.D559]-[.D558])" office:value-type="float" office:value="109595.725548498" calcext:value-type="float">
            <text:p>109595.72554849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7946.69106" calcext:value-type="float">
            <text:p>1456447946.69106</text:p>
          </table:table-cell>
          <table:table-cell office:value-type="float" office:value="2320" calcext:value-type="float">
            <text:p>2320</text:p>
          </table:table-cell>
          <table:table-cell table:formula="of:=[.B560]-[.B$2]" office:value-type="float" office:value="26.6182112693787" calcext:value-type="float">
            <text:p>26.6182112694</text:p>
          </table:table-cell>
          <table:table-cell table:formula="of:=[.C560]/([.D560]-[.D559])" office:value-type="float" office:value="109534.042639411" calcext:value-type="float">
            <text:p>109534.0426394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7946.71243" calcext:value-type="float">
            <text:p>1456447946.71243</text:p>
          </table:table-cell>
          <table:table-cell office:value-type="float" office:value="2320" calcext:value-type="float">
            <text:p>2320</text:p>
          </table:table-cell>
          <table:table-cell table:formula="of:=[.B561]-[.B$2]" office:value-type="float" office:value="26.639586687088" calcext:value-type="float">
            <text:p>26.6395866871</text:p>
          </table:table-cell>
          <table:table-cell table:formula="of:=[.C561]/([.D561]-[.D560])" office:value-type="float" office:value="108535.890692097" calcext:value-type="float">
            <text:p>108535.8906920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7946.73368" calcext:value-type="float">
            <text:p>1456447946.73368</text:p>
          </table:table-cell>
          <table:table-cell office:value-type="float" office:value="2320" calcext:value-type="float">
            <text:p>2320</text:p>
          </table:table-cell>
          <table:table-cell table:formula="of:=[.B562]-[.B$2]" office:value-type="float" office:value="26.6608362197876" calcext:value-type="float">
            <text:p>26.6608362198</text:p>
          </table:table-cell>
          <table:table-cell table:formula="of:=[.C562]/([.D562]-[.D561])" office:value-type="float" office:value="109178.871497975" calcext:value-type="float">
            <text:p>109178.87149797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7946.75487" calcext:value-type="float">
            <text:p>1456447946.75487</text:p>
          </table:table-cell>
          <table:table-cell office:value-type="float" office:value="2320" calcext:value-type="float">
            <text:p>2320</text:p>
          </table:table-cell>
          <table:table-cell table:formula="of:=[.B563]-[.B$2]" office:value-type="float" office:value="26.6820199489594" calcext:value-type="float">
            <text:p>26.682019949</text:p>
          </table:table-cell>
          <table:table-cell table:formula="of:=[.C563]/([.D563]-[.D562])" office:value-type="float" office:value="109518.016454514" calcext:value-type="float">
            <text:p>109518.0164545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7946.77611" calcext:value-type="float">
            <text:p>1456447946.77611</text:p>
          </table:table-cell>
          <table:table-cell office:value-type="float" office:value="2320" calcext:value-type="float">
            <text:p>2320</text:p>
          </table:table-cell>
          <table:table-cell table:formula="of:=[.B564]-[.B$2]" office:value-type="float" office:value="26.7032668590546" calcext:value-type="float">
            <text:p>26.7032668591</text:p>
          </table:table-cell>
          <table:table-cell table:formula="of:=[.C564]/([.D564]-[.D563])" office:value-type="float" office:value="109192.347950985" calcext:value-type="float">
            <text:p>109192.34795098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7946.79721" calcext:value-type="float">
            <text:p>1456447946.79721</text:p>
          </table:table-cell>
          <table:table-cell office:value-type="float" office:value="2320" calcext:value-type="float">
            <text:p>2320</text:p>
          </table:table-cell>
          <table:table-cell table:formula="of:=[.B565]-[.B$2]" office:value-type="float" office:value="26.7243657112122" calcext:value-type="float">
            <text:p>26.7243657112</text:p>
          </table:table-cell>
          <table:table-cell table:formula="of:=[.C565]/([.D565]-[.D564])" office:value-type="float" office:value="109958.588394825" calcext:value-type="float">
            <text:p>109958.5883948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7946.81844" calcext:value-type="float">
            <text:p>1456447946.81844</text:p>
          </table:table-cell>
          <table:table-cell office:value-type="float" office:value="2320" calcext:value-type="float">
            <text:p>2320</text:p>
          </table:table-cell>
          <table:table-cell table:formula="of:=[.B566]-[.B$2]" office:value-type="float" office:value="26.7455894947052" calcext:value-type="float">
            <text:p>26.7455894947</text:p>
          </table:table-cell>
          <table:table-cell table:formula="of:=[.C566]/([.D566]-[.D565])" office:value-type="float" office:value="109311.329940799" calcext:value-type="float">
            <text:p>109311.32994079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7946.83971" calcext:value-type="float">
            <text:p>1456447946.83971</text:p>
          </table:table-cell>
          <table:table-cell office:value-type="float" office:value="2320" calcext:value-type="float">
            <text:p>2320</text:p>
          </table:table-cell>
          <table:table-cell table:formula="of:=[.B567]-[.B$2]" office:value-type="float" office:value="26.7668573856354" calcext:value-type="float">
            <text:p>26.7668573856</text:p>
          </table:table-cell>
          <table:table-cell table:formula="of:=[.C567]/([.D567]-[.D566])" office:value-type="float" office:value="109084.629388817" calcext:value-type="float">
            <text:p>109084.6293888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7946.86101" calcext:value-type="float">
            <text:p>1456447946.86101</text:p>
          </table:table-cell>
          <table:table-cell office:value-type="float" office:value="2320" calcext:value-type="float">
            <text:p>2320</text:p>
          </table:table-cell>
          <table:table-cell table:formula="of:=[.B568]-[.B$2]" office:value-type="float" office:value="26.7881574630737" calcext:value-type="float">
            <text:p>26.7881574631</text:p>
          </table:table-cell>
          <table:table-cell table:formula="of:=[.C568]/([.D568]-[.D567])" office:value-type="float" office:value="108919.791804251" calcext:value-type="float">
            <text:p>108919.79180425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7946.88222" calcext:value-type="float">
            <text:p>1456447946.88222</text:p>
          </table:table-cell>
          <table:table-cell office:value-type="float" office:value="2320" calcext:value-type="float">
            <text:p>2320</text:p>
          </table:table-cell>
          <table:table-cell table:formula="of:=[.B569]-[.B$2]" office:value-type="float" office:value="26.8093681335449" calcext:value-type="float">
            <text:p>26.8093681335</text:p>
          </table:table-cell>
          <table:table-cell table:formula="of:=[.C569]/([.D569]-[.D568])" office:value-type="float" office:value="109378.909221708" calcext:value-type="float">
            <text:p>109378.9092217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7946.90344" calcext:value-type="float">
            <text:p>1456447946.90344</text:p>
          </table:table-cell>
          <table:table-cell office:value-type="float" office:value="2320" calcext:value-type="float">
            <text:p>2320</text:p>
          </table:table-cell>
          <table:table-cell table:formula="of:=[.B570]-[.B$2]" office:value-type="float" office:value="26.8305900096893" calcext:value-type="float">
            <text:p>26.8305900097</text:p>
          </table:table-cell>
          <table:table-cell table:formula="of:=[.C570]/([.D570]-[.D569])" office:value-type="float" office:value="109321.154464055" calcext:value-type="float">
            <text:p>109321.1544640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7946.92469" calcext:value-type="float">
            <text:p>1456447946.92469</text:p>
          </table:table-cell>
          <table:table-cell office:value-type="float" office:value="2320" calcext:value-type="float">
            <text:p>2320</text:p>
          </table:table-cell>
          <table:table-cell table:formula="of:=[.B571]-[.B$2]" office:value-type="float" office:value="26.8518450260162" calcext:value-type="float">
            <text:p>26.851845026</text:p>
          </table:table-cell>
          <table:table-cell table:formula="of:=[.C571]/([.D571]-[.D570])" office:value-type="float" office:value="109150.704206394" calcext:value-type="float">
            <text:p>109150.70420639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7946.94603" calcext:value-type="float">
            <text:p>1456447946.94603</text:p>
          </table:table-cell>
          <table:table-cell office:value-type="float" office:value="2320" calcext:value-type="float">
            <text:p>2320</text:p>
          </table:table-cell>
          <table:table-cell table:formula="of:=[.B572]-[.B$2]" office:value-type="float" office:value="26.8731834888458" calcext:value-type="float">
            <text:p>26.8731834888</text:p>
          </table:table-cell>
          <table:table-cell table:formula="of:=[.C572]/([.D572]-[.D571])" office:value-type="float" office:value="108723.857877095" calcext:value-type="float">
            <text:p>108723.85787709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7946.96699" calcext:value-type="float">
            <text:p>1456447946.96699</text:p>
          </table:table-cell>
          <table:table-cell office:value-type="float" office:value="2320" calcext:value-type="float">
            <text:p>2320</text:p>
          </table:table-cell>
          <table:table-cell table:formula="of:=[.B573]-[.B$2]" office:value-type="float" office:value="26.8941459655762" calcext:value-type="float">
            <text:p>26.8941459656</text:p>
          </table:table-cell>
          <table:table-cell table:formula="of:=[.C573]/([.D573]-[.D572])" office:value-type="float" office:value="110673.945156557" calcext:value-type="float">
            <text:p>110673.9451565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7946.98831" calcext:value-type="float">
            <text:p>1456447946.98831</text:p>
          </table:table-cell>
          <table:table-cell office:value-type="float" office:value="2320" calcext:value-type="float">
            <text:p>2320</text:p>
          </table:table-cell>
          <table:table-cell table:formula="of:=[.B574]-[.B$2]" office:value-type="float" office:value="26.9154591560364" calcext:value-type="float">
            <text:p>26.915459156</text:p>
          </table:table-cell>
          <table:table-cell table:formula="of:=[.C574]/([.D574]-[.D573])" office:value-type="float" office:value="108852.778486252" calcext:value-type="float">
            <text:p>108852.77848625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7947.0097" calcext:value-type="float">
            <text:p>1456447947.0097</text:p>
          </table:table-cell>
          <table:table-cell office:value-type="float" office:value="2320" calcext:value-type="float">
            <text:p>2320</text:p>
          </table:table-cell>
          <table:table-cell table:formula="of:=[.B575]-[.B$2]" office:value-type="float" office:value="26.9368512630463" calcext:value-type="float">
            <text:p>26.936851263</text:p>
          </table:table-cell>
          <table:table-cell table:formula="of:=[.C575]/([.D575]-[.D574])" office:value-type="float" office:value="108451.215157425" calcext:value-type="float">
            <text:p>108451.2151574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7950.00994" calcext:value-type="float">
            <text:p>1456447950.00994</text:p>
          </table:table-cell>
          <table:table-cell office:value-type="float" office:value="2320" calcext:value-type="float">
            <text:p>2320</text:p>
          </table:table-cell>
          <table:table-cell table:formula="of:=[.B576]-[.B$2]" office:value-type="float" office:value="29.9370884895325" calcext:value-type="float">
            <text:p>29.9370884895</text:p>
          </table:table-cell>
          <table:table-cell table:formula="of:=[.C576]/([.D576]-[.D575])" office:value-type="float" office:value="773.272186452109" calcext:value-type="float">
            <text:p>773.27218645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7950.02012" calcext:value-type="float">
            <text:p>1456447950.02012</text:p>
          </table:table-cell>
          <table:table-cell office:value-type="float" office:value="2320" calcext:value-type="float">
            <text:p>2320</text:p>
          </table:table-cell>
          <table:table-cell table:formula="of:=[.B577]-[.B$2]" office:value-type="float" office:value="29.9472768306732" calcext:value-type="float">
            <text:p>29.9472768307</text:p>
          </table:table-cell>
          <table:table-cell table:formula="of:=[.C577]/([.D577]-[.D576])" office:value-type="float" office:value="227711.260150235" calcext:value-type="float">
            <text:p>227711.2601502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7950.03895" calcext:value-type="float">
            <text:p>1456447950.03895</text:p>
          </table:table-cell>
          <table:table-cell office:value-type="float" office:value="2320" calcext:value-type="float">
            <text:p>2320</text:p>
          </table:table-cell>
          <table:table-cell table:formula="of:=[.B578]-[.B$2]" office:value-type="float" office:value="29.9661018848419" calcext:value-type="float">
            <text:p>29.9661018848</text:p>
          </table:table-cell>
          <table:table-cell table:formula="of:=[.C578]/([.D578]-[.D577])" office:value-type="float" office:value="123240.017224347" calcext:value-type="float">
            <text:p>123240.0172243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7950.04881" calcext:value-type="float">
            <text:p>1456447950.04881</text:p>
          </table:table-cell>
          <table:table-cell office:value-type="float" office:value="2320" calcext:value-type="float">
            <text:p>2320</text:p>
          </table:table-cell>
          <table:table-cell table:formula="of:=[.B579]-[.B$2]" office:value-type="float" office:value="29.9759662151337" calcext:value-type="float">
            <text:p>29.9759662151</text:p>
          </table:table-cell>
          <table:table-cell table:formula="of:=[.C579]/([.D579]-[.D578])" office:value-type="float" office:value="235190.827089476" calcext:value-type="float">
            <text:p>235190.8270894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7950.0725" calcext:value-type="float">
            <text:p>1456447950.0725</text:p>
          </table:table-cell>
          <table:table-cell office:value-type="float" office:value="2320" calcext:value-type="float">
            <text:p>2320</text:p>
          </table:table-cell>
          <table:table-cell table:formula="of:=[.B580]-[.B$2]" office:value-type="float" office:value="29.9996559619904" calcext:value-type="float">
            <text:p>29.999655962</text:p>
          </table:table-cell>
          <table:table-cell table:formula="of:=[.C580]/([.D580]-[.D579])" office:value-type="float" office:value="97932.6631911596" calcext:value-type="float">
            <text:p>97932.663191159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7950.09835" calcext:value-type="float">
            <text:p>1456447950.09835</text:p>
          </table:table-cell>
          <table:table-cell office:value-type="float" office:value="2320" calcext:value-type="float">
            <text:p>2320</text:p>
          </table:table-cell>
          <table:table-cell table:formula="of:=[.B581]-[.B$2]" office:value-type="float" office:value="30.0255010128021" calcext:value-type="float">
            <text:p>30.0255010128</text:p>
          </table:table-cell>
          <table:table-cell table:formula="of:=[.C581]/([.D581]-[.D580])" office:value-type="float" office:value="89765.7356875334" calcext:value-type="float">
            <text:p>89765.735687533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7950.12425" calcext:value-type="float">
            <text:p>1456447950.12425</text:p>
          </table:table-cell>
          <table:table-cell office:value-type="float" office:value="2320" calcext:value-type="float">
            <text:p>2320</text:p>
          </table:table-cell>
          <table:table-cell table:formula="of:=[.B582]-[.B$2]" office:value-type="float" office:value="30.0513985157013" calcext:value-type="float">
            <text:p>30.0513985157</text:p>
          </table:table-cell>
          <table:table-cell table:formula="of:=[.C582]/([.D582]-[.D581])" office:value-type="float" office:value="89583.9266446945" calcext:value-type="float">
            <text:p>89583.92664469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7950.15024" calcext:value-type="float">
            <text:p>1456447950.15024</text:p>
          </table:table-cell>
          <table:table-cell office:value-type="float" office:value="2320" calcext:value-type="float">
            <text:p>2320</text:p>
          </table:table-cell>
          <table:table-cell table:formula="of:=[.B583]-[.B$2]" office:value-type="float" office:value="30.0773940086365" calcext:value-type="float">
            <text:p>30.0773940086</text:p>
          </table:table-cell>
          <table:table-cell table:formula="of:=[.C583]/([.D583]-[.D582])" office:value-type="float" office:value="89246.2399457045" calcext:value-type="float">
            <text:p>89246.23994570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7950.17617" calcext:value-type="float">
            <text:p>1456447950.17617</text:p>
          </table:table-cell>
          <table:table-cell office:value-type="float" office:value="2320" calcext:value-type="float">
            <text:p>2320</text:p>
          </table:table-cell>
          <table:table-cell table:formula="of:=[.B584]-[.B$2]" office:value-type="float" office:value="30.1033182144165" calcext:value-type="float">
            <text:p>30.1033182144</text:p>
          </table:table-cell>
          <table:table-cell table:formula="of:=[.C584]/([.D584]-[.D583])" office:value-type="float" office:value="89491.6519212022" calcext:value-type="float">
            <text:p>89491.65192120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7950.20215" calcext:value-type="float">
            <text:p>1456447950.20215</text:p>
          </table:table-cell>
          <table:table-cell office:value-type="float" office:value="2320" calcext:value-type="float">
            <text:p>2320</text:p>
          </table:table-cell>
          <table:table-cell table:formula="of:=[.B585]-[.B$2]" office:value-type="float" office:value="30.1292979717255" calcext:value-type="float">
            <text:p>30.1292979717</text:p>
          </table:table-cell>
          <table:table-cell table:formula="of:=[.C585]/([.D585]-[.D584])" office:value-type="float" office:value="89300.2953187662" calcext:value-type="float">
            <text:p>89300.29531876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7950.22813" calcext:value-type="float">
            <text:p>1456447950.22813</text:p>
          </table:table-cell>
          <table:table-cell office:value-type="float" office:value="2320" calcext:value-type="float">
            <text:p>2320</text:p>
          </table:table-cell>
          <table:table-cell table:formula="of:=[.B586]-[.B$2]" office:value-type="float" office:value="30.1552829742432" calcext:value-type="float">
            <text:p>30.1552829742</text:p>
          </table:table-cell>
          <table:table-cell table:formula="of:=[.C586]/([.D586]-[.D585])" office:value-type="float" office:value="89282.269586839" calcext:value-type="float">
            <text:p>89282.2695868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7960.07401" calcext:value-type="float">
            <text:p>1456447960.07401</text:p>
          </table:table-cell>
          <table:table-cell office:value-type="float" office:value="2320" calcext:value-type="float">
            <text:p>2320</text:p>
          </table:table-cell>
          <table:table-cell table:formula="of:=[.B587]-[.B$2]" office:value-type="float" office:value="40.0011610984802" calcext:value-type="float">
            <text:p>40.0011610985</text:p>
          </table:table-cell>
          <table:table-cell table:formula="of:=[.C587]/([.D587]-[.D586])" office:value-type="float" office:value="235.63159839334" calcext:value-type="float">
            <text:p>235.63159839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7960.10313" calcext:value-type="float">
            <text:p>1456447960.10313</text:p>
          </table:table-cell>
          <table:table-cell office:value-type="float" office:value="2320" calcext:value-type="float">
            <text:p>2320</text:p>
          </table:table-cell>
          <table:table-cell table:formula="of:=[.B588]-[.B$2]" office:value-type="float" office:value="40.0302774906158" calcext:value-type="float">
            <text:p>40.0302774906</text:p>
          </table:table-cell>
          <table:table-cell table:formula="of:=[.C588]/([.D588]-[.D587])" office:value-type="float" office:value="79680.2017637955" calcext:value-type="float">
            <text:p>79680.201763795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7960.1325" calcext:value-type="float">
            <text:p>1456447960.1325</text:p>
          </table:table-cell>
          <table:table-cell office:value-type="float" office:value="2320" calcext:value-type="float">
            <text:p>2320</text:p>
          </table:table-cell>
          <table:table-cell table:formula="of:=[.B589]-[.B$2]" office:value-type="float" office:value="40.0596494674683" calcext:value-type="float">
            <text:p>40.0596494675</text:p>
          </table:table-cell>
          <table:table-cell table:formula="of:=[.C589]/([.D589]-[.D588])" office:value-type="float" office:value="78986.8523884898" calcext:value-type="float">
            <text:p>78986.852388489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7960.16165" calcext:value-type="float">
            <text:p>1456447960.16165</text:p>
          </table:table-cell>
          <table:table-cell office:value-type="float" office:value="2320" calcext:value-type="float">
            <text:p>2320</text:p>
          </table:table-cell>
          <table:table-cell table:formula="of:=[.B590]-[.B$2]" office:value-type="float" office:value="40.0888030529022" calcext:value-type="float">
            <text:p>40.0888030529</text:p>
          </table:table-cell>
          <table:table-cell table:formula="of:=[.C590]/([.D590]-[.D589])" office:value-type="float" office:value="79578.5480744854" calcext:value-type="float">
            <text:p>79578.548074485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7960.1908" calcext:value-type="float">
            <text:p>1456447960.1908</text:p>
          </table:table-cell>
          <table:table-cell office:value-type="float" office:value="2320" calcext:value-type="float">
            <text:p>2320</text:p>
          </table:table-cell>
          <table:table-cell table:formula="of:=[.B591]-[.B$2]" office:value-type="float" office:value="40.117956161499" calcext:value-type="float">
            <text:p>40.1179561615</text:p>
          </table:table-cell>
          <table:table-cell table:formula="of:=[.C591]/([.D591]-[.D590])" office:value-type="float" office:value="79579.84968555" calcext:value-type="float">
            <text:p>79579.8496855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7960.21989" calcext:value-type="float">
            <text:p>1456447960.21989</text:p>
          </table:table-cell>
          <table:table-cell office:value-type="float" office:value="2320" calcext:value-type="float">
            <text:p>2320</text:p>
          </table:table-cell>
          <table:table-cell table:formula="of:=[.B592]-[.B$2]" office:value-type="float" office:value="40.1470441818237" calcext:value-type="float">
            <text:p>40.1470441818</text:p>
          </table:table-cell>
          <table:table-cell table:formula="of:=[.C592]/([.D592]-[.D591])" office:value-type="float" office:value="79757.9200681945" calcext:value-type="float">
            <text:p>79757.92006819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7960.24909" calcext:value-type="float">
            <text:p>1456447960.24909</text:p>
          </table:table-cell>
          <table:table-cell office:value-type="float" office:value="2320" calcext:value-type="float">
            <text:p>2320</text:p>
          </table:table-cell>
          <table:table-cell table:formula="of:=[.B593]-[.B$2]" office:value-type="float" office:value="40.1762416362763" calcext:value-type="float">
            <text:p>40.1762416363</text:p>
          </table:table-cell>
          <table:table-cell table:formula="of:=[.C593]/([.D593]-[.D592])" office:value-type="float" office:value="79458.9817332582" calcext:value-type="float">
            <text:p>79458.981733258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7960.27805" calcext:value-type="float">
            <text:p>1456447960.27805</text:p>
          </table:table-cell>
          <table:table-cell office:value-type="float" office:value="2320" calcext:value-type="float">
            <text:p>2320</text:p>
          </table:table-cell>
          <table:table-cell table:formula="of:=[.B594]-[.B$2]" office:value-type="float" office:value="40.2051997184753" calcext:value-type="float">
            <text:p>40.2051997185</text:p>
          </table:table-cell>
          <table:table-cell table:formula="of:=[.C594]/([.D594]-[.D593])" office:value-type="float" office:value="80115.8026988531" calcext:value-type="float">
            <text:p>80115.80269885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7960.30734" calcext:value-type="float">
            <text:p>1456447960.30734</text:p>
          </table:table-cell>
          <table:table-cell office:value-type="float" office:value="2320" calcext:value-type="float">
            <text:p>2320</text:p>
          </table:table-cell>
          <table:table-cell table:formula="of:=[.B595]-[.B$2]" office:value-type="float" office:value="40.2344951629639" calcext:value-type="float">
            <text:p>40.234495163</text:p>
          </table:table-cell>
          <table:table-cell table:formula="of:=[.C595]/([.D595]-[.D594])" office:value-type="float" office:value="79193.2001888113" calcext:value-type="float">
            <text:p>79193.20018881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7960.33652" calcext:value-type="float">
            <text:p>1456447960.33652</text:p>
          </table:table-cell>
          <table:table-cell office:value-type="float" office:value="2320" calcext:value-type="float">
            <text:p>2320</text:p>
          </table:table-cell>
          <table:table-cell table:formula="of:=[.B596]-[.B$2]" office:value-type="float" office:value="40.2636749744415" calcext:value-type="float">
            <text:p>40.2636749744</text:p>
          </table:table-cell>
          <table:table-cell table:formula="of:=[.C596]/([.D596]-[.D595])" office:value-type="float" office:value="79507.0249777349" calcext:value-type="float">
            <text:p>79507.02497773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7960.36583" calcext:value-type="float">
            <text:p>1456447960.36583</text:p>
          </table:table-cell>
          <table:table-cell office:value-type="float" office:value="2320" calcext:value-type="float">
            <text:p>2320</text:p>
          </table:table-cell>
          <table:table-cell table:formula="of:=[.B597]-[.B$2]" office:value-type="float" office:value="40.2929837703705" calcext:value-type="float">
            <text:p>40.2929837704</text:p>
          </table:table-cell>
          <table:table-cell table:formula="of:=[.C597]/([.D597]-[.D596])" office:value-type="float" office:value="79157.1242170341" calcext:value-type="float">
            <text:p>79157.12421703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7960.39477" calcext:value-type="float">
            <text:p>1456447960.39477</text:p>
          </table:table-cell>
          <table:table-cell office:value-type="float" office:value="2320" calcext:value-type="float">
            <text:p>2320</text:p>
          </table:table-cell>
          <table:table-cell table:formula="of:=[.B598]-[.B$2]" office:value-type="float" office:value="40.321925163269" calcext:value-type="float">
            <text:p>40.3219251633</text:p>
          </table:table-cell>
          <table:table-cell table:formula="of:=[.C598]/([.D598]-[.D597])" office:value-type="float" office:value="80162.0021583504" calcext:value-type="float">
            <text:p>80162.00215835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7960.42381" calcext:value-type="float">
            <text:p>1456447960.42381</text:p>
          </table:table-cell>
          <table:table-cell office:value-type="float" office:value="2320" calcext:value-type="float">
            <text:p>2320</text:p>
          </table:table-cell>
          <table:table-cell table:formula="of:=[.B599]-[.B$2]" office:value-type="float" office:value="40.3509645462036" calcext:value-type="float">
            <text:p>40.3509645462</text:p>
          </table:table-cell>
          <table:table-cell table:formula="of:=[.C599]/([.D599]-[.D598])" office:value-type="float" office:value="79891.5047619048" calcext:value-type="float">
            <text:p>79891.50476190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7960.45311" calcext:value-type="float">
            <text:p>1456447960.45311</text:p>
          </table:table-cell>
          <table:table-cell office:value-type="float" office:value="2320" calcext:value-type="float">
            <text:p>2320</text:p>
          </table:table-cell>
          <table:table-cell table:formula="of:=[.B600]-[.B$2]" office:value-type="float" office:value="40.3802599906921" calcext:value-type="float">
            <text:p>40.3802599907</text:p>
          </table:table-cell>
          <table:table-cell table:formula="of:=[.C600]/([.D600]-[.D599])" office:value-type="float" office:value="79193.2001888113" calcext:value-type="float">
            <text:p>79193.20018881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7960.4823" calcext:value-type="float">
            <text:p>1456447960.4823</text:p>
          </table:table-cell>
          <table:table-cell office:value-type="float" office:value="2320" calcext:value-type="float">
            <text:p>2320</text:p>
          </table:table-cell>
          <table:table-cell table:formula="of:=[.B601]-[.B$2]" office:value-type="float" office:value="40.4094557762146" calcext:value-type="float">
            <text:p>40.4094557762</text:p>
          </table:table-cell>
          <table:table-cell table:formula="of:=[.C601]/([.D601]-[.D600])" office:value-type="float" office:value="79463.5238779643" calcext:value-type="float">
            <text:p>79463.52387796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7960.51135" calcext:value-type="float">
            <text:p>1456447960.51135</text:p>
          </table:table-cell>
          <table:table-cell office:value-type="float" office:value="2320" calcext:value-type="float">
            <text:p>2320</text:p>
          </table:table-cell>
          <table:table-cell table:formula="of:=[.B602]-[.B$2]" office:value-type="float" office:value="40.4385023117065" calcext:value-type="float">
            <text:p>40.4385023117</text:p>
          </table:table-cell>
          <table:table-cell table:formula="of:=[.C602]/([.D602]-[.D601])" office:value-type="float" office:value="79871.8318969055" calcext:value-type="float">
            <text:p>79871.83189690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7960.54034" calcext:value-type="float">
            <text:p>1456447960.54034</text:p>
          </table:table-cell>
          <table:table-cell office:value-type="float" office:value="2320" calcext:value-type="float">
            <text:p>2320</text:p>
          </table:table-cell>
          <table:table-cell table:formula="of:=[.B603]-[.B$2]" office:value-type="float" office:value="40.4674961566925" calcext:value-type="float">
            <text:p>40.4674961567</text:p>
          </table:table-cell>
          <table:table-cell table:formula="of:=[.C603]/([.D603]-[.D602])" office:value-type="float" office:value="80016.9829535643" calcext:value-type="float">
            <text:p>80016.98295356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7960.56958" calcext:value-type="float">
            <text:p>1456447960.56958</text:p>
          </table:table-cell>
          <table:table-cell office:value-type="float" office:value="2320" calcext:value-type="float">
            <text:p>2320</text:p>
          </table:table-cell>
          <table:table-cell table:formula="of:=[.B604]-[.B$2]" office:value-type="float" office:value="40.4967310428619" calcext:value-type="float">
            <text:p>40.4967310429</text:p>
          </table:table-cell>
          <table:table-cell table:formula="of:=[.C604]/([.D604]-[.D603])" office:value-type="float" office:value="79357.2441689773" calcext:value-type="float">
            <text:p>79357.244168977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7960.59879" calcext:value-type="float">
            <text:p>1456447960.59879</text:p>
          </table:table-cell>
          <table:table-cell office:value-type="float" office:value="2320" calcext:value-type="float">
            <text:p>2320</text:p>
          </table:table-cell>
          <table:table-cell table:formula="of:=[.B605]-[.B$2]" office:value-type="float" office:value="40.5259380340576" calcext:value-type="float">
            <text:p>40.5259380341</text:p>
          </table:table-cell>
          <table:table-cell table:formula="of:=[.C605]/([.D605]-[.D604])" office:value-type="float" office:value="79433.036578696" calcext:value-type="float">
            <text:p>79433.0365786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7960.62808" calcext:value-type="float">
            <text:p>1456447960.62808</text:p>
          </table:table-cell>
          <table:table-cell office:value-type="float" office:value="2320" calcext:value-type="float">
            <text:p>2320</text:p>
          </table:table-cell>
          <table:table-cell table:formula="of:=[.B606]-[.B$2]" office:value-type="float" office:value="40.5552294254303" calcext:value-type="float">
            <text:p>40.5552294254</text:p>
          </table:table-cell>
          <table:table-cell table:formula="of:=[.C606]/([.D606]-[.D605])" office:value-type="float" office:value="79204.1583304167" calcext:value-type="float">
            <text:p>79204.15833041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7960.65693" calcext:value-type="float">
            <text:p>1456447960.65693</text:p>
          </table:table-cell>
          <table:table-cell office:value-type="float" office:value="2320" calcext:value-type="float">
            <text:p>2320</text:p>
          </table:table-cell>
          <table:table-cell table:formula="of:=[.B607]-[.B$2]" office:value-type="float" office:value="40.5840847492218" calcext:value-type="float">
            <text:p>40.5840847492</text:p>
          </table:table-cell>
          <table:table-cell table:formula="of:=[.C607]/([.D607]-[.D606])" office:value-type="float" office:value="80401.1078428132" calcext:value-type="float">
            <text:p>80401.107842813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7960.68606" calcext:value-type="float">
            <text:p>1456447960.68606</text:p>
          </table:table-cell>
          <table:table-cell office:value-type="float" office:value="2320" calcext:value-type="float">
            <text:p>2320</text:p>
          </table:table-cell>
          <table:table-cell table:formula="of:=[.B608]-[.B$2]" office:value-type="float" office:value="40.6132123470306" calcext:value-type="float">
            <text:p>40.613212347</text:p>
          </table:table-cell>
          <table:table-cell table:formula="of:=[.C608]/([.D608]-[.D607])" office:value-type="float" office:value="79649.5480068757" calcext:value-type="float">
            <text:p>79649.548006875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7960.71536" calcext:value-type="float">
            <text:p>1456447960.71536</text:p>
          </table:table-cell>
          <table:table-cell office:value-type="float" office:value="2320" calcext:value-type="float">
            <text:p>2320</text:p>
          </table:table-cell>
          <table:table-cell table:formula="of:=[.B609]-[.B$2]" office:value-type="float" office:value="40.6425116062164" calcext:value-type="float">
            <text:p>40.6425116062</text:p>
          </table:table-cell>
          <table:table-cell table:formula="of:=[.C609]/([.D609]-[.D608])" office:value-type="float" office:value="79182.8894132965" calcext:value-type="float">
            <text:p>79182.88941329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7960.74469" calcext:value-type="float">
            <text:p>1456447960.74469</text:p>
          </table:table-cell>
          <table:table-cell office:value-type="float" office:value="2320" calcext:value-type="float">
            <text:p>2320</text:p>
          </table:table-cell>
          <table:table-cell table:formula="of:=[.B610]-[.B$2]" office:value-type="float" office:value="40.6718447208405" calcext:value-type="float">
            <text:p>40.6718447208</text:p>
          </table:table-cell>
          <table:table-cell table:formula="of:=[.C610]/([.D610]-[.D609])" office:value-type="float" office:value="79091.4987970609" calcext:value-type="float">
            <text:p>79091.498797060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7960.7737" calcext:value-type="float">
            <text:p>1456447960.7737</text:p>
          </table:table-cell>
          <table:table-cell office:value-type="float" office:value="2320" calcext:value-type="float">
            <text:p>2320</text:p>
          </table:table-cell>
          <table:table-cell table:formula="of:=[.B611]-[.B$2]" office:value-type="float" office:value="40.7008562088013" calcext:value-type="float">
            <text:p>40.7008562088</text:p>
          </table:table-cell>
          <table:table-cell table:formula="of:=[.C611]/([.D611]-[.D610])" office:value-type="float" office:value="79968.3216225767" calcext:value-type="float">
            <text:p>79968.32162257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7960.80265" calcext:value-type="float">
            <text:p>1456447960.80265</text:p>
          </table:table-cell>
          <table:table-cell office:value-type="float" office:value="2320" calcext:value-type="float">
            <text:p>2320</text:p>
          </table:table-cell>
          <table:table-cell table:formula="of:=[.B612]-[.B$2]" office:value-type="float" office:value="40.7298035621643" calcext:value-type="float">
            <text:p>40.7298035622</text:p>
          </table:table-cell>
          <table:table-cell table:formula="of:=[.C612]/([.D612]-[.D611])" office:value-type="float" office:value="80145.4962360189" calcext:value-type="float">
            <text:p>80145.496236018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7960.83182" calcext:value-type="float">
            <text:p>1456447960.83182</text:p>
          </table:table-cell>
          <table:table-cell office:value-type="float" office:value="2320" calcext:value-type="float">
            <text:p>2320</text:p>
          </table:table-cell>
          <table:table-cell table:formula="of:=[.B613]-[.B$2]" office:value-type="float" office:value="40.7589752674103" calcext:value-type="float">
            <text:p>40.7589752674</text:p>
          </table:table-cell>
          <table:table-cell table:formula="of:=[.C613]/([.D613]-[.D612])" office:value-type="float" office:value="79529.1183850272" calcext:value-type="float">
            <text:p>79529.118385027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7960.86122" calcext:value-type="float">
            <text:p>1456447960.86122</text:p>
          </table:table-cell>
          <table:table-cell office:value-type="float" office:value="2320" calcext:value-type="float">
            <text:p>2320</text:p>
          </table:table-cell>
          <table:table-cell table:formula="of:=[.B614]-[.B$2]" office:value-type="float" office:value="40.7883744239807" calcext:value-type="float">
            <text:p>40.788374424</text:p>
          </table:table-cell>
          <table:table-cell table:formula="of:=[.C614]/([.D614]-[.D613])" office:value-type="float" office:value="78913.8285121119" calcext:value-type="float">
            <text:p>78913.828512111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7960.89021" calcext:value-type="float">
            <text:p>1456447960.89021</text:p>
          </table:table-cell>
          <table:table-cell office:value-type="float" office:value="2320" calcext:value-type="float">
            <text:p>2320</text:p>
          </table:table-cell>
          <table:table-cell table:formula="of:=[.B615]-[.B$2]" office:value-type="float" office:value="40.8173587322235" calcext:value-type="float">
            <text:p>40.8173587322</text:p>
          </table:table-cell>
          <table:table-cell table:formula="of:=[.C615]/([.D615]-[.D614])" office:value-type="float" office:value="80043.3110414662" calcext:value-type="float">
            <text:p>80043.311041466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7960.91919" calcext:value-type="float">
            <text:p>1456447960.91919</text:p>
          </table:table-cell>
          <table:table-cell office:value-type="float" office:value="2320" calcext:value-type="float">
            <text:p>2320</text:p>
          </table:table-cell>
          <table:table-cell table:formula="of:=[.B616]-[.B$2]" office:value-type="float" office:value="40.8463380336761" calcext:value-type="float">
            <text:p>40.8463380337</text:p>
          </table:table-cell>
          <table:table-cell table:formula="of:=[.C616]/([.D616]-[.D615])" office:value-type="float" office:value="80057.1402244381" calcext:value-type="float">
            <text:p>80057.140224438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7960.94826" calcext:value-type="float">
            <text:p>1456447960.94826</text:p>
          </table:table-cell>
          <table:table-cell office:value-type="float" office:value="2320" calcext:value-type="float">
            <text:p>2320</text:p>
          </table:table-cell>
          <table:table-cell table:formula="of:=[.B617]-[.B$2]" office:value-type="float" office:value="40.8754117488861" calcext:value-type="float">
            <text:p>40.8754117489</text:p>
          </table:table-cell>
          <table:table-cell table:formula="of:=[.C617]/([.D617]-[.D616])" office:value-type="float" office:value="79797.1632880667" calcext:value-type="float">
            <text:p>79797.16328806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7960.97768" calcext:value-type="float">
            <text:p>1456447960.97768</text:p>
          </table:table-cell>
          <table:table-cell office:value-type="float" office:value="2320" calcext:value-type="float">
            <text:p>2320</text:p>
          </table:table-cell>
          <table:table-cell table:formula="of:=[.B618]-[.B$2]" office:value-type="float" office:value="40.9048323631287" calcext:value-type="float">
            <text:p>40.9048323631</text:p>
          </table:table-cell>
          <table:table-cell table:formula="of:=[.C618]/([.D618]-[.D617])" office:value-type="float" office:value="78856.2733895737" calcext:value-type="float">
            <text:p>78856.27338957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7961.00929" calcext:value-type="float">
            <text:p>1456447961.00929</text:p>
          </table:table-cell>
          <table:table-cell office:value-type="float" office:value="2320" calcext:value-type="float">
            <text:p>2320</text:p>
          </table:table-cell>
          <table:table-cell table:formula="of:=[.B619]-[.B$2]" office:value-type="float" office:value="40.9364397525787" calcext:value-type="float">
            <text:p>40.9364397526</text:p>
          </table:table-cell>
          <table:table-cell table:formula="of:=[.C619]/([.D619]-[.D618])" office:value-type="float" office:value="73400.5572862843" calcext:value-type="float">
            <text:p>73400.557286284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7961.04471" calcext:value-type="float">
            <text:p>1456447961.04471</text:p>
          </table:table-cell>
          <table:table-cell office:value-type="float" office:value="2320" calcext:value-type="float">
            <text:p>2320</text:p>
          </table:table-cell>
          <table:table-cell table:formula="of:=[.B620]-[.B$2]" office:value-type="float" office:value="40.9718651771545" calcext:value-type="float">
            <text:p>40.9718651772</text:p>
          </table:table-cell>
          <table:table-cell table:formula="of:=[.C620]/([.D620]-[.D619])" office:value-type="float" office:value="65489.6879227378" calcext:value-type="float">
            <text:p>65489.68792273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7961.06501" calcext:value-type="float">
            <text:p>1456447961.06501</text:p>
          </table:table-cell>
          <table:table-cell office:value-type="float" office:value="2320" calcext:value-type="float">
            <text:p>2320</text:p>
          </table:table-cell>
          <table:table-cell table:formula="of:=[.B621]-[.B$2]" office:value-type="float" office:value="40.992164850235" calcext:value-type="float">
            <text:p>40.9921648502</text:p>
          </table:table-cell>
          <table:table-cell table:formula="of:=[.C621]/([.D621]-[.D620])" office:value-type="float" office:value="114287.554819539" calcext:value-type="float">
            <text:p>114287.55481953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7961.09303" calcext:value-type="float">
            <text:p>1456447961.09303</text:p>
          </table:table-cell>
          <table:table-cell office:value-type="float" office:value="2320" calcext:value-type="float">
            <text:p>2320</text:p>
          </table:table-cell>
          <table:table-cell table:formula="of:=[.B622]-[.B$2]" office:value-type="float" office:value="41.0201852321625" calcext:value-type="float">
            <text:p>41.0201852322</text:p>
          </table:table-cell>
          <table:table-cell table:formula="of:=[.C622]/([.D622]-[.D621])" office:value-type="float" office:value="82796.8728621752" calcext:value-type="float">
            <text:p>82796.872862175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7961.12045" calcext:value-type="float">
            <text:p>1456447961.12045</text:p>
          </table:table-cell>
          <table:table-cell office:value-type="float" office:value="2320" calcext:value-type="float">
            <text:p>2320</text:p>
          </table:table-cell>
          <table:table-cell table:formula="of:=[.B623]-[.B$2]" office:value-type="float" office:value="41.0476067066193" calcext:value-type="float">
            <text:p>41.0476067066</text:p>
          </table:table-cell>
          <table:table-cell table:formula="of:=[.C623]/([.D623]-[.D622])" office:value-type="float" office:value="84605.2244074634" calcext:value-type="float">
            <text:p>84605.22440746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7961.14801" calcext:value-type="float">
            <text:p>1456447961.14801</text:p>
          </table:table-cell>
          <table:table-cell office:value-type="float" office:value="2320" calcext:value-type="float">
            <text:p>2320</text:p>
          </table:table-cell>
          <table:table-cell table:formula="of:=[.B624]-[.B$2]" office:value-type="float" office:value="41.075160741806" calcext:value-type="float">
            <text:p>41.0751607418</text:p>
          </table:table-cell>
          <table:table-cell table:formula="of:=[.C624]/([.D624]-[.D623])" office:value-type="float" office:value="84198.1939949814" calcext:value-type="float">
            <text:p>84198.19399498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7961.17535" calcext:value-type="float">
            <text:p>1456447961.17535</text:p>
          </table:table-cell>
          <table:table-cell office:value-type="float" office:value="2320" calcext:value-type="float">
            <text:p>2320</text:p>
          </table:table-cell>
          <table:table-cell table:formula="of:=[.B625]-[.B$2]" office:value-type="float" office:value="41.1024994850159" calcext:value-type="float">
            <text:p>41.102499485</text:p>
          </table:table-cell>
          <table:table-cell table:formula="of:=[.C625]/([.D625]-[.D624])" office:value-type="float" office:value="84861.2528451952" calcext:value-type="float">
            <text:p>84861.25284519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7961.20267" calcext:value-type="float">
            <text:p>1456447961.20267</text:p>
          </table:table-cell>
          <table:table-cell office:value-type="float" office:value="2320" calcext:value-type="float">
            <text:p>2320</text:p>
          </table:table-cell>
          <table:table-cell table:formula="of:=[.B626]-[.B$2]" office:value-type="float" office:value="41.1298267841339" calcext:value-type="float">
            <text:p>41.1298267841</text:p>
          </table:table-cell>
          <table:table-cell table:formula="of:=[.C626]/([.D626]-[.D625])" office:value-type="float" office:value="84896.7909334404" calcext:value-type="float">
            <text:p>84896.79093344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7961.23" calcext:value-type="float">
            <text:p>1456447961.23</text:p>
          </table:table-cell>
          <table:table-cell office:value-type="float" office:value="2320" calcext:value-type="float">
            <text:p>2320</text:p>
          </table:table-cell>
          <table:table-cell table:formula="of:=[.B627]-[.B$2]" office:value-type="float" office:value="41.1571555137634" calcext:value-type="float">
            <text:p>41.1571555138</text:p>
          </table:table-cell>
          <table:table-cell table:formula="of:=[.C627]/([.D627]-[.D626])" office:value-type="float" office:value="84892.347044711" calcext:value-type="float">
            <text:p>84892.3470447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7961.25761" calcext:value-type="float">
            <text:p>1456447961.25761</text:p>
          </table:table-cell>
          <table:table-cell office:value-type="float" office:value="2320" calcext:value-type="float">
            <text:p>2320</text:p>
          </table:table-cell>
          <table:table-cell table:formula="of:=[.B628]-[.B$2]" office:value-type="float" office:value="41.1847596168518" calcext:value-type="float">
            <text:p>41.1847596169</text:p>
          </table:table-cell>
          <table:table-cell table:formula="of:=[.C628]/([.D628]-[.D627])" office:value-type="float" office:value="84045.4765935395" calcext:value-type="float">
            <text:p>84045.47659353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7961.28502" calcext:value-type="float">
            <text:p>1456447961.28502</text:p>
          </table:table-cell>
          <table:table-cell office:value-type="float" office:value="2320" calcext:value-type="float">
            <text:p>2320</text:p>
          </table:table-cell>
          <table:table-cell table:formula="of:=[.B629]-[.B$2]" office:value-type="float" office:value="41.2121675014496" calcext:value-type="float">
            <text:p>41.2121675014</text:p>
          </table:table-cell>
          <table:table-cell table:formula="of:=[.C629]/([.D629]-[.D628])" office:value-type="float" office:value="84647.1748566855" calcext:value-type="float">
            <text:p>84647.17485668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7961.31244" calcext:value-type="float">
            <text:p>1456447961.31244</text:p>
          </table:table-cell>
          <table:table-cell office:value-type="float" office:value="2320" calcext:value-type="float">
            <text:p>2320</text:p>
          </table:table-cell>
          <table:table-cell table:formula="of:=[.B630]-[.B$2]" office:value-type="float" office:value="41.2395935058594" calcext:value-type="float">
            <text:p>41.2395935059</text:p>
          </table:table-cell>
          <table:table-cell table:formula="of:=[.C630]/([.D630]-[.D629])" office:value-type="float" office:value="84591.2501629967" calcext:value-type="float">
            <text:p>84591.250162996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7961.33982" calcext:value-type="float">
            <text:p>1456447961.33982</text:p>
          </table:table-cell>
          <table:table-cell office:value-type="float" office:value="2320" calcext:value-type="float">
            <text:p>2320</text:p>
          </table:table-cell>
          <table:table-cell table:formula="of:=[.B631]-[.B$2]" office:value-type="float" office:value="41.2669718265533" calcext:value-type="float">
            <text:p>41.2669718266</text:p>
          </table:table-cell>
          <table:table-cell table:formula="of:=[.C631]/([.D631]-[.D630])" office:value-type="float" office:value="84738.5793282419" calcext:value-type="float">
            <text:p>84738.57932824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7961.36724" calcext:value-type="float">
            <text:p>1456447961.36724</text:p>
          </table:table-cell>
          <table:table-cell office:value-type="float" office:value="2320" calcext:value-type="float">
            <text:p>2320</text:p>
          </table:table-cell>
          <table:table-cell table:formula="of:=[.B632]-[.B$2]" office:value-type="float" office:value="41.2943949699402" calcext:value-type="float">
            <text:p>41.2943949699</text:p>
          </table:table-cell>
          <table:table-cell table:formula="of:=[.C632]/([.D632]-[.D631])" office:value-type="float" office:value="84600.0754644804" calcext:value-type="float">
            <text:p>84600.075464480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7961.39473" calcext:value-type="float">
            <text:p>1456447961.39473</text:p>
          </table:table-cell>
          <table:table-cell office:value-type="float" office:value="2320" calcext:value-type="float">
            <text:p>2320</text:p>
          </table:table-cell>
          <table:table-cell table:formula="of:=[.B633]-[.B$2]" office:value-type="float" office:value="41.3218836784363" calcext:value-type="float">
            <text:p>41.3218836784</text:p>
          </table:table-cell>
          <table:table-cell table:formula="of:=[.C633]/([.D633]-[.D632])" office:value-type="float" office:value="84398.2903136275" calcext:value-type="float">
            <text:p>84398.29031362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7961.422" calcext:value-type="float">
            <text:p>1456447961.422</text:p>
          </table:table-cell>
          <table:table-cell office:value-type="float" office:value="2320" calcext:value-type="float">
            <text:p>2320</text:p>
          </table:table-cell>
          <table:table-cell table:formula="of:=[.B634]-[.B$2]" office:value-type="float" office:value="41.3491473197937" calcext:value-type="float">
            <text:p>41.3491473198</text:p>
          </table:table-cell>
          <table:table-cell table:formula="of:=[.C634]/([.D634]-[.D633])" office:value-type="float" office:value="85095.0160906674" calcext:value-type="float">
            <text:p>85095.01609066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7961.44956" calcext:value-type="float">
            <text:p>1456447961.44956</text:p>
          </table:table-cell>
          <table:table-cell office:value-type="float" office:value="2320" calcext:value-type="float">
            <text:p>2320</text:p>
          </table:table-cell>
          <table:table-cell table:formula="of:=[.B635]-[.B$2]" office:value-type="float" office:value="41.3767120838165" calcext:value-type="float">
            <text:p>41.3767120838</text:p>
          </table:table-cell>
          <table:table-cell table:formula="of:=[.C635]/([.D635]-[.D634])" office:value-type="float" office:value="84165.4221338062" calcext:value-type="float">
            <text:p>84165.422133806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7961.47694" calcext:value-type="float">
            <text:p>1456447961.47694</text:p>
          </table:table-cell>
          <table:table-cell office:value-type="float" office:value="2320" calcext:value-type="float">
            <text:p>2320</text:p>
          </table:table-cell>
          <table:table-cell table:formula="of:=[.B636]-[.B$2]" office:value-type="float" office:value="41.4040875434876" calcext:value-type="float">
            <text:p>41.4040875435</text:p>
          </table:table-cell>
          <table:table-cell table:formula="of:=[.C636]/([.D636]-[.D635])" office:value-type="float" office:value="84747.4353994478" calcext:value-type="float">
            <text:p>84747.435399447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7961.50439" calcext:value-type="float">
            <text:p>1456447961.50439</text:p>
          </table:table-cell>
          <table:table-cell office:value-type="float" office:value="2320" calcext:value-type="float">
            <text:p>2320</text:p>
          </table:table-cell>
          <table:table-cell table:formula="of:=[.B637]-[.B$2]" office:value-type="float" office:value="41.4315392971039" calcext:value-type="float">
            <text:p>41.4315392971</text:p>
          </table:table-cell>
          <table:table-cell table:formula="of:=[.C637]/([.D637]-[.D636])" office:value-type="float" office:value="84511.9052292407" calcext:value-type="float">
            <text:p>84511.90522924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7961.53185" calcext:value-type="float">
            <text:p>1456447961.53185</text:p>
          </table:table-cell>
          <table:table-cell office:value-type="float" office:value="2320" calcext:value-type="float">
            <text:p>2320</text:p>
          </table:table-cell>
          <table:table-cell table:formula="of:=[.B638]-[.B$2]" office:value-type="float" office:value="41.4590065479279" calcext:value-type="float">
            <text:p>41.4590065479</text:p>
          </table:table-cell>
          <table:table-cell table:formula="of:=[.C638]/([.D638]-[.D637])" office:value-type="float" office:value="84464.2230439387" calcext:value-type="float">
            <text:p>84464.223043938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7961.55922" calcext:value-type="float">
            <text:p>1456447961.55922</text:p>
          </table:table-cell>
          <table:table-cell office:value-type="float" office:value="2320" calcext:value-type="float">
            <text:p>2320</text:p>
          </table:table-cell>
          <table:table-cell table:formula="of:=[.B639]-[.B$2]" office:value-type="float" office:value="41.4863746166229" calcext:value-type="float">
            <text:p>41.4863746166</text:p>
          </table:table-cell>
          <table:table-cell table:formula="of:=[.C639]/([.D639]-[.D638])" office:value-type="float" office:value="84770.3221534977" calcext:value-type="float">
            <text:p>84770.322153497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7961.58663" calcext:value-type="float">
            <text:p>1456447961.58663</text:p>
          </table:table-cell>
          <table:table-cell office:value-type="float" office:value="2320" calcext:value-type="float">
            <text:p>2320</text:p>
          </table:table-cell>
          <table:table-cell table:formula="of:=[.B640]-[.B$2]" office:value-type="float" office:value="41.5137803554535" calcext:value-type="float">
            <text:p>41.5137803555</text:p>
          </table:table-cell>
          <table:table-cell table:formula="of:=[.C640]/([.D640]-[.D639])" office:value-type="float" office:value="84653.802415005" calcext:value-type="float">
            <text:p>84653.8024150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7961.61415" calcext:value-type="float">
            <text:p>1456447961.61415</text:p>
          </table:table-cell>
          <table:table-cell office:value-type="float" office:value="2320" calcext:value-type="float">
            <text:p>2320</text:p>
          </table:table-cell>
          <table:table-cell table:formula="of:=[.B641]-[.B$2]" office:value-type="float" office:value="41.5413062572479" calcext:value-type="float">
            <text:p>41.5413062572</text:p>
          </table:table-cell>
          <table:table-cell table:formula="of:=[.C641]/([.D641]-[.D640])" office:value-type="float" office:value="84284.2504244188" calcext:value-type="float">
            <text:p>84284.25042441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7961.64161" calcext:value-type="float">
            <text:p>1456447961.64161</text:p>
          </table:table-cell>
          <table:table-cell office:value-type="float" office:value="2320" calcext:value-type="float">
            <text:p>2320</text:p>
          </table:table-cell>
          <table:table-cell table:formula="of:=[.B642]-[.B$2]" office:value-type="float" office:value="41.5687615871429" calcext:value-type="float">
            <text:p>41.5687615871</text:p>
          </table:table-cell>
          <table:table-cell table:formula="of:=[.C642]/([.D642]-[.D641])" office:value-type="float" office:value="84500.8968703324" calcext:value-type="float">
            <text:p>84500.89687033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7961.66889" calcext:value-type="float">
            <text:p>1456447961.66889</text:p>
          </table:table-cell>
          <table:table-cell office:value-type="float" office:value="2320" calcext:value-type="float">
            <text:p>2320</text:p>
          </table:table-cell>
          <table:table-cell table:formula="of:=[.B643]-[.B$2]" office:value-type="float" office:value="41.5960443019867" calcext:value-type="float">
            <text:p>41.596044302</text:p>
          </table:table-cell>
          <table:table-cell table:formula="of:=[.C643]/([.D643]-[.D642])" office:value-type="float" office:value="85035.5257270694" calcext:value-type="float">
            <text:p>85035.52572706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7961.69631" calcext:value-type="float">
            <text:p>1456447961.69631</text:p>
          </table:table-cell>
          <table:table-cell office:value-type="float" office:value="2320" calcext:value-type="float">
            <text:p>2320</text:p>
          </table:table-cell>
          <table:table-cell table:formula="of:=[.B644]-[.B$2]" office:value-type="float" office:value="41.6234595775604" calcext:value-type="float">
            <text:p>41.6234595776</text:p>
          </table:table-cell>
          <table:table-cell table:formula="of:=[.C644]/([.D644]-[.D643])" office:value-type="float" office:value="84624.3545413435" calcext:value-type="float">
            <text:p>84624.354541343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7961.72384" calcext:value-type="float">
            <text:p>1456447961.72384</text:p>
          </table:table-cell>
          <table:table-cell office:value-type="float" office:value="2320" calcext:value-type="float">
            <text:p>2320</text:p>
          </table:table-cell>
          <table:table-cell table:formula="of:=[.B645]-[.B$2]" office:value-type="float" office:value="41.6509926319122" calcext:value-type="float">
            <text:p>41.6509926319</text:p>
          </table:table-cell>
          <table:table-cell table:formula="of:=[.C645]/([.D645]-[.D644])" office:value-type="float" office:value="84262.3549990475" calcext:value-type="float">
            <text:p>84262.354999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7961.75133" calcext:value-type="float">
            <text:p>1456447961.75133</text:p>
          </table:table-cell>
          <table:table-cell office:value-type="float" office:value="2320" calcext:value-type="float">
            <text:p>2320</text:p>
          </table:table-cell>
          <table:table-cell table:formula="of:=[.B646]-[.B$2]" office:value-type="float" office:value="41.6784818172455" calcext:value-type="float">
            <text:p>41.6784818172</text:p>
          </table:table-cell>
          <table:table-cell table:formula="of:=[.C646]/([.D646]-[.D645])" office:value-type="float" office:value="84396.8263109508" calcext:value-type="float">
            <text:p>84396.82631095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7961.77863" calcext:value-type="float">
            <text:p>1456447961.77863</text:p>
          </table:table-cell>
          <table:table-cell office:value-type="float" office:value="2320" calcext:value-type="float">
            <text:p>2320</text:p>
          </table:table-cell>
          <table:table-cell table:formula="of:=[.B647]-[.B$2]" office:value-type="float" office:value="41.7057843208313" calcext:value-type="float">
            <text:p>41.7057843208</text:p>
          </table:table-cell>
          <table:table-cell table:formula="of:=[.C647]/([.D647]-[.D646])" office:value-type="float" office:value="84973.8923285159" calcext:value-type="float">
            <text:p>84973.89232851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7961.80602" calcext:value-type="float">
            <text:p>1456447961.80602</text:p>
          </table:table-cell>
          <table:table-cell office:value-type="float" office:value="2320" calcext:value-type="float">
            <text:p>2320</text:p>
          </table:table-cell>
          <table:table-cell table:formula="of:=[.B648]-[.B$2]" office:value-type="float" office:value="41.7331674098969" calcext:value-type="float">
            <text:p>41.7331674099</text:p>
          </table:table-cell>
          <table:table-cell table:formula="of:=[.C648]/([.D648]-[.D647])" office:value-type="float" office:value="84723.8233219855" calcext:value-type="float">
            <text:p>84723.82332198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7961.83348" calcext:value-type="float">
            <text:p>1456447961.83348</text:p>
          </table:table-cell>
          <table:table-cell office:value-type="float" office:value="2320" calcext:value-type="float">
            <text:p>2320</text:p>
          </table:table-cell>
          <table:table-cell table:formula="of:=[.B649]-[.B$2]" office:value-type="float" office:value="41.7606329917908" calcext:value-type="float">
            <text:p>41.7606329918</text:p>
          </table:table-cell>
          <table:table-cell table:formula="of:=[.C649]/([.D649]-[.D648])" office:value-type="float" office:value="84469.3554631551" calcext:value-type="float">
            <text:p>84469.355463155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7961.86108" calcext:value-type="float">
            <text:p>1456447961.86108</text:p>
          </table:table-cell>
          <table:table-cell office:value-type="float" office:value="2320" calcext:value-type="float">
            <text:p>2320</text:p>
          </table:table-cell>
          <table:table-cell table:formula="of:=[.B650]-[.B$2]" office:value-type="float" office:value="41.7882325649262" calcext:value-type="float">
            <text:p>41.7882325649</text:p>
          </table:table-cell>
          <table:table-cell table:formula="of:=[.C650]/([.D650]-[.D649])" office:value-type="float" office:value="84059.2710843894" calcext:value-type="float">
            <text:p>84059.271084389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7961.88839" calcext:value-type="float">
            <text:p>1456447961.88839</text:p>
          </table:table-cell>
          <table:table-cell office:value-type="float" office:value="2320" calcext:value-type="float">
            <text:p>2320</text:p>
          </table:table-cell>
          <table:table-cell table:formula="of:=[.B651]-[.B$2]" office:value-type="float" office:value="41.8155415058136" calcext:value-type="float">
            <text:p>41.8155415058</text:p>
          </table:table-cell>
          <table:table-cell table:formula="of:=[.C651]/([.D651]-[.D650])" office:value-type="float" office:value="84953.862164097" calcext:value-type="float">
            <text:p>84953.8621640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7961.91597" calcext:value-type="float">
            <text:p>1456447961.91597</text:p>
          </table:table-cell>
          <table:table-cell office:value-type="float" office:value="2320" calcext:value-type="float">
            <text:p>2320</text:p>
          </table:table-cell>
          <table:table-cell table:formula="of:=[.B652]-[.B$2]" office:value-type="float" office:value="41.8431267738342" calcext:value-type="float">
            <text:p>41.8431267738</text:p>
          </table:table-cell>
          <table:table-cell table:formula="of:=[.C652]/([.D652]-[.D651])" office:value-type="float" office:value="84102.8623780261" calcext:value-type="float">
            <text:p>84102.862378026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7961.94317" calcext:value-type="float">
            <text:p>1456447961.94317</text:p>
          </table:table-cell>
          <table:table-cell office:value-type="float" office:value="2320" calcext:value-type="float">
            <text:p>2320</text:p>
          </table:table-cell>
          <table:table-cell table:formula="of:=[.B653]-[.B$2]" office:value-type="float" office:value="41.8703196048737" calcext:value-type="float">
            <text:p>41.8703196049</text:p>
          </table:table-cell>
          <table:table-cell table:formula="of:=[.C653]/([.D653]-[.D652])" office:value-type="float" office:value="85316.6040945158" calcext:value-type="float">
            <text:p>85316.604094515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7961.97066" calcext:value-type="float">
            <text:p>1456447961.97066</text:p>
          </table:table-cell>
          <table:table-cell office:value-type="float" office:value="2320" calcext:value-type="float">
            <text:p>2320</text:p>
          </table:table-cell>
          <table:table-cell table:formula="of:=[.B654]-[.B$2]" office:value-type="float" office:value="41.897807598114" calcext:value-type="float">
            <text:p>41.8978075981</text:p>
          </table:table-cell>
          <table:table-cell table:formula="of:=[.C654]/([.D654]-[.D653])" office:value-type="float" office:value="84400.4864128785" calcext:value-type="float">
            <text:p>84400.48641287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7961.99833" calcext:value-type="float">
            <text:p>1456447961.99833</text:p>
          </table:table-cell>
          <table:table-cell office:value-type="float" office:value="2320" calcext:value-type="float">
            <text:p>2320</text:p>
          </table:table-cell>
          <table:table-cell table:formula="of:=[.B655]-[.B$2]" office:value-type="float" office:value="41.9254851341248" calcext:value-type="float">
            <text:p>41.9254851341</text:p>
          </table:table-cell>
          <table:table-cell table:formula="of:=[.C655]/([.D655]-[.D654])" office:value-type="float" office:value="83822.4905244297" calcext:value-type="float">
            <text:p>83822.490524429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7962.02737" calcext:value-type="float">
            <text:p>1456447962.02737</text:p>
          </table:table-cell>
          <table:table-cell office:value-type="float" office:value="2320" calcext:value-type="float">
            <text:p>2320</text:p>
          </table:table-cell>
          <table:table-cell table:formula="of:=[.B656]-[.B$2]" office:value-type="float" office:value="41.954526424408" calcext:value-type="float">
            <text:p>41.9545264244</text:p>
          </table:table-cell>
          <table:table-cell table:formula="of:=[.C656]/([.D656]-[.D655])" office:value-type="float" office:value="79886.2577170629" calcext:value-type="float">
            <text:p>79886.257717062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7962.053" calcext:value-type="float">
            <text:p>1456447962.053</text:p>
          </table:table-cell>
          <table:table-cell office:value-type="float" office:value="2320" calcext:value-type="float">
            <text:p>2320</text:p>
          </table:table-cell>
          <table:table-cell table:formula="of:=[.B657]-[.B$2]" office:value-type="float" office:value="41.9801497459412" calcext:value-type="float">
            <text:p>41.9801497459</text:p>
          </table:table-cell>
          <table:table-cell table:formula="of:=[.C657]/([.D657]-[.D656])" office:value-type="float" office:value="90542.5160041685" calcext:value-type="float">
            <text:p>90542.516004168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7962.07924" calcext:value-type="float">
            <text:p>1456447962.07924</text:p>
          </table:table-cell>
          <table:table-cell office:value-type="float" office:value="2320" calcext:value-type="float">
            <text:p>2320</text:p>
          </table:table-cell>
          <table:table-cell table:formula="of:=[.B658]-[.B$2]" office:value-type="float" office:value="42.0063891410828" calcext:value-type="float">
            <text:p>42.0063891411</text:p>
          </table:table-cell>
          <table:table-cell table:formula="of:=[.C658]/([.D658]-[.D657])" office:value-type="float" office:value="88416.6722395871" calcext:value-type="float">
            <text:p>88416.67223958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7962.10237" calcext:value-type="float">
            <text:p>1456447962.10237</text:p>
          </table:table-cell>
          <table:table-cell office:value-type="float" office:value="2320" calcext:value-type="float">
            <text:p>2320</text:p>
          </table:table-cell>
          <table:table-cell table:formula="of:=[.B659]-[.B$2]" office:value-type="float" office:value="42.0295269489288" calcext:value-type="float">
            <text:p>42.0295269489</text:p>
          </table:table-cell>
          <table:table-cell table:formula="of:=[.C659]/([.D659]-[.D658])" office:value-type="float" office:value="100268.790173833" calcext:value-type="float">
            <text:p>100268.79017383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7962.12525" calcext:value-type="float">
            <text:p>1456447962.12525</text:p>
          </table:table-cell>
          <table:table-cell office:value-type="float" office:value="2320" calcext:value-type="float">
            <text:p>2320</text:p>
          </table:table-cell>
          <table:table-cell table:formula="of:=[.B660]-[.B$2]" office:value-type="float" office:value="42.0523979663849" calcext:value-type="float">
            <text:p>42.0523979664</text:p>
          </table:table-cell>
          <table:table-cell table:formula="of:=[.C660]/([.D660]-[.D659])" office:value-type="float" office:value="101438.425485781" calcext:value-type="float">
            <text:p>101438.4254857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7962.14809" calcext:value-type="float">
            <text:p>1456447962.14809</text:p>
          </table:table-cell>
          <table:table-cell office:value-type="float" office:value="2320" calcext:value-type="float">
            <text:p>2320</text:p>
          </table:table-cell>
          <table:table-cell table:formula="of:=[.B661]-[.B$2]" office:value-type="float" office:value="42.0752460956574" calcext:value-type="float">
            <text:p>42.0752460957</text:p>
          </table:table-cell>
          <table:table-cell table:formula="of:=[.C661]/([.D661]-[.D660])" office:value-type="float" office:value="101540.041739711" calcext:value-type="float">
            <text:p>101540.0417397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7962.17069" calcext:value-type="float">
            <text:p>1456447962.17069</text:p>
          </table:table-cell>
          <table:table-cell office:value-type="float" office:value="2320" calcext:value-type="float">
            <text:p>2320</text:p>
          </table:table-cell>
          <table:table-cell table:formula="of:=[.B662]-[.B$2]" office:value-type="float" office:value="42.0978462696075" calcext:value-type="float">
            <text:p>42.0978462696</text:p>
          </table:table-cell>
          <table:table-cell table:formula="of:=[.C662]/([.D662]-[.D661])" office:value-type="float" office:value="102654.077137311" calcext:value-type="float">
            <text:p>102654.0771373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7962.19335" calcext:value-type="float">
            <text:p>1456447962.19335</text:p>
          </table:table-cell>
          <table:table-cell office:value-type="float" office:value="2320" calcext:value-type="float">
            <text:p>2320</text:p>
          </table:table-cell>
          <table:table-cell table:formula="of:=[.B663]-[.B$2]" office:value-type="float" office:value="42.120504617691" calcext:value-type="float">
            <text:p>42.1205046177</text:p>
          </table:table-cell>
          <table:table-cell table:formula="of:=[.C663]/([.D663]-[.D662])" office:value-type="float" office:value="102390.518119449" calcext:value-type="float">
            <text:p>102390.51811944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7962.21609" calcext:value-type="float">
            <text:p>1456447962.21609</text:p>
          </table:table-cell>
          <table:table-cell office:value-type="float" office:value="2320" calcext:value-type="float">
            <text:p>2320</text:p>
          </table:table-cell>
          <table:table-cell table:formula="of:=[.B664]-[.B$2]" office:value-type="float" office:value="42.1432461738586" calcext:value-type="float">
            <text:p>42.1432461739</text:p>
          </table:table-cell>
          <table:table-cell table:formula="of:=[.C664]/([.D664]-[.D663])" office:value-type="float" office:value="102015.885935944" calcext:value-type="float">
            <text:p>102015.88593594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7962.23887" calcext:value-type="float">
            <text:p>1456447962.23887</text:p>
          </table:table-cell>
          <table:table-cell office:value-type="float" office:value="2320" calcext:value-type="float">
            <text:p>2320</text:p>
          </table:table-cell>
          <table:table-cell table:formula="of:=[.B665]-[.B$2]" office:value-type="float" office:value="42.1660177707672" calcext:value-type="float">
            <text:p>42.1660177708</text:p>
          </table:table-cell>
          <table:table-cell table:formula="of:=[.C665]/([.D665]-[.D664])" office:value-type="float" office:value="101881.304561778" calcext:value-type="float">
            <text:p>101881.30456177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7962.26191" calcext:value-type="float">
            <text:p>1456447962.26191</text:p>
          </table:table-cell>
          <table:table-cell office:value-type="float" office:value="2320" calcext:value-type="float">
            <text:p>2320</text:p>
          </table:table-cell>
          <table:table-cell table:formula="of:=[.B666]-[.B$2]" office:value-type="float" office:value="42.1890661716461" calcext:value-type="float">
            <text:p>42.1890661716</text:p>
          </table:table-cell>
          <table:table-cell table:formula="of:=[.C666]/([.D666]-[.D665])" office:value-type="float" office:value="100657.742469381" calcext:value-type="float">
            <text:p>100657.74246938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7962.29078" calcext:value-type="float">
            <text:p>1456447962.29078</text:p>
          </table:table-cell>
          <table:table-cell office:value-type="float" office:value="2320" calcext:value-type="float">
            <text:p>2320</text:p>
          </table:table-cell>
          <table:table-cell table:formula="of:=[.B667]-[.B$2]" office:value-type="float" office:value="42.2179362773895" calcext:value-type="float">
            <text:p>42.2179362774</text:p>
          </table:table-cell>
          <table:table-cell table:formula="of:=[.C667]/([.D667]-[.D666])" office:value-type="float" office:value="80359.9412007598" calcext:value-type="float">
            <text:p>80359.941200759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7962.31354" calcext:value-type="float">
            <text:p>1456447962.31354</text:p>
          </table:table-cell>
          <table:table-cell office:value-type="float" office:value="2320" calcext:value-type="float">
            <text:p>2320</text:p>
          </table:table-cell>
          <table:table-cell table:formula="of:=[.B668]-[.B$2]" office:value-type="float" office:value="42.2406885623932" calcext:value-type="float">
            <text:p>42.2406885624</text:p>
          </table:table-cell>
          <table:table-cell table:formula="of:=[.C668]/([.D668]-[.D667])" office:value-type="float" office:value="101967.780362569" calcext:value-type="float">
            <text:p>101967.78036256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7962.33653" calcext:value-type="float">
            <text:p>1456447962.33653</text:p>
          </table:table-cell>
          <table:table-cell office:value-type="float" office:value="2320" calcext:value-type="float">
            <text:p>2320</text:p>
          </table:table-cell>
          <table:table-cell table:formula="of:=[.B669]-[.B$2]" office:value-type="float" office:value="42.2636780738831" calcext:value-type="float">
            <text:p>42.2636780739</text:p>
          </table:table-cell>
          <table:table-cell table:formula="of:=[.C669]/([.D669]-[.D668])" office:value-type="float" office:value="100915.584962406" calcext:value-type="float">
            <text:p>100915.5849624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7962.37579" calcext:value-type="float">
            <text:p>1456447962.37579</text:p>
          </table:table-cell>
          <table:table-cell office:value-type="float" office:value="2320" calcext:value-type="float">
            <text:p>2320</text:p>
          </table:table-cell>
          <table:table-cell table:formula="of:=[.B670]-[.B$2]" office:value-type="float" office:value="42.302937746048" calcext:value-type="float">
            <text:p>42.302937746</text:p>
          </table:table-cell>
          <table:table-cell table:formula="of:=[.C670]/([.D670]-[.D669])" office:value-type="float" office:value="59093.7181098824" calcext:value-type="float">
            <text:p>59093.71810988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7962.39862" calcext:value-type="float">
            <text:p>1456447962.39862</text:p>
          </table:table-cell>
          <table:table-cell office:value-type="float" office:value="2320" calcext:value-type="float">
            <text:p>2320</text:p>
          </table:table-cell>
          <table:table-cell table:formula="of:=[.B671]-[.B$2]" office:value-type="float" office:value="42.3257756233215" calcext:value-type="float">
            <text:p>42.3257756233</text:p>
          </table:table-cell>
          <table:table-cell table:formula="of:=[.C671]/([.D671]-[.D670])" office:value-type="float" office:value="101585.623401434" calcext:value-type="float">
            <text:p>101585.62340143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7962.42143" calcext:value-type="float">
            <text:p>1456447962.42143</text:p>
          </table:table-cell>
          <table:table-cell office:value-type="float" office:value="2320" calcext:value-type="float">
            <text:p>2320</text:p>
          </table:table-cell>
          <table:table-cell table:formula="of:=[.B672]-[.B$2]" office:value-type="float" office:value="42.3485867977142" calcext:value-type="float">
            <text:p>42.3485867977</text:p>
          </table:table-cell>
          <table:table-cell table:formula="of:=[.C672]/([.D672]-[.D671])" office:value-type="float" office:value="101704.540067101" calcext:value-type="float">
            <text:p>101704.5400671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7962.4441" calcext:value-type="float">
            <text:p>1456447962.4441</text:p>
          </table:table-cell>
          <table:table-cell office:value-type="float" office:value="2320" calcext:value-type="float">
            <text:p>2320</text:p>
          </table:table-cell>
          <table:table-cell table:formula="of:=[.B673]-[.B$2]" office:value-type="float" office:value="42.3712556362152" calcext:value-type="float">
            <text:p>42.3712556362</text:p>
          </table:table-cell>
          <table:table-cell table:formula="of:=[.C673]/([.D673]-[.D672])" office:value-type="float" office:value="102343.135044173" calcext:value-type="float">
            <text:p>102343.1350441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7962.46683" calcext:value-type="float">
            <text:p>1456447962.46683</text:p>
          </table:table-cell>
          <table:table-cell office:value-type="float" office:value="2320" calcext:value-type="float">
            <text:p>2320</text:p>
          </table:table-cell>
          <table:table-cell table:formula="of:=[.B674]-[.B$2]" office:value-type="float" office:value="42.3939814567566" calcext:value-type="float">
            <text:p>42.3939814568</text:p>
          </table:table-cell>
          <table:table-cell table:formula="of:=[.C674]/([.D674]-[.D673])" office:value-type="float" office:value="102086.522938764" calcext:value-type="float">
            <text:p>102086.5229387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7962.48959" calcext:value-type="float">
            <text:p>1456447962.48959</text:p>
          </table:table-cell>
          <table:table-cell office:value-type="float" office:value="2320" calcext:value-type="float">
            <text:p>2320</text:p>
          </table:table-cell>
          <table:table-cell table:formula="of:=[.B675]-[.B$2]" office:value-type="float" office:value="42.4167370796204" calcext:value-type="float">
            <text:p>42.4167370796</text:p>
          </table:table-cell>
          <table:table-cell table:formula="of:=[.C675]/([.D675]-[.D674])" office:value-type="float" office:value="101952.823435732" calcext:value-type="float">
            <text:p>101952.82343573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7962.51248" calcext:value-type="float">
            <text:p>1456447962.51248</text:p>
          </table:table-cell>
          <table:table-cell office:value-type="float" office:value="2320" calcext:value-type="float">
            <text:p>2320</text:p>
          </table:table-cell>
          <table:table-cell table:formula="of:=[.B676]-[.B$2]" office:value-type="float" office:value="42.4396305084229" calcext:value-type="float">
            <text:p>42.4396305084</text:p>
          </table:table-cell>
          <table:table-cell table:formula="of:=[.C676]/([.D676]-[.D675])" office:value-type="float" office:value="101339.123117619" calcext:value-type="float">
            <text:p>101339.12311761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7962.53536" calcext:value-type="float">
            <text:p>1456447962.53536</text:p>
          </table:table-cell>
          <table:table-cell office:value-type="float" office:value="2320" calcext:value-type="float">
            <text:p>2320</text:p>
          </table:table-cell>
          <table:table-cell table:formula="of:=[.B677]-[.B$2]" office:value-type="float" office:value="42.462507724762" calcext:value-type="float">
            <text:p>42.4625077248</text:p>
          </table:table-cell>
          <table:table-cell table:formula="of:=[.C677]/([.D677]-[.D676])" office:value-type="float" office:value="101410.939408467" calcext:value-type="float">
            <text:p>101410.93940846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7962.56497" calcext:value-type="float">
            <text:p>1456447962.56497</text:p>
          </table:table-cell>
          <table:table-cell office:value-type="float" office:value="2320" calcext:value-type="float">
            <text:p>2320</text:p>
          </table:table-cell>
          <table:table-cell table:formula="of:=[.B678]-[.B$2]" office:value-type="float" office:value="42.4921174049377" calcext:value-type="float">
            <text:p>42.4921174049</text:p>
          </table:table-cell>
          <table:table-cell table:formula="of:=[.C678]/([.D678]-[.D677])" office:value-type="float" office:value="78352.7544447307" calcext:value-type="float">
            <text:p>78352.75444473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7962.58774" calcext:value-type="float">
            <text:p>1456447962.58774</text:p>
          </table:table-cell>
          <table:table-cell office:value-type="float" office:value="2320" calcext:value-type="float">
            <text:p>2320</text:p>
          </table:table-cell>
          <table:table-cell table:formula="of:=[.B679]-[.B$2]" office:value-type="float" office:value="42.5148916244507" calcext:value-type="float">
            <text:p>42.5148916245</text:p>
          </table:table-cell>
          <table:table-cell table:formula="of:=[.C679]/([.D679]-[.D678])" office:value-type="float" office:value="101869.572245137" calcext:value-type="float">
            <text:p>101869.57224513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7962.61047" calcext:value-type="float">
            <text:p>1456447962.61047</text:p>
          </table:table-cell>
          <table:table-cell office:value-type="float" office:value="2320" calcext:value-type="float">
            <text:p>2320</text:p>
          </table:table-cell>
          <table:table-cell table:formula="of:=[.B680]-[.B$2]" office:value-type="float" office:value="42.5376226902008" calcext:value-type="float">
            <text:p>42.5376226902</text:p>
          </table:table-cell>
          <table:table-cell table:formula="of:=[.C680]/([.D680]-[.D679])" office:value-type="float" office:value="102062.9664048" calcext:value-type="float">
            <text:p>102062.966404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7962.63331" calcext:value-type="float">
            <text:p>1456447962.63331</text:p>
          </table:table-cell>
          <table:table-cell office:value-type="float" office:value="2320" calcext:value-type="float">
            <text:p>2320</text:p>
          </table:table-cell>
          <table:table-cell table:formula="of:=[.B681]-[.B$2]" office:value-type="float" office:value="42.5604636669159" calcext:value-type="float">
            <text:p>42.5604636669</text:p>
          </table:table-cell>
          <table:table-cell table:formula="of:=[.C681]/([.D681]-[.D680])" office:value-type="float" office:value="101571.838583746" calcext:value-type="float">
            <text:p>101571.8385837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7962.67216" calcext:value-type="float">
            <text:p>1456447962.67216</text:p>
          </table:table-cell>
          <table:table-cell office:value-type="float" office:value="2320" calcext:value-type="float">
            <text:p>2320</text:p>
          </table:table-cell>
          <table:table-cell table:formula="of:=[.B682]-[.B$2]" office:value-type="float" office:value="42.5993134975433" calcext:value-type="float">
            <text:p>42.5993134975</text:p>
          </table:table-cell>
          <table:table-cell table:formula="of:=[.C682]/([.D682]-[.D681])" office:value-type="float" office:value="59717.1200628421" calcext:value-type="float">
            <text:p>59717.12006284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7962.6949" calcext:value-type="float">
            <text:p>1456447962.6949</text:p>
          </table:table-cell>
          <table:table-cell office:value-type="float" office:value="2320" calcext:value-type="float">
            <text:p>2320</text:p>
          </table:table-cell>
          <table:table-cell table:formula="of:=[.B683]-[.B$2]" office:value-type="float" office:value="42.6220524311066" calcext:value-type="float">
            <text:p>42.6220524311</text:p>
          </table:table-cell>
          <table:table-cell table:formula="of:=[.C683]/([.D683]-[.D682])" office:value-type="float" office:value="102027.651980624" calcext:value-type="float">
            <text:p>102027.6519806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7962.71752" calcext:value-type="float">
            <text:p>1456447962.71752</text:p>
          </table:table-cell>
          <table:table-cell office:value-type="float" office:value="2320" calcext:value-type="float">
            <text:p>2320</text:p>
          </table:table-cell>
          <table:table-cell table:formula="of:=[.B684]-[.B$2]" office:value-type="float" office:value="42.6446681022644" calcext:value-type="float">
            <text:p>42.6446681023</text:p>
          </table:table-cell>
          <table:table-cell table:formula="of:=[.C684]/([.D684]-[.D683])" office:value-type="float" office:value="102583.734252612" calcext:value-type="float">
            <text:p>102583.7342526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7962.74029" calcext:value-type="float">
            <text:p>1456447962.74029</text:p>
          </table:table-cell>
          <table:table-cell office:value-type="float" office:value="2320" calcext:value-type="float">
            <text:p>2320</text:p>
          </table:table-cell>
          <table:table-cell table:formula="of:=[.B685]-[.B$2]" office:value-type="float" office:value="42.6674432754517" calcext:value-type="float">
            <text:p>42.6674432755</text:p>
          </table:table-cell>
          <table:table-cell table:formula="of:=[.C685]/([.D685]-[.D684])" office:value-type="float" office:value="101865.306618094" calcext:value-type="float">
            <text:p>101865.30661809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7962.76322" calcext:value-type="float">
            <text:p>1456447962.76322</text:p>
          </table:table-cell>
          <table:table-cell office:value-type="float" office:value="2320" calcext:value-type="float">
            <text:p>2320</text:p>
          </table:table-cell>
          <table:table-cell table:formula="of:=[.B686]-[.B$2]" office:value-type="float" office:value="42.6903748512268" calcext:value-type="float">
            <text:p>42.6903748512</text:p>
          </table:table-cell>
          <table:table-cell table:formula="of:=[.C686]/([.D686]-[.D685])" office:value-type="float" office:value="101170.544176665" calcext:value-type="float">
            <text:p>101170.54417666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7962.78595" calcext:value-type="float">
            <text:p>1456447962.78595</text:p>
          </table:table-cell>
          <table:table-cell office:value-type="float" office:value="2320" calcext:value-type="float">
            <text:p>2320</text:p>
          </table:table-cell>
          <table:table-cell table:formula="of:=[.B687]-[.B$2]" office:value-type="float" office:value="42.7131016254425" calcext:value-type="float">
            <text:p>42.7131016254</text:p>
          </table:table-cell>
          <table:table-cell table:formula="of:=[.C687]/([.D687]-[.D686])" office:value-type="float" office:value="102082.239123821" calcext:value-type="float">
            <text:p>102082.23912382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7962.80883" calcext:value-type="float">
            <text:p>1456447962.80883</text:p>
          </table:table-cell>
          <table:table-cell office:value-type="float" office:value="2320" calcext:value-type="float">
            <text:p>2320</text:p>
          </table:table-cell>
          <table:table-cell table:formula="of:=[.B688]-[.B$2]" office:value-type="float" office:value="42.7359848022461" calcext:value-type="float">
            <text:p>42.7359848022</text:p>
          </table:table-cell>
          <table:table-cell table:formula="of:=[.C688]/([.D688]-[.D687])" office:value-type="float" office:value="101384.524531408" calcext:value-type="float">
            <text:p>101384.5245314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7962.83892" calcext:value-type="float">
            <text:p>1456447962.83892</text:p>
          </table:table-cell>
          <table:table-cell office:value-type="float" office:value="2320" calcext:value-type="float">
            <text:p>2320</text:p>
          </table:table-cell>
          <table:table-cell table:formula="of:=[.B689]-[.B$2]" office:value-type="float" office:value="42.7660758495331" calcext:value-type="float">
            <text:p>42.7660758495</text:p>
          </table:table-cell>
          <table:table-cell table:formula="of:=[.C689]/([.D689]-[.D688])" office:value-type="float" office:value="77099.3437972918" calcext:value-type="float">
            <text:p>77099.34379729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7962.86165" calcext:value-type="float">
            <text:p>1456447962.86165</text:p>
          </table:table-cell>
          <table:table-cell office:value-type="float" office:value="2320" calcext:value-type="float">
            <text:p>2320</text:p>
          </table:table-cell>
          <table:table-cell table:formula="of:=[.B690]-[.B$2]" office:value-type="float" office:value="42.7888011932373" calcext:value-type="float">
            <text:p>42.7888011932</text:p>
          </table:table-cell>
          <table:table-cell table:formula="of:=[.C690]/([.D690]-[.D689])" office:value-type="float" office:value="102088.664981063" calcext:value-type="float">
            <text:p>102088.6649810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7962.8845" calcext:value-type="float">
            <text:p>1456447962.8845</text:p>
          </table:table-cell>
          <table:table-cell office:value-type="float" office:value="2320" calcext:value-type="float">
            <text:p>2320</text:p>
          </table:table-cell>
          <table:table-cell table:formula="of:=[.B691]-[.B$2]" office:value-type="float" office:value="42.8116502761841" calcext:value-type="float">
            <text:p>42.8116502762</text:p>
          </table:table-cell>
          <table:table-cell table:formula="of:=[.C691]/([.D691]-[.D690])" office:value-type="float" office:value="101535.803664594" calcext:value-type="float">
            <text:p>101535.8036645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7962.90728" calcext:value-type="float">
            <text:p>1456447962.90728</text:p>
          </table:table-cell>
          <table:table-cell office:value-type="float" office:value="2320" calcext:value-type="float">
            <text:p>2320</text:p>
          </table:table-cell>
          <table:table-cell table:formula="of:=[.B692]-[.B$2]" office:value-type="float" office:value="42.8344292640686" calcext:value-type="float">
            <text:p>42.8344292641</text:p>
          </table:table-cell>
          <table:table-cell table:formula="of:=[.C692]/([.D692]-[.D691])" office:value-type="float" office:value="101848.247681648" calcext:value-type="float">
            <text:p>101848.24768164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7962.94588" calcext:value-type="float">
            <text:p>1456447962.94588</text:p>
          </table:table-cell>
          <table:table-cell office:value-type="float" office:value="2320" calcext:value-type="float">
            <text:p>2320</text:p>
          </table:table-cell>
          <table:table-cell table:formula="of:=[.B693]-[.B$2]" office:value-type="float" office:value="42.8730359077454" calcext:value-type="float">
            <text:p>42.8730359077</text:p>
          </table:table-cell>
          <table:table-cell table:formula="of:=[.C693]/([.D693]-[.D692])" office:value-type="float" office:value="60093.2839286596" calcext:value-type="float">
            <text:p>60093.283928659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7962.96826" calcext:value-type="float">
            <text:p>1456447962.96826</text:p>
          </table:table-cell>
          <table:table-cell office:value-type="float" office:value="2320" calcext:value-type="float">
            <text:p>2320</text:p>
          </table:table-cell>
          <table:table-cell table:formula="of:=[.B694]-[.B$2]" office:value-type="float" office:value="42.8954155445099" calcext:value-type="float">
            <text:p>42.8954155445</text:p>
          </table:table-cell>
          <table:table-cell table:formula="of:=[.C694]/([.D694]-[.D693])" office:value-type="float" office:value="103665.668232712" calcext:value-type="float">
            <text:p>103665.6682327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7962.99103" calcext:value-type="float">
            <text:p>1456447962.99103</text:p>
          </table:table-cell>
          <table:table-cell office:value-type="float" office:value="2320" calcext:value-type="float">
            <text:p>2320</text:p>
          </table:table-cell>
          <table:table-cell table:formula="of:=[.B695]-[.B$2]" office:value-type="float" office:value="42.918178319931" calcext:value-type="float">
            <text:p>42.9181783199</text:p>
          </table:table-cell>
          <table:table-cell table:formula="of:=[.C695]/([.D695]-[.D694])" office:value-type="float" office:value="101920.787648993" calcext:value-type="float">
            <text:p>101920.7876489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7963.01407" calcext:value-type="float">
            <text:p>1456447963.01407</text:p>
          </table:table-cell>
          <table:table-cell office:value-type="float" office:value="2320" calcext:value-type="float">
            <text:p>2320</text:p>
          </table:table-cell>
          <table:table-cell table:formula="of:=[.B696]-[.B$2]" office:value-type="float" office:value="42.9412217140198" calcext:value-type="float">
            <text:p>42.941221714</text:p>
          </table:table-cell>
          <table:table-cell table:formula="of:=[.C696]/([.D696]-[.D695])" office:value-type="float" office:value="100679.613040734" calcext:value-type="float">
            <text:p>100679.6130407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7963.03767" calcext:value-type="float">
            <text:p>1456447963.03767</text:p>
          </table:table-cell>
          <table:table-cell office:value-type="float" office:value="2320" calcext:value-type="float">
            <text:p>2320</text:p>
          </table:table-cell>
          <table:table-cell table:formula="of:=[.B697]-[.B$2]" office:value-type="float" office:value="42.9648203849793" calcext:value-type="float">
            <text:p>42.964820385</text:p>
          </table:table-cell>
          <table:table-cell table:formula="of:=[.C697]/([.D697]-[.D696])" office:value-type="float" office:value="98310.6211355829" calcext:value-type="float">
            <text:p>98310.621135582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7963.04556" calcext:value-type="float">
            <text:p>1456447963.04556</text:p>
          </table:table-cell>
          <table:table-cell office:value-type="float" office:value="2320" calcext:value-type="float">
            <text:p>2320</text:p>
          </table:table-cell>
          <table:table-cell table:formula="of:=[.B698]-[.B$2]" office:value-type="float" office:value="42.9727122783661" calcext:value-type="float">
            <text:p>42.9727122784</text:p>
          </table:table-cell>
          <table:table-cell table:formula="of:=[.C698]/([.D698]-[.D697])" office:value-type="float" office:value="293972.547052959" calcext:value-type="float">
            <text:p>293972.5470529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7963.06765" calcext:value-type="float">
            <text:p>1456447963.06765</text:p>
          </table:table-cell>
          <table:table-cell office:value-type="float" office:value="2320" calcext:value-type="float">
            <text:p>2320</text:p>
          </table:table-cell>
          <table:table-cell table:formula="of:=[.B699]-[.B$2]" office:value-type="float" office:value="42.994800567627" calcext:value-type="float">
            <text:p>42.9948005676</text:p>
          </table:table-cell>
          <table:table-cell table:formula="of:=[.C699]/([.D699]-[.D698])" office:value-type="float" office:value="105033.032327703" calcext:value-type="float">
            <text:p>105033.03232770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7963.09049" calcext:value-type="float">
            <text:p>1456447963.09049</text:p>
          </table:table-cell>
          <table:table-cell office:value-type="float" office:value="2320" calcext:value-type="float">
            <text:p>2320</text:p>
          </table:table-cell>
          <table:table-cell table:formula="of:=[.B700]-[.B$2]" office:value-type="float" office:value="43.0176424980164" calcext:value-type="float">
            <text:p>43.017642498</text:p>
          </table:table-cell>
          <table:table-cell table:formula="of:=[.C700]/([.D700]-[.D699])" office:value-type="float" office:value="101567.597853997" calcext:value-type="float">
            <text:p>101567.59785399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7963.11375" calcext:value-type="float">
            <text:p>1456447963.11375</text:p>
          </table:table-cell>
          <table:table-cell office:value-type="float" office:value="2320" calcext:value-type="float">
            <text:p>2320</text:p>
          </table:table-cell>
          <table:table-cell table:formula="of:=[.B701]-[.B$2]" office:value-type="float" office:value="43.0408997535706" calcext:value-type="float">
            <text:p>43.0408997536</text:p>
          </table:table-cell>
          <table:table-cell table:formula="of:=[.C701]/([.D701]-[.D700])" office:value-type="float" office:value="99753.8163775782" calcext:value-type="float">
            <text:p>99753.81637757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7963.137" calcext:value-type="float">
            <text:p>1456447963.137</text:p>
          </table:table-cell>
          <table:table-cell office:value-type="float" office:value="2320" calcext:value-type="float">
            <text:p>2320</text:p>
          </table:table-cell>
          <table:table-cell table:formula="of:=[.B702]-[.B$2]" office:value-type="float" office:value="43.0641543865204" calcext:value-type="float">
            <text:p>43.0641543865</text:p>
          </table:table-cell>
          <table:table-cell table:formula="of:=[.C702]/([.D702]-[.D701])" office:value-type="float" office:value="99765.0663850641" calcext:value-type="float">
            <text:p>99765.066385064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7963.16031" calcext:value-type="float">
            <text:p>1456447963.16031</text:p>
          </table:table-cell>
          <table:table-cell office:value-type="float" office:value="2320" calcext:value-type="float">
            <text:p>2320</text:p>
          </table:table-cell>
          <table:table-cell table:formula="of:=[.B703]-[.B$2]" office:value-type="float" office:value="43.0874581336975" calcext:value-type="float">
            <text:p>43.0874581337</text:p>
          </table:table-cell>
          <table:table-cell table:formula="of:=[.C703]/([.D703]-[.D702])" office:value-type="float" office:value="99554.8047430507" calcext:value-type="float">
            <text:p>99554.80474305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7963.18371" calcext:value-type="float">
            <text:p>1456447963.18371</text:p>
          </table:table-cell>
          <table:table-cell office:value-type="float" office:value="2320" calcext:value-type="float">
            <text:p>2320</text:p>
          </table:table-cell>
          <table:table-cell table:formula="of:=[.B704]-[.B$2]" office:value-type="float" office:value="43.1108610630035" calcext:value-type="float">
            <text:p>43.110861063</text:p>
          </table:table-cell>
          <table:table-cell table:formula="of:=[.C704]/([.D704]-[.D703])" office:value-type="float" office:value="99132.8892918632" calcext:value-type="float">
            <text:p>99132.889291863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7963.20718" calcext:value-type="float">
            <text:p>1456447963.20718</text:p>
          </table:table-cell>
          <table:table-cell office:value-type="float" office:value="2320" calcext:value-type="float">
            <text:p>2320</text:p>
          </table:table-cell>
          <table:table-cell table:formula="of:=[.B705]-[.B$2]" office:value-type="float" office:value="43.134336233139" calcext:value-type="float">
            <text:p>43.1343362331</text:p>
          </table:table-cell>
          <table:table-cell table:formula="of:=[.C705]/([.D705]-[.D704])" office:value-type="float" office:value="98827.8247445715" calcext:value-type="float">
            <text:p>98827.82474457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7963.23057" calcext:value-type="float">
            <text:p>1456447963.23057</text:p>
          </table:table-cell>
          <table:table-cell office:value-type="float" office:value="2320" calcext:value-type="float">
            <text:p>2320</text:p>
          </table:table-cell>
          <table:table-cell table:formula="of:=[.B706]-[.B$2]" office:value-type="float" office:value="43.1577265262604" calcext:value-type="float">
            <text:p>43.1577265263</text:p>
          </table:table-cell>
          <table:table-cell table:formula="of:=[.C706]/([.D706]-[.D705])" office:value-type="float" office:value="99186.4440503129" calcext:value-type="float">
            <text:p>99186.444050312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7963.25391" calcext:value-type="float">
            <text:p>1456447963.25391</text:p>
          </table:table-cell>
          <table:table-cell office:value-type="float" office:value="2320" calcext:value-type="float">
            <text:p>2320</text:p>
          </table:table-cell>
          <table:table-cell table:formula="of:=[.B707]-[.B$2]" office:value-type="float" office:value="43.1810607910156" calcext:value-type="float">
            <text:p>43.181060791</text:p>
          </table:table-cell>
          <table:table-cell table:formula="of:=[.C707]/([.D707]-[.D706])" office:value-type="float" office:value="99424.6025891224" calcext:value-type="float">
            <text:p>99424.602589122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7963.27723" calcext:value-type="float">
            <text:p>1456447963.27723</text:p>
          </table:table-cell>
          <table:table-cell office:value-type="float" office:value="2320" calcext:value-type="float">
            <text:p>2320</text:p>
          </table:table-cell>
          <table:table-cell table:formula="of:=[.B708]-[.B$2]" office:value-type="float" office:value="43.2043800354004" calcext:value-type="float">
            <text:p>43.2043800354</text:p>
          </table:table-cell>
          <table:table-cell table:formula="of:=[.C708]/([.D708]-[.D707])" office:value-type="float" office:value="99488.6438737118" calcext:value-type="float">
            <text:p>99488.64387371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7963.30045" calcext:value-type="float">
            <text:p>1456447963.30045</text:p>
          </table:table-cell>
          <table:table-cell office:value-type="float" office:value="2320" calcext:value-type="float">
            <text:p>2320</text:p>
          </table:table-cell>
          <table:table-cell table:formula="of:=[.B709]-[.B$2]" office:value-type="float" office:value="43.2275972366333" calcext:value-type="float">
            <text:p>43.2275972366</text:p>
          </table:table-cell>
          <table:table-cell table:formula="of:=[.C709]/([.D709]-[.D708])" office:value-type="float" office:value="99925.9116861779" calcext:value-type="float">
            <text:p>99925.91168617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7963.324" calcext:value-type="float">
            <text:p>1456447963.324</text:p>
          </table:table-cell>
          <table:table-cell office:value-type="float" office:value="2320" calcext:value-type="float">
            <text:p>2320</text:p>
          </table:table-cell>
          <table:table-cell table:formula="of:=[.B710]-[.B$2]" office:value-type="float" office:value="43.2511508464813" calcext:value-type="float">
            <text:p>43.2511508465</text:p>
          </table:table-cell>
          <table:table-cell table:formula="of:=[.C710]/([.D710]-[.D709])" office:value-type="float" office:value="98498.7021084917" calcext:value-type="float">
            <text:p>98498.702108491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7963.34746" calcext:value-type="float">
            <text:p>1456447963.34746</text:p>
          </table:table-cell>
          <table:table-cell office:value-type="float" office:value="2320" calcext:value-type="float">
            <text:p>2320</text:p>
          </table:table-cell>
          <table:table-cell table:formula="of:=[.B711]-[.B$2]" office:value-type="float" office:value="43.2746169567108" calcext:value-type="float">
            <text:p>43.2746169567</text:p>
          </table:table-cell>
          <table:table-cell table:formula="of:=[.C711]/([.D711]-[.D710])" office:value-type="float" office:value="98865.9806551248" calcext:value-type="float">
            <text:p>98865.980655124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7963.37102" calcext:value-type="float">
            <text:p>1456447963.37102</text:p>
          </table:table-cell>
          <table:table-cell office:value-type="float" office:value="2320" calcext:value-type="float">
            <text:p>2320</text:p>
          </table:table-cell>
          <table:table-cell table:formula="of:=[.B712]-[.B$2]" office:value-type="float" office:value="43.2981762886047" calcext:value-type="float">
            <text:p>43.2981762886</text:p>
          </table:table-cell>
          <table:table-cell table:formula="of:=[.C712]/([.D712]-[.D711])" office:value-type="float" office:value="98474.7789303244" calcext:value-type="float">
            <text:p>98474.778930324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7963.39411" calcext:value-type="float">
            <text:p>1456447963.39411</text:p>
          </table:table-cell>
          <table:table-cell office:value-type="float" office:value="2320" calcext:value-type="float">
            <text:p>2320</text:p>
          </table:table-cell>
          <table:table-cell table:formula="of:=[.B713]-[.B$2]" office:value-type="float" office:value="43.3212606906891" calcext:value-type="float">
            <text:p>43.3212606907</text:p>
          </table:table-cell>
          <table:table-cell table:formula="of:=[.C713]/([.D713]-[.D712])" office:value-type="float" office:value="100500.762009027" calcext:value-type="float">
            <text:p>100500.7620090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7963.41738" calcext:value-type="float">
            <text:p>1456447963.41738</text:p>
          </table:table-cell>
          <table:table-cell office:value-type="float" office:value="2320" calcext:value-type="float">
            <text:p>2320</text:p>
          </table:table-cell>
          <table:table-cell table:formula="of:=[.B714]-[.B$2]" office:value-type="float" office:value="43.344535112381" calcext:value-type="float">
            <text:p>43.3445351124</text:p>
          </table:table-cell>
          <table:table-cell table:formula="of:=[.C714]/([.D714]-[.D713])" office:value-type="float" office:value="99680.2425732432" calcext:value-type="float">
            <text:p>99680.24257324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7963.44078" calcext:value-type="float">
            <text:p>1456447963.44078</text:p>
          </table:table-cell>
          <table:table-cell office:value-type="float" office:value="2320" calcext:value-type="float">
            <text:p>2320</text:p>
          </table:table-cell>
          <table:table-cell table:formula="of:=[.B715]-[.B$2]" office:value-type="float" office:value="43.3679270744324" calcext:value-type="float">
            <text:p>43.3679270744</text:p>
          </table:table-cell>
          <table:table-cell table:formula="of:=[.C715]/([.D715]-[.D714])" office:value-type="float" office:value="99179.3674640466" calcext:value-type="float">
            <text:p>99179.367464046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7963.46424" calcext:value-type="float">
            <text:p>1456447963.46424</text:p>
          </table:table-cell>
          <table:table-cell office:value-type="float" office:value="2320" calcext:value-type="float">
            <text:p>2320</text:p>
          </table:table-cell>
          <table:table-cell table:formula="of:=[.B716]-[.B$2]" office:value-type="float" office:value="43.3913884162903" calcext:value-type="float">
            <text:p>43.3913884163</text:p>
          </table:table-cell>
          <table:table-cell table:formula="of:=[.C716]/([.D716]-[.D715])" office:value-type="float" office:value="98886.0745498151" calcext:value-type="float">
            <text:p>98886.07454981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7963.48759" calcext:value-type="float">
            <text:p>1456447963.48759</text:p>
          </table:table-cell>
          <table:table-cell office:value-type="float" office:value="2320" calcext:value-type="float">
            <text:p>2320</text:p>
          </table:table-cell>
          <table:table-cell table:formula="of:=[.B717]-[.B$2]" office:value-type="float" office:value="43.4147443771362" calcext:value-type="float">
            <text:p>43.4147443771</text:p>
          </table:table-cell>
          <table:table-cell table:formula="of:=[.C717]/([.D717]-[.D716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7963.51114" calcext:value-type="float">
            <text:p>1456447963.51114</text:p>
          </table:table-cell>
          <table:table-cell office:value-type="float" office:value="2320" calcext:value-type="float">
            <text:p>2320</text:p>
          </table:table-cell>
          <table:table-cell table:formula="of:=[.B718]-[.B$2]" office:value-type="float" office:value="43.438289642334" calcext:value-type="float">
            <text:p>43.4382896423</text:p>
          </table:table-cell>
          <table:table-cell table:formula="of:=[.C718]/([.D718]-[.D717])" office:value-type="float" office:value="98533.6109198428" calcext:value-type="float">
            <text:p>98533.610919842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7963.53425" calcext:value-type="float">
            <text:p>1456447963.53425</text:p>
          </table:table-cell>
          <table:table-cell office:value-type="float" office:value="2320" calcext:value-type="float">
            <text:p>2320</text:p>
          </table:table-cell>
          <table:table-cell table:formula="of:=[.B719]-[.B$2]" office:value-type="float" office:value="43.4614005088806" calcext:value-type="float">
            <text:p>43.4614005089</text:p>
          </table:table-cell>
          <table:table-cell table:formula="of:=[.C719]/([.D719]-[.D718])" office:value-type="float" office:value="100385.677677595" calcext:value-type="float">
            <text:p>100385.67767759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7963.55787" calcext:value-type="float">
            <text:p>1456447963.55787</text:p>
          </table:table-cell>
          <table:table-cell office:value-type="float" office:value="2320" calcext:value-type="float">
            <text:p>2320</text:p>
          </table:table-cell>
          <table:table-cell table:formula="of:=[.B720]-[.B$2]" office:value-type="float" office:value="43.4850203990936" calcext:value-type="float">
            <text:p>43.4850203991</text:p>
          </table:table-cell>
          <table:table-cell table:formula="of:=[.C720]/([.D720]-[.D719])" office:value-type="float" office:value="98222.3024356762" calcext:value-type="float">
            <text:p>98222.302435676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7963.58136" calcext:value-type="float">
            <text:p>1456447963.58136</text:p>
          </table:table-cell>
          <table:table-cell office:value-type="float" office:value="2320" calcext:value-type="float">
            <text:p>2320</text:p>
          </table:table-cell>
          <table:table-cell table:formula="of:=[.B721]-[.B$2]" office:value-type="float" office:value="43.5085074901581" calcext:value-type="float">
            <text:p>43.5085074902</text:p>
          </table:table-cell>
          <table:table-cell table:formula="of:=[.C721]/([.D721]-[.D720])" office:value-type="float" office:value="98777.6644469709" calcext:value-type="float">
            <text:p>98777.664446970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7963.6046" calcext:value-type="float">
            <text:p>1456447963.6046</text:p>
          </table:table-cell>
          <table:table-cell office:value-type="float" office:value="2320" calcext:value-type="float">
            <text:p>2320</text:p>
          </table:table-cell>
          <table:table-cell table:formula="of:=[.B722]-[.B$2]" office:value-type="float" office:value="43.5317525863647" calcext:value-type="float">
            <text:p>43.5317525864</text:p>
          </table:table-cell>
          <table:table-cell table:formula="of:=[.C722]/([.D722]-[.D721])" office:value-type="float" office:value="99805.9969024688" calcext:value-type="float">
            <text:p>99805.996902468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7963.62816" calcext:value-type="float">
            <text:p>1456447963.62816</text:p>
          </table:table-cell>
          <table:table-cell office:value-type="float" office:value="2320" calcext:value-type="float">
            <text:p>2320</text:p>
          </table:table-cell>
          <table:table-cell table:formula="of:=[.B723]-[.B$2]" office:value-type="float" office:value="43.5553138256073" calcext:value-type="float">
            <text:p>43.5553138256</text:p>
          </table:table-cell>
          <table:table-cell table:formula="of:=[.C723]/([.D723]-[.D722])" office:value-type="float" office:value="98466.8071198001" calcext:value-type="float">
            <text:p>98466.80711980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7963.65146" calcext:value-type="float">
            <text:p>1456447963.65146</text:p>
          </table:table-cell>
          <table:table-cell office:value-type="float" office:value="2320" calcext:value-type="float">
            <text:p>2320</text:p>
          </table:table-cell>
          <table:table-cell table:formula="of:=[.B724]-[.B$2]" office:value-type="float" office:value="43.5786144733429" calcext:value-type="float">
            <text:p>43.5786144733</text:p>
          </table:table-cell>
          <table:table-cell table:formula="of:=[.C724]/([.D724]-[.D723])" office:value-type="float" office:value="99568.0474777448" calcext:value-type="float">
            <text:p>99568.047477744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7963.67464" calcext:value-type="float">
            <text:p>1456447963.67464</text:p>
          </table:table-cell>
          <table:table-cell office:value-type="float" office:value="2320" calcext:value-type="float">
            <text:p>2320</text:p>
          </table:table-cell>
          <table:table-cell table:formula="of:=[.B725]-[.B$2]" office:value-type="float" office:value="43.6017916202545" calcext:value-type="float">
            <text:p>43.6017916203</text:p>
          </table:table-cell>
          <table:table-cell table:formula="of:=[.C725]/([.D725]-[.D724])" office:value-type="float" office:value="100098.601818706" calcext:value-type="float">
            <text:p>100098.6018187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7963.6981" calcext:value-type="float">
            <text:p>1456447963.6981</text:p>
          </table:table-cell>
          <table:table-cell office:value-type="float" office:value="2320" calcext:value-type="float">
            <text:p>2320</text:p>
          </table:table-cell>
          <table:table-cell table:formula="of:=[.B726]-[.B$2]" office:value-type="float" office:value="43.6252517700195" calcext:value-type="float">
            <text:p>43.62525177</text:p>
          </table:table-cell>
          <table:table-cell table:formula="of:=[.C726]/([.D726]-[.D725])" office:value-type="float" office:value="98891.0992997896" calcext:value-type="float">
            <text:p>98891.099299789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7963.72146" calcext:value-type="float">
            <text:p>1456447963.72146</text:p>
          </table:table-cell>
          <table:table-cell office:value-type="float" office:value="2320" calcext:value-type="float">
            <text:p>2320</text:p>
          </table:table-cell>
          <table:table-cell table:formula="of:=[.B727]-[.B$2]" office:value-type="float" office:value="43.6486077308655" calcext:value-type="float">
            <text:p>43.6486077309</text:p>
          </table:table-cell>
          <table:table-cell table:formula="of:=[.C727]/([.D727]-[.D726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7963.74484" calcext:value-type="float">
            <text:p>1456447963.74484</text:p>
          </table:table-cell>
          <table:table-cell office:value-type="float" office:value="2320" calcext:value-type="float">
            <text:p>2320</text:p>
          </table:table-cell>
          <table:table-cell table:formula="of:=[.B728]-[.B$2]" office:value-type="float" office:value="43.6719887256622" calcext:value-type="float">
            <text:p>43.6719887257</text:p>
          </table:table-cell>
          <table:table-cell table:formula="of:=[.C728]/([.D728]-[.D727])" office:value-type="float" office:value="99225.8892389897" calcext:value-type="float">
            <text:p>99225.88923898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7963.76841" calcext:value-type="float">
            <text:p>1456447963.76841</text:p>
          </table:table-cell>
          <table:table-cell office:value-type="float" office:value="2320" calcext:value-type="float">
            <text:p>2320</text:p>
          </table:table-cell>
          <table:table-cell table:formula="of:=[.B729]-[.B$2]" office:value-type="float" office:value="43.6955609321594" calcext:value-type="float">
            <text:p>43.6955609322</text:p>
          </table:table-cell>
          <table:table-cell table:formula="of:=[.C729]/([.D729]-[.D728])" office:value-type="float" office:value="98420.9942449099" calcext:value-type="float">
            <text:p>98420.994244909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7963.79157" calcext:value-type="float">
            <text:p>1456447963.79157</text:p>
          </table:table-cell>
          <table:table-cell office:value-type="float" office:value="2320" calcext:value-type="float">
            <text:p>2320</text:p>
          </table:table-cell>
          <table:table-cell table:formula="of:=[.B730]-[.B$2]" office:value-type="float" office:value="43.7187232971191" calcext:value-type="float">
            <text:p>43.7187232971</text:p>
          </table:table-cell>
          <table:table-cell table:formula="of:=[.C730]/([.D730]-[.D729])" office:value-type="float" office:value="100162.48358209" calcext:value-type="float">
            <text:p>100162.4835820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7963.81516" calcext:value-type="float">
            <text:p>1456447963.81516</text:p>
          </table:table-cell>
          <table:table-cell office:value-type="float" office:value="2320" calcext:value-type="float">
            <text:p>2320</text:p>
          </table:table-cell>
          <table:table-cell table:formula="of:=[.B731]-[.B$2]" office:value-type="float" office:value="43.7423076629639" calcext:value-type="float">
            <text:p>43.742307663</text:p>
          </table:table-cell>
          <table:table-cell table:formula="of:=[.C731]/([.D731]-[.D730])" office:value-type="float" office:value="98370.2515163769" calcext:value-type="float">
            <text:p>98370.251516376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7963.83856" calcext:value-type="float">
            <text:p>1456447963.83856</text:p>
          </table:table-cell>
          <table:table-cell office:value-type="float" office:value="2320" calcext:value-type="float">
            <text:p>2320</text:p>
          </table:table-cell>
          <table:table-cell table:formula="of:=[.B732]-[.B$2]" office:value-type="float" office:value="43.7657122612" calcext:value-type="float">
            <text:p>43.7657122612</text:p>
          </table:table-cell>
          <table:table-cell table:formula="of:=[.C732]/([.D732]-[.D731])" office:value-type="float" office:value="99125.8203451297" calcext:value-type="float">
            <text:p>99125.820345129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7963.86193" calcext:value-type="float">
            <text:p>1456447963.86193</text:p>
          </table:table-cell>
          <table:table-cell office:value-type="float" office:value="2320" calcext:value-type="float">
            <text:p>2320</text:p>
          </table:table-cell>
          <table:table-cell table:formula="of:=[.B733]-[.B$2]" office:value-type="float" office:value="43.7890775203705" calcext:value-type="float">
            <text:p>43.7890775204</text:p>
          </table:table-cell>
          <table:table-cell table:formula="of:=[.C733]/([.D733]-[.D732])" office:value-type="float" office:value="99292.714155978" calcext:value-type="float">
            <text:p>99292.7141559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7963.88538" calcext:value-type="float">
            <text:p>1456447963.88538</text:p>
          </table:table-cell>
          <table:table-cell office:value-type="float" office:value="2320" calcext:value-type="float">
            <text:p>2320</text:p>
          </table:table-cell>
          <table:table-cell table:formula="of:=[.B734]-[.B$2]" office:value-type="float" office:value="43.812530040741" calcext:value-type="float">
            <text:p>43.8125300407</text:p>
          </table:table-cell>
          <table:table-cell table:formula="of:=[.C734]/([.D734]-[.D733])" office:value-type="float" office:value="98923.2697957648" calcext:value-type="float">
            <text:p>98923.269795764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7963.90884" calcext:value-type="float">
            <text:p>1456447963.90884</text:p>
          </table:table-cell>
          <table:table-cell office:value-type="float" office:value="2320" calcext:value-type="float">
            <text:p>2320</text:p>
          </table:table-cell>
          <table:table-cell table:formula="of:=[.B735]-[.B$2]" office:value-type="float" office:value="43.8359906673431" calcext:value-type="float">
            <text:p>43.8359906673</text:p>
          </table:table-cell>
          <table:table-cell table:formula="of:=[.C735]/([.D735]-[.D734])" office:value-type="float" office:value="98889.089338523" calcext:value-type="float">
            <text:p>98889.0893385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7963.93207" calcext:value-type="float">
            <text:p>1456447963.93207</text:p>
          </table:table-cell>
          <table:table-cell office:value-type="float" office:value="2320" calcext:value-type="float">
            <text:p>2320</text:p>
          </table:table-cell>
          <table:table-cell table:formula="of:=[.B736]-[.B$2]" office:value-type="float" office:value="43.8592224121094" calcext:value-type="float">
            <text:p>43.8592224121</text:p>
          </table:table-cell>
          <table:table-cell table:formula="of:=[.C736]/([.D736]-[.D735])" office:value-type="float" office:value="99863.356082142" calcext:value-type="float">
            <text:p>99863.35608214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7963.95554" calcext:value-type="float">
            <text:p>1456447963.95554</text:p>
          </table:table-cell>
          <table:table-cell office:value-type="float" office:value="2320" calcext:value-type="float">
            <text:p>2320</text:p>
          </table:table-cell>
          <table:table-cell table:formula="of:=[.B737]-[.B$2]" office:value-type="float" office:value="43.8826901912689" calcext:value-type="float">
            <text:p>43.8826901913</text:p>
          </table:table-cell>
          <table:table-cell table:formula="of:=[.C737]/([.D737]-[.D736])" office:value-type="float" office:value="98858.9497211244" calcext:value-type="float">
            <text:p>98858.94972112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7963.9789" calcext:value-type="float">
            <text:p>1456447963.9789</text:p>
          </table:table-cell>
          <table:table-cell office:value-type="float" office:value="2320" calcext:value-type="float">
            <text:p>2320</text:p>
          </table:table-cell>
          <table:table-cell table:formula="of:=[.B738]-[.B$2]" office:value-type="float" office:value="43.9060509204865" calcext:value-type="float">
            <text:p>43.9060509205</text:p>
          </table:table-cell>
          <table:table-cell table:formula="of:=[.C738]/([.D738]-[.D737])" office:value-type="float" office:value="99311.968320712" calcext:value-type="float">
            <text:p>99311.9683207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7964.00295" calcext:value-type="float">
            <text:p>1456447964.00295</text:p>
          </table:table-cell>
          <table:table-cell office:value-type="float" office:value="2320" calcext:value-type="float">
            <text:p>2320</text:p>
          </table:table-cell>
          <table:table-cell table:formula="of:=[.B739]-[.B$2]" office:value-type="float" office:value="43.930103302002" calcext:value-type="float">
            <text:p>43.930103302</text:p>
          </table:table-cell>
          <table:table-cell table:formula="of:=[.C739]/([.D739]-[.D738])" office:value-type="float" office:value="96456.145039303" calcext:value-type="float">
            <text:p>96456.14503930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7964.01715" calcext:value-type="float">
            <text:p>1456447964.01715</text:p>
          </table:table-cell>
          <table:table-cell office:value-type="float" office:value="2320" calcext:value-type="float">
            <text:p>2320</text:p>
          </table:table-cell>
          <table:table-cell table:formula="of:=[.B740]-[.B$2]" office:value-type="float" office:value="43.9443063735962" calcext:value-type="float">
            <text:p>43.9443063736</text:p>
          </table:table-cell>
          <table:table-cell table:formula="of:=[.C740]/([.D740]-[.D739])" office:value-type="float" office:value="163344.948633586" calcext:value-type="float">
            <text:p>163344.94863358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7964.03099" calcext:value-type="float">
            <text:p>1456447964.03099</text:p>
          </table:table-cell>
          <table:table-cell office:value-type="float" office:value="2320" calcext:value-type="float">
            <text:p>2320</text:p>
          </table:table-cell>
          <table:table-cell table:formula="of:=[.B741]-[.B$2]" office:value-type="float" office:value="43.9581396579743" calcext:value-type="float">
            <text:p>43.958139658</text:p>
          </table:table-cell>
          <table:table-cell table:formula="of:=[.C741]/([.D741]-[.D740])" office:value-type="float" office:value="167711.436893539" calcext:value-type="float">
            <text:p>167711.4368935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7964.064" calcext:value-type="float">
            <text:p>1456447964.064</text:p>
          </table:table-cell>
          <table:table-cell office:value-type="float" office:value="2320" calcext:value-type="float">
            <text:p>2320</text:p>
          </table:table-cell>
          <table:table-cell table:formula="of:=[.B742]-[.B$2]" office:value-type="float" office:value="43.9911541938782" calcext:value-type="float">
            <text:p>43.9911541939</text:p>
          </table:table-cell>
          <table:table-cell table:formula="of:=[.C742]/([.D742]-[.D741])" office:value-type="float" office:value="70272.076722538" calcext:value-type="float">
            <text:p>70272.07672253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7964.08735" calcext:value-type="float">
            <text:p>1456447964.08735</text:p>
          </table:table-cell>
          <table:table-cell office:value-type="float" office:value="2320" calcext:value-type="float">
            <text:p>2320</text:p>
          </table:table-cell>
          <table:table-cell table:formula="of:=[.B743]-[.B$2]" office:value-type="float" office:value="44.0144991874695" calcext:value-type="float">
            <text:p>44.0144991875</text:p>
          </table:table-cell>
          <table:table-cell table:formula="of:=[.C743]/([.D743]-[.D742])" office:value-type="float" office:value="99378.9092691695" calcext:value-type="float">
            <text:p>99378.9092691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7964.11067" calcext:value-type="float">
            <text:p>1456447964.11067</text:p>
          </table:table-cell>
          <table:table-cell office:value-type="float" office:value="2320" calcext:value-type="float">
            <text:p>2320</text:p>
          </table:table-cell>
          <table:table-cell table:formula="of:=[.B744]-[.B$2]" office:value-type="float" office:value="44.037825345993" calcext:value-type="float">
            <text:p>44.037825346</text:p>
          </table:table-cell>
          <table:table-cell table:formula="of:=[.C744]/([.D744]-[.D743])" office:value-type="float" office:value="99459.154307675" calcext:value-type="float">
            <text:p>99459.15430767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7964.13389" calcext:value-type="float">
            <text:p>1456447964.13389</text:p>
          </table:table-cell>
          <table:table-cell office:value-type="float" office:value="2320" calcext:value-type="float">
            <text:p>2320</text:p>
          </table:table-cell>
          <table:table-cell table:formula="of:=[.B745]-[.B$2]" office:value-type="float" office:value="44.0610394477844" calcext:value-type="float">
            <text:p>44.0610394478</text:p>
          </table:table-cell>
          <table:table-cell table:formula="of:=[.C745]/([.D745]-[.D744])" office:value-type="float" office:value="99939.2533404542" calcext:value-type="float">
            <text:p>99939.253340454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7964.15713" calcext:value-type="float">
            <text:p>1456447964.15713</text:p>
          </table:table-cell>
          <table:table-cell office:value-type="float" office:value="2320" calcext:value-type="float">
            <text:p>2320</text:p>
          </table:table-cell>
          <table:table-cell table:formula="of:=[.B746]-[.B$2]" office:value-type="float" office:value="44.0842804908752" calcext:value-type="float">
            <text:p>44.0842804909</text:p>
          </table:table-cell>
          <table:table-cell table:formula="of:=[.C746]/([.D746]-[.D745])" office:value-type="float" office:value="99823.4025441116" calcext:value-type="float">
            <text:p>99823.40254411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7964.18058" calcext:value-type="float">
            <text:p>1456447964.18058</text:p>
          </table:table-cell>
          <table:table-cell office:value-type="float" office:value="2320" calcext:value-type="float">
            <text:p>2320</text:p>
          </table:table-cell>
          <table:table-cell table:formula="of:=[.B747]-[.B$2]" office:value-type="float" office:value="44.1077361106873" calcext:value-type="float">
            <text:p>44.1077361107</text:p>
          </table:table-cell>
          <table:table-cell table:formula="of:=[.C747]/([.D747]-[.D746])" office:value-type="float" office:value="98910.1980077252" calcext:value-type="float">
            <text:p>98910.198007725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7964.21229" calcext:value-type="float">
            <text:p>1456447964.21229</text:p>
          </table:table-cell>
          <table:table-cell office:value-type="float" office:value="2320" calcext:value-type="float">
            <text:p>2320</text:p>
          </table:table-cell>
          <table:table-cell table:formula="of:=[.B748]-[.B$2]" office:value-type="float" office:value="44.1394462585449" calcext:value-type="float">
            <text:p>44.1394462585</text:p>
          </table:table-cell>
          <table:table-cell table:formula="of:=[.C748]/([.D748]-[.D747])" office:value-type="float" office:value="73162.6989067834" calcext:value-type="float">
            <text:p>73162.698906783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7964.23527" calcext:value-type="float">
            <text:p>1456447964.23527</text:p>
          </table:table-cell>
          <table:table-cell office:value-type="float" office:value="2320" calcext:value-type="float">
            <text:p>2320</text:p>
          </table:table-cell>
          <table:table-cell table:formula="of:=[.B749]-[.B$2]" office:value-type="float" office:value="44.1624250411987" calcext:value-type="float">
            <text:p>44.1624250412</text:p>
          </table:table-cell>
          <table:table-cell table:formula="of:=[.C749]/([.D749]-[.D748])" office:value-type="float" office:value="100962.702635402" calcext:value-type="float">
            <text:p>100962.7026354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7964.25855" calcext:value-type="float">
            <text:p>1456447964.25855</text:p>
          </table:table-cell>
          <table:table-cell office:value-type="float" office:value="2320" calcext:value-type="float">
            <text:p>2320</text:p>
          </table:table-cell>
          <table:table-cell table:formula="of:=[.B750]-[.B$2]" office:value-type="float" office:value="44.1856973171234" calcext:value-type="float">
            <text:p>44.1856973171</text:p>
          </table:table-cell>
          <table:table-cell table:formula="of:=[.C750]/([.D750]-[.D749])" office:value-type="float" office:value="99689.4333630431" calcext:value-type="float">
            <text:p>99689.433363043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7964.2964" calcext:value-type="float">
            <text:p>1456447964.2964</text:p>
          </table:table-cell>
          <table:table-cell office:value-type="float" office:value="2320" calcext:value-type="float">
            <text:p>2320</text:p>
          </table:table-cell>
          <table:table-cell table:formula="of:=[.B751]-[.B$2]" office:value-type="float" office:value="44.223551273346" calcext:value-type="float">
            <text:p>44.2235512733</text:p>
          </table:table-cell>
          <table:table-cell table:formula="of:=[.C751]/([.D751]-[.D750])" office:value-type="float" office:value="61288.177815848" calcext:value-type="float">
            <text:p>61288.1778158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7964.31966" calcext:value-type="float">
            <text:p>1456447964.31966</text:p>
          </table:table-cell>
          <table:table-cell office:value-type="float" office:value="2320" calcext:value-type="float">
            <text:p>2320</text:p>
          </table:table-cell>
          <table:table-cell table:formula="of:=[.B752]-[.B$2]" office:value-type="float" office:value="44.2468075752258" calcext:value-type="float">
            <text:p>44.2468075752</text:p>
          </table:table-cell>
          <table:table-cell table:formula="of:=[.C752]/([.D752]-[.D751])" office:value-type="float" office:value="99757.9069958173" calcext:value-type="float">
            <text:p>99757.906995817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7964.34289" calcext:value-type="float">
            <text:p>1456447964.34289</text:p>
          </table:table-cell>
          <table:table-cell office:value-type="float" office:value="2320" calcext:value-type="float">
            <text:p>2320</text:p>
          </table:table-cell>
          <table:table-cell table:formula="of:=[.B753]-[.B$2]" office:value-type="float" office:value="44.2700395584106" calcext:value-type="float">
            <text:p>44.2700395584</text:p>
          </table:table-cell>
          <table:table-cell table:formula="of:=[.C753]/([.D753]-[.D752])" office:value-type="float" office:value="99862.3312329386" calcext:value-type="float">
            <text:p>99862.331232938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7964.36621" calcext:value-type="float">
            <text:p>1456447964.36621</text:p>
          </table:table-cell>
          <table:table-cell office:value-type="float" office:value="2320" calcext:value-type="float">
            <text:p>2320</text:p>
          </table:table-cell>
          <table:table-cell table:formula="of:=[.B754]-[.B$2]" office:value-type="float" office:value="44.2933640480042" calcext:value-type="float">
            <text:p>44.293364048</text:p>
          </table:table-cell>
          <table:table-cell table:formula="of:=[.C754]/([.D754]-[.D753])" office:value-type="float" office:value="99466.2708780538" calcext:value-type="float">
            <text:p>99466.27087805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7964.38929" calcext:value-type="float">
            <text:p>1456447964.38929</text:p>
          </table:table-cell>
          <table:table-cell office:value-type="float" office:value="2320" calcext:value-type="float">
            <text:p>2320</text:p>
          </table:table-cell>
          <table:table-cell table:formula="of:=[.B755]-[.B$2]" office:value-type="float" office:value="44.3164455890656" calcext:value-type="float">
            <text:p>44.3164455891</text:p>
          </table:table-cell>
          <table:table-cell table:formula="of:=[.C755]/([.D755]-[.D754])" office:value-type="float" office:value="100513.219365568" calcext:value-type="float">
            <text:p>100513.21936556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7964.42133" calcext:value-type="float">
            <text:p>1456447964.42133</text:p>
          </table:table-cell>
          <table:table-cell office:value-type="float" office:value="2320" calcext:value-type="float">
            <text:p>2320</text:p>
          </table:table-cell>
          <table:table-cell table:formula="of:=[.B756]-[.B$2]" office:value-type="float" office:value="44.3484869003296" calcext:value-type="float">
            <text:p>44.3484869003</text:p>
          </table:table-cell>
          <table:table-cell table:formula="of:=[.C756]/([.D756]-[.D755])" office:value-type="float" office:value="72406.5248416933" calcext:value-type="float">
            <text:p>72406.52484169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7964.44473" calcext:value-type="float">
            <text:p>1456447964.44473</text:p>
          </table:table-cell>
          <table:table-cell office:value-type="float" office:value="2320" calcext:value-type="float">
            <text:p>2320</text:p>
          </table:table-cell>
          <table:table-cell table:formula="of:=[.B757]-[.B$2]" office:value-type="float" office:value="44.3718869686127" calcext:value-type="float">
            <text:p>44.3718869686</text:p>
          </table:table-cell>
          <table:table-cell table:formula="of:=[.C757]/([.D757]-[.D756])" office:value-type="float" office:value="99145.0098321905" calcext:value-type="float">
            <text:p>99145.009832190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7964.46799" calcext:value-type="float">
            <text:p>1456447964.46799</text:p>
          </table:table-cell>
          <table:table-cell office:value-type="float" office:value="2320" calcext:value-type="float">
            <text:p>2320</text:p>
          </table:table-cell>
          <table:table-cell table:formula="of:=[.B758]-[.B$2]" office:value-type="float" office:value="44.3951406478882" calcext:value-type="float">
            <text:p>44.3951406479</text:p>
          </table:table-cell>
          <table:table-cell table:formula="of:=[.C758]/([.D758]-[.D757])" office:value-type="float" office:value="99769.1579260353" calcext:value-type="float">
            <text:p>99769.15792603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7964.50546" calcext:value-type="float">
            <text:p>1456447964.50546</text:p>
          </table:table-cell>
          <table:table-cell office:value-type="float" office:value="2320" calcext:value-type="float">
            <text:p>2320</text:p>
          </table:table-cell>
          <table:table-cell table:formula="of:=[.B759]-[.B$2]" office:value-type="float" office:value="44.4326145648956" calcext:value-type="float">
            <text:p>44.4326145649</text:p>
          </table:table-cell>
          <table:table-cell table:formula="of:=[.C759]/([.D759]-[.D758])" office:value-type="float" office:value="61909.7277591505" calcext:value-type="float">
            <text:p>61909.72775915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7964.52862" calcext:value-type="float">
            <text:p>1456447964.52862</text:p>
          </table:table-cell>
          <table:table-cell office:value-type="float" office:value="2320" calcext:value-type="float">
            <text:p>2320</text:p>
          </table:table-cell>
          <table:table-cell table:formula="of:=[.B760]-[.B$2]" office:value-type="float" office:value="44.4557712078094" calcext:value-type="float">
            <text:p>44.4557712078</text:p>
          </table:table-cell>
          <table:table-cell table:formula="of:=[.C760]/([.D760]-[.D759])" office:value-type="float" office:value="100187.233902354" calcext:value-type="float">
            <text:p>100187.23390235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7964.55177" calcext:value-type="float">
            <text:p>1456447964.55177</text:p>
          </table:table-cell>
          <table:table-cell office:value-type="float" office:value="2320" calcext:value-type="float">
            <text:p>2320</text:p>
          </table:table-cell>
          <table:table-cell table:formula="of:=[.B761]-[.B$2]" office:value-type="float" office:value="44.4789254665375" calcext:value-type="float">
            <text:p>44.4789254665</text:p>
          </table:table-cell>
          <table:table-cell table:formula="of:=[.C761]/([.D761]-[.D760])" office:value-type="float" office:value="100197.550146217" calcext:value-type="float">
            <text:p>100197.5501462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7964.57492" calcext:value-type="float">
            <text:p>1456447964.57492</text:p>
          </table:table-cell>
          <table:table-cell office:value-type="float" office:value="2320" calcext:value-type="float">
            <text:p>2320</text:p>
          </table:table-cell>
          <table:table-cell table:formula="of:=[.B762]-[.B$2]" office:value-type="float" office:value="44.5020749568939" calcext:value-type="float">
            <text:p>44.5020749569</text:p>
          </table:table-cell>
          <table:table-cell table:formula="of:=[.C762]/([.D762]-[.D761])" office:value-type="float" office:value="100218.189008816" calcext:value-type="float">
            <text:p>100218.1890088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7964.59819" calcext:value-type="float">
            <text:p>1456447964.59819</text:p>
          </table:table-cell>
          <table:table-cell office:value-type="float" office:value="2320" calcext:value-type="float">
            <text:p>2320</text:p>
          </table:table-cell>
          <table:table-cell table:formula="of:=[.B763]-[.B$2]" office:value-type="float" office:value="44.5253467559814" calcext:value-type="float">
            <text:p>44.525346756</text:p>
          </table:table-cell>
          <table:table-cell table:formula="of:=[.C763]/([.D763]-[.D762])" office:value-type="float" office:value="99691.4759909435" calcext:value-type="float">
            <text:p>99691.47599094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7964.63076" calcext:value-type="float">
            <text:p>1456447964.63076</text:p>
          </table:table-cell>
          <table:table-cell office:value-type="float" office:value="2320" calcext:value-type="float">
            <text:p>2320</text:p>
          </table:table-cell>
          <table:table-cell table:formula="of:=[.B764]-[.B$2]" office:value-type="float" office:value="44.5579085350037" calcext:value-type="float">
            <text:p>44.557908535</text:p>
          </table:table-cell>
          <table:table-cell table:formula="of:=[.C764]/([.D764]-[.D763])" office:value-type="float" office:value="71249.1783209103" calcext:value-type="float">
            <text:p>71249.178320910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7964.65387" calcext:value-type="float">
            <text:p>1456447964.65387</text:p>
          </table:table-cell>
          <table:table-cell office:value-type="float" office:value="2320" calcext:value-type="float">
            <text:p>2320</text:p>
          </table:table-cell>
          <table:table-cell table:formula="of:=[.B765]-[.B$2]" office:value-type="float" office:value="44.581024646759" calcext:value-type="float">
            <text:p>44.5810246468</text:p>
          </table:table-cell>
          <table:table-cell table:formula="of:=[.C765]/([.D765]-[.D764])" office:value-type="float" office:value="100362.899459549" calcext:value-type="float">
            <text:p>100362.89945954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7964.67722" calcext:value-type="float">
            <text:p>1456447964.67722</text:p>
          </table:table-cell>
          <table:table-cell office:value-type="float" office:value="2320" calcext:value-type="float">
            <text:p>2320</text:p>
          </table:table-cell>
          <table:table-cell table:formula="of:=[.B766]-[.B$2]" office:value-type="float" office:value="44.6043698787689" calcext:value-type="float">
            <text:p>44.6043698788</text:p>
          </table:table-cell>
          <table:table-cell table:formula="of:=[.C766]/([.D766]-[.D765])" office:value-type="float" office:value="99377.8943390831" calcext:value-type="float">
            <text:p>99377.894339083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7964.70048" calcext:value-type="float">
            <text:p>1456447964.70048</text:p>
          </table:table-cell>
          <table:table-cell office:value-type="float" office:value="2320" calcext:value-type="float">
            <text:p>2320</text:p>
          </table:table-cell>
          <table:table-cell table:formula="of:=[.B767]-[.B$2]" office:value-type="float" office:value="44.6276302337647" calcext:value-type="float">
            <text:p>44.6276302338</text:p>
          </table:table-cell>
          <table:table-cell table:formula="of:=[.C767]/([.D767]-[.D766])" office:value-type="float" office:value="99740.524184869" calcext:value-type="float">
            <text:p>99740.52418486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7964.73755" calcext:value-type="float">
            <text:p>1456447964.73755</text:p>
          </table:table-cell>
          <table:table-cell office:value-type="float" office:value="2320" calcext:value-type="float">
            <text:p>2320</text:p>
          </table:table-cell>
          <table:table-cell table:formula="of:=[.B768]-[.B$2]" office:value-type="float" office:value="44.6646995544434" calcext:value-type="float">
            <text:p>44.6646995544</text:p>
          </table:table-cell>
          <table:table-cell table:formula="of:=[.C768]/([.D768]-[.D767])" office:value-type="float" office:value="62585.446874196" calcext:value-type="float">
            <text:p>62585.44687419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7964.76095" calcext:value-type="float">
            <text:p>1456447964.76095</text:p>
          </table:table-cell>
          <table:table-cell office:value-type="float" office:value="2320" calcext:value-type="float">
            <text:p>2320</text:p>
          </table:table-cell>
          <table:table-cell table:formula="of:=[.B769]-[.B$2]" office:value-type="float" office:value="44.6880977153778" calcext:value-type="float">
            <text:p>44.6880977154</text:p>
          </table:table-cell>
          <table:table-cell table:formula="of:=[.C769]/([.D769]-[.D768])" office:value-type="float" office:value="99153.0918391261" calcext:value-type="float">
            <text:p>99153.09183912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7964.78404" calcext:value-type="float">
            <text:p>1456447964.78404</text:p>
          </table:table-cell>
          <table:table-cell office:value-type="float" office:value="2320" calcext:value-type="float">
            <text:p>2320</text:p>
          </table:table-cell>
          <table:table-cell table:formula="of:=[.B770]-[.B$2]" office:value-type="float" office:value="44.7111937999725" calcext:value-type="float">
            <text:p>44.7111938</text:p>
          </table:table-cell>
          <table:table-cell table:formula="of:=[.C770]/([.D770]-[.D769])" office:value-type="float" office:value="100449.92650095" calcext:value-type="float">
            <text:p>100449.9265009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7964.80713" calcext:value-type="float">
            <text:p>1456447964.80713</text:p>
          </table:table-cell>
          <table:table-cell office:value-type="float" office:value="2320" calcext:value-type="float">
            <text:p>2320</text:p>
          </table:table-cell>
          <table:table-cell table:formula="of:=[.B771]-[.B$2]" office:value-type="float" office:value="44.7342841625214" calcext:value-type="float">
            <text:p>44.7342841625</text:p>
          </table:table-cell>
          <table:table-cell table:formula="of:=[.C771]/([.D771]-[.D770])" office:value-type="float" office:value="100474.819097968" calcext:value-type="float">
            <text:p>100474.8190979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7964.8303" calcext:value-type="float">
            <text:p>1456447964.8303</text:p>
          </table:table-cell>
          <table:table-cell office:value-type="float" office:value="2320" calcext:value-type="float">
            <text:p>2320</text:p>
          </table:table-cell>
          <table:table-cell table:formula="of:=[.B772]-[.B$2]" office:value-type="float" office:value="44.7574534416199" calcext:value-type="float">
            <text:p>44.7574534416</text:p>
          </table:table-cell>
          <table:table-cell table:formula="of:=[.C772]/([.D772]-[.D771])" office:value-type="float" office:value="100132.593255745" calcext:value-type="float">
            <text:p>100132.59325574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7964.86355" calcext:value-type="float">
            <text:p>1456447964.86355</text:p>
          </table:table-cell>
          <table:table-cell office:value-type="float" office:value="2320" calcext:value-type="float">
            <text:p>2320</text:p>
          </table:table-cell>
          <table:table-cell table:formula="of:=[.B773]-[.B$2]" office:value-type="float" office:value="44.7907018661499" calcext:value-type="float">
            <text:p>44.7907018661</text:p>
          </table:table-cell>
          <table:table-cell table:formula="of:=[.C773]/([.D773]-[.D772])" office:value-type="float" office:value="69777.7423379752" calcext:value-type="float">
            <text:p>69777.742337975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7964.88683" calcext:value-type="float">
            <text:p>1456447964.88683</text:p>
          </table:table-cell>
          <table:table-cell office:value-type="float" office:value="2320" calcext:value-type="float">
            <text:p>2320</text:p>
          </table:table-cell>
          <table:table-cell table:formula="of:=[.B774]-[.B$2]" office:value-type="float" office:value="44.8139777183533" calcext:value-type="float">
            <text:p>44.8139777184</text:p>
          </table:table-cell>
          <table:table-cell table:formula="of:=[.C774]/([.D774]-[.D773])" office:value-type="float" office:value="99674.1163214717" calcext:value-type="float">
            <text:p>99674.11632147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7964.9101" calcext:value-type="float">
            <text:p>1456447964.9101</text:p>
          </table:table-cell>
          <table:table-cell office:value-type="float" office:value="2320" calcext:value-type="float">
            <text:p>2320</text:p>
          </table:table-cell>
          <table:table-cell table:formula="of:=[.B775]-[.B$2]" office:value-type="float" office:value="44.8372483253479" calcext:value-type="float">
            <text:p>44.8372483253</text:p>
          </table:table-cell>
          <table:table-cell table:formula="of:=[.C775]/([.D775]-[.D774])" office:value-type="float" office:value="99696.5829269292" calcext:value-type="float">
            <text:p>99696.582926929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7964.9333" calcext:value-type="float">
            <text:p>1456447964.9333</text:p>
          </table:table-cell>
          <table:table-cell office:value-type="float" office:value="2320" calcext:value-type="float">
            <text:p>2320</text:p>
          </table:table-cell>
          <table:table-cell table:formula="of:=[.B776]-[.B$2]" office:value-type="float" office:value="44.8604481220245" calcext:value-type="float">
            <text:p>44.860448122</text:p>
          </table:table-cell>
          <table:table-cell table:formula="of:=[.C776]/([.D776]-[.D775])" office:value-type="float" office:value="100000.876401492" calcext:value-type="float">
            <text:p>100000.87640149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7964.96962" calcext:value-type="float">
            <text:p>1456447964.96962</text:p>
          </table:table-cell>
          <table:table-cell office:value-type="float" office:value="2320" calcext:value-type="float">
            <text:p>2320</text:p>
          </table:table-cell>
          <table:table-cell table:formula="of:=[.B777]-[.B$2]" office:value-type="float" office:value="44.8967761993408" calcext:value-type="float">
            <text:p>44.8967761993</text:p>
          </table:table-cell>
          <table:table-cell table:formula="of:=[.C777]/([.D777]-[.D776])" office:value-type="float" office:value="63862.4494162275" calcext:value-type="float">
            <text:p>63862.44941622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7964.99317" calcext:value-type="float">
            <text:p>1456447964.99317</text:p>
          </table:table-cell>
          <table:table-cell office:value-type="float" office:value="2320" calcext:value-type="float">
            <text:p>2320</text:p>
          </table:table-cell>
          <table:table-cell table:formula="of:=[.B778]-[.B$2]" office:value-type="float" office:value="44.9203248023987" calcext:value-type="float">
            <text:p>44.9203248024</text:p>
          </table:table-cell>
          <table:table-cell table:formula="of:=[.C778]/([.D778]-[.D777])" office:value-type="float" office:value="98519.6444264453" calcext:value-type="float">
            <text:p>98519.644426445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7965.01638" calcext:value-type="float">
            <text:p>1456447965.01638</text:p>
          </table:table-cell>
          <table:table-cell office:value-type="float" office:value="2320" calcext:value-type="float">
            <text:p>2320</text:p>
          </table:table-cell>
          <table:table-cell table:formula="of:=[.B779]-[.B$2]" office:value-type="float" office:value="44.9435291290283" calcext:value-type="float">
            <text:p>44.943529129</text:p>
          </table:table-cell>
          <table:table-cell table:formula="of:=[.C779]/([.D779]-[.D778])" office:value-type="float" office:value="99981.3542116187" calcext:value-type="float">
            <text:p>99981.354211618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7965.04967" calcext:value-type="float">
            <text:p>1456447965.04967</text:p>
          </table:table-cell>
          <table:table-cell office:value-type="float" office:value="2320" calcext:value-type="float">
            <text:p>2320</text:p>
          </table:table-cell>
          <table:table-cell table:formula="of:=[.B780]-[.B$2]" office:value-type="float" office:value="44.9768195152283" calcext:value-type="float">
            <text:p>44.9768195152</text:p>
          </table:table-cell>
          <table:table-cell table:formula="of:=[.C780]/([.D780]-[.D779])" office:value-type="float" office:value="69689.7893002936" calcext:value-type="float">
            <text:p>69689.78930029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7965.06384" calcext:value-type="float">
            <text:p>1456447965.06384</text:p>
          </table:table-cell>
          <table:table-cell office:value-type="float" office:value="2320" calcext:value-type="float">
            <text:p>2320</text:p>
          </table:table-cell>
          <table:table-cell table:formula="of:=[.B781]-[.B$2]" office:value-type="float" office:value="44.9909956455231" calcext:value-type="float">
            <text:p>44.9909956455</text:p>
          </table:table-cell>
          <table:table-cell table:formula="of:=[.C781]/([.D781]-[.D780])" office:value-type="float" office:value="163655.380682487" calcext:value-type="float">
            <text:p>163655.38068248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7965.07291" calcext:value-type="float">
            <text:p>1456447965.07291</text:p>
          </table:table-cell>
          <table:table-cell office:value-type="float" office:value="2320" calcext:value-type="float">
            <text:p>2320</text:p>
          </table:table-cell>
          <table:table-cell table:formula="of:=[.B782]-[.B$2]" office:value-type="float" office:value="45.0000650882721" calcext:value-type="float">
            <text:p>45.0000650883</text:p>
          </table:table-cell>
          <table:table-cell table:formula="of:=[.C782]/([.D782]-[.D781])" office:value-type="float" office:value="255804.029442692" calcext:value-type="float">
            <text:p>255804.02944269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7965.09537" calcext:value-type="float">
            <text:p>1456447965.09537</text:p>
          </table:table-cell>
          <table:table-cell office:value-type="float" office:value="2320" calcext:value-type="float">
            <text:p>2320</text:p>
          </table:table-cell>
          <table:table-cell table:formula="of:=[.B783]-[.B$2]" office:value-type="float" office:value="45.0225217342377" calcext:value-type="float">
            <text:p>45.0225217342</text:p>
          </table:table-cell>
          <table:table-cell table:formula="of:=[.C783]/([.D783]-[.D782])" office:value-type="float" office:value="103310.173903811" calcext:value-type="float">
            <text:p>103310.1739038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7965.10807" calcext:value-type="float">
            <text:p>1456447965.10807</text:p>
          </table:table-cell>
          <table:table-cell office:value-type="float" office:value="2320" calcext:value-type="float">
            <text:p>2320</text:p>
          </table:table-cell>
          <table:table-cell table:formula="of:=[.B784]-[.B$2]" office:value-type="float" office:value="45.0352172851563" calcext:value-type="float">
            <text:p>45.0352172852</text:p>
          </table:table-cell>
          <table:table-cell table:formula="of:=[.C784]/([.D784]-[.D783])" office:value-type="float" office:value="182741.183496404" calcext:value-type="float">
            <text:p>182741.18349640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7965.13019" calcext:value-type="float">
            <text:p>1456447965.13019</text:p>
          </table:table-cell>
          <table:table-cell office:value-type="float" office:value="2320" calcext:value-type="float">
            <text:p>2320</text:p>
          </table:table-cell>
          <table:table-cell table:formula="of:=[.B785]-[.B$2]" office:value-type="float" office:value="45.0573465824127" calcext:value-type="float">
            <text:p>45.0573465824</text:p>
          </table:table-cell>
          <table:table-cell table:formula="of:=[.C785]/([.D785]-[.D784])" office:value-type="float" office:value="104838.394690628" calcext:value-type="float">
            <text:p>104838.39469062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7965.15241" calcext:value-type="float">
            <text:p>1456447965.15241</text:p>
          </table:table-cell>
          <table:table-cell office:value-type="float" office:value="2320" calcext:value-type="float">
            <text:p>2320</text:p>
          </table:table-cell>
          <table:table-cell table:formula="of:=[.B786]-[.B$2]" office:value-type="float" office:value="45.0795614719391" calcext:value-type="float">
            <text:p>45.0795614719</text:p>
          </table:table-cell>
          <table:table-cell table:formula="of:=[.C786]/([.D786]-[.D785])" office:value-type="float" office:value="104434.460376063" calcext:value-type="float">
            <text:p>104434.46037606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7965.1747" calcext:value-type="float">
            <text:p>1456447965.1747</text:p>
          </table:table-cell>
          <table:table-cell office:value-type="float" office:value="2320" calcext:value-type="float">
            <text:p>2320</text:p>
          </table:table-cell>
          <table:table-cell table:formula="of:=[.B787]-[.B$2]" office:value-type="float" office:value="45.1018538475037" calcext:value-type="float">
            <text:p>45.1018538475</text:p>
          </table:table-cell>
          <table:table-cell table:formula="of:=[.C787]/([.D787]-[.D786])" office:value-type="float" office:value="104071.456775863" calcext:value-type="float">
            <text:p>104071.4567758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7965.19685" calcext:value-type="float">
            <text:p>1456447965.19685</text:p>
          </table:table-cell>
          <table:table-cell office:value-type="float" office:value="2320" calcext:value-type="float">
            <text:p>2320</text:p>
          </table:table-cell>
          <table:table-cell table:formula="of:=[.B788]-[.B$2]" office:value-type="float" office:value="45.123997926712" calcext:value-type="float">
            <text:p>45.1239979267</text:p>
          </table:table-cell>
          <table:table-cell table:formula="of:=[.C788]/([.D788]-[.D787])" office:value-type="float" office:value="104768.411373938" calcext:value-type="float">
            <text:p>104768.4113739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7965.21902" calcext:value-type="float">
            <text:p>1456447965.21902</text:p>
          </table:table-cell>
          <table:table-cell office:value-type="float" office:value="2320" calcext:value-type="float">
            <text:p>2320</text:p>
          </table:table-cell>
          <table:table-cell table:formula="of:=[.B789]-[.B$2]" office:value-type="float" office:value="45.1461751461029" calcext:value-type="float">
            <text:p>45.1461751461</text:p>
          </table:table-cell>
          <table:table-cell table:formula="of:=[.C789]/([.D789]-[.D788])" office:value-type="float" office:value="104611.852329657" calcext:value-type="float">
            <text:p>104611.85232965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7965.24122" calcext:value-type="float">
            <text:p>1456447965.24122</text:p>
          </table:table-cell>
          <table:table-cell office:value-type="float" office:value="2320" calcext:value-type="float">
            <text:p>2320</text:p>
          </table:table-cell>
          <table:table-cell table:formula="of:=[.B790]-[.B$2]" office:value-type="float" office:value="45.1683709621429" calcext:value-type="float">
            <text:p>45.1683709621</text:p>
          </table:table-cell>
          <table:table-cell table:formula="of:=[.C790]/([.D790]-[.D789])" office:value-type="float" office:value="104524.203832603" calcext:value-type="float">
            <text:p>104524.20383260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7965.26354" calcext:value-type="float">
            <text:p>1456447965.26354</text:p>
          </table:table-cell>
          <table:table-cell office:value-type="float" office:value="2320" calcext:value-type="float">
            <text:p>2320</text:p>
          </table:table-cell>
          <table:table-cell table:formula="of:=[.B791]-[.B$2]" office:value-type="float" office:value="45.1906898021698" calcext:value-type="float">
            <text:p>45.1906898022</text:p>
          </table:table-cell>
          <table:table-cell table:formula="of:=[.C791]/([.D791]-[.D790])" office:value-type="float" office:value="103948.054522924" calcext:value-type="float">
            <text:p>103948.0545229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7965.28606" calcext:value-type="float">
            <text:p>1456447965.28606</text:p>
          </table:table-cell>
          <table:table-cell office:value-type="float" office:value="2320" calcext:value-type="float">
            <text:p>2320</text:p>
          </table:table-cell>
          <table:table-cell table:formula="of:=[.B792]-[.B$2]" office:value-type="float" office:value="45.2132117748261" calcext:value-type="float">
            <text:p>45.2132117748</text:p>
          </table:table-cell>
          <table:table-cell table:formula="of:=[.C792]/([.D792]-[.D791])" office:value-type="float" office:value="103010.514905149" calcext:value-type="float">
            <text:p>103010.51490514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7965.30811" calcext:value-type="float">
            <text:p>1456447965.30811</text:p>
          </table:table-cell>
          <table:table-cell office:value-type="float" office:value="2320" calcext:value-type="float">
            <text:p>2320</text:p>
          </table:table-cell>
          <table:table-cell table:formula="of:=[.B793]-[.B$2]" office:value-type="float" office:value="45.2352659702301" calcext:value-type="float">
            <text:p>45.2352659702</text:p>
          </table:table-cell>
          <table:table-cell table:formula="of:=[.C793]/([.D793]-[.D792])" office:value-type="float" office:value="105195.404207477" calcext:value-type="float">
            <text:p>105195.40420747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7965.33028" calcext:value-type="float">
            <text:p>1456447965.33028</text:p>
          </table:table-cell>
          <table:table-cell office:value-type="float" office:value="2320" calcext:value-type="float">
            <text:p>2320</text:p>
          </table:table-cell>
          <table:table-cell table:formula="of:=[.B794]-[.B$2]" office:value-type="float" office:value="45.2574279308319" calcext:value-type="float">
            <text:p>45.2574279308</text:p>
          </table:table-cell>
          <table:table-cell table:formula="of:=[.C794]/([.D794]-[.D793])" office:value-type="float" office:value="104683.878907847" calcext:value-type="float">
            <text:p>104683.87890784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7965.35248" calcext:value-type="float">
            <text:p>1456447965.35248</text:p>
          </table:table-cell>
          <table:table-cell office:value-type="float" office:value="2320" calcext:value-type="float">
            <text:p>2320</text:p>
          </table:table-cell>
          <table:table-cell table:formula="of:=[.B795]-[.B$2]" office:value-type="float" office:value="45.2796325683594" calcext:value-type="float">
            <text:p>45.2796325684</text:p>
          </table:table-cell>
          <table:table-cell table:formula="of:=[.C795]/([.D795]-[.D794])" office:value-type="float" office:value="104482.678320252" calcext:value-type="float">
            <text:p>104482.67832025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7965.36265" calcext:value-type="float">
            <text:p>1456447965.36265</text:p>
          </table:table-cell>
          <table:table-cell office:value-type="float" office:value="2320" calcext:value-type="float">
            <text:p>2320</text:p>
          </table:table-cell>
          <table:table-cell table:formula="of:=[.B796]-[.B$2]" office:value-type="float" office:value="45.2897989749908" calcext:value-type="float">
            <text:p>45.289798975</text:p>
          </table:table-cell>
          <table:table-cell table:formula="of:=[.C796]/([.D796]-[.D795])" office:value-type="float" office:value="228202.558101358" calcext:value-type="float">
            <text:p>228202.55810135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7965.38533" calcext:value-type="float">
            <text:p>1456447965.38533</text:p>
          </table:table-cell>
          <table:table-cell office:value-type="float" office:value="2320" calcext:value-type="float">
            <text:p>2320</text:p>
          </table:table-cell>
          <table:table-cell table:formula="of:=[.B797]-[.B$2]" office:value-type="float" office:value="45.3124811649323" calcext:value-type="float">
            <text:p>45.3124811649</text:p>
          </table:table-cell>
          <table:table-cell table:formula="of:=[.C797]/([.D797]-[.D796])" office:value-type="float" office:value="102282.892700975" calcext:value-type="float">
            <text:p>102282.89270097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7965.40773" calcext:value-type="float">
            <text:p>1456447965.40773</text:p>
          </table:table-cell>
          <table:table-cell office:value-type="float" office:value="2320" calcext:value-type="float">
            <text:p>2320</text:p>
          </table:table-cell>
          <table:table-cell table:formula="of:=[.B798]-[.B$2]" office:value-type="float" office:value="45.3348774909973" calcext:value-type="float">
            <text:p>45.334877491</text:p>
          </table:table-cell>
          <table:table-cell table:formula="of:=[.C798]/([.D798]-[.D797])" office:value-type="float" office:value="103588.418620991" calcext:value-type="float">
            <text:p>103588.41862099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7965.42999" calcext:value-type="float">
            <text:p>1456447965.42999</text:p>
          </table:table-cell>
          <table:table-cell office:value-type="float" office:value="2320" calcext:value-type="float">
            <text:p>2320</text:p>
          </table:table-cell>
          <table:table-cell table:formula="of:=[.B799]-[.B$2]" office:value-type="float" office:value="45.3571400642395" calcext:value-type="float">
            <text:p>45.3571400642</text:p>
          </table:table-cell>
          <table:table-cell table:formula="of:=[.C799]/([.D799]-[.D798])" office:value-type="float" office:value="104210.774503084" calcext:value-type="float">
            <text:p>104210.77450308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7965.45244" calcext:value-type="float">
            <text:p>1456447965.45244</text:p>
          </table:table-cell>
          <table:table-cell office:value-type="float" office:value="2320" calcext:value-type="float">
            <text:p>2320</text:p>
          </table:table-cell>
          <table:table-cell table:formula="of:=[.B800]-[.B$2]" office:value-type="float" office:value="45.3795912265778" calcext:value-type="float">
            <text:p>45.3795912266</text:p>
          </table:table-cell>
          <table:table-cell table:formula="of:=[.C800]/([.D800]-[.D799])" office:value-type="float" office:value="103335.407095904" calcext:value-type="float">
            <text:p>103335.40709590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7965.47459" calcext:value-type="float">
            <text:p>1456447965.47459</text:p>
          </table:table-cell>
          <table:table-cell office:value-type="float" office:value="2320" calcext:value-type="float">
            <text:p>2320</text:p>
          </table:table-cell>
          <table:table-cell table:formula="of:=[.B801]-[.B$2]" office:value-type="float" office:value="45.4017395973206" calcext:value-type="float">
            <text:p>45.4017395973</text:p>
          </table:table-cell>
          <table:table-cell table:formula="of:=[.C801]/([.D801]-[.D800])" office:value-type="float" office:value="104748.111133836" calcext:value-type="float">
            <text:p>104748.1111338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7965.49673" calcext:value-type="float">
            <text:p>1456447965.49673</text:p>
          </table:table-cell>
          <table:table-cell office:value-type="float" office:value="2320" calcext:value-type="float">
            <text:p>2320</text:p>
          </table:table-cell>
          <table:table-cell table:formula="of:=[.B802]-[.B$2]" office:value-type="float" office:value="45.4238777160645" calcext:value-type="float">
            <text:p>45.4238777161</text:p>
          </table:table-cell>
          <table:table-cell table:formula="of:=[.C802]/([.D802]-[.D801])" office:value-type="float" office:value="104796.61920865" calcext:value-type="float">
            <text:p>104796.6192086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7965.51903" calcext:value-type="float">
            <text:p>1456447965.51903</text:p>
          </table:table-cell>
          <table:table-cell office:value-type="float" office:value="2320" calcext:value-type="float">
            <text:p>2320</text:p>
          </table:table-cell>
          <table:table-cell table:formula="of:=[.B803]-[.B$2]" office:value-type="float" office:value="45.4461832046509" calcext:value-type="float">
            <text:p>45.4461832047</text:p>
          </table:table-cell>
          <table:table-cell table:formula="of:=[.C803]/([.D803]-[.D802])" office:value-type="float" office:value="104010.274915559" calcext:value-type="float">
            <text:p>104010.2749155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7965.5412" calcext:value-type="float">
            <text:p>1456447965.5412</text:p>
          </table:table-cell>
          <table:table-cell office:value-type="float" office:value="2320" calcext:value-type="float">
            <text:p>2320</text:p>
          </table:table-cell>
          <table:table-cell table:formula="of:=[.B804]-[.B$2]" office:value-type="float" office:value="45.4683523178101" calcext:value-type="float">
            <text:p>45.4683523178</text:p>
          </table:table-cell>
          <table:table-cell table:formula="of:=[.C804]/([.D804]-[.D803])" office:value-type="float" office:value="104650.104103932" calcext:value-type="float">
            <text:p>104650.10410393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7965.56375" calcext:value-type="float">
            <text:p>1456447965.56375</text:p>
          </table:table-cell>
          <table:table-cell office:value-type="float" office:value="2320" calcext:value-type="float">
            <text:p>2320</text:p>
          </table:table-cell>
          <table:table-cell table:formula="of:=[.B805]-[.B$2]" office:value-type="float" office:value="45.4908990859985" calcext:value-type="float">
            <text:p>45.490899086</text:p>
          </table:table-cell>
          <table:table-cell table:formula="of:=[.C805]/([.D805]-[.D804])" office:value-type="float" office:value="102897.230352762" calcext:value-type="float">
            <text:p>102897.23035276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7965.57481" calcext:value-type="float">
            <text:p>1456447965.57481</text:p>
          </table:table-cell>
          <table:table-cell office:value-type="float" office:value="2320" calcext:value-type="float">
            <text:p>2320</text:p>
          </table:table-cell>
          <table:table-cell table:formula="of:=[.B806]-[.B$2]" office:value-type="float" office:value="45.5019590854645" calcext:value-type="float">
            <text:p>45.5019590855</text:p>
          </table:table-cell>
          <table:table-cell table:formula="of:=[.C806]/([.D806]-[.D805])" office:value-type="float" office:value="209764.928754662" calcext:value-type="float">
            <text:p>209764.9287546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7965.59708" calcext:value-type="float">
            <text:p>1456447965.59708</text:p>
          </table:table-cell>
          <table:table-cell office:value-type="float" office:value="2320" calcext:value-type="float">
            <text:p>2320</text:p>
          </table:table-cell>
          <table:table-cell table:formula="of:=[.B807]-[.B$2]" office:value-type="float" office:value="45.5242369174957" calcext:value-type="float">
            <text:p>45.5242369175</text:p>
          </table:table-cell>
          <table:table-cell table:formula="of:=[.C807]/([.D807]-[.D806])" office:value-type="float" office:value="104139.397260274" calcext:value-type="float">
            <text:p>104139.3972602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7965.61937" calcext:value-type="float">
            <text:p>1456447965.61937</text:p>
          </table:table-cell>
          <table:table-cell office:value-type="float" office:value="2320" calcext:value-type="float">
            <text:p>2320</text:p>
          </table:table-cell>
          <table:table-cell table:formula="of:=[.B808]-[.B$2]" office:value-type="float" office:value="45.5465240478516" calcext:value-type="float">
            <text:p>45.5465240479</text:p>
          </table:table-cell>
          <table:table-cell table:formula="of:=[.C808]/([.D808]-[.D807])" office:value-type="float" office:value="104095.949678537" calcext:value-type="float">
            <text:p>104095.94967853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7965.64181" calcext:value-type="float">
            <text:p>1456447965.64181</text:p>
          </table:table-cell>
          <table:table-cell office:value-type="float" office:value="2320" calcext:value-type="float">
            <text:p>2320</text:p>
          </table:table-cell>
          <table:table-cell table:formula="of:=[.B809]-[.B$2]" office:value-type="float" office:value="45.5689661502838" calcext:value-type="float">
            <text:p>45.5689661503</text:p>
          </table:table-cell>
          <table:table-cell table:formula="of:=[.C809]/([.D809]-[.D808])" office:value-type="float" office:value="103377.12373445" calcext:value-type="float">
            <text:p>103377.1237344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7965.6641" calcext:value-type="float">
            <text:p>1456447965.6641</text:p>
          </table:table-cell>
          <table:table-cell office:value-type="float" office:value="2320" calcext:value-type="float">
            <text:p>2320</text:p>
          </table:table-cell>
          <table:table-cell table:formula="of:=[.B810]-[.B$2]" office:value-type="float" office:value="45.5912566184998" calcext:value-type="float">
            <text:p>45.5912566185</text:p>
          </table:table-cell>
          <table:table-cell table:formula="of:=[.C810]/([.D810]-[.D809])" office:value-type="float" office:value="104080.361952232" calcext:value-type="float">
            <text:p>104080.36195223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7965.686" calcext:value-type="float">
            <text:p>1456447965.686</text:p>
          </table:table-cell>
          <table:table-cell office:value-type="float" office:value="2320" calcext:value-type="float">
            <text:p>2320</text:p>
          </table:table-cell>
          <table:table-cell table:formula="of:=[.B811]-[.B$2]" office:value-type="float" office:value="45.6131503582001" calcext:value-type="float">
            <text:p>45.6131503582</text:p>
          </table:table-cell>
          <table:table-cell table:formula="of:=[.C811]/([.D811]-[.D810])" office:value-type="float" office:value="105966.364438249" calcext:value-type="float">
            <text:p>105966.36443824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7965.70816" calcext:value-type="float">
            <text:p>1456447965.70816</text:p>
          </table:table-cell>
          <table:table-cell office:value-type="float" office:value="2320" calcext:value-type="float">
            <text:p>2320</text:p>
          </table:table-cell>
          <table:table-cell table:formula="of:=[.B812]-[.B$2]" office:value-type="float" office:value="45.6353077888489" calcext:value-type="float">
            <text:p>45.6353077888</text:p>
          </table:table-cell>
          <table:table-cell table:formula="of:=[.C812]/([.D812]-[.D811])" office:value-type="float" office:value="104705.280895249" calcext:value-type="float">
            <text:p>104705.28089524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7965.73056" calcext:value-type="float">
            <text:p>1456447965.73056</text:p>
          </table:table-cell>
          <table:table-cell office:value-type="float" office:value="2320" calcext:value-type="float">
            <text:p>2320</text:p>
          </table:table-cell>
          <table:table-cell table:formula="of:=[.B813]-[.B$2]" office:value-type="float" office:value="45.6577153205872" calcext:value-type="float">
            <text:p>45.6577153206</text:p>
          </table:table-cell>
          <table:table-cell table:formula="of:=[.C813]/([.D813]-[.D812])" office:value-type="float" office:value="103536.615594144" calcext:value-type="float">
            <text:p>103536.61559414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7965.75301" calcext:value-type="float">
            <text:p>1456447965.75301</text:p>
          </table:table-cell>
          <table:table-cell office:value-type="float" office:value="2320" calcext:value-type="float">
            <text:p>2320</text:p>
          </table:table-cell>
          <table:table-cell table:formula="of:=[.B814]-[.B$2]" office:value-type="float" office:value="45.6801595687866" calcext:value-type="float">
            <text:p>45.6801595688</text:p>
          </table:table-cell>
          <table:table-cell table:formula="of:=[.C814]/([.D814]-[.D813])" office:value-type="float" office:value="103367.240434256" calcext:value-type="float">
            <text:p>103367.24043425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7965.77514" calcext:value-type="float">
            <text:p>1456447965.77514</text:p>
          </table:table-cell>
          <table:table-cell office:value-type="float" office:value="2320" calcext:value-type="float">
            <text:p>2320</text:p>
          </table:table-cell>
          <table:table-cell table:formula="of:=[.B815]-[.B$2]" office:value-type="float" office:value="45.7022924423218" calcext:value-type="float">
            <text:p>45.7022924423</text:p>
          </table:table-cell>
          <table:table-cell table:formula="of:=[.C815]/([.D815]-[.D814])" office:value-type="float" office:value="104821.454670803" calcext:value-type="float">
            <text:p>104821.45467080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7965.79728" calcext:value-type="float">
            <text:p>1456447965.79728</text:p>
          </table:table-cell>
          <table:table-cell office:value-type="float" office:value="2320" calcext:value-type="float">
            <text:p>2320</text:p>
          </table:table-cell>
          <table:table-cell table:formula="of:=[.B816]-[.B$2]" office:value-type="float" office:value="45.7244298458099" calcext:value-type="float">
            <text:p>45.7244298458</text:p>
          </table:table-cell>
          <table:table-cell table:formula="of:=[.C816]/([.D816]-[.D815])" office:value-type="float" office:value="104800.005169573" calcext:value-type="float">
            <text:p>104800.00516957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7965.80868" calcext:value-type="float">
            <text:p>1456447965.80868</text:p>
          </table:table-cell>
          <table:table-cell office:value-type="float" office:value="2320" calcext:value-type="float">
            <text:p>2320</text:p>
          </table:table-cell>
          <table:table-cell table:formula="of:=[.B817]-[.B$2]" office:value-type="float" office:value="45.7358360290527" calcext:value-type="float">
            <text:p>45.7358360291</text:p>
          </table:table-cell>
          <table:table-cell table:formula="of:=[.C817]/([.D817]-[.D816])" office:value-type="float" office:value="203398.450701281" calcext:value-type="float">
            <text:p>203398.45070128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7965.83097" calcext:value-type="float">
            <text:p>1456447965.83097</text:p>
          </table:table-cell>
          <table:table-cell office:value-type="float" office:value="2320" calcext:value-type="float">
            <text:p>2320</text:p>
          </table:table-cell>
          <table:table-cell table:formula="of:=[.B818]-[.B$2]" office:value-type="float" office:value="45.7581214904785" calcext:value-type="float">
            <text:p>45.7581214905</text:p>
          </table:table-cell>
          <table:table-cell table:formula="of:=[.C818]/([.D818]-[.D817])" office:value-type="float" office:value="104103.745292708" calcext:value-type="float">
            <text:p>104103.7452927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7965.85345" calcext:value-type="float">
            <text:p>1456447965.85345</text:p>
          </table:table-cell>
          <table:table-cell office:value-type="float" office:value="2320" calcext:value-type="float">
            <text:p>2320</text:p>
          </table:table-cell>
          <table:table-cell table:formula="of:=[.B819]-[.B$2]" office:value-type="float" office:value="45.7805979251862" calcext:value-type="float">
            <text:p>45.7805979252</text:p>
          </table:table-cell>
          <table:table-cell table:formula="of:=[.C819]/([.D819]-[.D818])" office:value-type="float" office:value="103219.217379313" calcext:value-type="float">
            <text:p>103219.2173793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7965.87595" calcext:value-type="float">
            <text:p>1456447965.87595</text:p>
          </table:table-cell>
          <table:table-cell office:value-type="float" office:value="2320" calcext:value-type="float">
            <text:p>2320</text:p>
          </table:table-cell>
          <table:table-cell table:formula="of:=[.B820]-[.B$2]" office:value-type="float" office:value="45.8031060695648" calcext:value-type="float">
            <text:p>45.8031060696</text:p>
          </table:table-cell>
          <table:table-cell table:formula="of:=[.C820]/([.D820]-[.D819])" office:value-type="float" office:value="103073.801241447" calcext:value-type="float">
            <text:p>103073.80124144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7965.89794" calcext:value-type="float">
            <text:p>1456447965.89794</text:p>
          </table:table-cell>
          <table:table-cell office:value-type="float" office:value="2320" calcext:value-type="float">
            <text:p>2320</text:p>
          </table:table-cell>
          <table:table-cell table:formula="of:=[.B821]-[.B$2]" office:value-type="float" office:value="45.8250956535339" calcext:value-type="float">
            <text:p>45.8250956535</text:p>
          </table:table-cell>
          <table:table-cell table:formula="of:=[.C821]/([.D821]-[.D820])" office:value-type="float" office:value="105504.497186412" calcext:value-type="float">
            <text:p>105504.4971864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7965.92017" calcext:value-type="float">
            <text:p>1456447965.92017</text:p>
          </table:table-cell>
          <table:table-cell office:value-type="float" office:value="2320" calcext:value-type="float">
            <text:p>2320</text:p>
          </table:table-cell>
          <table:table-cell table:formula="of:=[.B822]-[.B$2]" office:value-type="float" office:value="45.8473172187805" calcext:value-type="float">
            <text:p>45.8473172188</text:p>
          </table:table-cell>
          <table:table-cell table:formula="of:=[.C822]/([.D822]-[.D821])" office:value-type="float" office:value="104403.086562808" calcext:value-type="float">
            <text:p>104403.0865628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7965.94248" calcext:value-type="float">
            <text:p>1456447965.94248</text:p>
          </table:table-cell>
          <table:table-cell office:value-type="float" office:value="2320" calcext:value-type="float">
            <text:p>2320</text:p>
          </table:table-cell>
          <table:table-cell table:formula="of:=[.B823]-[.B$2]" office:value-type="float" office:value="45.8696324825287" calcext:value-type="float">
            <text:p>45.8696324825</text:p>
          </table:table-cell>
          <table:table-cell table:formula="of:=[.C823]/([.D823]-[.D822])" office:value-type="float" office:value="103964.713398934" calcext:value-type="float">
            <text:p>103964.7133989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7965.96464" calcext:value-type="float">
            <text:p>1456447965.96464</text:p>
          </table:table-cell>
          <table:table-cell office:value-type="float" office:value="2320" calcext:value-type="float">
            <text:p>2320</text:p>
          </table:table-cell>
          <table:table-cell table:formula="of:=[.B824]-[.B$2]" office:value-type="float" office:value="45.8917920589447" calcext:value-type="float">
            <text:p>45.8917920589</text:p>
          </table:table-cell>
          <table:table-cell table:formula="of:=[.C824]/([.D824]-[.D823])" office:value-type="float" office:value="104695.142021002" calcext:value-type="float">
            <text:p>104695.1420210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7965.98692" calcext:value-type="float">
            <text:p>1456447965.98692</text:p>
          </table:table-cell>
          <table:table-cell office:value-type="float" office:value="2320" calcext:value-type="float">
            <text:p>2320</text:p>
          </table:table-cell>
          <table:table-cell table:formula="of:=[.B825]-[.B$2]" office:value-type="float" office:value="45.9140696525574" calcext:value-type="float">
            <text:p>45.9140696526</text:p>
          </table:table-cell>
          <table:table-cell table:formula="of:=[.C825]/([.D825]-[.D824])" office:value-type="float" office:value="104140.511777737" calcext:value-type="float">
            <text:p>104140.5117777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7966.00946" calcext:value-type="float">
            <text:p>1456447966.00946</text:p>
          </table:table-cell>
          <table:table-cell office:value-type="float" office:value="2320" calcext:value-type="float">
            <text:p>2320</text:p>
          </table:table-cell>
          <table:table-cell table:formula="of:=[.B826]-[.B$2]" office:value-type="float" office:value="45.9366128444672" calcext:value-type="float">
            <text:p>45.9366128445</text:p>
          </table:table-cell>
          <table:table-cell table:formula="of:=[.C826]/([.D826]-[.D825])" office:value-type="float" office:value="102913.554091356" calcext:value-type="float">
            <text:p>102913.55409135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7966.01974" calcext:value-type="float">
            <text:p>1456447966.01974</text:p>
          </table:table-cell>
          <table:table-cell office:value-type="float" office:value="2320" calcext:value-type="float">
            <text:p>2320</text:p>
          </table:table-cell>
          <table:table-cell table:formula="of:=[.B827]-[.B$2]" office:value-type="float" office:value="45.9468882083893" calcext:value-type="float">
            <text:p>45.9468882084</text:p>
          </table:table-cell>
          <table:table-cell table:formula="of:=[.C827]/([.D827]-[.D826])" office:value-type="float" office:value="225782.75743654" calcext:value-type="float">
            <text:p>225782.7574365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7966.03172" calcext:value-type="float">
            <text:p>1456447966.03172</text:p>
          </table:table-cell>
          <table:table-cell office:value-type="float" office:value="2320" calcext:value-type="float">
            <text:p>2320</text:p>
          </table:table-cell>
          <table:table-cell table:formula="of:=[.B828]-[.B$2]" office:value-type="float" office:value="45.9588766098022" calcext:value-type="float">
            <text:p>45.9588766098</text:p>
          </table:table-cell>
          <table:table-cell table:formula="of:=[.C828]/([.D828]-[.D827])" office:value-type="float" office:value="193520.380247797" calcext:value-type="float">
            <text:p>193520.38024779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7966.05396" calcext:value-type="float">
            <text:p>1456447966.05396</text:p>
          </table:table-cell>
          <table:table-cell office:value-type="float" office:value="2320" calcext:value-type="float">
            <text:p>2320</text:p>
          </table:table-cell>
          <table:table-cell table:formula="of:=[.B829]-[.B$2]" office:value-type="float" office:value="45.9811131954193" calcext:value-type="float">
            <text:p>45.9811131954</text:p>
          </table:table-cell>
          <table:table-cell table:formula="of:=[.C829]/([.D829]-[.D828])" office:value-type="float" office:value="104332.56435824" calcext:value-type="float">
            <text:p>104332.5643582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7966.07628" calcext:value-type="float">
            <text:p>1456447966.07628</text:p>
          </table:table-cell>
          <table:table-cell office:value-type="float" office:value="2320" calcext:value-type="float">
            <text:p>2320</text:p>
          </table:table-cell>
          <table:table-cell table:formula="of:=[.B830]-[.B$2]" office:value-type="float" office:value="46.0034310817719" calcext:value-type="float">
            <text:p>46.0034310818</text:p>
          </table:table-cell>
          <table:table-cell table:formula="of:=[.C830]/([.D830]-[.D829])" office:value-type="float" office:value="103952.496367832" calcext:value-type="float">
            <text:p>103952.49636783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7966.08622" calcext:value-type="float">
            <text:p>1456447966.08622</text:p>
          </table:table-cell>
          <table:table-cell office:value-type="float" office:value="2320" calcext:value-type="float">
            <text:p>2320</text:p>
          </table:table-cell>
          <table:table-cell table:formula="of:=[.B831]-[.B$2]" office:value-type="float" office:value="46.013375043869" calcext:value-type="float">
            <text:p>46.0133750439</text:p>
          </table:table-cell>
          <table:table-cell table:formula="of:=[.C831]/([.D831]-[.D830])" office:value-type="float" office:value="233307.405773473" calcext:value-type="float">
            <text:p>233307.40577347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7966.1076" calcext:value-type="float">
            <text:p>1456447966.1076</text:p>
          </table:table-cell>
          <table:table-cell office:value-type="float" office:value="2320" calcext:value-type="float">
            <text:p>2320</text:p>
          </table:table-cell>
          <table:table-cell table:formula="of:=[.B832]-[.B$2]" office:value-type="float" office:value="46.0347511768341" calcext:value-type="float">
            <text:p>46.0347511768</text:p>
          </table:table-cell>
          <table:table-cell table:formula="of:=[.C832]/([.D832]-[.D831])" office:value-type="float" office:value="108532.259028754" calcext:value-type="float">
            <text:p>108532.25902875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7966.12873" calcext:value-type="float">
            <text:p>1456447966.12873</text:p>
          </table:table-cell>
          <table:table-cell office:value-type="float" office:value="2320" calcext:value-type="float">
            <text:p>2320</text:p>
          </table:table-cell>
          <table:table-cell table:formula="of:=[.B833]-[.B$2]" office:value-type="float" office:value="46.055882692337" calcext:value-type="float">
            <text:p>46.0558826923</text:p>
          </table:table-cell>
          <table:table-cell table:formula="of:=[.C833]/([.D833]-[.D832])" office:value-type="float" office:value="109788.623521979" calcext:value-type="float">
            <text:p>109788.62352197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7966.15077" calcext:value-type="float">
            <text:p>1456447966.15077</text:p>
          </table:table-cell>
          <table:table-cell office:value-type="float" office:value="2320" calcext:value-type="float">
            <text:p>2320</text:p>
          </table:table-cell>
          <table:table-cell table:formula="of:=[.B834]-[.B$2]" office:value-type="float" office:value="46.0779225826263" calcext:value-type="float">
            <text:p>46.0779225826</text:p>
          </table:table-cell>
          <table:table-cell table:formula="of:=[.C834]/([.D834]-[.D833])" office:value-type="float" office:value="105263.681876203" calcext:value-type="float">
            <text:p>105263.68187620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7966.17128" calcext:value-type="float">
            <text:p>1456447966.17128</text:p>
          </table:table-cell>
          <table:table-cell office:value-type="float" office:value="2320" calcext:value-type="float">
            <text:p>2320</text:p>
          </table:table-cell>
          <table:table-cell table:formula="of:=[.B835]-[.B$2]" office:value-type="float" office:value="46.0984301567078" calcext:value-type="float">
            <text:p>46.0984301567</text:p>
          </table:table-cell>
          <table:table-cell table:formula="of:=[.C835]/([.D835]-[.D834])" office:value-type="float" office:value="113128.934255653" calcext:value-type="float">
            <text:p>113128.93425565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7966.18274" calcext:value-type="float">
            <text:p>1456447966.18274</text:p>
          </table:table-cell>
          <table:table-cell office:value-type="float" office:value="2320" calcext:value-type="float">
            <text:p>2320</text:p>
          </table:table-cell>
          <table:table-cell table:formula="of:=[.B836]-[.B$2]" office:value-type="float" office:value="46.1098954677582" calcext:value-type="float">
            <text:p>46.1098954678</text:p>
          </table:table-cell>
          <table:table-cell table:formula="of:=[.C836]/([.D836]-[.D835])" office:value-type="float" office:value="202349.503628688" calcext:value-type="float">
            <text:p>202349.50362868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7966.2039" calcext:value-type="float">
            <text:p>1456447966.2039</text:p>
          </table:table-cell>
          <table:table-cell office:value-type="float" office:value="2320" calcext:value-type="float">
            <text:p>2320</text:p>
          </table:table-cell>
          <table:table-cell table:formula="of:=[.B837]-[.B$2]" office:value-type="float" office:value="46.131050825119" calcext:value-type="float">
            <text:p>46.1310508251</text:p>
          </table:table-cell>
          <table:table-cell table:formula="of:=[.C837]/([.D837]-[.D836])" office:value-type="float" office:value="109664.892936032" calcext:value-type="float">
            <text:p>109664.89293603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7966.22503" calcext:value-type="float">
            <text:p>1456447966.22503</text:p>
          </table:table-cell>
          <table:table-cell office:value-type="float" office:value="2320" calcext:value-type="float">
            <text:p>2320</text:p>
          </table:table-cell>
          <table:table-cell table:formula="of:=[.B838]-[.B$2]" office:value-type="float" office:value="46.1521847248077" calcext:value-type="float">
            <text:p>46.1521847248</text:p>
          </table:table-cell>
          <table:table-cell table:formula="of:=[.C838]/([.D838]-[.D837])" office:value-type="float" office:value="109776.237900769" calcext:value-type="float">
            <text:p>109776.2379007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7966.24626" calcext:value-type="float">
            <text:p>1456447966.24626</text:p>
          </table:table-cell>
          <table:table-cell office:value-type="float" office:value="2320" calcext:value-type="float">
            <text:p>2320</text:p>
          </table:table-cell>
          <table:table-cell table:formula="of:=[.B839]-[.B$2]" office:value-type="float" office:value="46.1734139919281" calcext:value-type="float">
            <text:p>46.1734139919</text:p>
          </table:table-cell>
          <table:table-cell table:formula="of:=[.C839]/([.D839]-[.D838])" office:value-type="float" office:value="109283.09427012" calcext:value-type="float">
            <text:p>109283.0942701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7966.26764" calcext:value-type="float">
            <text:p>1456447966.26764</text:p>
          </table:table-cell>
          <table:table-cell office:value-type="float" office:value="2320" calcext:value-type="float">
            <text:p>2320</text:p>
          </table:table-cell>
          <table:table-cell table:formula="of:=[.B840]-[.B$2]" office:value-type="float" office:value="46.1947898864746" calcext:value-type="float">
            <text:p>46.1947898865</text:p>
          </table:table-cell>
          <table:table-cell table:formula="of:=[.C840]/([.D840]-[.D839])" office:value-type="float" office:value="108533.469556198" calcext:value-type="float">
            <text:p>108533.46955619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7966.28887" calcext:value-type="float">
            <text:p>1456447966.28887</text:p>
          </table:table-cell>
          <table:table-cell office:value-type="float" office:value="2320" calcext:value-type="float">
            <text:p>2320</text:p>
          </table:table-cell>
          <table:table-cell table:formula="of:=[.B841]-[.B$2]" office:value-type="float" office:value="46.2160246372223" calcext:value-type="float">
            <text:p>46.2160246372</text:p>
          </table:table-cell>
          <table:table-cell table:formula="of:=[.C841]/([.D841]-[.D840])" office:value-type="float" office:value="109254.873182507" calcext:value-type="float">
            <text:p>109254.8731825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7966.29854" calcext:value-type="float">
            <text:p>1456447966.29854</text:p>
          </table:table-cell>
          <table:table-cell office:value-type="float" office:value="2320" calcext:value-type="float">
            <text:p>2320</text:p>
          </table:table-cell>
          <table:table-cell table:formula="of:=[.B842]-[.B$2]" office:value-type="float" office:value="46.2256953716278" calcext:value-type="float">
            <text:p>46.2256953716</text:p>
          </table:table-cell>
          <table:table-cell table:formula="of:=[.C842]/([.D842]-[.D841])" office:value-type="float" office:value="239899.050342685" calcext:value-type="float">
            <text:p>239899.05034268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7966.31981" calcext:value-type="float">
            <text:p>1456447966.31981</text:p>
          </table:table-cell>
          <table:table-cell office:value-type="float" office:value="2320" calcext:value-type="float">
            <text:p>2320</text:p>
          </table:table-cell>
          <table:table-cell table:formula="of:=[.B843]-[.B$2]" office:value-type="float" office:value="46.2469592094421" calcext:value-type="float">
            <text:p>46.2469592094</text:p>
          </table:table-cell>
          <table:table-cell table:formula="of:=[.C843]/([.D843]-[.D842])" office:value-type="float" office:value="109105.422090663" calcext:value-type="float">
            <text:p>109105.42209066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7966.34098" calcext:value-type="float">
            <text:p>1456447966.34098</text:p>
          </table:table-cell>
          <table:table-cell office:value-type="float" office:value="2320" calcext:value-type="float">
            <text:p>2320</text:p>
          </table:table-cell>
          <table:table-cell table:formula="of:=[.B844]-[.B$2]" office:value-type="float" office:value="46.2681291103363" calcext:value-type="float">
            <text:p>46.2681291103</text:p>
          </table:table-cell>
          <table:table-cell table:formula="of:=[.C844]/([.D844]-[.D843])" office:value-type="float" office:value="109589.554131519" calcext:value-type="float">
            <text:p>109589.55413151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7966.36223" calcext:value-type="float">
            <text:p>1456447966.36223</text:p>
          </table:table-cell>
          <table:table-cell office:value-type="float" office:value="2320" calcext:value-type="float">
            <text:p>2320</text:p>
          </table:table-cell>
          <table:table-cell table:formula="of:=[.B845]-[.B$2]" office:value-type="float" office:value="46.2893805503845" calcext:value-type="float">
            <text:p>46.2893805504</text:p>
          </table:table-cell>
          <table:table-cell table:formula="of:=[.C845]/([.D845]-[.D844])" office:value-type="float" office:value="109169.072530431" calcext:value-type="float">
            <text:p>109169.07253043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7966.38348" calcext:value-type="float">
            <text:p>1456447966.38348</text:p>
          </table:table-cell>
          <table:table-cell office:value-type="float" office:value="2320" calcext:value-type="float">
            <text:p>2320</text:p>
          </table:table-cell>
          <table:table-cell table:formula="of:=[.B846]-[.B$2]" office:value-type="float" office:value="46.3106288909912" calcext:value-type="float">
            <text:p>46.310628891</text:p>
          </table:table-cell>
          <table:table-cell table:formula="of:=[.C846]/([.D846]-[.D845])" office:value-type="float" office:value="109184.996746034" calcext:value-type="float">
            <text:p>109184.9967460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7966.39516" calcext:value-type="float">
            <text:p>1456447966.39516</text:p>
          </table:table-cell>
          <table:table-cell office:value-type="float" office:value="2320" calcext:value-type="float">
            <text:p>2320</text:p>
          </table:table-cell>
          <table:table-cell table:formula="of:=[.B847]-[.B$2]" office:value-type="float" office:value="46.3223073482513" calcext:value-type="float">
            <text:p>46.3223073483</text:p>
          </table:table-cell>
          <table:table-cell table:formula="of:=[.C847]/([.D847]-[.D846])" office:value-type="float" office:value="198656.376293816" calcext:value-type="float">
            <text:p>198656.3762938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7966.41637" calcext:value-type="float">
            <text:p>1456447966.41637</text:p>
          </table:table-cell>
          <table:table-cell office:value-type="float" office:value="2320" calcext:value-type="float">
            <text:p>2320</text:p>
          </table:table-cell>
          <table:table-cell table:formula="of:=[.B848]-[.B$2]" office:value-type="float" office:value="46.343517780304" calcext:value-type="float">
            <text:p>46.3435177803</text:p>
          </table:table-cell>
          <table:table-cell table:formula="of:=[.C848]/([.D848]-[.D847])" office:value-type="float" office:value="109380.138709351" calcext:value-type="float">
            <text:p>109380.1387093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7966.43789" calcext:value-type="float">
            <text:p>1456447966.43789</text:p>
          </table:table-cell>
          <table:table-cell office:value-type="float" office:value="2320" calcext:value-type="float">
            <text:p>2320</text:p>
          </table:table-cell>
          <table:table-cell table:formula="of:=[.B849]-[.B$2]" office:value-type="float" office:value="46.3650407791138" calcext:value-type="float">
            <text:p>46.3650407791</text:p>
          </table:table-cell>
          <table:table-cell table:formula="of:=[.C849]/([.D849]-[.D848])" office:value-type="float" office:value="107791.67069145" calcext:value-type="float">
            <text:p>107791.670691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7966.45933" calcext:value-type="float">
            <text:p>1456447966.45933</text:p>
          </table:table-cell>
          <table:table-cell office:value-type="float" office:value="2320" calcext:value-type="float">
            <text:p>2320</text:p>
          </table:table-cell>
          <table:table-cell table:formula="of:=[.B850]-[.B$2]" office:value-type="float" office:value="46.3864853382111" calcext:value-type="float">
            <text:p>46.3864853382</text:p>
          </table:table-cell>
          <table:table-cell table:formula="of:=[.C850]/([.D850]-[.D849])" office:value-type="float" office:value="108185.950080605" calcext:value-type="float">
            <text:p>108185.9500806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7966.48029" calcext:value-type="float">
            <text:p>1456447966.48029</text:p>
          </table:table-cell>
          <table:table-cell office:value-type="float" office:value="2320" calcext:value-type="float">
            <text:p>2320</text:p>
          </table:table-cell>
          <table:table-cell table:formula="of:=[.B851]-[.B$2]" office:value-type="float" office:value="46.4074440002441" calcext:value-type="float">
            <text:p>46.4074440002</text:p>
          </table:table-cell>
          <table:table-cell table:formula="of:=[.C851]/([.D851]-[.D850])" office:value-type="float" office:value="110694.0889804" calcext:value-type="float">
            <text:p>110694.088980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7966.50156" calcext:value-type="float">
            <text:p>1456447966.50156</text:p>
          </table:table-cell>
          <table:table-cell office:value-type="float" office:value="2320" calcext:value-type="float">
            <text:p>2320</text:p>
          </table:table-cell>
          <table:table-cell table:formula="of:=[.B852]-[.B$2]" office:value-type="float" office:value="46.4287071228027" calcext:value-type="float">
            <text:p>46.4287071228</text:p>
          </table:table-cell>
          <table:table-cell table:formula="of:=[.C852]/([.D852]-[.D851])" office:value-type="float" office:value="109109.09221385" calcext:value-type="float">
            <text:p>109109.0922138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7966.52286" calcext:value-type="float">
            <text:p>1456447966.52286</text:p>
          </table:table-cell>
          <table:table-cell office:value-type="float" office:value="2320" calcext:value-type="float">
            <text:p>2320</text:p>
          </table:table-cell>
          <table:table-cell table:formula="of:=[.B853]-[.B$2]" office:value-type="float" office:value="46.4500160217285" calcext:value-type="float">
            <text:p>46.4500160217</text:p>
          </table:table-cell>
          <table:table-cell table:formula="of:=[.C853]/([.D853]-[.D852])" office:value-type="float" office:value="108874.70103831" calcext:value-type="float">
            <text:p>108874.7010383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7966.53208" calcext:value-type="float">
            <text:p>1456447966.53208</text:p>
          </table:table-cell>
          <table:table-cell office:value-type="float" office:value="2320" calcext:value-type="float">
            <text:p>2320</text:p>
          </table:table-cell>
          <table:table-cell table:formula="of:=[.B854]-[.B$2]" office:value-type="float" office:value="46.4592304229736" calcext:value-type="float">
            <text:p>46.459230423</text:p>
          </table:table-cell>
          <table:table-cell table:formula="of:=[.C854]/([.D854]-[.D853])" office:value-type="float" office:value="251779.788863589" calcext:value-type="float">
            <text:p>251779.78886358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7966.55325" calcext:value-type="float">
            <text:p>1456447966.55325</text:p>
          </table:table-cell>
          <table:table-cell office:value-type="float" office:value="2320" calcext:value-type="float">
            <text:p>2320</text:p>
          </table:table-cell>
          <table:table-cell table:formula="of:=[.B855]-[.B$2]" office:value-type="float" office:value="46.4803996086121" calcext:value-type="float">
            <text:p>46.4803996086</text:p>
          </table:table-cell>
          <table:table-cell table:formula="of:=[.C855]/([.D855]-[.D854])" office:value-type="float" office:value="109593.256898299" calcext:value-type="float">
            <text:p>109593.25689829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7966.57461" calcext:value-type="float">
            <text:p>1456447966.57461</text:p>
          </table:table-cell>
          <table:table-cell office:value-type="float" office:value="2320" calcext:value-type="float">
            <text:p>2320</text:p>
          </table:table-cell>
          <table:table-cell table:formula="of:=[.B856]-[.B$2]" office:value-type="float" office:value="46.5017597675324" calcext:value-type="float">
            <text:p>46.5017597675</text:p>
          </table:table-cell>
          <table:table-cell table:formula="of:=[.C856]/([.D856]-[.D855])" office:value-type="float" office:value="108613.424116262" calcext:value-type="float">
            <text:p>108613.42411626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7966.59591" calcext:value-type="float">
            <text:p>1456447966.59591</text:p>
          </table:table-cell>
          <table:table-cell office:value-type="float" office:value="2320" calcext:value-type="float">
            <text:p>2320</text:p>
          </table:table-cell>
          <table:table-cell table:formula="of:=[.B857]-[.B$2]" office:value-type="float" office:value="46.5230603218079" calcext:value-type="float">
            <text:p>46.5230603218</text:p>
          </table:table-cell>
          <table:table-cell table:formula="of:=[.C857]/([.D857]-[.D856])" office:value-type="float" office:value="108917.353510706" calcext:value-type="float">
            <text:p>108917.35351070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7966.61703" calcext:value-type="float">
            <text:p>1456447966.61703</text:p>
          </table:table-cell>
          <table:table-cell office:value-type="float" office:value="2320" calcext:value-type="float">
            <text:p>2320</text:p>
          </table:table-cell>
          <table:table-cell table:formula="of:=[.B858]-[.B$2]" office:value-type="float" office:value="46.5441854000092" calcext:value-type="float">
            <text:p>46.5441854</text:p>
          </table:table-cell>
          <table:table-cell table:formula="of:=[.C858]/([.D858]-[.D857])" office:value-type="float" office:value="109822.078663732" calcext:value-type="float">
            <text:p>109822.07866373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7966.65049" calcext:value-type="float">
            <text:p>1456447966.65049</text:p>
          </table:table-cell>
          <table:table-cell office:value-type="float" office:value="2320" calcext:value-type="float">
            <text:p>2320</text:p>
          </table:table-cell>
          <table:table-cell table:formula="of:=[.B859]-[.B$2]" office:value-type="float" office:value="46.5776438713074" calcext:value-type="float">
            <text:p>46.5776438713</text:p>
          </table:table-cell>
          <table:table-cell table:formula="of:=[.C859]/([.D859]-[.D858])" office:value-type="float" office:value="69339.6891723376" calcext:value-type="float">
            <text:p>69339.689172337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7966.672" calcext:value-type="float">
            <text:p>1456447966.672</text:p>
          </table:table-cell>
          <table:table-cell office:value-type="float" office:value="2320" calcext:value-type="float">
            <text:p>2320</text:p>
          </table:table-cell>
          <table:table-cell table:formula="of:=[.B860]-[.B$2]" office:value-type="float" office:value="46.5991499423981" calcext:value-type="float">
            <text:p>46.5991499424</text:p>
          </table:table-cell>
          <table:table-cell table:formula="of:=[.C860]/([.D860]-[.D859])" office:value-type="float" office:value="107876.514971786" calcext:value-type="float">
            <text:p>107876.5149717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7966.69318" calcext:value-type="float">
            <text:p>1456447966.69318</text:p>
          </table:table-cell>
          <table:table-cell office:value-type="float" office:value="2320" calcext:value-type="float">
            <text:p>2320</text:p>
          </table:table-cell>
          <table:table-cell table:formula="of:=[.B861]-[.B$2]" office:value-type="float" office:value="46.6203343868256" calcext:value-type="float">
            <text:p>46.6203343868</text:p>
          </table:table-cell>
          <table:table-cell table:formula="of:=[.C861]/([.D861]-[.D860])" office:value-type="float" office:value="109514.318770117" calcext:value-type="float">
            <text:p>109514.3187701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7966.71451" calcext:value-type="float">
            <text:p>1456447966.71451</text:p>
          </table:table-cell>
          <table:table-cell office:value-type="float" office:value="2320" calcext:value-type="float">
            <text:p>2320</text:p>
          </table:table-cell>
          <table:table-cell table:formula="of:=[.B862]-[.B$2]" office:value-type="float" office:value="46.641660451889" calcext:value-type="float">
            <text:p>46.6416604519</text:p>
          </table:table-cell>
          <table:table-cell table:formula="of:=[.C862]/([.D862]-[.D861])" office:value-type="float" office:value="108787.063768894" calcext:value-type="float">
            <text:p>108787.06376889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7966.736" calcext:value-type="float">
            <text:p>1456447966.736</text:p>
          </table:table-cell>
          <table:table-cell office:value-type="float" office:value="2320" calcext:value-type="float">
            <text:p>2320</text:p>
          </table:table-cell>
          <table:table-cell table:formula="of:=[.B863]-[.B$2]" office:value-type="float" office:value="46.6631472110748" calcext:value-type="float">
            <text:p>46.6631472111</text:p>
          </table:table-cell>
          <table:table-cell table:formula="of:=[.C863]/([.D863]-[.D862])" office:value-type="float" office:value="107973.472404074" calcext:value-type="float">
            <text:p>107973.47240407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7966.75694" calcext:value-type="float">
            <text:p>1456447966.75694</text:p>
          </table:table-cell>
          <table:table-cell office:value-type="float" office:value="2320" calcext:value-type="float">
            <text:p>2320</text:p>
          </table:table-cell>
          <table:table-cell table:formula="of:=[.B864]-[.B$2]" office:value-type="float" office:value="46.6840918064117" calcext:value-type="float">
            <text:p>46.6840918064</text:p>
          </table:table-cell>
          <table:table-cell table:formula="of:=[.C864]/([.D864]-[.D863])" office:value-type="float" office:value="110768.432747473" calcext:value-type="float">
            <text:p>110768.43274747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7966.76589" calcext:value-type="float">
            <text:p>1456447966.76589</text:p>
          </table:table-cell>
          <table:table-cell office:value-type="float" office:value="2320" calcext:value-type="float">
            <text:p>2320</text:p>
          </table:table-cell>
          <table:table-cell table:formula="of:=[.B865]-[.B$2]" office:value-type="float" office:value="46.6930418014526" calcext:value-type="float">
            <text:p>46.6930418015</text:p>
          </table:table-cell>
          <table:table-cell table:formula="of:=[.C865]/([.D865]-[.D864])" office:value-type="float" office:value="259218.020725113" calcext:value-type="float">
            <text:p>259218.0207251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7966.78678" calcext:value-type="float">
            <text:p>1456447966.78678</text:p>
          </table:table-cell>
          <table:table-cell office:value-type="float" office:value="2320" calcext:value-type="float">
            <text:p>2320</text:p>
          </table:table-cell>
          <table:table-cell table:formula="of:=[.B866]-[.B$2]" office:value-type="float" office:value="46.7139348983765" calcext:value-type="float">
            <text:p>46.7139348984</text:p>
          </table:table-cell>
          <table:table-cell table:formula="of:=[.C866]/([.D866]-[.D865])" office:value-type="float" office:value="111041.460653642" calcext:value-type="float">
            <text:p>111041.46065364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7966.80809" calcext:value-type="float">
            <text:p>1456447966.80809</text:p>
          </table:table-cell>
          <table:table-cell office:value-type="float" office:value="2320" calcext:value-type="float">
            <text:p>2320</text:p>
          </table:table-cell>
          <table:table-cell table:formula="of:=[.B867]-[.B$2]" office:value-type="float" office:value="46.7352454662323" calcext:value-type="float">
            <text:p>46.7352454662</text:p>
          </table:table-cell>
          <table:table-cell table:formula="of:=[.C867]/([.D867]-[.D866])" office:value-type="float" office:value="108866.174552208" calcext:value-type="float">
            <text:p>108866.1745522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7966.82916" calcext:value-type="float">
            <text:p>1456447966.82916</text:p>
          </table:table-cell>
          <table:table-cell office:value-type="float" office:value="2320" calcext:value-type="float">
            <text:p>2320</text:p>
          </table:table-cell>
          <table:table-cell table:formula="of:=[.B868]-[.B$2]" office:value-type="float" office:value="46.7563099861145" calcext:value-type="float">
            <text:p>46.7563099861</text:p>
          </table:table-cell>
          <table:table-cell table:formula="of:=[.C868]/([.D868]-[.D867])" office:value-type="float" office:value="110137.805797331" calcext:value-type="float">
            <text:p>110137.80579733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7966.85053" calcext:value-type="float">
            <text:p>1456447966.85053</text:p>
          </table:table-cell>
          <table:table-cell office:value-type="float" office:value="2320" calcext:value-type="float">
            <text:p>2320</text:p>
          </table:table-cell>
          <table:table-cell table:formula="of:=[.B869]-[.B$2]" office:value-type="float" office:value="46.7776777744293" calcext:value-type="float">
            <text:p>46.7776777744</text:p>
          </table:table-cell>
          <table:table-cell table:formula="of:=[.C869]/([.D869]-[.D868])" office:value-type="float" office:value="108574.643562478" calcext:value-type="float">
            <text:p>108574.64356247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7966.88456" calcext:value-type="float">
            <text:p>1456447966.88456</text:p>
          </table:table-cell>
          <table:table-cell office:value-type="float" office:value="2320" calcext:value-type="float">
            <text:p>2320</text:p>
          </table:table-cell>
          <table:table-cell table:formula="of:=[.B870]-[.B$2]" office:value-type="float" office:value="46.811708688736" calcext:value-type="float">
            <text:p>46.8117086887</text:p>
          </table:table-cell>
          <table:table-cell table:formula="of:=[.C870]/([.D870]-[.D869])" office:value-type="float" office:value="68173.3079251205" calcext:value-type="float">
            <text:p>68173.30792512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7966.90602" calcext:value-type="float">
            <text:p>1456447966.90602</text:p>
          </table:table-cell>
          <table:table-cell office:value-type="float" office:value="2320" calcext:value-type="float">
            <text:p>2320</text:p>
          </table:table-cell>
          <table:table-cell table:formula="of:=[.B871]-[.B$2]" office:value-type="float" office:value="46.8331673145294" calcext:value-type="float">
            <text:p>46.8331673145</text:p>
          </table:table-cell>
          <table:table-cell table:formula="of:=[.C871]/([.D871]-[.D870])" office:value-type="float" office:value="108115.031331941" calcext:value-type="float">
            <text:p>108115.0313319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7966.92711" calcext:value-type="float">
            <text:p>1456447966.92711</text:p>
          </table:table-cell>
          <table:table-cell office:value-type="float" office:value="2320" calcext:value-type="float">
            <text:p>2320</text:p>
          </table:table-cell>
          <table:table-cell table:formula="of:=[.B872]-[.B$2]" office:value-type="float" office:value="46.8542611598969" calcext:value-type="float">
            <text:p>46.8542611599</text:p>
          </table:table-cell>
          <table:table-cell table:formula="of:=[.C872]/([.D872]-[.D871])" office:value-type="float" office:value="109984.687930918" calcext:value-type="float">
            <text:p>109984.6879309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7966.94828" calcext:value-type="float">
            <text:p>1456447966.94828</text:p>
          </table:table-cell>
          <table:table-cell office:value-type="float" office:value="2320" calcext:value-type="float">
            <text:p>2320</text:p>
          </table:table-cell>
          <table:table-cell table:formula="of:=[.B873]-[.B$2]" office:value-type="float" office:value="46.8754336833954" calcext:value-type="float">
            <text:p>46.8754336834</text:p>
          </table:table-cell>
          <table:table-cell table:formula="of:=[.C873]/([.D873]-[.D872])" office:value-type="float" office:value="109575.979460385" calcext:value-type="float">
            <text:p>109575.97946038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7966.96956" calcext:value-type="float">
            <text:p>1456447966.96956</text:p>
          </table:table-cell>
          <table:table-cell office:value-type="float" office:value="2320" calcext:value-type="float">
            <text:p>2320</text:p>
          </table:table-cell>
          <table:table-cell table:formula="of:=[.B874]-[.B$2]" office:value-type="float" office:value="46.8967092037201" calcext:value-type="float">
            <text:p>46.8967092037</text:p>
          </table:table-cell>
          <table:table-cell table:formula="of:=[.C874]/([.D874]-[.D873])" office:value-type="float" office:value="109045.511676902" calcext:value-type="float">
            <text:p>109045.5116769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7966.99085" calcext:value-type="float">
            <text:p>1456447966.99085</text:p>
          </table:table-cell>
          <table:table-cell office:value-type="float" office:value="2320" calcext:value-type="float">
            <text:p>2320</text:p>
          </table:table-cell>
          <table:table-cell table:formula="of:=[.B875]-[.B$2]" office:value-type="float" office:value="46.9179973602295" calcext:value-type="float">
            <text:p>46.9179973602</text:p>
          </table:table-cell>
          <table:table-cell table:formula="of:=[.C875]/([.D875]-[.D874])" office:value-type="float" office:value="108980.784643125" calcext:value-type="float">
            <text:p>108980.7846431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7966.99905" calcext:value-type="float">
            <text:p>1456447966.99905</text:p>
          </table:table-cell>
          <table:table-cell office:value-type="float" office:value="2320" calcext:value-type="float">
            <text:p>2320</text:p>
          </table:table-cell>
          <table:table-cell table:formula="of:=[.B876]-[.B$2]" office:value-type="float" office:value="46.9262003898621" calcext:value-type="float">
            <text:p>46.9262003899</text:p>
          </table:table-cell>
          <table:table-cell table:formula="of:=[.C876]/([.D876]-[.D875])" office:value-type="float" office:value="282822.335639133" calcext:value-type="float">
            <text:p>282822.3356391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7970.00854" calcext:value-type="float">
            <text:p>1456447970.00854</text:p>
          </table:table-cell>
          <table:table-cell office:value-type="float" office:value="2320" calcext:value-type="float">
            <text:p>2320</text:p>
          </table:table-cell>
          <table:table-cell table:formula="of:=[.B877]-[.B$2]" office:value-type="float" office:value="49.9356873035431" calcext:value-type="float">
            <text:p>49.9356873035</text:p>
          </table:table-cell>
          <table:table-cell table:formula="of:=[.C877]/([.D877]-[.D876])" office:value-type="float" office:value="770.895526893091" calcext:value-type="float">
            <text:p>770.895526893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7970.02042" calcext:value-type="float">
            <text:p>1456447970.02042</text:p>
          </table:table-cell>
          <table:table-cell office:value-type="float" office:value="2320" calcext:value-type="float">
            <text:p>2320</text:p>
          </table:table-cell>
          <table:table-cell table:formula="of:=[.B878]-[.B$2]" office:value-type="float" office:value="49.9475758075714" calcext:value-type="float">
            <text:p>49.9475758076</text:p>
          </table:table-cell>
          <table:table-cell table:formula="of:=[.C878]/([.D878]-[.D877])" office:value-type="float" office:value="195146.504091128" calcext:value-type="float">
            <text:p>195146.50409112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7970.03032" calcext:value-type="float">
            <text:p>1456447970.03032</text:p>
          </table:table-cell>
          <table:table-cell office:value-type="float" office:value="2320" calcext:value-type="float">
            <text:p>2320</text:p>
          </table:table-cell>
          <table:table-cell table:formula="of:=[.B879]-[.B$2]" office:value-type="float" office:value="49.9574677944183" calcext:value-type="float">
            <text:p>49.9574677944</text:p>
          </table:table-cell>
          <table:table-cell table:formula="of:=[.C879]/([.D879]-[.D878])" office:value-type="float" office:value="234533.267775368" calcext:value-type="float">
            <text:p>234533.26777536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7980.08857" calcext:value-type="float">
            <text:p>1456447980.08857</text:p>
          </table:table-cell>
          <table:table-cell office:value-type="float" office:value="2320" calcext:value-type="float">
            <text:p>2320</text:p>
          </table:table-cell>
          <table:table-cell table:formula="of:=[.B880]-[.B$2]" office:value-type="float" office:value="60.0157227516174" calcext:value-type="float">
            <text:p>60.0157227516</text:p>
          </table:table-cell>
          <table:table-cell table:formula="of:=[.C880]/([.D880]-[.D879])" office:value-type="float" office:value="230.656312637957" calcext:value-type="float">
            <text:p>230.656312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56:23.998955659</dc:date>
    <meta:document-statistic meta:table-count="1" meta:cell-count="43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4.363cm" svg:height="25.671cm" xlink:href=".." xlink:type="simple" chart:class="chart:scatter" chart:style-name="ch1">
        <chart:plot-area chart:style-name="ch2" table:cell-range-address="Sheet1.D2:Sheet1.E880" svg:x="0.887cm" svg:y="0.513cm" svg:width="42.589cm" svg:height="24.645cm">
          <chartooo:coordinate-region svg:x="2.408cm" svg:y="0.744cm" svg:width="40.855cm" svg:height="23.7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880" chart:class="chart:scatter">
            <chart:domain table:cell-range-address="Sheet1.D2:Sheet1.D880"/>
            <chart:data-point chart:repeated="87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880</svg:desc>
                </draw:g>
              </table:table-cell>
              <table:table-cell office:value-type="float" office:value="0">
                <text:p>0</text:p>
                <draw:g>
                  <svg:desc>Sheet1.E2:Sheet1.E8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0131568908691">
                <text:p>0.0290131568908691</text:p>
              </table:table-cell>
              <table:table-cell office:value-type="float" office:value="79963.7215876407">
                <text:p>79963.7215876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3879947662354">
                <text:p>0.0583879947662354</text:p>
              </table:table-cell>
              <table:table-cell office:value-type="float" office:value="78979.1593010138">
                <text:p>78979.1593010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2564315795898">
                <text:p>0.0872564315795898</text:p>
              </table:table-cell>
              <table:table-cell office:value-type="float" office:value="80364.5869362338">
                <text:p>80364.5869362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243124008179">
                <text:p>0.116243124008179</text:p>
              </table:table-cell>
              <table:table-cell office:value-type="float" office:value="80036.7273953561">
                <text:p>80036.727395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519018173218">
                <text:p>0.145519018173218</text:p>
              </table:table-cell>
              <table:table-cell office:value-type="float" office:value="79246.0850869764">
                <text:p>79246.0850869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4805879592896">
                <text:p>0.174805879592896</text:p>
              </table:table-cell>
              <table:table-cell office:value-type="float" office:value="79216.4092544652">
                <text:p>79216.4092544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3727960586548">
                <text:p>0.203727960586548</text:p>
              </table:table-cell>
              <table:table-cell office:value-type="float" office:value="80215.5280772909">
                <text:p>80215.5280772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942342758179">
                <text:p>0.232942342758179</text:p>
              </table:table-cell>
              <table:table-cell office:value-type="float" office:value="79412.9407348165">
                <text:p>79412.9407348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154102325439">
                <text:p>0.262154102325439</text:p>
              </table:table-cell>
              <table:table-cell office:value-type="float" office:value="79420.0703541376">
                <text:p>79420.0703541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1248798370361">
                <text:p>0.291248798370361</text:p>
              </table:table-cell>
              <table:table-cell office:value-type="float" office:value="79739.6197718631">
                <text:p>79739.6197718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0379018783569">
                <text:p>0.320379018783569</text:p>
              </table:table-cell>
              <table:table-cell office:value-type="float" office:value="79642.3771290135">
                <text:p>79642.3771290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494457244873">
                <text:p>0.349494457244873</text:p>
              </table:table-cell>
              <table:table-cell office:value-type="float" office:value="79682.8116836856">
                <text:p>79682.8116836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8487110137939">
                <text:p>0.378487110137939</text:p>
              </table:table-cell>
              <table:table-cell office:value-type="float" office:value="80020.273017335">
                <text:p>80020.27301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7711505889893">
                <text:p>0.407711505889893</text:p>
              </table:table-cell>
              <table:table-cell office:value-type="float" office:value="79385.7303224122">
                <text:p>79385.7303224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67995262146">
                <text:p>0.4367995262146</text:p>
              </table:table-cell>
              <table:table-cell office:value-type="float" office:value="79757.9200681945">
                <text:p>79757.9200681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6086149215698">
                <text:p>0.466086149215698</text:p>
              </table:table-cell>
              <table:table-cell office:value-type="float" office:value="79217.0541449238">
                <text:p>79217.0541449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5187282562256">
                <text:p>0.495187282562256</text:p>
              </table:table-cell>
              <table:table-cell office:value-type="float" office:value="79721.9810091841">
                <text:p>79721.9810091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354219436646">
                <text:p>0.524354219436646</text:p>
              </table:table-cell>
              <table:table-cell office:value-type="float" office:value="79542.1202435934">
                <text:p>79542.1202435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34987449646">
                <text:p>0.5534987449646</text:p>
              </table:table-cell>
              <table:table-cell office:value-type="float" office:value="79603.2859678831">
                <text:p>79603.2859678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2509756088257">
                <text:p>0.582509756088257</text:p>
              </table:table-cell>
              <table:table-cell office:value-type="float" office:value="79969.6360154831">
                <text:p>79969.6360154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1857652664185">
                <text:p>0.611857652664185</text:p>
              </table:table-cell>
              <table:table-cell office:value-type="float" office:value="79051.6619819">
                <text:p>79051.6619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0951633453369">
                <text:p>0.640951633453369</text:p>
              </table:table-cell>
              <table:table-cell office:value-type="float" office:value="79741.5801162019">
                <text:p>79741.5801162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0184373855591">
                <text:p>0.670184373855591</text:p>
              </table:table-cell>
              <table:table-cell office:value-type="float" office:value="79363.0692189118">
                <text:p>79363.0692189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9115514755249">
                <text:p>0.699115514755249</text:p>
              </table:table-cell>
              <table:table-cell office:value-type="float" office:value="80190.4082540834">
                <text:p>80190.4082540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8267192840576">
                <text:p>0.728267192840576</text:p>
              </table:table-cell>
              <table:table-cell office:value-type="float" office:value="79583.754774231">
                <text:p>79583.754774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7522821426392">
                <text:p>0.757522821426392</text:p>
              </table:table-cell>
              <table:table-cell office:value-type="float" office:value="79300.9794062278">
                <text:p>79300.9794062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86683082580566">
                <text:p>0.786683082580566</text:p>
              </table:table-cell>
              <table:table-cell office:value-type="float" office:value="79560.3299892893">
                <text:p>79560.3299892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5674066543579">
                <text:p>0.815674066543579</text:p>
              </table:table-cell>
              <table:table-cell office:value-type="float" office:value="80024.8795611734">
                <text:p>80024.8795611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4762086868286">
                <text:p>0.844762086868286</text:p>
              </table:table-cell>
              <table:table-cell office:value-type="float" office:value="79757.9200681945">
                <text:p>79757.9200681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3955726623535">
                <text:p>0.873955726623535</text:p>
              </table:table-cell>
              <table:table-cell office:value-type="float" office:value="79469.3645413934">
                <text:p>79469.3645413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385877609253">
                <text:p>0.903385877609253</text:p>
              </table:table-cell>
              <table:table-cell office:value-type="float" office:value="78830.7202747916">
                <text:p>78830.7202747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241024017334">
                <text:p>0.93241024017334</text:p>
              </table:table-cell>
              <table:table-cell office:value-type="float" office:value="79932.8493391492">
                <text:p>79932.8493391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1545944213867">
                <text:p>0.961545944213867</text:p>
              </table:table-cell>
              <table:table-cell office:value-type="float" office:value="79627.3876468855">
                <text:p>79627.3876468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4390249252319">
                <text:p>0.994390249252319</text:p>
              </table:table-cell>
              <table:table-cell office:value-type="float" office:value="70636.2943981881">
                <text:p>70636.2943981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883268356323">
                <text:p>1.01883268356323</text:p>
              </table:table-cell>
              <table:table-cell office:value-type="float" office:value="94916.8961850974">
                <text:p>94916.8961850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628968238831">
                <text:p>1.04628968238831</text:p>
              </table:table-cell>
              <table:table-cell office:value-type="float" office:value="84495.7606175595">
                <text:p>84495.7606175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368087768555">
                <text:p>1.07368087768555</text:p>
              </table:table-cell>
              <table:table-cell office:value-type="float" office:value="84698.7499020777">
                <text:p>84698.7499020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100531578064">
                <text:p>1.10100531578064</text:p>
              </table:table-cell>
              <table:table-cell office:value-type="float" office:value="84905.6801067998">
                <text:p>84905.6801067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2840414047241">
                <text:p>1.12840414047241</text:p>
              </table:table-cell>
              <table:table-cell office:value-type="float" office:value="84675.1649422637">
                <text:p>84675.1649422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593457221985">
                <text:p>1.15593457221985</text:p>
              </table:table-cell>
              <table:table-cell office:value-type="float" office:value="84270.3820006755">
                <text:p>84270.3820006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344569206238">
                <text:p>1.18344569206238</text:p>
              </table:table-cell>
              <table:table-cell office:value-type="float" office:value="84329.5370482711">
                <text:p>84329.5370482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1892881393433">
                <text:p>1.21892881393433</text:p>
              </table:table-cell>
              <table:table-cell office:value-type="float" office:value="65383.1984787707">
                <text:p>65383.19847877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4644994735718">
                <text:p>1.24644994735718</text:p>
              </table:table-cell>
              <table:table-cell office:value-type="float" office:value="84298.8536974149">
                <text:p>84298.8536974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400040626526">
                <text:p>1.27400040626526</text:p>
              </table:table-cell>
              <table:table-cell office:value-type="float" office:value="84209.1236207866">
                <text:p>84209.12362078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164074897766">
                <text:p>1.30164074897766</text:p>
              </table:table-cell>
              <table:table-cell office:value-type="float" office:value="83935.2834420177">
                <text:p>83935.2834420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2888865470886">
                <text:p>1.32888865470886</text:p>
              </table:table-cell>
              <table:table-cell office:value-type="float" office:value="85144.1583396042">
                <text:p>85144.1583396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614657402039">
                <text:p>1.35614657402039</text:p>
              </table:table-cell>
              <table:table-cell office:value-type="float" office:value="85112.8794346092">
                <text:p>85112.8794346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8378715515137">
                <text:p>1.38378715515137</text:p>
              </table:table-cell>
              <table:table-cell office:value-type="float" office:value="83934.5594438167">
                <text:p>83934.5594438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147947311401">
                <text:p>1.41147947311401</text:p>
              </table:table-cell>
              <table:table-cell office:value-type="float" office:value="83777.7467068446">
                <text:p>83777.7467068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3896865844727">
                <text:p>1.43896865844727</text:p>
              </table:table-cell>
              <table:table-cell office:value-type="float" office:value="84396.8263109508">
                <text:p>84396.8263109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6611332893372">
                <text:p>1.46611332893372</text:p>
              </table:table-cell>
              <table:table-cell office:value-type="float" office:value="85467.9743177606">
                <text:p>85467.9743177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9370932579041">
                <text:p>1.49370932579041</text:p>
              </table:table-cell>
              <table:table-cell office:value-type="float" office:value="84070.1646709173">
                <text:p>84070.1646709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2118253707886">
                <text:p>1.52118253707886</text:p>
              </table:table-cell>
              <table:table-cell office:value-type="float" office:value="84445.8980656247">
                <text:p>84445.8980656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887247085571">
                <text:p>1.54887247085571</text:p>
              </table:table-cell>
              <table:table-cell office:value-type="float" office:value="83784.9602204236">
                <text:p>83784.9602204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750416755676">
                <text:p>1.56750416755676</text:p>
              </table:table-cell>
              <table:table-cell office:value-type="float" office:value="124518.98703725">
                <text:p>124518.98703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479641914368">
                <text:p>1.59479641914368</text:p>
              </table:table-cell>
              <table:table-cell office:value-type="float" office:value="85005.8117268852">
                <text:p>85005.8117268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214279174805">
                <text:p>1.62214279174805</text:p>
              </table:table-cell>
              <table:table-cell office:value-type="float" office:value="84837.5773110489">
                <text:p>84837.5773110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4956760406494">
                <text:p>1.64956760406494</text:p>
              </table:table-cell>
              <table:table-cell office:value-type="float" office:value="84594.9271481726">
                <text:p>84594.9271481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7735004425049">
                <text:p>1.67735004425049</text:p>
              </table:table-cell>
              <table:table-cell office:value-type="float" office:value="83505.9837978855">
                <text:p>83505.9837978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0462322235107">
                <text:p>1.70462322235107</text:p>
              </table:table-cell>
              <table:table-cell office:value-type="float" office:value="85065.2605077278">
                <text:p>85065.2605077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3199844360352">
                <text:p>1.73199844360352</text:p>
              </table:table-cell>
              <table:table-cell office:value-type="float" office:value="84748.1734889392">
                <text:p>84748.1734889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931215286255">
                <text:p>1.75931215286255</text:p>
              </table:table-cell>
              <table:table-cell office:value-type="float" office:value="84939.0310923343">
                <text:p>84939.0310923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8680658340454">
                <text:p>1.78680658340454</text:p>
              </table:table-cell>
              <table:table-cell office:value-type="float" office:value="84380.7256330212">
                <text:p>84380.7256330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434392929077">
                <text:p>1.81434392929077</text:p>
              </table:table-cell>
              <table:table-cell office:value-type="float" office:value="84249.2232034632">
                <text:p>84249.22320346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4187698364258">
                <text:p>1.84187698364258</text:p>
              </table:table-cell>
              <table:table-cell office:value-type="float" office:value="84262.3549990475">
                <text:p>84262.3549990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69145154953">
                <text:p>1.869145154953</text:p>
              </table:table-cell>
              <table:table-cell office:value-type="float" office:value="85080.8795936033">
                <text:p>85080.8795936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9650678634644">
                <text:p>1.89650678634644</text:p>
              </table:table-cell>
              <table:table-cell office:value-type="float" office:value="84790.2658522346">
                <text:p>84790.26585223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2404890060425">
                <text:p>1.92404890060425</text:p>
              </table:table-cell>
              <table:table-cell office:value-type="float" office:value="84234.6371191136">
                <text:p>84234.6371191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5160365104675">
                <text:p>1.95160365104675</text:p>
              </table:table-cell>
              <table:table-cell office:value-type="float" office:value="84196.0084102688">
                <text:p>84196.0084102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8870158195496">
                <text:p>1.98870158195496</text:p>
              </table:table-cell>
              <table:table-cell office:value-type="float" office:value="62537.1804627249">
                <text:p>62537.1804627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1433801651001">
                <text:p>2.01433801651001</text:p>
              </table:table-cell>
              <table:table-cell office:value-type="float" office:value="90496.2035581761">
                <text:p>90496.2035581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3712034225464">
                <text:p>2.03712034225464</text:p>
              </table:table-cell>
              <table:table-cell office:value-type="float" office:value="101833.325798485">
                <text:p>101833.325798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5987739562988">
                <text:p>2.05987739562988</text:p>
              </table:table-cell>
              <table:table-cell office:value-type="float" office:value="101946.414667365">
                <text:p>101946.414667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9653210639954">
                <text:p>2.09653210639954</text:p>
              </table:table-cell>
              <table:table-cell office:value-type="float" office:value="63293.3653352066">
                <text:p>63293.36533520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1936259269714">
                <text:p>2.11936259269714</text:p>
              </table:table-cell>
              <table:table-cell office:value-type="float" office:value="101618.509993943">
                <text:p>101618.509993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4208364486694">
                <text:p>2.14208364486694</text:p>
              </table:table-cell>
              <table:table-cell office:value-type="float" office:value="102107.947407633">
                <text:p>102107.947407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647744178772">
                <text:p>2.1647744178772</text:p>
              </table:table-cell>
              <table:table-cell office:value-type="float" office:value="102244.202916824">
                <text:p>102244.2029168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8768072128296">
                <text:p>2.18768072128296</text:p>
              </table:table-cell>
              <table:table-cell office:value-type="float" office:value="101282.164952746">
                <text:p>101282.164952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1046686172485">
                <text:p>2.21046686172485</text:p>
              </table:table-cell>
              <table:table-cell office:value-type="float" office:value="101816.277570837">
                <text:p>101816.277570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3324847221375">
                <text:p>2.23324847221375</text:p>
              </table:table-cell>
              <table:table-cell office:value-type="float" office:value="101836.522976777">
                <text:p>101836.5229767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547074317932">
                <text:p>2.26547074317932</text:p>
              </table:table-cell>
              <table:table-cell office:value-type="float" office:value="71999.8910839808">
                <text:p>71999.8910839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8823328018188">
                <text:p>2.28823328018188</text:p>
              </table:table-cell>
              <table:table-cell office:value-type="float" office:value="101921.855184188">
                <text:p>101921.855184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1099271774292">
                <text:p>2.31099271774292</text:p>
              </table:table-cell>
              <table:table-cell office:value-type="float" office:value="101935.735177038">
                <text:p>101935.735177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3391714096069">
                <text:p>2.33391714096069</text:p>
              </table:table-cell>
              <table:table-cell office:value-type="float" office:value="101202.109992512">
                <text:p>101202.109992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5665726661682">
                <text:p>2.35665726661682</text:p>
              </table:table-cell>
              <table:table-cell office:value-type="float" office:value="102022.303442057">
                <text:p>102022.3034420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9307737350464">
                <text:p>2.39307737350464</text:p>
              </table:table-cell>
              <table:table-cell office:value-type="float" office:value="63701.0760881662">
                <text:p>63701.0760881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1560864448547">
                <text:p>2.41560864448547</text:p>
              </table:table-cell>
              <table:table-cell office:value-type="float" office:value="102968.00397871">
                <text:p>102968.00397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3845200538635">
                <text:p>2.43845200538635</text:p>
              </table:table-cell>
              <table:table-cell office:value-type="float" office:value="101561.237423287">
                <text:p>101561.237423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46119570732117">
                <text:p>2.46119570732117</text:p>
              </table:table-cell>
              <table:table-cell office:value-type="float" office:value="102006.261190431">
                <text:p>102006.2611904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8390817642212">
                <text:p>2.48390817642212</text:p>
              </table:table-cell>
              <table:table-cell office:value-type="float" office:value="102146.534121327">
                <text:p>102146.534121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0681900978088">
                <text:p>2.50681900978088</text:p>
              </table:table-cell>
              <table:table-cell office:value-type="float" office:value="101262.139341277">
                <text:p>101262.139341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3938889503479">
                <text:p>2.53938889503479</text:p>
              </table:table-cell>
              <table:table-cell office:value-type="float" office:value="71231.4453033497">
                <text:p>71231.445303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6215167045593">
                <text:p>2.56215167045593</text:p>
              </table:table-cell>
              <table:table-cell office:value-type="float" office:value="101920.787648993">
                <text:p>101920.787648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8497929573059">
                <text:p>2.58497929573059</text:p>
              </table:table-cell>
              <table:table-cell office:value-type="float" office:value="101631.246005055">
                <text:p>101631.246005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0785746574402">
                <text:p>2.60785746574402</text:p>
              </table:table-cell>
              <table:table-cell office:value-type="float" office:value="101406.712103212">
                <text:p>101406.71210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3071775436401">
                <text:p>2.63071775436401</text:p>
              </table:table-cell>
              <table:table-cell office:value-type="float" office:value="101486.032769104">
                <text:p>101486.032769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6638445854187">
                <text:p>2.66638445854187</text:p>
              </table:table-cell>
              <table:table-cell office:value-type="float" office:value="65046.6605613749">
                <text:p>65046.6605613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923997879028">
                <text:p>2.68923997879028</text:p>
              </table:table-cell>
              <table:table-cell office:value-type="float" office:value="101507.205908432">
                <text:p>101507.205908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119619846344">
                <text:p>2.7119619846344</text:p>
              </table:table-cell>
              <table:table-cell office:value-type="float" office:value="102103.661794487">
                <text:p>102103.661794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3466014862061">
                <text:p>2.73466014862061</text:p>
              </table:table-cell>
              <table:table-cell office:value-type="float" office:value="102210.910160394">
                <text:p>102210.910160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5745844841003">
                <text:p>2.75745844841003</text:p>
              </table:table-cell>
              <table:table-cell office:value-type="float" office:value="101761.97442038">
                <text:p>101761.974420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8058886528015">
                <text:p>2.78058886528015</text:p>
              </table:table-cell>
              <table:table-cell office:value-type="float" office:value="100300.829553888">
                <text:p>100300.8295538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1343960762024">
                <text:p>2.81343960762024</text:p>
              </table:table-cell>
              <table:table-cell office:value-type="float" office:value="70622.4527891077">
                <text:p>70622.45278910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3615303039551">
                <text:p>2.83615303039551</text:p>
              </table:table-cell>
              <table:table-cell office:value-type="float" office:value="102142.245268561">
                <text:p>102142.245268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5905766487122">
                <text:p>2.85905766487122</text:p>
              </table:table-cell>
              <table:table-cell office:value-type="float" office:value="101289.544806337">
                <text:p>101289.544806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8188719749451">
                <text:p>2.88188719749451</text:p>
              </table:table-cell>
              <table:table-cell office:value-type="float" office:value="101622.754976293">
                <text:p>101622.754976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0468168258667">
                <text:p>2.90468168258667</text:p>
              </table:table-cell>
              <table:table-cell office:value-type="float" office:value="101779.0044662">
                <text:p>101779.00446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4072794914246">
                <text:p>2.94072794914246</text:p>
              </table:table-cell>
              <table:table-cell office:value-type="float" office:value="64361.727903485">
                <text:p>64361.727903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7181630134583">
                <text:p>2.97181630134583</text:p>
              </table:table-cell>
              <table:table-cell office:value-type="float" office:value="74626.0202156541">
                <text:p>74626.02021565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7977638244629">
                <text:p>2.97977638244629</text:p>
              </table:table-cell>
              <table:table-cell office:value-type="float" office:value="291454.316949711">
                <text:p>291454.3169497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9632620811462">
                <text:p>2.99632620811462</text:p>
              </table:table-cell>
              <table:table-cell office:value-type="float" office:value="140182.745516099">
                <text:p>140182.745516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1954078674316">
                <text:p>3.01954078674316</text:p>
              </table:table-cell>
              <table:table-cell office:value-type="float" office:value="99937.2005463751">
                <text:p>99937.2005463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4292726516724">
                <text:p>3.04292726516724</text:p>
              </table:table-cell>
              <table:table-cell office:value-type="float" office:value="99202.6228973392">
                <text:p>99202.6228973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6605100631714">
                <text:p>3.06605100631714</text:p>
              </table:table-cell>
              <table:table-cell office:value-type="float" office:value="100329.785952901">
                <text:p>100329.7859529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8950185775757">
                <text:p>3.08950185775757</text:p>
              </table:table-cell>
              <table:table-cell office:value-type="float" office:value="98930.3098820659">
                <text:p>98930.30988206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322951316833">
                <text:p>3.11322951316833</text:p>
              </table:table-cell>
              <table:table-cell office:value-type="float" office:value="97776.2008018408">
                <text:p>97776.2008018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362783908844">
                <text:p>3.1362783908844</text:p>
              </table:table-cell>
              <table:table-cell office:value-type="float" office:value="100655.660053375">
                <text:p>100655.660053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5955376625061">
                <text:p>3.15955376625061</text:p>
              </table:table-cell>
              <table:table-cell office:value-type="float" office:value="99676.1583217242">
                <text:p>99676.1583217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8308258056641">
                <text:p>3.18308258056641</text:p>
              </table:table-cell>
              <table:table-cell office:value-type="float" office:value="98602.5036732295">
                <text:p>98602.5036732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20632600784302">
                <text:p>3.20632600784302</text:p>
              </table:table-cell>
              <table:table-cell office:value-type="float" office:value="99813.1631962253">
                <text:p>99813.1631962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2989439964294">
                <text:p>3.22989439964294</text:p>
              </table:table-cell>
              <table:table-cell office:value-type="float" office:value="98436.924321973">
                <text:p>98436.9243219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5331497192383">
                <text:p>3.25331497192383</text:p>
              </table:table-cell>
              <table:table-cell office:value-type="float" office:value="99058.211395356">
                <text:p>99058.211395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7650904655457">
                <text:p>3.27650904655457</text:p>
              </table:table-cell>
              <table:table-cell office:value-type="float" office:value="100025.546909532">
                <text:p>100025.5469095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9970955848694">
                <text:p>3.29970955848694</text:p>
              </table:table-cell>
              <table:table-cell office:value-type="float" office:value="99997.7934436338">
                <text:p>99997.7934436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2310676574707">
                <text:p>3.32310676574707</text:p>
              </table:table-cell>
              <table:table-cell office:value-type="float" office:value="99157.13333673">
                <text:p>99157.13333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4687519073486">
                <text:p>3.34687519073486</text:p>
              </table:table-cell>
              <table:table-cell office:value-type="float" office:value="97608.4869397745">
                <text:p>97608.4869397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37011194229126">
                <text:p>3.37011194229126</text:p>
              </table:table-cell>
              <table:table-cell office:value-type="float" office:value="99841.838665326">
                <text:p>99841.838665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9334440231323">
                <text:p>3.39334440231323</text:p>
              </table:table-cell>
              <table:table-cell office:value-type="float" office:value="99860.2815976356">
                <text:p>99860.2815976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1658329963684">
                <text:p>3.41658329963684</text:p>
              </table:table-cell>
              <table:table-cell office:value-type="float" office:value="99832.6197535677">
                <text:p>99832.61975356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400269985199">
                <text:p>3.4400269985199</text:p>
              </table:table-cell>
              <table:table-cell office:value-type="float" office:value="98960.4930336622">
                <text:p>98960.4930336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6341586112976">
                <text:p>3.46341586112976</text:p>
              </table:table-cell>
              <table:table-cell office:value-type="float" office:value="99192.5104994903">
                <text:p>99192.51049949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868745803833">
                <text:p>3.4868745803833</text:p>
              </table:table-cell>
              <table:table-cell office:value-type="float" office:value="98897.1296738589">
                <text:p>98897.1296738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10338306427">
                <text:p>3.510338306427</text:p>
              </table:table-cell>
              <table:table-cell office:value-type="float" office:value="98876.0265815839">
                <text:p>98876.02658158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3356099128723">
                <text:p>3.53356099128723</text:p>
              </table:table-cell>
              <table:table-cell office:value-type="float" office:value="99902.3159450941">
                <text:p>99902.31594509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5694961547852">
                <text:p>3.55694961547852</text:p>
              </table:table-cell>
              <table:table-cell office:value-type="float" office:value="99193.5216465">
                <text:p>99193.52164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8023309707642">
                <text:p>3.58023309707642</text:p>
              </table:table-cell>
              <table:table-cell office:value-type="float" office:value="99641.455692314">
                <text:p>99641.455692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0373425483704">
                <text:p>3.60373425483704</text:p>
              </table:table-cell>
              <table:table-cell office:value-type="float" office:value="98718.5407472786">
                <text:p>98718.5407472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2716007232666">
                <text:p>3.62716007232666</text:p>
              </table:table-cell>
              <table:table-cell office:value-type="float" office:value="99036.0315505572">
                <text:p>99036.03155055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5050792694092">
                <text:p>3.65050792694092</text:p>
              </table:table-cell>
              <table:table-cell office:value-type="float" office:value="99366.7314761866">
                <text:p>99366.7314761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7377376556396">
                <text:p>3.67377376556396</text:p>
              </table:table-cell>
              <table:table-cell office:value-type="float" office:value="99717.0159042466">
                <text:p>99717.0159042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9715142250061">
                <text:p>3.69715142250061</text:p>
              </table:table-cell>
              <table:table-cell office:value-type="float" office:value="99240.0567040274">
                <text:p>99240.05670402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2062587738037">
                <text:p>3.72062587738037</text:p>
              </table:table-cell>
              <table:table-cell office:value-type="float" office:value="98830.8359824902">
                <text:p>98830.83598249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4402117729187">
                <text:p>3.74402117729187</text:p>
              </table:table-cell>
              <table:table-cell office:value-type="float" office:value="99165.2173204113">
                <text:p>99165.2173204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739859580994">
                <text:p>3.76739859580994</text:p>
              </table:table-cell>
              <table:table-cell office:value-type="float" office:value="99241.0688206258">
                <text:p>99241.0688206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09209728241">
                <text:p>3.7909209728241</text:p>
              </table:table-cell>
              <table:table-cell office:value-type="float" office:value="98629.4879383742">
                <text:p>98629.4879383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1423926353455">
                <text:p>3.81423926353455</text:p>
              </table:table-cell>
              <table:table-cell office:value-type="float" office:value="99492.7127724838">
                <text:p>99492.7127724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3757352828979">
                <text:p>3.83757352828979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6093521118164">
                <text:p>3.86093521118164</text:p>
              </table:table-cell>
              <table:table-cell office:value-type="float" office:value="99307.9141918233">
                <text:p>99307.91419182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8433861732483">
                <text:p>3.88433861732483</text:p>
              </table:table-cell>
              <table:table-cell office:value-type="float" office:value="99130.8694899196">
                <text:p>99130.8694899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0776562690735">
                <text:p>3.90776562690735</text:p>
              </table:table-cell>
              <table:table-cell office:value-type="float" office:value="99030.9920618767">
                <text:p>99030.99206187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3224954605103">
                <text:p>3.93224954605103</text:p>
              </table:table-cell>
              <table:table-cell office:value-type="float" office:value="94756.071786782">
                <text:p>94756.0717867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4437050819397">
                <text:p>3.94437050819397</text:p>
              </table:table-cell>
              <table:table-cell office:value-type="float" office:value="191403.947363245">
                <text:p>191403.9473632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5452737808228">
                <text:p>3.95452737808228</text:p>
              </table:table-cell>
              <table:table-cell office:value-type="float" office:value="228416.827773996">
                <text:p>228416.827773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806167602539">
                <text:p>3.97806167602539</text:p>
              </table:table-cell>
              <table:table-cell office:value-type="float" office:value="98579.5287204944">
                <text:p>98579.52872049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1422739028931">
                <text:p>4.01422739028931</text:p>
              </table:table-cell>
              <table:table-cell office:value-type="float" office:value="64149.1547234491">
                <text:p>64149.1547234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4200649261475">
                <text:p>4.04200649261475</text:p>
              </table:table-cell>
              <table:table-cell office:value-type="float" office:value="83516.0176459481">
                <text:p>83516.0176459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6098651885986">
                <text:p>4.06098651885986</text:p>
              </table:table-cell>
              <table:table-cell office:value-type="float" office:value="122233.761431012">
                <text:p>122233.7614310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8428120613098">
                <text:p>4.08428120613098</text:p>
              </table:table-cell>
              <table:table-cell office:value-type="float" office:value="99593.5241799294">
                <text:p>99593.5241799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1801505088806">
                <text:p>4.11801505088806</text:p>
              </table:table-cell>
              <table:table-cell office:value-type="float" office:value="68773.6608947629">
                <text:p>68773.66089476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4124035835266">
                <text:p>4.14124035835266</text:p>
              </table:table-cell>
              <table:table-cell office:value-type="float" office:value="99891.0349641735">
                <text:p>99891.0349641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6435503959656">
                <text:p>4.16435503959656</text:p>
              </table:table-cell>
              <table:table-cell office:value-type="float" office:value="100369.110675606">
                <text:p>100369.110675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8789839744568">
                <text:p>4.18789839744568</text:p>
              </table:table-cell>
              <table:table-cell office:value-type="float" office:value="98541.5935512618">
                <text:p>98541.5935512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2348427772522">
                <text:p>4.22348427772522</text:p>
              </table:table-cell>
              <table:table-cell office:value-type="float" office:value="65194.3968162511">
                <text:p>65194.39681625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24656867980957">
                <text:p>4.24656867980957</text:p>
              </table:table-cell>
              <table:table-cell office:value-type="float" office:value="100500.762009027">
                <text:p>100500.762009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698073387146">
                <text:p>4.2698073387146</text:p>
              </table:table-cell>
              <table:table-cell office:value-type="float" office:value="99833.6439930235">
                <text:p>99833.6439930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2931113243103">
                <text:p>4.2931113243103</text:p>
              </table:table-cell>
              <table:table-cell office:value-type="float" office:value="99553.7862170568">
                <text:p>99553.78621705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31634330749512">
                <text:p>4.31634330749512</text:p>
              </table:table-cell>
              <table:table-cell office:value-type="float" office:value="99862.3312329386">
                <text:p>99862.3312329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5078549385071">
                <text:p>4.35078549385071</text:p>
              </table:table-cell>
              <table:table-cell office:value-type="float" office:value="67359.2546085103">
                <text:p>67359.25460851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7388157844543">
                <text:p>4.37388157844543</text:p>
              </table:table-cell>
              <table:table-cell office:value-type="float" office:value="100449.92650095">
                <text:p>100449.92650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39702820777893">
                <text:p>4.39702820777893</text:p>
              </table:table-cell>
              <table:table-cell office:value-type="float" office:value="100230.576408059">
                <text:p>100230.576408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2017769813538">
                <text:p>4.42017769813538</text:p>
              </table:table-cell>
              <table:table-cell office:value-type="float" office:value="100218.189008816">
                <text:p>100218.1890088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5582437515259">
                <text:p>4.45582437515259</text:p>
              </table:table-cell>
              <table:table-cell office:value-type="float" office:value="65083.2053400039">
                <text:p>65083.2053400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7898077964783">
                <text:p>4.47898077964783</text:p>
              </table:table-cell>
              <table:table-cell office:value-type="float" office:value="100188.265431145">
                <text:p>100188.265431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50204753875732">
                <text:p>4.50204753875732</text:p>
              </table:table-cell>
              <table:table-cell office:value-type="float" office:value="100577.631603427">
                <text:p>100577.631603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52517890930176">
                <text:p>4.52517890930176</text:p>
              </table:table-cell>
              <table:table-cell office:value-type="float" office:value="100296.694289837">
                <text:p>100296.694289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598361492157">
                <text:p>4.5598361492157</text:p>
              </table:table-cell>
              <table:table-cell office:value-type="float" office:value="66941.2799680799">
                <text:p>66941.2799680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58320069313049">
                <text:p>4.58320069313049</text:p>
              </table:table-cell>
              <table:table-cell office:value-type="float" office:value="99295.7537908937">
                <text:p>99295.75379089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60651254653931">
                <text:p>4.60651254653931</text:p>
              </table:table-cell>
              <table:table-cell office:value-type="float" office:value="99520.1865469384">
                <text:p>99520.1865469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62976932525635">
                <text:p>4.62976932525635</text:p>
              </table:table-cell>
              <table:table-cell office:value-type="float" office:value="99755.8616447625">
                <text:p>99755.8616447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5290474891663">
                <text:p>4.65290474891663</text:p>
              </table:table-cell>
              <table:table-cell office:value-type="float" office:value="100279.123221039">
                <text:p>100279.123221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8794846534729">
                <text:p>4.68794846534729</text:p>
              </table:table-cell>
              <table:table-cell office:value-type="float" office:value="66203.0240026125">
                <text:p>66203.0240026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1113228797913">
                <text:p>4.71113228797913</text:p>
              </table:table-cell>
              <table:table-cell office:value-type="float" office:value="100069.778691896">
                <text:p>100069.7786918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3431944847107">
                <text:p>4.73431944847107</text:p>
              </table:table-cell>
              <table:table-cell office:value-type="float" office:value="100055.373352253">
                <text:p>100055.3733522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5762677192688">
                <text:p>4.75762677192688</text:p>
              </table:table-cell>
              <table:table-cell office:value-type="float" office:value="99539.5290411015">
                <text:p>99539.5290411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9246759414673">
                <text:p>4.79246759414673</text:p>
              </table:table-cell>
              <table:table-cell office:value-type="float" office:value="66588.5548096597">
                <text:p>66588.5548096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81572675704956">
                <text:p>4.81572675704956</text:p>
              </table:table-cell>
              <table:table-cell office:value-type="float" office:value="99745.6361474435">
                <text:p>99745.6361474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83900880813599">
                <text:p>4.83900880813599</text:p>
              </table:table-cell>
              <table:table-cell office:value-type="float" office:value="99647.5779297915">
                <text:p>99647.57792979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86235809326172">
                <text:p>4.86235809326172</text:p>
              </table:table-cell>
              <table:table-cell office:value-type="float" office:value="99360.6436988176">
                <text:p>99360.64369881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89695358276367">
                <text:p>4.89695358276367</text:p>
              </table:table-cell>
              <table:table-cell office:value-type="float" office:value="67060.7652442386">
                <text:p>67060.7652442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92019629478455">
                <text:p>4.92019629478455</text:p>
              </table:table-cell>
              <table:table-cell office:value-type="float" office:value="99816.234780022">
                <text:p>99816.234780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94355320930481">
                <text:p>4.94355320930481</text:p>
              </table:table-cell>
              <table:table-cell office:value-type="float" office:value="99328.1881469081">
                <text:p>99328.18814690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554660320282">
                <text:p>4.9554660320282</text:p>
              </table:table-cell>
              <table:table-cell office:value-type="float" office:value="194748.134331345">
                <text:p>194748.134331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7871446609497">
                <text:p>4.97871446609497</text:p>
              </table:table-cell>
              <table:table-cell office:value-type="float" office:value="99791.6674016265">
                <text:p>99791.6674016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00199365615845">
                <text:p>5.00199365615845</text:p>
              </table:table-cell>
              <table:table-cell office:value-type="float" office:value="99659.8246620238">
                <text:p>99659.82466202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02446842193604">
                <text:p>5.02446842193604</text:p>
              </table:table-cell>
              <table:table-cell office:value-type="float" office:value="103226.88222689">
                <text:p>103226.88222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03507280349731">
                <text:p>5.03507280349731</text:p>
              </table:table-cell>
              <table:table-cell office:value-type="float" office:value="218777.491793696">
                <text:p>218777.4917936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05718231201172">
                <text:p>5.05718231201172</text:p>
              </table:table-cell>
              <table:table-cell office:value-type="float" office:value="104932.228524597">
                <text:p>104932.2285245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07937049865723">
                <text:p>5.07937049865723</text:p>
              </table:table-cell>
              <table:table-cell office:value-type="float" office:value="104560.144416745">
                <text:p>104560.144416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10155367851257">
                <text:p>5.10155367851257</text:p>
              </table:table-cell>
              <table:table-cell office:value-type="float" office:value="104583.743860366">
                <text:p>104583.7438603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12370443344116">
                <text:p>5.12370443344116</text:p>
              </table:table-cell>
              <table:table-cell office:value-type="float" office:value="104736.836621568">
                <text:p>104736.836621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4602446556091">
                <text:p>5.14602446556091</text:p>
              </table:table-cell>
              <table:table-cell office:value-type="float" office:value="103942.502750569">
                <text:p>103942.5027505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16836047172546">
                <text:p>5.16836047172546</text:p>
              </table:table-cell>
              <table:table-cell office:value-type="float" office:value="103868.166175654">
                <text:p>103868.1661756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9065189361572">
                <text:p>5.19065189361572</text:p>
              </table:table-cell>
              <table:table-cell office:value-type="float" office:value="104075.909173556">
                <text:p>104075.9091735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1272754669189">
                <text:p>5.21272754669189</text:p>
              </table:table-cell>
              <table:table-cell office:value-type="float" office:value="105093.153620183">
                <text:p>105093.1536201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23493361473084">
                <text:p>5.23493361473084</text:p>
              </table:table-cell>
              <table:table-cell office:value-type="float" office:value="104475.947562246">
                <text:p>104475.9475622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24696254730225">
                <text:p>5.24696254730225</text:p>
              </table:table-cell>
              <table:table-cell office:value-type="float" office:value="192868.318633183">
                <text:p>192868.3186331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26933145523071">
                <text:p>5.26933145523071</text:p>
              </table:table-cell>
              <table:table-cell office:value-type="float" office:value="103715.389567479">
                <text:p>103715.389567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29166984558106">
                <text:p>5.29166984558106</text:p>
              </table:table-cell>
              <table:table-cell office:value-type="float" office:value="103857.080282622">
                <text:p>103857.0802826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3138632774353">
                <text:p>5.3138632774353</text:p>
              </table:table-cell>
              <table:table-cell office:value-type="float" office:value="104535.432610704">
                <text:p>104535.432610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33611607551575">
                <text:p>5.33611607551575</text:p>
              </table:table-cell>
              <table:table-cell office:value-type="float" office:value="104256.551990143">
                <text:p>104256.551990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35844254493713">
                <text:p>5.35844254493713</text:p>
              </table:table-cell>
              <table:table-cell office:value-type="float" office:value="103912.533424459">
                <text:p>103912.533424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8067293167114">
                <text:p>5.38067293167114</text:p>
              </table:table-cell>
              <table:table-cell office:value-type="float" office:value="104361.657210884">
                <text:p>104361.6572108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40297842025757">
                <text:p>5.40297842025757</text:p>
              </table:table-cell>
              <table:table-cell office:value-type="float" office:value="104010.274915559">
                <text:p>104010.2749155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42521166801453">
                <text:p>5.42521166801453</text:p>
              </table:table-cell>
              <table:table-cell office:value-type="float" office:value="104348.227724577">
                <text:p>104348.2277245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44760966300964">
                <text:p>5.44760966300964</text:p>
              </table:table-cell>
              <table:table-cell office:value-type="float" office:value="103580.699991484">
                <text:p>103580.6999914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6981692314148">
                <text:p>5.46981692314148</text:p>
              </table:table-cell>
              <table:table-cell office:value-type="float" office:value="104470.339259641">
                <text:p>104470.3392596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9218130111694">
                <text:p>5.49218130111694</text:p>
              </table:table-cell>
              <table:table-cell office:value-type="float" office:value="103736.397343369">
                <text:p>103736.3973433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50180292129517">
                <text:p>5.50180292129517</text:p>
              </table:table-cell>
              <table:table-cell office:value-type="float" office:value="241123.631678065">
                <text:p>241123.6316780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2394723892212">
                <text:p>5.52394723892212</text:p>
              </table:table-cell>
              <table:table-cell office:value-type="float" office:value="104767.2833764">
                <text:p>104767.2833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54619407653809">
                <text:p>5.54619407653809</text:p>
              </table:table-cell>
              <table:table-cell office:value-type="float" office:value="104284.484835495">
                <text:p>104284.484835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56869173049927">
                <text:p>5.56869173049927</text:p>
              </table:table-cell>
              <table:table-cell office:value-type="float" office:value="103121.863461987">
                <text:p>103121.8634619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9087491035461">
                <text:p>5.59087491035461</text:p>
              </table:table-cell>
              <table:table-cell office:value-type="float" office:value="104583.743860366">
                <text:p>104583.743860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61308598518372">
                <text:p>5.61308598518372</text:p>
              </table:table-cell>
              <table:table-cell office:value-type="float" office:value="104452.396736797">
                <text:p>104452.396736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35174036026">
                <text:p>5.635174036026</text:p>
              </table:table-cell>
              <table:table-cell office:value-type="float" office:value="105034.166055006">
                <text:p>105034.166055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5737700462341">
                <text:p>5.65737700462341</text:p>
              </table:table-cell>
              <table:table-cell office:value-type="float" office:value="104490.531967442">
                <text:p>104490.5319674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7967820167542">
                <text:p>5.67967820167542</text:p>
              </table:table-cell>
              <table:table-cell office:value-type="float" office:value="104030.290149458">
                <text:p>104030.2901494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7021689414978">
                <text:p>5.7021689414978</text:p>
              </table:table-cell>
              <table:table-cell office:value-type="float" office:value="103153.565348287">
                <text:p>103153.5653482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71493291854858">
                <text:p>5.71493291854858</text:p>
              </table:table-cell>
              <table:table-cell office:value-type="float" office:value="181761.530185296">
                <text:p>181761.5301852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73724389076233">
                <text:p>5.73724389076233</text:p>
              </table:table-cell>
              <table:table-cell office:value-type="float" office:value="103984.711099713">
                <text:p>103984.7110997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75932884216309">
                <text:p>5.75932884216309</text:p>
              </table:table-cell>
              <table:table-cell office:value-type="float" office:value="105048.906737485">
                <text:p>105048.9067374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816743850708">
                <text:p>5.7816743850708</text:p>
              </table:table-cell>
              <table:table-cell office:value-type="float" office:value="103823.836797405">
                <text:p>103823.836797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80391907691956">
                <text:p>5.80391907691956</text:p>
              </table:table-cell>
              <table:table-cell office:value-type="float" office:value="104294.544324284">
                <text:p>104294.5443242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82626986503601">
                <text:p>5.82626986503601</text:p>
              </table:table-cell>
              <table:table-cell office:value-type="float" office:value="103799.471764129">
                <text:p>103799.471764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4869480133057">
                <text:p>5.84869480133057</text:p>
              </table:table-cell>
              <table:table-cell office:value-type="float" office:value="103456.258226395">
                <text:p>103456.2582263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8709282875061">
                <text:p>5.8709282875061</text:p>
              </table:table-cell>
              <table:table-cell office:value-type="float" office:value="104347.108756729">
                <text:p>104347.108756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9313507080078">
                <text:p>5.89313507080078</text:p>
              </table:table-cell>
              <table:table-cell office:value-type="float" office:value="104472.582508428">
                <text:p>104472.5825084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1520953178406">
                <text:p>5.91520953178406</text:p>
              </table:table-cell>
              <table:table-cell office:value-type="float" office:value="105098.828993271">
                <text:p>105098.8289932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771052360535">
                <text:p>5.93771052360535</text:p>
              </table:table-cell>
              <table:table-cell office:value-type="float" office:value="103106.566076121">
                <text:p>103106.566076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4668817520142">
                <text:p>5.94668817520142</text:p>
              </table:table-cell>
              <table:table-cell office:value-type="float" office:value="258419.473642279">
                <text:p>258419.4736422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6309113502502">
                <text:p>5.96309113502502</text:p>
              </table:table-cell>
              <table:table-cell office:value-type="float" office:value="141437.8883414">
                <text:p>141437.88834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98229789733887">
                <text:p>5.98229789733887</text:p>
              </table:table-cell>
              <table:table-cell office:value-type="float" office:value="120790.790352413">
                <text:p>120790.790352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99157929420471">
                <text:p>5.99157929420471</text:p>
              </table:table-cell>
              <table:table-cell office:value-type="float" office:value="249962.374579362">
                <text:p>249962.374579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01327705383301">
                <text:p>6.01327705383301</text:p>
              </table:table-cell>
              <table:table-cell office:value-type="float" office:value="106923.481490435">
                <text:p>106923.4814904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03466153144836">
                <text:p>6.03466153144836</text:p>
              </table:table-cell>
              <table:table-cell office:value-type="float" office:value="108489.907573612">
                <text:p>108489.9075736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05579233169556">
                <text:p>6.05579233169556</text:p>
              </table:table-cell>
              <table:table-cell office:value-type="float" office:value="109792.339753354">
                <text:p>109792.339753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07705807685852">
                <text:p>6.07705807685852</text:p>
              </table:table-cell>
              <table:table-cell office:value-type="float" office:value="109095.636302483">
                <text:p>109095.6363024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8967280387878">
                <text:p>6.08967280387878</text:p>
              </table:table-cell>
              <table:table-cell office:value-type="float" office:value="183912.025704026">
                <text:p>183912.0257040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1095452308655">
                <text:p>6.11095452308655</text:p>
              </table:table-cell>
              <table:table-cell office:value-type="float" office:value="109013.749187784">
                <text:p>109013.7491877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13215970993042">
                <text:p>6.13215970993042</text:p>
              </table:table-cell>
              <table:table-cell office:value-type="float" office:value="109407.194432264">
                <text:p>109407.194432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15332555770874">
                <text:p>6.15332555770874</text:p>
              </table:table-cell>
              <table:table-cell office:value-type="float" office:value="109610.539785528">
                <text:p>109610.5397855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17440867424011">
                <text:p>6.17440867424011</text:p>
              </table:table-cell>
              <table:table-cell office:value-type="float" office:value="110040.65725045">
                <text:p>110040.657250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9576835632324">
                <text:p>6.19576835632324</text:p>
              </table:table-cell>
              <table:table-cell office:value-type="float" office:value="108615.848820726">
                <text:p>108615.8488207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21713447570801">
                <text:p>6.21713447570801</text:p>
              </table:table-cell>
              <table:table-cell office:value-type="float" office:value="108583.124442064">
                <text:p>108583.124442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22562527656555">
                <text:p>6.22562527656555</text:p>
              </table:table-cell>
              <table:table-cell office:value-type="float" office:value="273236.887653385">
                <text:p>273236.8876533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24695110321045">
                <text:p>6.24695110321045</text:p>
              </table:table-cell>
              <table:table-cell office:value-type="float" office:value="108788.279987031">
                <text:p>108788.279987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26823258399963">
                <text:p>6.26823258399963</text:p>
              </table:table-cell>
              <table:table-cell office:value-type="float" office:value="109014.970479829">
                <text:p>109014.970479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28938937187195">
                <text:p>6.28938937187195</text:p>
              </table:table-cell>
              <table:table-cell office:value-type="float" office:value="109657.477968852">
                <text:p>109657.477968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31067132949829">
                <text:p>6.31067132949829</text:p>
              </table:table-cell>
              <table:table-cell office:value-type="float" office:value="109012.527923104">
                <text:p>109012.5279231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2332515716553">
                <text:p>6.32332515716553</text:p>
              </table:table-cell>
              <table:table-cell office:value-type="float" office:value="183343.732901232">
                <text:p>183343.7329012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34476613998413">
                <text:p>6.34476613998413</text:p>
              </table:table-cell>
              <table:table-cell office:value-type="float" office:value="108203.995107306">
                <text:p>108203.9951073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36622953414917">
                <text:p>6.36622953414917</text:p>
              </table:table-cell>
              <table:table-cell office:value-type="float" office:value="108091.012174531">
                <text:p>108091.0121745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38754367828369">
                <text:p>6.38754367828369</text:p>
              </table:table-cell>
              <table:table-cell office:value-type="float" office:value="108847.908006891">
                <text:p>108847.9080068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40872573852539">
                <text:p>6.40872573852539</text:p>
              </table:table-cell>
              <table:table-cell office:value-type="float" office:value="109526.645355905">
                <text:p>109526.6453559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300537109375">
                <text:p>6.4300537109375</text:p>
              </table:table-cell>
              <table:table-cell office:value-type="float" office:value="108777.335002683">
                <text:p>108777.3350026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45125389099121">
                <text:p>6.45125389099121</text:p>
              </table:table-cell>
              <table:table-cell office:value-type="float" office:value="109433.032838507">
                <text:p>109433.032838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45916366577148">
                <text:p>6.45916366577148</text:p>
              </table:table-cell>
              <table:table-cell office:value-type="float" office:value="293307.972027972">
                <text:p>293307.9720279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4803204536438">
                <text:p>6.4803204536438</text:p>
              </table:table-cell>
              <table:table-cell office:value-type="float" office:value="109657.477968852">
                <text:p>109657.477968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50152516365051">
                <text:p>6.50152516365051</text:p>
              </table:table-cell>
              <table:table-cell office:value-type="float" office:value="109409.654707159">
                <text:p>109409.6547071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5229697227478">
                <text:p>6.5229697227478</text:p>
              </table:table-cell>
              <table:table-cell office:value-type="float" office:value="108185.950080605">
                <text:p>108185.9500806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54406666755676">
                <text:p>6.54406666755676</text:p>
              </table:table-cell>
              <table:table-cell office:value-type="float" office:value="109968.52961452">
                <text:p>109968.52961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55762600898743">
                <text:p>6.55762600898743</text:p>
              </table:table-cell>
              <table:table-cell office:value-type="float" office:value="171099.755239837">
                <text:p>171099.7552398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5787935256958">
                <text:p>6.5787935256958</text:p>
              </table:table-cell>
              <table:table-cell office:value-type="float" office:value="109601.897660588">
                <text:p>109601.8976605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0019135475159">
                <text:p>6.60019135475159</text:p>
              </table:table-cell>
              <table:table-cell office:value-type="float" office:value="108422.213952245">
                <text:p>108422.2139522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2138080596924">
                <text:p>6.62138080596924</text:p>
              </table:table-cell>
              <table:table-cell office:value-type="float" office:value="109488.441969058">
                <text:p>109488.441969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64256858825684">
                <text:p>6.64256858825684</text:p>
              </table:table-cell>
              <table:table-cell office:value-type="float" office:value="109497.066210559">
                <text:p>109497.0662105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6638355255127">
                <text:p>6.6638355255127</text:p>
              </table:table-cell>
              <table:table-cell office:value-type="float" office:value="109089.521076233">
                <text:p>109089.5210762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68527722358704">
                <text:p>6.68527722358704</text:p>
              </table:table-cell>
              <table:table-cell office:value-type="float" office:value="108200.385620406">
                <text:p>108200.3856204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69298768043518">
                <text:p>6.69298768043518</text:p>
              </table:table-cell>
              <table:table-cell office:value-type="float" office:value="300890.082869511">
                <text:p>300890.0828695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71377921104431">
                <text:p>6.71377921104431</text:p>
              </table:table-cell>
              <table:table-cell office:value-type="float" office:value="111583.896520882">
                <text:p>111583.8965208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73512697219849">
                <text:p>6.73512697219849</text:p>
              </table:table-cell>
              <table:table-cell office:value-type="float" office:value="108676.501636159">
                <text:p>108676.5016361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75622892379761">
                <text:p>6.75622892379761</text:p>
              </table:table-cell>
              <table:table-cell office:value-type="float" office:value="109942.43774574">
                <text:p>109942.437745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79155802726746">
                <text:p>6.79155802726746</text:p>
              </table:table-cell>
              <table:table-cell office:value-type="float" office:value="65668.2387080665">
                <text:p>65668.23870806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81300044059753">
                <text:p>6.81300044059753</text:p>
              </table:table-cell>
              <table:table-cell office:value-type="float" office:value="108196.776374311">
                <text:p>108196.7763743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83419036865234">
                <text:p>6.83419036865234</text:p>
              </table:table-cell>
              <table:table-cell office:value-type="float" office:value="109485.978149578">
                <text:p>109485.9781495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85531735420227">
                <text:p>6.85531735420227</text:p>
              </table:table-cell>
              <table:table-cell office:value-type="float" office:value="109812.163903716">
                <text:p>109812.1639037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87666535377502">
                <text:p>6.87666535377502</text:p>
              </table:table-cell>
              <table:table-cell office:value-type="float" office:value="108675.287916015">
                <text:p>108675.2879160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89781260490418">
                <text:p>6.89781260490418</text:p>
              </table:table-cell>
              <table:table-cell office:value-type="float" office:value="109706.930032244">
                <text:p>109706.9300322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1902017593384">
                <text:p>6.91902017593384</text:p>
              </table:table-cell>
              <table:table-cell office:value-type="float" office:value="109394.894717316">
                <text:p>109394.894717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2592167854309">
                <text:p>6.92592167854309</text:p>
              </table:table-cell>
              <table:table-cell office:value-type="float" office:value="336158.678965005">
                <text:p>336158.678965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93521642684937">
                <text:p>9.93521642684937</text:p>
              </table:table-cell>
              <table:table-cell office:value-type="float" office:value="770.944754183939">
                <text:p>770.9447541839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94865918159485">
                <text:p>9.94865918159485</text:p>
              </table:table-cell>
              <table:table-cell office:value-type="float" office:value="172583.673802387">
                <text:p>172583.6738023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95857810974121">
                <text:p>9.95857810974121</text:p>
              </table:table-cell>
              <table:table-cell office:value-type="float" office:value="233896.240174987">
                <text:p>233896.240174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0156493186951">
                <text:p>20.0156493186951</text:p>
              </table:table-cell>
              <table:table-cell office:value-type="float" office:value="230.683461596105">
                <text:p>230.683461596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0625431537628">
                <text:p>20.0625431537628</text:p>
              </table:table-cell>
              <table:table-cell office:value-type="float" office:value="49473.4541682979">
                <text:p>49473.45416829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0917077064514">
                <text:p>20.0917077064514</text:p>
              </table:table-cell>
              <table:table-cell office:value-type="float" office:value="79548.6227672185">
                <text:p>79548.62276721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1030485630035">
                <text:p>20.1030485630035</text:p>
              </table:table-cell>
              <table:table-cell office:value-type="float" office:value="204570.08598398">
                <text:p>204570.085983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132050037384">
                <text:p>20.132050037384</text:p>
              </table:table-cell>
              <table:table-cell office:value-type="float" office:value="79995.9329502388">
                <text:p>79995.93295023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1612496376038">
                <text:p>20.1612496376038</text:p>
              </table:table-cell>
              <table:table-cell office:value-type="float" office:value="79453.1425958586">
                <text:p>79453.14259585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208488702774">
                <text:p>20.208488702774</text:p>
              </table:table-cell>
              <table:table-cell office:value-type="float" office:value="49111.8948191889">
                <text:p>49111.89481918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2375218868256">
                <text:p>20.2375218868256</text:p>
              </table:table-cell>
              <table:table-cell office:value-type="float" office:value="79908.5624189072">
                <text:p>79908.56241890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666070461273">
                <text:p>20.2666070461273</text:p>
              </table:table-cell>
              <table:table-cell office:value-type="float" office:value="79765.7656239753">
                <text:p>79765.76562397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2957870960236">
                <text:p>20.2957870960236</text:p>
              </table:table-cell>
              <table:table-cell office:value-type="float" office:value="79506.3753574638">
                <text:p>79506.37535746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3253571987152">
                <text:p>20.3253571987152</text:p>
              </table:table-cell>
              <table:table-cell office:value-type="float" office:value="78457.6240465709">
                <text:p>78457.62404657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337051153183">
                <text:p>20.337051153183</text:p>
              </table:table-cell>
              <table:table-cell office:value-type="float" office:value="198393.110422443">
                <text:p>198393.1104224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3652646541595">
                <text:p>20.3652646541595</text:p>
              </table:table-cell>
              <table:table-cell office:value-type="float" office:value="82230.1352082207">
                <text:p>82230.13520822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3942718505859">
                <text:p>20.3942718505859</text:p>
              </table:table-cell>
              <table:table-cell office:value-type="float" office:value="79980.1527144208">
                <text:p>79980.15271442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4418919086456">
                <text:p>20.4418919086456</text:p>
              </table:table-cell>
              <table:table-cell office:value-type="float" office:value="48718.9662199036">
                <text:p>48718.96621990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4711492061615">
                <text:p>20.4711492061615</text:p>
              </table:table-cell>
              <table:table-cell office:value-type="float" office:value="79296.4558241114">
                <text:p>79296.45582411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5001487731934">
                <text:p>20.5001487731934</text:p>
              </table:table-cell>
              <table:table-cell office:value-type="float" office:value="80001.1944127005">
                <text:p>80001.19441270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5291585922241">
                <text:p>20.5291585922241</text:p>
              </table:table-cell>
              <table:table-cell office:value-type="float" office:value="79972.9221867912">
                <text:p>79972.92218679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5585417747498">
                <text:p>20.5585417747498</text:p>
              </table:table-cell>
              <table:table-cell office:value-type="float" office:value="78956.7296863083">
                <text:p>78956.72968630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5692219734192">
                <text:p>20.5692219734192</text:p>
              </table:table-cell>
              <table:table-cell office:value-type="float" office:value="217224.423609251">
                <text:p>217224.4236092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5984098911285">
                <text:p>20.5984098911285</text:p>
              </table:table-cell>
              <table:table-cell office:value-type="float" office:value="79484.9438422519">
                <text:p>79484.94384225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62753033638">
                <text:p>20.62753033638</text:p>
              </table:table-cell>
              <table:table-cell office:value-type="float" office:value="79669.1115113804">
                <text:p>79669.11151138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6565988063812">
                <text:p>20.6565988063812</text:p>
              </table:table-cell>
              <table:table-cell office:value-type="float" office:value="79811.5621462903">
                <text:p>79811.5621462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7044723033905">
                <text:p>20.7044723033905</text:p>
              </table:table-cell>
              <table:table-cell office:value-type="float" office:value="48461.0514153668">
                <text:p>48461.05141536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7336685657501">
                <text:p>20.7336685657501</text:p>
              </table:table-cell>
              <table:table-cell office:value-type="float" office:value="79462.2260693462">
                <text:p>79462.2260693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7631216049194">
                <text:p>20.7631216049194</text:p>
              </table:table-cell>
              <table:table-cell office:value-type="float" office:value="78769.4603148905">
                <text:p>78769.46031489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7920262813568">
                <text:p>20.7920262813568</text:p>
              </table:table-cell>
              <table:table-cell office:value-type="float" office:value="80263.8287623211">
                <text:p>80263.82876232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8023471832275">
                <text:p>20.8023471832275</text:p>
              </table:table-cell>
              <table:table-cell office:value-type="float" office:value="224786.557324032">
                <text:p>224786.5573240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8314266204834">
                <text:p>20.8314266204834</text:p>
              </table:table-cell>
              <table:table-cell office:value-type="float" office:value="79781.4613669159">
                <text:p>79781.46136691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8605799674988">
                <text:p>20.8605799674988</text:p>
              </table:table-cell>
              <table:table-cell office:value-type="float" office:value="79579.1988746954">
                <text:p>79579.19887469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8898956775665">
                <text:p>20.8898956775665</text:p>
              </table:table-cell>
              <table:table-cell office:value-type="float" office:value="79138.4549321319">
                <text:p>79138.45493213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9382109642029">
                <text:p>20.9382109642029</text:p>
              </table:table-cell>
              <table:table-cell office:value-type="float" office:value="48017.9289313049">
                <text:p>48017.92893130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9673335552216">
                <text:p>20.9673335552216</text:p>
              </table:table-cell>
              <table:table-cell office:value-type="float" office:value="79663.2414510148">
                <text:p>79663.24145101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9772346019745">
                <text:p>20.9772346019745</text:p>
              </table:table-cell>
              <table:table-cell office:value-type="float" office:value="234318.659217877">
                <text:p>234318.6592178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0062999725342">
                <text:p>21.0062999725342</text:p>
              </table:table-cell>
              <table:table-cell office:value-type="float" office:value="79820.0730052744">
                <text:p>79820.07300527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.0339069366455">
                <text:p>21.0339069366455</text:p>
              </table:table-cell>
              <table:table-cell office:value-type="float" office:value="84036.7666160011">
                <text:p>84036.7666160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0612189769745">
                <text:p>21.0612189769745</text:p>
              </table:table-cell>
              <table:table-cell office:value-type="float" office:value="84944.2213783772">
                <text:p>84944.22137837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886528491974">
                <text:p>21.0886528491974</text:p>
              </table:table-cell>
              <table:table-cell office:value-type="float" office:value="84566.9900752612">
                <text:p>84566.99007526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159658432007">
                <text:p>21.1159658432007</text:p>
              </table:table-cell>
              <table:table-cell office:value-type="float" office:value="84941.2554229698">
                <text:p>84941.25542296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434404850006">
                <text:p>21.1434404850006</text:p>
              </table:table-cell>
              <table:table-cell office:value-type="float" office:value="84441.5012539375">
                <text:p>84441.5012539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1709594726562">
                <text:p>21.1709594726562</text:p>
              </table:table-cell>
              <table:table-cell office:value-type="float" office:value="84305.4268213441">
                <text:p>84305.42682134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1984038352966">
                <text:p>21.1984038352966</text:p>
              </table:table-cell>
              <table:table-cell office:value-type="float" office:value="84534.6649291982">
                <text:p>84534.66492919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2439770698547">
                <text:p>21.2439770698547</text:p>
              </table:table-cell>
              <table:table-cell office:value-type="float" office:value="50907.0734718647">
                <text:p>50907.07347186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2714765071869">
                <text:p>21.2714765071869</text:p>
              </table:table-cell>
              <table:table-cell office:value-type="float" office:value="84365.3625337044">
                <text:p>84365.36253370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2989327907562">
                <text:p>21.2989327907562</text:p>
              </table:table-cell>
              <table:table-cell office:value-type="float" office:value="84497.961792289">
                <text:p>84497.961792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3266265392303">
                <text:p>21.3266265392303</text:p>
              </table:table-cell>
              <table:table-cell office:value-type="float" office:value="83773.4191948759">
                <text:p>83773.41919487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3539853096008">
                <text:p>21.3539853096008</text:p>
              </table:table-cell>
              <table:table-cell office:value-type="float" office:value="84799.1327308695">
                <text:p>84799.1327308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3812942504883">
                <text:p>21.3812942504883</text:p>
              </table:table-cell>
              <table:table-cell office:value-type="float" office:value="84953.862164097">
                <text:p>84953.8621640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4088587760925">
                <text:p>21.4088587760925</text:p>
              </table:table-cell>
              <table:table-cell office:value-type="float" office:value="84166.1501202277">
                <text:p>84166.15012022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4364905357361">
                <text:p>21.4364905357361</text:p>
              </table:table-cell>
              <table:table-cell office:value-type="float" office:value="83961.3556982122">
                <text:p>83961.35569821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4640603065491">
                <text:p>21.4640603065491</text:p>
              </table:table-cell>
              <table:table-cell office:value-type="float" office:value="84150.1373274759">
                <text:p>84150.13732747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4912533760071">
                <text:p>21.4912533760071</text:p>
              </table:table-cell>
              <table:table-cell office:value-type="float" office:value="85315.8560707021">
                <text:p>85315.85607070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.5186223983765">
                <text:p>21.5186223983765</text:p>
              </table:table-cell>
              <table:table-cell office:value-type="float" office:value="84767.3683293552">
                <text:p>84767.36832935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.546257019043">
                <text:p>21.546257019043</text:p>
              </table:table-cell>
              <table:table-cell office:value-type="float" office:value="83952.6631466335">
                <text:p>83952.66314663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.5739135742187">
                <text:p>21.5739135742187</text:p>
              </table:table-cell>
              <table:table-cell office:value-type="float" office:value="83886.08">
                <text:p>83886.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.6013307571411">
                <text:p>21.6013307571411</text:p>
              </table:table-cell>
              <table:table-cell office:value-type="float" office:value="84618.4674249539">
                <text:p>84618.46742495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.6285712718964">
                <text:p>21.6285712718964</text:p>
              </table:table-cell>
              <table:table-cell office:value-type="float" office:value="85167.2599010984">
                <text:p>85167.25990109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.6560342311859">
                <text:p>21.6560342311859</text:p>
              </table:table-cell>
              <table:table-cell office:value-type="float" office:value="84477.4219536757">
                <text:p>84477.42195367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.6839122772217">
                <text:p>21.6839122772217</text:p>
              </table:table-cell>
              <table:table-cell office:value-type="float" office:value="83219.6057436564">
                <text:p>83219.60574365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.7115604877472">
                <text:p>21.7115604877472</text:p>
              </table:table-cell>
              <table:table-cell office:value-type="float" office:value="83911.3980942526">
                <text:p>83911.39809425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.738757610321">
                <text:p>21.738757610321</text:p>
              </table:table-cell>
              <table:table-cell office:value-type="float" office:value="85303.1416724378">
                <text:p>85303.14167243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.7661595344543">
                <text:p>21.7661595344543</text:p>
              </table:table-cell>
              <table:table-cell office:value-type="float" office:value="84665.587303797">
                <text:p>84665.5873037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.7936980724335">
                <text:p>21.7936980724335</text:p>
              </table:table-cell>
              <table:table-cell office:value-type="float" office:value="84245.5762088221">
                <text:p>84245.57620882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8216152191162">
                <text:p>21.8216152191162</text:p>
              </table:table-cell>
              <table:table-cell office:value-type="float" office:value="83103.0486877952">
                <text:p>83103.04868779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.8489758968353">
                <text:p>21.8489758968353</text:p>
              </table:table-cell>
              <table:table-cell office:value-type="float" office:value="84793.2212724056">
                <text:p>84793.2212724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8761699199676">
                <text:p>21.8761699199676</text:p>
              </table:table-cell>
              <table:table-cell office:value-type="float" office:value="85312.8641066106">
                <text:p>85312.86410661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9035329818726">
                <text:p>21.9035329818726</text:p>
              </table:table-cell>
              <table:table-cell office:value-type="float" office:value="84785.8331082435">
                <text:p>84785.83310824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9314255714416">
                <text:p>21.9314255714416</text:p>
              </table:table-cell>
              <table:table-cell office:value-type="float" office:value="83176.2140353876">
                <text:p>83176.21403538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.94313788414">
                <text:p>21.94313788414</text:p>
              </table:table-cell>
              <table:table-cell office:value-type="float" office:value="198082.143104326">
                <text:p>198082.1431043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986340045929">
                <text:p>21.986340045929</text:p>
              </table:table-cell>
              <table:table-cell office:value-type="float" office:value="53701.0164290878">
                <text:p>53701.01642908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.012323141098">
                <text:p>22.012323141098</text:p>
              </table:table-cell>
              <table:table-cell office:value-type="float" office:value="89288.8235563997">
                <text:p>89288.82355639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.0351691246033">
                <text:p>22.0351691246033</text:p>
              </table:table-cell>
              <table:table-cell office:value-type="float" office:value="101549.578702399">
                <text:p>101549.5787023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.0580694675446">
                <text:p>22.0580694675446</text:p>
              </table:table-cell>
              <table:table-cell office:value-type="float" office:value="101308.526511957">
                <text:p>101308.5265119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.0809290409088">
                <text:p>22.0809290409088</text:p>
              </table:table-cell>
              <table:table-cell office:value-type="float" office:value="101489.208176888">
                <text:p>101489.2081768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.1036698818207">
                <text:p>22.1036698818207</text:p>
              </table:table-cell>
              <table:table-cell office:value-type="float" office:value="102019.094588077">
                <text:p>102019.0945880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.1264679431915">
                <text:p>22.1264679431915</text:p>
              </table:table-cell>
              <table:table-cell office:value-type="float" office:value="101763.038631277">
                <text:p>101763.0386312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.1492078304291">
                <text:p>22.1492078304291</text:p>
              </table:table-cell>
              <table:table-cell office:value-type="float" office:value="102023.373104909">
                <text:p>102023.3731049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.1719219684601">
                <text:p>22.1719219684601</text:p>
              </table:table-cell>
              <table:table-cell office:value-type="float" office:value="102139.02886533">
                <text:p>102139.028865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.1951072216034">
                <text:p>22.1951072216034</text:p>
              </table:table-cell>
              <table:table-cell office:value-type="float" office:value="100063.604467022">
                <text:p>100063.604467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.2231137752533">
                <text:p>22.2231137752533</text:p>
              </table:table-cell>
              <table:table-cell office:value-type="float" office:value="82837.753941499">
                <text:p>82837.7539414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.2457542419434">
                <text:p>22.2457542419434</text:p>
              </table:table-cell>
              <table:table-cell office:value-type="float" office:value="102471.385937385">
                <text:p>102471.385937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.2871205806732">
                <text:p>22.2871205806732</text:p>
              </table:table-cell>
              <table:table-cell office:value-type="float" office:value="56084.2479957119">
                <text:p>56084.24799571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.3092341423035">
                <text:p>22.3092341423035</text:p>
              </table:table-cell>
              <table:table-cell office:value-type="float" office:value="104912.995870664">
                <text:p>104912.9958706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.3322999477386">
                <text:p>22.3322999477386</text:p>
              </table:table-cell>
              <table:table-cell office:value-type="float" office:value="100581.79006667">
                <text:p>100581.7900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.3548440933228">
                <text:p>22.3548440933228</text:p>
              </table:table-cell>
              <table:table-cell office:value-type="float" office:value="102909.200588005">
                <text:p>102909.200588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3776183128357">
                <text:p>22.3776183128357</text:p>
              </table:table-cell>
              <table:table-cell office:value-type="float" office:value="101869.572245137">
                <text:p>101869.5722451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4005906581879">
                <text:p>22.4005906581879</text:p>
              </table:table-cell>
              <table:table-cell office:value-type="float" office:value="100990.994364472">
                <text:p>100990.9943644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423398733139">
                <text:p>22.423398733139</text:p>
              </table:table-cell>
              <table:table-cell office:value-type="float" office:value="101718.360929921">
                <text:p>101718.3609299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4465425014496">
                <text:p>22.4465425014496</text:p>
              </table:table-cell>
              <table:table-cell office:value-type="float" office:value="100242.966869952">
                <text:p>100242.9668699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469162940979">
                <text:p>22.469162940979</text:p>
              </table:table-cell>
              <table:table-cell office:value-type="float" office:value="102562.109678847">
                <text:p>102562.1096788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4964773654938">
                <text:p>22.4964773654938</text:p>
              </table:table-cell>
              <table:table-cell office:value-type="float" office:value="84936.8068781914">
                <text:p>84936.80687819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5192632675171">
                <text:p>22.5192632675171</text:p>
              </table:table-cell>
              <table:table-cell office:value-type="float" office:value="101817.342917831">
                <text:p>101817.3429178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5607008934021">
                <text:p>22.5607008934021</text:p>
              </table:table-cell>
              <table:table-cell office:value-type="float" office:value="55987.7635470248">
                <text:p>55987.7635470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5835609436035">
                <text:p>22.5835609436035</text:p>
              </table:table-cell>
              <table:table-cell office:value-type="float" office:value="101487.091216287">
                <text:p>101487.0912162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606273651123">
                <text:p>22.606273651123</text:p>
              </table:table-cell>
              <table:table-cell office:value-type="float" office:value="102145.46187437">
                <text:p>102145.46187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6289823055267">
                <text:p>22.6289823055267</text:p>
              </table:table-cell>
              <table:table-cell office:value-type="float" office:value="102163.693134692">
                <text:p>102163.6931346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6517820358276">
                <text:p>22.6517820358276</text:p>
              </table:table-cell>
              <table:table-cell office:value-type="float" office:value="101755.589622395">
                <text:p>101755.5896223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6746940612793">
                <text:p>22.6746940612793</text:p>
              </table:table-cell>
              <table:table-cell office:value-type="float" office:value="101256.870759625">
                <text:p>101256.870759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977880001068">
                <text:p>22.6977880001068</text:p>
              </table:table-cell>
              <table:table-cell office:value-type="float" office:value="100459.259779276">
                <text:p>100459.2597792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7205090522766">
                <text:p>22.7205090522766</text:p>
              </table:table-cell>
              <table:table-cell office:value-type="float" office:value="102107.947407633">
                <text:p>102107.947407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431793212891">
                <text:p>22.7431793212891</text:p>
              </table:table-cell>
              <table:table-cell office:value-type="float" office:value="102336.67711335">
                <text:p>102336.677113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7699189186096">
                <text:p>22.7699189186096</text:p>
              </table:table-cell>
              <table:table-cell office:value-type="float" office:value="86762.7126986108">
                <text:p>86762.71269861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7929995059967">
                <text:p>22.7929995059967</text:p>
              </table:table-cell>
              <table:table-cell office:value-type="float" office:value="100517.372504054">
                <text:p>100517.3725040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8350765705109">
                <text:p>22.8350765705109</text:p>
              </table:table-cell>
              <table:table-cell office:value-type="float" office:value="55136.926180277">
                <text:p>55136.9261802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8575391769409">
                <text:p>22.8575391769409</text:p>
              </table:table-cell>
              <table:table-cell office:value-type="float" office:value="103282.760494613">
                <text:p>103282.760494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802506923676">
                <text:p>22.8802506923676</text:p>
              </table:table-cell>
              <table:table-cell office:value-type="float" office:value="102150.823334278">
                <text:p>102150.8233342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031007289886">
                <text:p>22.9031007289886</text:p>
              </table:table-cell>
              <table:table-cell office:value-type="float" office:value="101531.565943239">
                <text:p>101531.565943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263832569122">
                <text:p>22.9263832569122</text:p>
              </table:table-cell>
              <table:table-cell office:value-type="float" office:value="99645.5371003748">
                <text:p>99645.53710037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953102350235">
                <text:p>22.953102350235</text:p>
              </table:table-cell>
              <table:table-cell office:value-type="float" office:value="86829.2936431452">
                <text:p>86829.29364314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9719853401184">
                <text:p>22.9719853401184</text:p>
              </table:table-cell>
              <table:table-cell office:value-type="float" office:value="122861.899218444">
                <text:p>122861.8992184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.9946212768555">
                <text:p>22.9946212768555</text:p>
              </table:table-cell>
              <table:table-cell office:value-type="float" office:value="102491.892734512">
                <text:p>102491.892734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0177698135376">
                <text:p>23.0177698135376</text:p>
              </table:table-cell>
              <table:table-cell office:value-type="float" office:value="100222.317801673">
                <text:p>100222.3178016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0410614013672">
                <text:p>23.0410614013672</text:p>
              </table:table-cell>
              <table:table-cell office:value-type="float" office:value="99606.777218196">
                <text:p>99606.7772181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0646498203278">
                <text:p>23.0646498203278</text:p>
              </table:table-cell>
              <table:table-cell office:value-type="float" office:value="98353.3488987942">
                <text:p>98353.34889879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0879948139191">
                <text:p>23.0879948139191</text:p>
              </table:table-cell>
              <table:table-cell office:value-type="float" office:value="99378.9092691695">
                <text:p>99378.90926916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114318370819">
                <text:p>23.1114318370819</text:p>
              </table:table-cell>
              <table:table-cell office:value-type="float" office:value="98988.6805965291">
                <text:p>98988.6805965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346867084503">
                <text:p>23.1346867084503</text:p>
              </table:table-cell>
              <table:table-cell office:value-type="float" office:value="99764.0435522566">
                <text:p>99764.04355225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1579611301422">
                <text:p>23.1579611301422</text:p>
              </table:table-cell>
              <table:table-cell office:value-type="float" office:value="99680.2425732432">
                <text:p>99680.24257324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1814894676208">
                <text:p>23.1814894676208</text:p>
              </table:table-cell>
              <table:table-cell office:value-type="float" office:value="98604.5020013173">
                <text:p>98604.50200131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2049925327301">
                <text:p>23.2049925327301</text:p>
              </table:table-cell>
              <table:table-cell office:value-type="float" office:value="98710.5294231023">
                <text:p>98710.52942310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2282004356384">
                <text:p>23.2282004356384</text:p>
              </table:table-cell>
              <table:table-cell office:value-type="float" office:value="99965.9473397643">
                <text:p>99965.947339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2515895366669">
                <text:p>23.2515895366669</text:p>
              </table:table-cell>
              <table:table-cell office:value-type="float" office:value="99191.4993730951">
                <text:p>99191.4993730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2748827934265">
                <text:p>23.2748827934265</text:p>
              </table:table-cell>
              <table:table-cell office:value-type="float" office:value="99599.6405285622">
                <text:p>99599.64052856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2982711791992">
                <text:p>23.2982711791992</text:p>
              </table:table-cell>
              <table:table-cell office:value-type="float" office:value="99194.5328141247">
                <text:p>99194.53281412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3218357563019">
                <text:p>23.3218357563019</text:p>
              </table:table-cell>
              <table:table-cell office:value-type="float" office:value="98452.8595566438">
                <text:p>98452.85955664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3452761173248">
                <text:p>23.3452761173248</text:p>
              </table:table-cell>
              <table:table-cell office:value-type="float" office:value="98974.5848081696">
                <text:p>98974.58480816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3686470985413">
                <text:p>23.3686470985413</text:p>
              </table:table-cell>
              <table:table-cell office:value-type="float" office:value="99268.4037745473">
                <text:p>99268.4037745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3917996883392">
                <text:p>23.3917996883392</text:p>
              </table:table-cell>
              <table:table-cell office:value-type="float" office:value="100204.772781102">
                <text:p>100204.7727811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4151840209961">
                <text:p>23.4151840209961</text:p>
              </table:table-cell>
              <table:table-cell office:value-type="float" office:value="99211.7258184562">
                <text:p>99211.72581845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4386632442474">
                <text:p>23.4386632442474</text:p>
              </table:table-cell>
              <table:table-cell office:value-type="float" office:value="98810.7645284781">
                <text:p>98810.76452847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4620199203491">
                <text:p>23.4620199203491</text:p>
              </table:table-cell>
              <table:table-cell office:value-type="float" office:value="99329.2020619609">
                <text:p>99329.20206196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.4851999282837">
                <text:p>23.4851999282837</text:p>
              </table:table-cell>
              <table:table-cell office:value-type="float" office:value="100086.247017197">
                <text:p>100086.2470171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.508499622345">
                <text:p>23.508499622345</text:p>
              </table:table-cell>
              <table:table-cell office:value-type="float" office:value="99572.1228741584">
                <text:p>99572.1228741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.5319726467133">
                <text:p>23.5319726467133</text:p>
              </table:table-cell>
              <table:table-cell office:value-type="float" office:value="98836.8590088672">
                <text:p>98836.85900886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5555717945099">
                <text:p>23.5555717945099</text:p>
              </table:table-cell>
              <table:table-cell office:value-type="float" office:value="98308.6347012588">
                <text:p>98308.63470125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.5790030956268">
                <text:p>23.5790030956268</text:p>
              </table:table-cell>
              <table:table-cell office:value-type="float" office:value="99012.8541484361">
                <text:p>99012.85414843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6021780967712">
                <text:p>23.6021780967712</text:p>
              </table:table-cell>
              <table:table-cell office:value-type="float" office:value="100107.86992171">
                <text:p>100107.869921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.6253728866577">
                <text:p>23.6253728866577</text:p>
              </table:table-cell>
              <table:table-cell office:value-type="float" office:value="100022.46243036">
                <text:p>100022.462430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6487655639648">
                <text:p>23.6487655639648</text:p>
              </table:table-cell>
              <table:table-cell office:value-type="float" office:value="99176.3349504668">
                <text:p>99176.33495046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6722271442413">
                <text:p>23.6722271442413</text:p>
              </table:table-cell>
              <table:table-cell office:value-type="float" office:value="98885.0696610945">
                <text:p>98885.06966109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695906162262">
                <text:p>23.695906162262</text:p>
              </table:table-cell>
              <table:table-cell office:value-type="float" office:value="97977.0359555766">
                <text:p>97977.03595557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7191925048828">
                <text:p>23.7191925048828</text:p>
              </table:table-cell>
              <table:table-cell office:value-type="float" office:value="99629.2134739429">
                <text:p>99629.21347394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7424139976501">
                <text:p>23.7424139976501</text:p>
              </table:table-cell>
              <table:table-cell office:value-type="float" office:value="99907.4445060474">
                <text:p>99907.44450604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7657120227814">
                <text:p>23.7657120227814</text:p>
              </table:table-cell>
              <table:table-cell office:value-type="float" office:value="99579.2556207084">
                <text:p>99579.2556207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7892487049103">
                <text:p>23.7892487049103</text:p>
              </table:table-cell>
              <table:table-cell office:value-type="float" office:value="98569.5429497569">
                <text:p>98569.54294975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813095331192">
                <text:p>23.813095331192</text:p>
              </table:table-cell>
              <table:table-cell office:value-type="float" office:value="97288.3951209758">
                <text:p>97288.39512097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8364176750183">
                <text:p>23.8364176750183</text:p>
              </table:table-cell>
              <table:table-cell office:value-type="float" office:value="99475.4222508459">
                <text:p>99475.42225084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8595807552338">
                <text:p>23.8595807552338</text:p>
              </table:table-cell>
              <table:table-cell office:value-type="float" office:value="100159.390651858">
                <text:p>100159.3906518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882954120636">
                <text:p>23.882954120636</text:p>
              </table:table-cell>
              <table:table-cell office:value-type="float" office:value="99258.2779619524">
                <text:p>99258.2779619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9062142372131">
                <text:p>23.9062142372131</text:p>
              </table:table-cell>
              <table:table-cell office:value-type="float" office:value="99741.5465354654">
                <text:p>99741.54653546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9303712844849">
                <text:p>23.9303712844849</text:p>
              </table:table-cell>
              <table:table-cell office:value-type="float" office:value="96038.2274333314">
                <text:p>96038.22743333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9533817768097">
                <text:p>23.9533817768097</text:p>
              </table:table-cell>
              <table:table-cell office:value-type="float" office:value="100823.570710681">
                <text:p>100823.5707106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9765653610229">
                <text:p>23.9765653610229</text:p>
              </table:table-cell>
              <table:table-cell office:value-type="float" office:value="100070.807803453">
                <text:p>100070.807803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9998645782471">
                <text:p>23.9998645782471</text:p>
              </table:table-cell>
              <table:table-cell office:value-type="float" office:value="99574.1606974745">
                <text:p>99574.1606974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0231392383575">
                <text:p>24.0231392383575</text:p>
              </table:table-cell>
              <table:table-cell office:value-type="float" office:value="99679.2214789851">
                <text:p>99679.22147898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0467519760132">
                <text:p>24.0467519760132</text:p>
              </table:table-cell>
              <table:table-cell office:value-type="float" office:value="98252.0550490211">
                <text:p>98252.05504902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.0702149868011">
                <text:p>24.0702149868011</text:p>
              </table:table-cell>
              <table:table-cell office:value-type="float" office:value="98879.0407576389">
                <text:p>98879.04075763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0933561325073">
                <text:p>24.0933561325073</text:p>
              </table:table-cell>
              <table:table-cell office:value-type="float" office:value="100254.327484778">
                <text:p>100254.327484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1182386875153">
                <text:p>24.1182386875153</text:p>
              </table:table-cell>
              <table:table-cell office:value-type="float" office:value="93238.0135102764">
                <text:p>93238.01351027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1631112098694">
                <text:p>24.1631112098694</text:p>
              </table:table-cell>
              <table:table-cell office:value-type="float" office:value="51702.0189257687">
                <text:p>51702.01892576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.186491727829">
                <text:p>24.186491727829</text:p>
              </table:table-cell>
              <table:table-cell office:value-type="float" office:value="99227.9129149034">
                <text:p>99227.91291490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2098174095154">
                <text:p>24.2098174095154</text:p>
              </table:table-cell>
              <table:table-cell office:value-type="float" office:value="99461.1875095825">
                <text:p>99461.18750958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2330312728882">
                <text:p>24.2330312728882</text:p>
              </table:table-cell>
              <table:table-cell office:value-type="float" office:value="99940.2797691186">
                <text:p>99940.27976911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2562325000763">
                <text:p>24.2562325000763</text:p>
              </table:table-cell>
              <table:table-cell office:value-type="float" office:value="99994.7106758604">
                <text:p>99994.71067586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2795209884644">
                <text:p>24.2795209884644</text:p>
              </table:table-cell>
              <table:table-cell office:value-type="float" office:value="99620.0337841296">
                <text:p>99620.03378412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3030483722687">
                <text:p>24.3030483722687</text:p>
              </table:table-cell>
              <table:table-cell office:value-type="float" office:value="98608.4989004976">
                <text:p>98608.49890049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.3264150619507">
                <text:p>24.3264150619507</text:p>
              </table:table-cell>
              <table:table-cell office:value-type="float" office:value="99286.635444407">
                <text:p>99286.6354444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3729884624481">
                <text:p>24.3729884624481</text:p>
              </table:table-cell>
              <table:table-cell office:value-type="float" office:value="49813.8417040795">
                <text:p>49813.84170407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.3961896896362">
                <text:p>24.3961896896362</text:p>
              </table:table-cell>
              <table:table-cell office:value-type="float" office:value="99994.7106758604">
                <text:p>99994.71067586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.4193670749664">
                <text:p>24.4193670749664</text:p>
              </table:table-cell>
              <table:table-cell office:value-type="float" office:value="100097.572135414">
                <text:p>100097.5721354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4429585933685">
                <text:p>24.4429585933685</text:p>
              </table:table-cell>
              <table:table-cell office:value-type="float" office:value="98340.4272865083">
                <text:p>98340.42728650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4659688472748">
                <text:p>24.4659688472748</text:p>
              </table:table-cell>
              <table:table-cell office:value-type="float" office:value="100824.615384615">
                <text:p>100824.615384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4890575408936">
                <text:p>24.4890575408936</text:p>
              </table:table-cell>
              <table:table-cell office:value-type="float" office:value="100482.08176289">
                <text:p>100482.081762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5124101638794">
                <text:p>24.5124101638794</text:p>
              </table:table-cell>
              <table:table-cell office:value-type="float" office:value="99346.4417854372">
                <text:p>99346.44178543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5361790657043">
                <text:p>24.5361790657043</text:p>
              </table:table-cell>
              <table:table-cell office:value-type="float" office:value="97606.5287780609">
                <text:p>97606.52877806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5824575424194">
                <text:p>24.5824575424194</text:p>
              </table:table-cell>
              <table:table-cell office:value-type="float" office:value="50131.2956838016">
                <text:p>50131.2956838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6053130626678">
                <text:p>24.6053130626678</text:p>
              </table:table-cell>
              <table:table-cell office:value-type="float" office:value="101507.205908432">
                <text:p>101507.2059084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.6286284923553">
                <text:p>24.6286284923553</text:p>
              </table:table-cell>
              <table:table-cell office:value-type="float" office:value="99504.9214659686">
                <text:p>99504.92146596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6518397331238">
                <text:p>24.6518397331238</text:p>
              </table:table-cell>
              <table:table-cell office:value-type="float" office:value="99951.5718761235">
                <text:p>99951.57187612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6752595901489">
                <text:p>24.6752595901489</text:p>
              </table:table-cell>
              <table:table-cell office:value-type="float" office:value="99061.2366894024">
                <text:p>99061.23668940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.6987202167511">
                <text:p>24.6987202167511</text:p>
              </table:table-cell>
              <table:table-cell office:value-type="float" office:value="98889.089338523">
                <text:p>98889.0893385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.7217469215393">
                <text:p>24.7217469215393</text:p>
              </table:table-cell>
              <table:table-cell office:value-type="float" office:value="100752.583634462">
                <text:p>100752.5836344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7681188583374">
                <text:p>24.7681188583374</text:p>
              </table:table-cell>
              <table:table-cell office:value-type="float" office:value="50030.2588201421">
                <text:p>50030.25882014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7916123867035">
                <text:p>24.7916123867035</text:p>
              </table:table-cell>
              <table:table-cell office:value-type="float" office:value="98750.5990521519">
                <text:p>98750.5990521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.814994096756">
                <text:p>24.814994096756</text:p>
              </table:table-cell>
              <table:table-cell office:value-type="float" office:value="99222.8538798817">
                <text:p>99222.85387988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.8382127285004">
                <text:p>24.8382127285004</text:p>
              </table:table-cell>
              <table:table-cell office:value-type="float" office:value="99919.7552009529">
                <text:p>99919.75520095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.8612277507782">
                <text:p>24.8612277507782</text:p>
              </table:table-cell>
              <table:table-cell office:value-type="float" office:value="100803.726018315">
                <text:p>100803.7260183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8843677043915">
                <text:p>24.8843677043915</text:p>
              </table:table-cell>
              <table:table-cell office:value-type="float" office:value="100259.492251896">
                <text:p>100259.4922518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9075567722321">
                <text:p>24.9075567722321</text:p>
              </table:table-cell>
              <table:table-cell office:value-type="float" office:value="100047.143591536">
                <text:p>100047.1435915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9633100032806">
                <text:p>24.9633100032806</text:p>
              </table:table-cell>
              <table:table-cell office:value-type="float" office:value="41611.9381131172">
                <text:p>41611.93811311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9774222373962">
                <text:p>24.9774222373962</text:p>
              </table:table-cell>
              <table:table-cell office:value-type="float" office:value="164396.365663699">
                <text:p>164396.3656636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0009546279907">
                <text:p>25.0009546279907</text:p>
              </table:table-cell>
              <table:table-cell office:value-type="float" office:value="98587.5187939454">
                <text:p>98587.5187939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0234701633453">
                <text:p>25.0234701633453</text:p>
              </table:table-cell>
              <table:table-cell office:value-type="float" office:value="103039.966114976">
                <text:p>103039.9661149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0458326339722">
                <text:p>25.0458326339722</text:p>
              </table:table-cell>
              <table:table-cell office:value-type="float" office:value="103745.245268938">
                <text:p>103745.2452689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068174123764">
                <text:p>25.068174123764</text:p>
              </table:table-cell>
              <table:table-cell office:value-type="float" office:value="103842.672158964">
                <text:p>103842.6721589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.0903127193451">
                <text:p>25.0903127193451</text:p>
              </table:table-cell>
              <table:table-cell office:value-type="float" office:value="104794.362022917">
                <text:p>104794.3620229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.11270570755">
                <text:p>25.11270570755</text:p>
              </table:table-cell>
              <table:table-cell office:value-type="float" office:value="103603.85933158">
                <text:p>103603.859331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.1348187923431">
                <text:p>25.1348187923431</text:p>
              </table:table-cell>
              <table:table-cell office:value-type="float" office:value="104915.258169899">
                <text:p>104915.2581698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.1569936275482">
                <text:p>25.1569936275482</text:p>
              </table:table-cell>
              <table:table-cell office:value-type="float" office:value="104623.099948392">
                <text:p>104623.0999483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.1793901920319">
                <text:p>25.1793901920319</text:p>
              </table:table-cell>
              <table:table-cell office:value-type="float" office:value="103587.315889204">
                <text:p>103587.3158892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.2016596794128">
                <text:p>25.2016596794128</text:p>
              </table:table-cell>
              <table:table-cell office:value-type="float" office:value="104178.419570687">
                <text:p>104178.4195706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.2238540649414">
                <text:p>25.2238540649414</text:p>
              </table:table-cell>
              <table:table-cell office:value-type="float" office:value="104530.940809969">
                <text:p>104530.9408099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.2460885047913">
                <text:p>25.2460885047913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.2684288024902">
                <text:p>25.2684288024902</text:p>
              </table:table-cell>
              <table:table-cell office:value-type="float" office:value="103848.213271862">
                <text:p>103848.2132718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.2905597686768">
                <text:p>25.2905597686768</text:p>
              </table:table-cell>
              <table:table-cell office:value-type="float" office:value="104830.488666724">
                <text:p>104830.4886667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.3130223751068">
                <text:p>25.3130223751068</text:p>
              </table:table-cell>
              <table:table-cell office:value-type="float" office:value="103282.760494613">
                <text:p>103282.7604946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.3352363109589">
                <text:p>25.3352363109589</text:p>
              </table:table-cell>
              <table:table-cell office:value-type="float" office:value="104438.943888722">
                <text:p>104438.9438887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.3572623729706">
                <text:p>25.3572623729706</text:p>
              </table:table-cell>
              <table:table-cell office:value-type="float" office:value="105329.767925182">
                <text:p>105329.7679251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3796441555023">
                <text:p>25.3796441555023</text:p>
              </table:table-cell>
              <table:table-cell office:value-type="float" office:value="103655.729685969">
                <text:p>103655.7296859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4018280506134">
                <text:p>25.4018280506134</text:p>
              </table:table-cell>
              <table:table-cell office:value-type="float" office:value="104580.37185908">
                <text:p>104580.371859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4240157604218">
                <text:p>25.4240157604218</text:p>
              </table:table-cell>
              <table:table-cell office:value-type="float" office:value="104562.39152393">
                <text:p>104562.391523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4463803768158">
                <text:p>25.4463803768158</text:p>
              </table:table-cell>
              <table:table-cell office:value-type="float" office:value="103735.291458786">
                <text:p>103735.2914587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4685328006744">
                <text:p>25.4685328006744</text:p>
              </table:table-cell>
              <table:table-cell office:value-type="float" office:value="104728.945906968">
                <text:p>104728.9459069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490660905838">
                <text:p>25.490660905838</text:p>
              </table:table-cell>
              <table:table-cell office:value-type="float" office:value="104844.042580701">
                <text:p>104844.0425807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5131804943085">
                <text:p>25.5131804943085</text:p>
              </table:table-cell>
              <table:table-cell office:value-type="float" office:value="103021.420797425">
                <text:p>103021.4207974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5352671146393">
                <text:p>25.5352671146393</text:p>
              </table:table-cell>
              <table:table-cell office:value-type="float" office:value="105040.968932835">
                <text:p>105040.9689328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5574810504913">
                <text:p>25.5574810504913</text:p>
              </table:table-cell>
              <table:table-cell office:value-type="float" office:value="104438.943888722">
                <text:p>104438.943888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5797696113586">
                <text:p>25.5797696113586</text:p>
              </table:table-cell>
              <table:table-cell office:value-type="float" office:value="104089.268652725">
                <text:p>104089.2686527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6018826961517">
                <text:p>25.6018826961517</text:p>
              </table:table-cell>
              <table:table-cell office:value-type="float" office:value="104915.258169899">
                <text:p>104915.258169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6241269111633">
                <text:p>25.6241269111633</text:p>
              </table:table-cell>
              <table:table-cell office:value-type="float" office:value="104296.780029797">
                <text:p>104296.7800297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6464128494263">
                <text:p>25.6464128494263</text:p>
              </table:table-cell>
              <table:table-cell office:value-type="float" office:value="104101.517855232">
                <text:p>104101.5178552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6687219142914">
                <text:p>25.6687219142914</text:p>
              </table:table-cell>
              <table:table-cell office:value-type="float" office:value="103993.601436342">
                <text:p>103993.6014363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6910171508789">
                <text:p>25.6910171508789</text:p>
              </table:table-cell>
              <table:table-cell office:value-type="float" office:value="104058.101868189">
                <text:p>104058.1018681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713240146637">
                <text:p>25.713240146637</text:p>
              </table:table-cell>
              <table:table-cell office:value-type="float" office:value="104396.366055144">
                <text:p>104396.3660551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7352225780487">
                <text:p>25.7352225780487</text:p>
              </table:table-cell>
              <table:table-cell office:value-type="float" office:value="105538.825826184">
                <text:p>105538.8258261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7574961185455">
                <text:p>25.7574961185455</text:p>
              </table:table-cell>
              <table:table-cell office:value-type="float" office:value="104159.462225172">
                <text:p>104159.4622251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7797634601593">
                <text:p>25.7797634601593</text:p>
              </table:table-cell>
              <table:table-cell office:value-type="float" office:value="104188.458606364">
                <text:p>104188.4586063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8020663261414">
                <text:p>25.8020663261414</text:p>
              </table:table-cell>
              <table:table-cell office:value-type="float" office:value="104022.505532097">
                <text:p>104022.5055320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824458360672">
                <text:p>25.824458360672</text:p>
              </table:table-cell>
              <table:table-cell office:value-type="float" office:value="103608.271808686">
                <text:p>103608.2718086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8465006351471">
                <text:p>25.8465006351471</text:p>
              </table:table-cell>
              <table:table-cell office:value-type="float" office:value="105252.296110414">
                <text:p>105252.2961104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8686516284943">
                <text:p>25.8686516284943</text:p>
              </table:table-cell>
              <table:table-cell office:value-type="float" office:value="104735.709303827">
                <text:p>104735.7093038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8914403915405">
                <text:p>25.8914403915405</text:p>
              </table:table-cell>
              <table:table-cell office:value-type="float" office:value="101804.560225145">
                <text:p>101804.5602251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.9136743545532">
                <text:p>25.9136743545532</text:p>
              </table:table-cell>
              <table:table-cell office:value-type="float" office:value="104344.870893026">
                <text:p>104344.8708930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9361584186554">
                <text:p>25.9361584186554</text:p>
              </table:table-cell>
              <table:table-cell office:value-type="float" office:value="103184.192566672">
                <text:p>103184.1925666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9631731510162">
                <text:p>25.9631731510162</text:p>
              </table:table-cell>
              <table:table-cell office:value-type="float" office:value="85879.0666148904">
                <text:p>85879.06661489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.9846432209015">
                <text:p>25.9846432209015</text:p>
              </table:table-cell>
              <table:table-cell office:value-type="float" office:value="108057.403278106">
                <text:p>108057.4032781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0026607513428">
                <text:p>26.0026607513428</text:p>
              </table:table-cell>
              <table:table-cell office:value-type="float" office:value="128763.484405394">
                <text:p>128763.4844053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0240416526794">
                <text:p>26.0240416526794</text:p>
              </table:table-cell>
              <table:table-cell office:value-type="float" office:value="108508.05414929">
                <text:p>108508.054149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0452659130096">
                <text:p>26.0452659130096</text:p>
              </table:table-cell>
              <table:table-cell office:value-type="float" office:value="109308.87408589">
                <text:p>109308.874085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0664343833923">
                <text:p>26.0664343833923</text:p>
              </table:table-cell>
              <table:table-cell office:value-type="float" office:value="109596.959915303">
                <text:p>109596.9599153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0878384113312">
                <text:p>26.0878384113312</text:p>
              </table:table-cell>
              <table:table-cell office:value-type="float" office:value="108390.81347814">
                <text:p>108390.813478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1090571880341">
                <text:p>26.1090571880341</text:p>
              </table:table-cell>
              <table:table-cell office:value-type="float" office:value="109337.123081418">
                <text:p>109337.1230814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1301324367523">
                <text:p>26.1301324367523</text:p>
              </table:table-cell>
              <table:table-cell office:value-type="float" office:value="110081.737635187">
                <text:p>110081.7376351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1513116359711">
                <text:p>26.1513116359711</text:p>
              </table:table-cell>
              <table:table-cell office:value-type="float" office:value="109541.44092219">
                <text:p>109541.440922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1724784374237">
                <text:p>26.1724784374237</text:p>
              </table:table-cell>
              <table:table-cell office:value-type="float" office:value="109605.601261545">
                <text:p>109605.6012615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1937906742096">
                <text:p>26.1937906742096</text:p>
              </table:table-cell>
              <table:table-cell office:value-type="float" office:value="108857.649401499">
                <text:p>108857.6494014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215188741684">
                <text:p>26.215188741684</text:p>
              </table:table-cell>
              <table:table-cell office:value-type="float" office:value="108421.005905292">
                <text:p>108421.0059052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2363495826721">
                <text:p>26.2363495826721</text:p>
              </table:table-cell>
              <table:table-cell office:value-type="float" office:value="109636.474339474">
                <text:p>109636.4743394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.2575037479401">
                <text:p>26.2575037479401</text:p>
              </table:table-cell>
              <table:table-cell office:value-type="float" office:value="109671.072841412">
                <text:p>109671.0728414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.2786540985107">
                <text:p>26.2786540985107</text:p>
              </table:table-cell>
              <table:table-cell office:value-type="float" office:value="109690.853220007">
                <text:p>109690.8532200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.2998216152191">
                <text:p>26.2998216152191</text:p>
              </table:table-cell>
              <table:table-cell office:value-type="float" office:value="109601.897660588">
                <text:p>109601.8976605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.3211510181427">
                <text:p>26.3211510181427</text:p>
              </table:table-cell>
              <table:table-cell office:value-type="float" office:value="108770.039569873">
                <text:p>108770.0395698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.3424150943756">
                <text:p>26.3424150943756</text:p>
              </table:table-cell>
              <table:table-cell office:value-type="float" office:value="109104.198771135">
                <text:p>109104.1987711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.3636419773102">
                <text:p>26.3636419773102</text:p>
              </table:table-cell>
              <table:table-cell office:value-type="float" office:value="109295.368856142">
                <text:p>109295.3688561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.3848609924316">
                <text:p>26.3848609924316</text:p>
              </table:table-cell>
              <table:table-cell office:value-type="float" office:value="109335.894560613">
                <text:p>109335.894560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.4060378074646">
                <text:p>26.4060378074646</text:p>
              </table:table-cell>
              <table:table-cell office:value-type="float" office:value="109553.773614645">
                <text:p>109553.7736146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.4272701740265">
                <text:p>26.4272701740265</text:p>
              </table:table-cell>
              <table:table-cell office:value-type="float" office:value="109267.141429454">
                <text:p>109267.1414294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.4485375881195">
                <text:p>26.4485375881195</text:p>
              </table:table-cell>
              <table:table-cell office:value-type="float" office:value="109087.075177687">
                <text:p>109087.0751776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.4697194099426">
                <text:p>26.4697194099426</text:p>
              </table:table-cell>
              <table:table-cell office:value-type="float" office:value="109527.878167104">
                <text:p>109527.8781671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.4909498691559">
                <text:p>26.4909498691559</text:p>
              </table:table-cell>
              <table:table-cell office:value-type="float" office:value="109276.958010938">
                <text:p>109276.9580109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.5122420787811">
                <text:p>26.5122420787811</text:p>
              </table:table-cell>
              <table:table-cell office:value-type="float" office:value="108960.039415045">
                <text:p>108960.0394150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.5333960056305">
                <text:p>26.5333960056305</text:p>
              </table:table-cell>
              <table:table-cell office:value-type="float" office:value="109672.30890607">
                <text:p>109672.308906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.554624080658">
                <text:p>26.554624080658</text:p>
              </table:table-cell>
              <table:table-cell office:value-type="float" office:value="109289.231218482">
                <text:p>109289.2312184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.5758619308472">
                <text:p>26.5758619308472</text:p>
              </table:table-cell>
              <table:table-cell office:value-type="float" office:value="109238.928579447">
                <text:p>109238.9285794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.5970306396484">
                <text:p>26.5970306396484</text:p>
              </table:table-cell>
              <table:table-cell office:value-type="float" office:value="109595.725548498">
                <text:p>109595.7255484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.6182112693787">
                <text:p>26.6182112693787</text:p>
              </table:table-cell>
              <table:table-cell office:value-type="float" office:value="109534.042639411">
                <text:p>109534.0426394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.639586687088">
                <text:p>26.639586687088</text:p>
              </table:table-cell>
              <table:table-cell office:value-type="float" office:value="108535.890692097">
                <text:p>108535.8906920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.6608362197876">
                <text:p>26.6608362197876</text:p>
              </table:table-cell>
              <table:table-cell office:value-type="float" office:value="109178.871497975">
                <text:p>109178.8714979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.6820199489594">
                <text:p>26.6820199489594</text:p>
              </table:table-cell>
              <table:table-cell office:value-type="float" office:value="109518.016454514">
                <text:p>109518.0164545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.7032668590546">
                <text:p>26.7032668590546</text:p>
              </table:table-cell>
              <table:table-cell office:value-type="float" office:value="109192.347950985">
                <text:p>109192.3479509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.7243657112122">
                <text:p>26.7243657112122</text:p>
              </table:table-cell>
              <table:table-cell office:value-type="float" office:value="109958.588394825">
                <text:p>109958.5883948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.7455894947052">
                <text:p>26.7455894947052</text:p>
              </table:table-cell>
              <table:table-cell office:value-type="float" office:value="109311.329940799">
                <text:p>109311.3299407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.7668573856354">
                <text:p>26.7668573856354</text:p>
              </table:table-cell>
              <table:table-cell office:value-type="float" office:value="109084.629388817">
                <text:p>109084.6293888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.7881574630737">
                <text:p>26.7881574630737</text:p>
              </table:table-cell>
              <table:table-cell office:value-type="float" office:value="108919.791804251">
                <text:p>108919.7918042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8093681335449">
                <text:p>26.8093681335449</text:p>
              </table:table-cell>
              <table:table-cell office:value-type="float" office:value="109378.909221708">
                <text:p>109378.9092217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.8305900096893">
                <text:p>26.8305900096893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.8518450260162">
                <text:p>26.8518450260162</text:p>
              </table:table-cell>
              <table:table-cell office:value-type="float" office:value="109150.704206394">
                <text:p>109150.7042063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.8731834888458">
                <text:p>26.8731834888458</text:p>
              </table:table-cell>
              <table:table-cell office:value-type="float" office:value="108723.857877095">
                <text:p>108723.8578770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.8941459655762">
                <text:p>26.8941459655762</text:p>
              </table:table-cell>
              <table:table-cell office:value-type="float" office:value="110673.945156557">
                <text:p>110673.9451565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.9154591560364">
                <text:p>26.9154591560364</text:p>
              </table:table-cell>
              <table:table-cell office:value-type="float" office:value="108852.778486252">
                <text:p>108852.7784862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.9368512630463">
                <text:p>26.9368512630463</text:p>
              </table:table-cell>
              <table:table-cell office:value-type="float" office:value="108451.215157425">
                <text:p>108451.2151574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.9370884895325">
                <text:p>29.9370884895325</text:p>
              </table:table-cell>
              <table:table-cell office:value-type="float" office:value="773.272186452109">
                <text:p>773.272186452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.9472768306732">
                <text:p>29.9472768306732</text:p>
              </table:table-cell>
              <table:table-cell office:value-type="float" office:value="227711.260150235">
                <text:p>227711.260150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.9661018848419">
                <text:p>29.9661018848419</text:p>
              </table:table-cell>
              <table:table-cell office:value-type="float" office:value="123240.017224347">
                <text:p>123240.0172243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.9759662151337">
                <text:p>29.9759662151337</text:p>
              </table:table-cell>
              <table:table-cell office:value-type="float" office:value="235190.827089476">
                <text:p>235190.827089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.9996559619904">
                <text:p>29.9996559619904</text:p>
              </table:table-cell>
              <table:table-cell office:value-type="float" office:value="97932.6631911596">
                <text:p>97932.66319115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0.0255010128021">
                <text:p>30.0255010128021</text:p>
              </table:table-cell>
              <table:table-cell office:value-type="float" office:value="89765.7356875334">
                <text:p>89765.73568753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.0513985157013">
                <text:p>30.0513985157013</text:p>
              </table:table-cell>
              <table:table-cell office:value-type="float" office:value="89583.9266446945">
                <text:p>89583.92664469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.0773940086365">
                <text:p>30.0773940086365</text:p>
              </table:table-cell>
              <table:table-cell office:value-type="float" office:value="89246.2399457045">
                <text:p>89246.23994570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.1033182144165">
                <text:p>30.1033182144165</text:p>
              </table:table-cell>
              <table:table-cell office:value-type="float" office:value="89491.6519212022">
                <text:p>89491.65192120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.1292979717255">
                <text:p>30.1292979717255</text:p>
              </table:table-cell>
              <table:table-cell office:value-type="float" office:value="89300.2953187662">
                <text:p>89300.29531876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.1552829742432">
                <text:p>30.1552829742432</text:p>
              </table:table-cell>
              <table:table-cell office:value-type="float" office:value="89282.269586839">
                <text:p>89282.2695868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0011610984802">
                <text:p>40.0011610984802</text:p>
              </table:table-cell>
              <table:table-cell office:value-type="float" office:value="235.63159839334">
                <text:p>235.631598393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0.0302774906158">
                <text:p>40.0302774906158</text:p>
              </table:table-cell>
              <table:table-cell office:value-type="float" office:value="79680.2017637955">
                <text:p>79680.20176379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.0596494674683">
                <text:p>40.0596494674683</text:p>
              </table:table-cell>
              <table:table-cell office:value-type="float" office:value="78986.8523884898">
                <text:p>78986.85238848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.0888030529022">
                <text:p>40.0888030529022</text:p>
              </table:table-cell>
              <table:table-cell office:value-type="float" office:value="79578.5480744854">
                <text:p>79578.54807448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.117956161499">
                <text:p>40.117956161499</text:p>
              </table:table-cell>
              <table:table-cell office:value-type="float" office:value="79579.84968555">
                <text:p>79579.849685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.1470441818237">
                <text:p>40.1470441818237</text:p>
              </table:table-cell>
              <table:table-cell office:value-type="float" office:value="79757.9200681945">
                <text:p>79757.92006819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.1762416362763">
                <text:p>40.1762416362763</text:p>
              </table:table-cell>
              <table:table-cell office:value-type="float" office:value="79458.9817332582">
                <text:p>79458.98173325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.2051997184753">
                <text:p>40.2051997184753</text:p>
              </table:table-cell>
              <table:table-cell office:value-type="float" office:value="80115.8026988531">
                <text:p>80115.80269885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2344951629639">
                <text:p>40.2344951629639</text:p>
              </table:table-cell>
              <table:table-cell office:value-type="float" office:value="79193.2001888113">
                <text:p>79193.20018881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.2636749744415">
                <text:p>40.2636749744415</text:p>
              </table:table-cell>
              <table:table-cell office:value-type="float" office:value="79507.0249777349">
                <text:p>79507.02497773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.2929837703705">
                <text:p>40.2929837703705</text:p>
              </table:table-cell>
              <table:table-cell office:value-type="float" office:value="79157.1242170341">
                <text:p>79157.12421703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.321925163269">
                <text:p>40.321925163269</text:p>
              </table:table-cell>
              <table:table-cell office:value-type="float" office:value="80162.0021583504">
                <text:p>80162.00215835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.3509645462036">
                <text:p>40.3509645462036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.3802599906921">
                <text:p>40.3802599906921</text:p>
              </table:table-cell>
              <table:table-cell office:value-type="float" office:value="79193.2001888113">
                <text:p>79193.20018881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.4094557762146">
                <text:p>40.4094557762146</text:p>
              </table:table-cell>
              <table:table-cell office:value-type="float" office:value="79463.5238779643">
                <text:p>79463.52387796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.4385023117065">
                <text:p>40.4385023117065</text:p>
              </table:table-cell>
              <table:table-cell office:value-type="float" office:value="79871.8318969055">
                <text:p>79871.8318969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0.4674961566925">
                <text:p>40.4674961566925</text:p>
              </table:table-cell>
              <table:table-cell office:value-type="float" office:value="80016.9829535643">
                <text:p>80016.98295356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.4967310428619">
                <text:p>40.4967310428619</text:p>
              </table:table-cell>
              <table:table-cell office:value-type="float" office:value="79357.2441689773">
                <text:p>79357.24416897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5259380340576">
                <text:p>40.5259380340576</text:p>
              </table:table-cell>
              <table:table-cell office:value-type="float" office:value="79433.036578696">
                <text:p>79433.0365786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5552294254303">
                <text:p>40.5552294254303</text:p>
              </table:table-cell>
              <table:table-cell office:value-type="float" office:value="79204.1583304167">
                <text:p>79204.15833041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.5840847492218">
                <text:p>40.5840847492218</text:p>
              </table:table-cell>
              <table:table-cell office:value-type="float" office:value="80401.1078428132">
                <text:p>80401.10784281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.6132123470306">
                <text:p>40.6132123470306</text:p>
              </table:table-cell>
              <table:table-cell office:value-type="float" office:value="79649.5480068757">
                <text:p>79649.54800687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.6425116062164">
                <text:p>40.6425116062164</text:p>
              </table:table-cell>
              <table:table-cell office:value-type="float" office:value="79182.8894132965">
                <text:p>79182.88941329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.6718447208405">
                <text:p>40.6718447208405</text:p>
              </table:table-cell>
              <table:table-cell office:value-type="float" office:value="79091.4987970609">
                <text:p>79091.49879706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.7008562088013">
                <text:p>40.7008562088013</text:p>
              </table:table-cell>
              <table:table-cell office:value-type="float" office:value="79968.3216225767">
                <text:p>79968.32162257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.7298035621643">
                <text:p>40.7298035621643</text:p>
              </table:table-cell>
              <table:table-cell office:value-type="float" office:value="80145.4962360189">
                <text:p>80145.49623601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.7589752674103">
                <text:p>40.7589752674103</text:p>
              </table:table-cell>
              <table:table-cell office:value-type="float" office:value="79529.1183850272">
                <text:p>79529.11838502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.7883744239807">
                <text:p>40.7883744239807</text:p>
              </table:table-cell>
              <table:table-cell office:value-type="float" office:value="78913.8285121119">
                <text:p>78913.82851211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0.8173587322235">
                <text:p>40.8173587322235</text:p>
              </table:table-cell>
              <table:table-cell office:value-type="float" office:value="80043.3110414662">
                <text:p>80043.31104146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.8463380336761">
                <text:p>40.8463380336761</text:p>
              </table:table-cell>
              <table:table-cell office:value-type="float" office:value="80057.1402244381">
                <text:p>80057.14022443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.8754117488861">
                <text:p>40.8754117488861</text:p>
              </table:table-cell>
              <table:table-cell office:value-type="float" office:value="79797.1632880667">
                <text:p>79797.16328806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0.9048323631287">
                <text:p>40.9048323631287</text:p>
              </table:table-cell>
              <table:table-cell office:value-type="float" office:value="78856.2733895737">
                <text:p>78856.27338957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0.9364397525787">
                <text:p>40.9364397525787</text:p>
              </table:table-cell>
              <table:table-cell office:value-type="float" office:value="73400.5572862843">
                <text:p>73400.55728628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.9718651771545">
                <text:p>40.9718651771545</text:p>
              </table:table-cell>
              <table:table-cell office:value-type="float" office:value="65489.6879227378">
                <text:p>65489.68792273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.992164850235">
                <text:p>40.992164850235</text:p>
              </table:table-cell>
              <table:table-cell office:value-type="float" office:value="114287.554819539">
                <text:p>114287.5548195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1.0201852321625">
                <text:p>41.0201852321625</text:p>
              </table:table-cell>
              <table:table-cell office:value-type="float" office:value="82796.8728621752">
                <text:p>82796.87286217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1.0476067066193">
                <text:p>41.0476067066193</text:p>
              </table:table-cell>
              <table:table-cell office:value-type="float" office:value="84605.2244074634">
                <text:p>84605.22440746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1.075160741806">
                <text:p>41.075160741806</text:p>
              </table:table-cell>
              <table:table-cell office:value-type="float" office:value="84198.1939949814">
                <text:p>84198.19399498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.1024994850159">
                <text:p>41.1024994850159</text:p>
              </table:table-cell>
              <table:table-cell office:value-type="float" office:value="84861.2528451952">
                <text:p>84861.25284519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.1298267841339">
                <text:p>41.1298267841339</text:p>
              </table:table-cell>
              <table:table-cell office:value-type="float" office:value="84896.7909334404">
                <text:p>84896.79093344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.1571555137634">
                <text:p>41.1571555137634</text:p>
              </table:table-cell>
              <table:table-cell office:value-type="float" office:value="84892.347044711">
                <text:p>84892.3470447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.1847596168518">
                <text:p>41.1847596168518</text:p>
              </table:table-cell>
              <table:table-cell office:value-type="float" office:value="84045.4765935395">
                <text:p>84045.47659353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.2121675014496">
                <text:p>41.2121675014496</text:p>
              </table:table-cell>
              <table:table-cell office:value-type="float" office:value="84647.1748566855">
                <text:p>84647.17485668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.2395935058594">
                <text:p>41.2395935058594</text:p>
              </table:table-cell>
              <table:table-cell office:value-type="float" office:value="84591.2501629967">
                <text:p>84591.25016299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2669718265533">
                <text:p>41.2669718265533</text:p>
              </table:table-cell>
              <table:table-cell office:value-type="float" office:value="84738.5793282419">
                <text:p>84738.57932824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2943949699402">
                <text:p>41.2943949699402</text:p>
              </table:table-cell>
              <table:table-cell office:value-type="float" office:value="84600.0754644804">
                <text:p>84600.07546448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3218836784363">
                <text:p>41.3218836784363</text:p>
              </table:table-cell>
              <table:table-cell office:value-type="float" office:value="84398.2903136275">
                <text:p>84398.29031362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3491473197937">
                <text:p>41.3491473197937</text:p>
              </table:table-cell>
              <table:table-cell office:value-type="float" office:value="85095.0160906674">
                <text:p>85095.0160906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767120838165">
                <text:p>41.3767120838165</text:p>
              </table:table-cell>
              <table:table-cell office:value-type="float" office:value="84165.4221338062">
                <text:p>84165.42213380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4040875434876">
                <text:p>41.4040875434876</text:p>
              </table:table-cell>
              <table:table-cell office:value-type="float" office:value="84747.4353994478">
                <text:p>84747.43539944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15392971039">
                <text:p>41.4315392971039</text:p>
              </table:table-cell>
              <table:table-cell office:value-type="float" office:value="84511.9052292407">
                <text:p>84511.90522924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4590065479279">
                <text:p>41.4590065479279</text:p>
              </table:table-cell>
              <table:table-cell office:value-type="float" office:value="84464.2230439387">
                <text:p>84464.22304393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4863746166229">
                <text:p>41.4863746166229</text:p>
              </table:table-cell>
              <table:table-cell office:value-type="float" office:value="84770.3221534977">
                <text:p>84770.32215349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5137803554535">
                <text:p>41.5137803554535</text:p>
              </table:table-cell>
              <table:table-cell office:value-type="float" office:value="84653.802415005">
                <text:p>84653.8024150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5413062572479">
                <text:p>41.5413062572479</text:p>
              </table:table-cell>
              <table:table-cell office:value-type="float" office:value="84284.2504244188">
                <text:p>84284.25042441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5687615871429">
                <text:p>41.5687615871429</text:p>
              </table:table-cell>
              <table:table-cell office:value-type="float" office:value="84500.8968703324">
                <text:p>84500.89687033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5960443019867">
                <text:p>41.5960443019867</text:p>
              </table:table-cell>
              <table:table-cell office:value-type="float" office:value="85035.5257270694">
                <text:p>85035.52572706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6234595775604">
                <text:p>41.6234595775604</text:p>
              </table:table-cell>
              <table:table-cell office:value-type="float" office:value="84624.3545413435">
                <text:p>84624.35454134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6509926319122">
                <text:p>41.6509926319122</text:p>
              </table:table-cell>
              <table:table-cell office:value-type="float" office:value="84262.3549990475">
                <text:p>84262.35499904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.6784818172455">
                <text:p>41.6784818172455</text:p>
              </table:table-cell>
              <table:table-cell office:value-type="float" office:value="84396.8263109508">
                <text:p>84396.82631095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1.7057843208313">
                <text:p>41.7057843208313</text:p>
              </table:table-cell>
              <table:table-cell office:value-type="float" office:value="84973.8923285159">
                <text:p>84973.89232851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.7331674098969">
                <text:p>41.7331674098969</text:p>
              </table:table-cell>
              <table:table-cell office:value-type="float" office:value="84723.8233219855">
                <text:p>84723.82332198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.7606329917908">
                <text:p>41.7606329917908</text:p>
              </table:table-cell>
              <table:table-cell office:value-type="float" office:value="84469.3554631551">
                <text:p>84469.35546315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.7882325649262">
                <text:p>41.7882325649262</text:p>
              </table:table-cell>
              <table:table-cell office:value-type="float" office:value="84059.2710843894">
                <text:p>84059.2710843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.8155415058136">
                <text:p>41.8155415058136</text:p>
              </table:table-cell>
              <table:table-cell office:value-type="float" office:value="84953.862164097">
                <text:p>84953.8621640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.8431267738342">
                <text:p>41.8431267738342</text:p>
              </table:table-cell>
              <table:table-cell office:value-type="float" office:value="84102.8623780261">
                <text:p>84102.86237802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.8703196048737">
                <text:p>41.8703196048737</text:p>
              </table:table-cell>
              <table:table-cell office:value-type="float" office:value="85316.6040945158">
                <text:p>85316.6040945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.897807598114">
                <text:p>41.897807598114</text:p>
              </table:table-cell>
              <table:table-cell office:value-type="float" office:value="84400.4864128785">
                <text:p>84400.48641287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.9254851341248">
                <text:p>41.9254851341248</text:p>
              </table:table-cell>
              <table:table-cell office:value-type="float" office:value="83822.4905244297">
                <text:p>83822.49052442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.954526424408">
                <text:p>41.954526424408</text:p>
              </table:table-cell>
              <table:table-cell office:value-type="float" office:value="79886.2577170629">
                <text:p>79886.25771706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.9801497459412">
                <text:p>41.9801497459412</text:p>
              </table:table-cell>
              <table:table-cell office:value-type="float" office:value="90542.5160041685">
                <text:p>90542.51600416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0063891410828">
                <text:p>42.0063891410828</text:p>
              </table:table-cell>
              <table:table-cell office:value-type="float" office:value="88416.6722395871">
                <text:p>88416.67223958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0295269489288">
                <text:p>42.0295269489288</text:p>
              </table:table-cell>
              <table:table-cell office:value-type="float" office:value="100268.790173833">
                <text:p>100268.7901738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0523979663849">
                <text:p>42.0523979663849</text:p>
              </table:table-cell>
              <table:table-cell office:value-type="float" office:value="101438.425485781">
                <text:p>101438.4254857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0752460956574">
                <text:p>42.0752460956574</text:p>
              </table:table-cell>
              <table:table-cell office:value-type="float" office:value="101540.041739711">
                <text:p>101540.0417397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.0978462696075">
                <text:p>42.0978462696075</text:p>
              </table:table-cell>
              <table:table-cell office:value-type="float" office:value="102654.077137311">
                <text:p>102654.0771373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.120504617691">
                <text:p>42.120504617691</text:p>
              </table:table-cell>
              <table:table-cell office:value-type="float" office:value="102390.518119449">
                <text:p>102390.5181194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.1432461738586">
                <text:p>42.1432461738586</text:p>
              </table:table-cell>
              <table:table-cell office:value-type="float" office:value="102015.885935944">
                <text:p>102015.8859359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.1660177707672">
                <text:p>42.1660177707672</text:p>
              </table:table-cell>
              <table:table-cell office:value-type="float" office:value="101881.304561778">
                <text:p>101881.3045617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.1890661716461">
                <text:p>42.1890661716461</text:p>
              </table:table-cell>
              <table:table-cell office:value-type="float" office:value="100657.742469381">
                <text:p>100657.7424693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.2179362773895">
                <text:p>42.2179362773895</text:p>
              </table:table-cell>
              <table:table-cell office:value-type="float" office:value="80359.9412007598">
                <text:p>80359.94120075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.2406885623932">
                <text:p>42.2406885623932</text:p>
              </table:table-cell>
              <table:table-cell office:value-type="float" office:value="101967.780362569">
                <text:p>101967.7803625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.2636780738831">
                <text:p>42.2636780738831</text:p>
              </table:table-cell>
              <table:table-cell office:value-type="float" office:value="100915.584962406">
                <text:p>100915.5849624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.302937746048">
                <text:p>42.302937746048</text:p>
              </table:table-cell>
              <table:table-cell office:value-type="float" office:value="59093.7181098824">
                <text:p>59093.71810988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.3257756233215">
                <text:p>42.3257756233215</text:p>
              </table:table-cell>
              <table:table-cell office:value-type="float" office:value="101585.623401434">
                <text:p>101585.6234014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.3485867977142">
                <text:p>42.3485867977142</text:p>
              </table:table-cell>
              <table:table-cell office:value-type="float" office:value="101704.540067101">
                <text:p>101704.5400671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.3712556362152">
                <text:p>42.3712556362152</text:p>
              </table:table-cell>
              <table:table-cell office:value-type="float" office:value="102343.135044173">
                <text:p>102343.1350441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.3939814567566">
                <text:p>42.3939814567566</text:p>
              </table:table-cell>
              <table:table-cell office:value-type="float" office:value="102086.522938764">
                <text:p>102086.5229387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.4167370796204">
                <text:p>42.4167370796204</text:p>
              </table:table-cell>
              <table:table-cell office:value-type="float" office:value="101952.823435732">
                <text:p>101952.8234357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.4396305084229">
                <text:p>42.4396305084229</text:p>
              </table:table-cell>
              <table:table-cell office:value-type="float" office:value="101339.123117619">
                <text:p>101339.1231176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2.462507724762">
                <text:p>42.462507724762</text:p>
              </table:table-cell>
              <table:table-cell office:value-type="float" office:value="101410.939408467">
                <text:p>101410.9394084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.4921174049377">
                <text:p>42.4921174049377</text:p>
              </table:table-cell>
              <table:table-cell office:value-type="float" office:value="78352.7544447307">
                <text:p>78352.75444473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.5148916244507">
                <text:p>42.5148916244507</text:p>
              </table:table-cell>
              <table:table-cell office:value-type="float" office:value="101869.572245137">
                <text:p>101869.5722451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.5376226902008">
                <text:p>42.5376226902008</text:p>
              </table:table-cell>
              <table:table-cell office:value-type="float" office:value="102062.9664048">
                <text:p>102062.9664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.5604636669159">
                <text:p>42.5604636669159</text:p>
              </table:table-cell>
              <table:table-cell office:value-type="float" office:value="101571.838583746">
                <text:p>101571.8385837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.5993134975433">
                <text:p>42.5993134975433</text:p>
              </table:table-cell>
              <table:table-cell office:value-type="float" office:value="59717.1200628421">
                <text:p>59717.12006284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.6220524311066">
                <text:p>42.6220524311066</text:p>
              </table:table-cell>
              <table:table-cell office:value-type="float" office:value="102027.651980624">
                <text:p>102027.6519806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.6446681022644">
                <text:p>42.6446681022644</text:p>
              </table:table-cell>
              <table:table-cell office:value-type="float" office:value="102583.734252612">
                <text:p>102583.7342526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.6674432754517">
                <text:p>42.6674432754517</text:p>
              </table:table-cell>
              <table:table-cell office:value-type="float" office:value="101865.306618094">
                <text:p>101865.3066180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.6903748512268">
                <text:p>42.6903748512268</text:p>
              </table:table-cell>
              <table:table-cell office:value-type="float" office:value="101170.544176665">
                <text:p>101170.5441766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.7131016254425">
                <text:p>42.7131016254425</text:p>
              </table:table-cell>
              <table:table-cell office:value-type="float" office:value="102082.239123821">
                <text:p>102082.2391238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.7359848022461">
                <text:p>42.7359848022461</text:p>
              </table:table-cell>
              <table:table-cell office:value-type="float" office:value="101384.524531408">
                <text:p>101384.524531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.7660758495331">
                <text:p>42.7660758495331</text:p>
              </table:table-cell>
              <table:table-cell office:value-type="float" office:value="77099.3437972918">
                <text:p>77099.34379729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.7888011932373">
                <text:p>42.7888011932373</text:p>
              </table:table-cell>
              <table:table-cell office:value-type="float" office:value="102088.664981063">
                <text:p>102088.6649810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.8116502761841">
                <text:p>42.8116502761841</text:p>
              </table:table-cell>
              <table:table-cell office:value-type="float" office:value="101535.803664594">
                <text:p>101535.8036645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.8344292640686">
                <text:p>42.8344292640686</text:p>
              </table:table-cell>
              <table:table-cell office:value-type="float" office:value="101848.247681648">
                <text:p>101848.247681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.8730359077454">
                <text:p>42.8730359077454</text:p>
              </table:table-cell>
              <table:table-cell office:value-type="float" office:value="60093.2839286596">
                <text:p>60093.28392865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.8954155445099">
                <text:p>42.8954155445099</text:p>
              </table:table-cell>
              <table:table-cell office:value-type="float" office:value="103665.668232712">
                <text:p>103665.6682327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.918178319931">
                <text:p>42.918178319931</text:p>
              </table:table-cell>
              <table:table-cell office:value-type="float" office:value="101920.787648993">
                <text:p>101920.7876489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.9412217140198">
                <text:p>42.9412217140198</text:p>
              </table:table-cell>
              <table:table-cell office:value-type="float" office:value="100679.613040734">
                <text:p>100679.6130407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.9648203849793">
                <text:p>42.9648203849793</text:p>
              </table:table-cell>
              <table:table-cell office:value-type="float" office:value="98310.6211355829">
                <text:p>98310.62113558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.9727122783661">
                <text:p>42.9727122783661</text:p>
              </table:table-cell>
              <table:table-cell office:value-type="float" office:value="293972.547052959">
                <text:p>293972.5470529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.994800567627">
                <text:p>42.994800567627</text:p>
              </table:table-cell>
              <table:table-cell office:value-type="float" office:value="105033.032327703">
                <text:p>105033.032327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3.0176424980164">
                <text:p>43.0176424980164</text:p>
              </table:table-cell>
              <table:table-cell office:value-type="float" office:value="101567.597853997">
                <text:p>101567.5978539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3.0408997535706">
                <text:p>43.0408997535706</text:p>
              </table:table-cell>
              <table:table-cell office:value-type="float" office:value="99753.8163775782">
                <text:p>99753.81637757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3.0641543865204">
                <text:p>43.0641543865204</text:p>
              </table:table-cell>
              <table:table-cell office:value-type="float" office:value="99765.0663850641">
                <text:p>99765.06638506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3.0874581336975">
                <text:p>43.0874581336975</text:p>
              </table:table-cell>
              <table:table-cell office:value-type="float" office:value="99554.8047430507">
                <text:p>99554.80474305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3.1108610630035">
                <text:p>43.1108610630035</text:p>
              </table:table-cell>
              <table:table-cell office:value-type="float" office:value="99132.8892918632">
                <text:p>99132.88929186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3.134336233139">
                <text:p>43.134336233139</text:p>
              </table:table-cell>
              <table:table-cell office:value-type="float" office:value="98827.8247445715">
                <text:p>98827.82474457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3.1577265262604">
                <text:p>43.1577265262604</text:p>
              </table:table-cell>
              <table:table-cell office:value-type="float" office:value="99186.4440503129">
                <text:p>99186.44405031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3.1810607910156">
                <text:p>43.1810607910156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3.2043800354004">
                <text:p>43.2043800354004</text:p>
              </table:table-cell>
              <table:table-cell office:value-type="float" office:value="99488.6438737118">
                <text:p>99488.64387371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3.2275972366333">
                <text:p>43.2275972366333</text:p>
              </table:table-cell>
              <table:table-cell office:value-type="float" office:value="99925.9116861779">
                <text:p>99925.91168617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3.2511508464813">
                <text:p>43.2511508464813</text:p>
              </table:table-cell>
              <table:table-cell office:value-type="float" office:value="98498.7021084917">
                <text:p>98498.70210849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3.2746169567108">
                <text:p>43.2746169567108</text:p>
              </table:table-cell>
              <table:table-cell office:value-type="float" office:value="98865.9806551248">
                <text:p>98865.98065512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3.2981762886047">
                <text:p>43.2981762886047</text:p>
              </table:table-cell>
              <table:table-cell office:value-type="float" office:value="98474.7789303244">
                <text:p>98474.77893032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3.3212606906891">
                <text:p>43.3212606906891</text:p>
              </table:table-cell>
              <table:table-cell office:value-type="float" office:value="100500.762009027">
                <text:p>100500.7620090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3.344535112381">
                <text:p>43.344535112381</text:p>
              </table:table-cell>
              <table:table-cell office:value-type="float" office:value="99680.2425732432">
                <text:p>99680.24257324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.3679270744324">
                <text:p>43.3679270744324</text:p>
              </table:table-cell>
              <table:table-cell office:value-type="float" office:value="99179.3674640466">
                <text:p>99179.36746404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3.3913884162903">
                <text:p>43.3913884162903</text:p>
              </table:table-cell>
              <table:table-cell office:value-type="float" office:value="98886.0745498151">
                <text:p>98886.07454981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.4147443771362">
                <text:p>43.4147443771362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3.438289642334">
                <text:p>43.438289642334</text:p>
              </table:table-cell>
              <table:table-cell office:value-type="float" office:value="98533.6109198428">
                <text:p>98533.61091984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3.4614005088806">
                <text:p>43.4614005088806</text:p>
              </table:table-cell>
              <table:table-cell office:value-type="float" office:value="100385.677677595">
                <text:p>100385.6776775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3.4850203990936">
                <text:p>43.4850203990936</text:p>
              </table:table-cell>
              <table:table-cell office:value-type="float" office:value="98222.3024356762">
                <text:p>98222.30243567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.5085074901581">
                <text:p>43.5085074901581</text:p>
              </table:table-cell>
              <table:table-cell office:value-type="float" office:value="98777.6644469709">
                <text:p>98777.66444697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.5317525863647">
                <text:p>43.5317525863647</text:p>
              </table:table-cell>
              <table:table-cell office:value-type="float" office:value="99805.9969024688">
                <text:p>99805.99690246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.5553138256073">
                <text:p>43.5553138256073</text:p>
              </table:table-cell>
              <table:table-cell office:value-type="float" office:value="98466.8071198001">
                <text:p>98466.80711980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3.5786144733429">
                <text:p>43.5786144733429</text:p>
              </table:table-cell>
              <table:table-cell office:value-type="float" office:value="99568.0474777448">
                <text:p>99568.04747774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3.6017916202545">
                <text:p>43.6017916202545</text:p>
              </table:table-cell>
              <table:table-cell office:value-type="float" office:value="100098.601818706">
                <text:p>100098.6018187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.6252517700195">
                <text:p>43.6252517700195</text:p>
              </table:table-cell>
              <table:table-cell office:value-type="float" office:value="98891.0992997896">
                <text:p>98891.09929978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3.6486077308655">
                <text:p>43.6486077308655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.6719887256622">
                <text:p>43.6719887256622</text:p>
              </table:table-cell>
              <table:table-cell office:value-type="float" office:value="99225.8892389897">
                <text:p>99225.88923898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.6955609321594">
                <text:p>43.6955609321594</text:p>
              </table:table-cell>
              <table:table-cell office:value-type="float" office:value="98420.9942449099">
                <text:p>98420.99424490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.7187232971191">
                <text:p>43.7187232971191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.7423076629639">
                <text:p>43.7423076629639</text:p>
              </table:table-cell>
              <table:table-cell office:value-type="float" office:value="98370.2515163769">
                <text:p>98370.25151637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3.7657122612">
                <text:p>43.7657122612</text:p>
              </table:table-cell>
              <table:table-cell office:value-type="float" office:value="99125.8203451297">
                <text:p>99125.82034512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3.7890775203705">
                <text:p>43.7890775203705</text:p>
              </table:table-cell>
              <table:table-cell office:value-type="float" office:value="99292.714155978">
                <text:p>99292.7141559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3.812530040741">
                <text:p>43.812530040741</text:p>
              </table:table-cell>
              <table:table-cell office:value-type="float" office:value="98923.2697957648">
                <text:p>98923.26979576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3.8359906673431">
                <text:p>43.8359906673431</text:p>
              </table:table-cell>
              <table:table-cell office:value-type="float" office:value="98889.089338523">
                <text:p>98889.0893385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3.8592224121094">
                <text:p>43.8592224121094</text:p>
              </table:table-cell>
              <table:table-cell office:value-type="float" office:value="99863.356082142">
                <text:p>99863.3560821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.8826901912689">
                <text:p>43.8826901912689</text:p>
              </table:table-cell>
              <table:table-cell office:value-type="float" office:value="98858.9497211244">
                <text:p>98858.94972112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3.9060509204865">
                <text:p>43.9060509204865</text:p>
              </table:table-cell>
              <table:table-cell office:value-type="float" office:value="99311.968320712">
                <text:p>99311.9683207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3.930103302002">
                <text:p>43.930103302002</text:p>
              </table:table-cell>
              <table:table-cell office:value-type="float" office:value="96456.145039303">
                <text:p>96456.1450393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.9443063735962">
                <text:p>43.9443063735962</text:p>
              </table:table-cell>
              <table:table-cell office:value-type="float" office:value="163344.948633586">
                <text:p>163344.9486335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3.9581396579743">
                <text:p>43.9581396579743</text:p>
              </table:table-cell>
              <table:table-cell office:value-type="float" office:value="167711.436893539">
                <text:p>167711.4368935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3.9911541938782">
                <text:p>43.9911541938782</text:p>
              </table:table-cell>
              <table:table-cell office:value-type="float" office:value="70272.076722538">
                <text:p>70272.0767225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.0144991874695">
                <text:p>44.0144991874695</text:p>
              </table:table-cell>
              <table:table-cell office:value-type="float" office:value="99378.9092691695">
                <text:p>99378.90926916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4.037825345993">
                <text:p>44.037825345993</text:p>
              </table:table-cell>
              <table:table-cell office:value-type="float" office:value="99459.154307675">
                <text:p>99459.1543076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4.0610394477844">
                <text:p>44.0610394477844</text:p>
              </table:table-cell>
              <table:table-cell office:value-type="float" office:value="99939.2533404542">
                <text:p>99939.25334045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.0842804908752">
                <text:p>44.0842804908752</text:p>
              </table:table-cell>
              <table:table-cell office:value-type="float" office:value="99823.4025441116">
                <text:p>99823.40254411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.1077361106873">
                <text:p>44.1077361106873</text:p>
              </table:table-cell>
              <table:table-cell office:value-type="float" office:value="98910.1980077252">
                <text:p>98910.19800772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.1394462585449">
                <text:p>44.1394462585449</text:p>
              </table:table-cell>
              <table:table-cell office:value-type="float" office:value="73162.6989067834">
                <text:p>73162.69890678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.1624250411987">
                <text:p>44.1624250411987</text:p>
              </table:table-cell>
              <table:table-cell office:value-type="float" office:value="100962.702635402">
                <text:p>100962.7026354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4.1856973171234">
                <text:p>44.1856973171234</text:p>
              </table:table-cell>
              <table:table-cell office:value-type="float" office:value="99689.4333630431">
                <text:p>99689.43336304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.223551273346">
                <text:p>44.223551273346</text:p>
              </table:table-cell>
              <table:table-cell office:value-type="float" office:value="61288.177815848">
                <text:p>61288.1778158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4.2468075752258">
                <text:p>44.2468075752258</text:p>
              </table:table-cell>
              <table:table-cell office:value-type="float" office:value="99757.9069958173">
                <text:p>99757.90699581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4.2700395584106">
                <text:p>44.2700395584106</text:p>
              </table:table-cell>
              <table:table-cell office:value-type="float" office:value="99862.3312329386">
                <text:p>99862.33123293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4.2933640480042">
                <text:p>44.2933640480042</text:p>
              </table:table-cell>
              <table:table-cell office:value-type="float" office:value="99466.2708780538">
                <text:p>99466.27087805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4.3164455890656">
                <text:p>44.3164455890656</text:p>
              </table:table-cell>
              <table:table-cell office:value-type="float" office:value="100513.219365568">
                <text:p>100513.219365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.3484869003296">
                <text:p>44.3484869003296</text:p>
              </table:table-cell>
              <table:table-cell office:value-type="float" office:value="72406.5248416933">
                <text:p>72406.52484169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.3718869686127">
                <text:p>44.3718869686127</text:p>
              </table:table-cell>
              <table:table-cell office:value-type="float" office:value="99145.0098321905">
                <text:p>99145.00983219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.3951406478882">
                <text:p>44.3951406478882</text:p>
              </table:table-cell>
              <table:table-cell office:value-type="float" office:value="99769.1579260353">
                <text:p>99769.15792603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.4326145648956">
                <text:p>44.4326145648956</text:p>
              </table:table-cell>
              <table:table-cell office:value-type="float" office:value="61909.7277591505">
                <text:p>61909.72775915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.4557712078094">
                <text:p>44.4557712078094</text:p>
              </table:table-cell>
              <table:table-cell office:value-type="float" office:value="100187.233902354">
                <text:p>100187.2339023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.4789254665375">
                <text:p>44.4789254665375</text:p>
              </table:table-cell>
              <table:table-cell office:value-type="float" office:value="100197.550146217">
                <text:p>100197.5501462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.5020749568939">
                <text:p>44.5020749568939</text:p>
              </table:table-cell>
              <table:table-cell office:value-type="float" office:value="100218.189008816">
                <text:p>100218.1890088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.5253467559814">
                <text:p>44.5253467559814</text:p>
              </table:table-cell>
              <table:table-cell office:value-type="float" office:value="99691.4759909435">
                <text:p>99691.47599094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4.5579085350037">
                <text:p>44.5579085350037</text:p>
              </table:table-cell>
              <table:table-cell office:value-type="float" office:value="71249.1783209103">
                <text:p>71249.17832091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.581024646759">
                <text:p>44.581024646759</text:p>
              </table:table-cell>
              <table:table-cell office:value-type="float" office:value="100362.899459549">
                <text:p>100362.8994595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4.6043698787689">
                <text:p>44.6043698787689</text:p>
              </table:table-cell>
              <table:table-cell office:value-type="float" office:value="99377.8943390831">
                <text:p>99377.89433908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4.6276302337647">
                <text:p>44.6276302337647</text:p>
              </table:table-cell>
              <table:table-cell office:value-type="float" office:value="99740.524184869">
                <text:p>99740.5241848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4.6646995544434">
                <text:p>44.6646995544434</text:p>
              </table:table-cell>
              <table:table-cell office:value-type="float" office:value="62585.446874196">
                <text:p>62585.4468741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4.6880977153778">
                <text:p>44.6880977153778</text:p>
              </table:table-cell>
              <table:table-cell office:value-type="float" office:value="99153.0918391261">
                <text:p>99153.09183912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4.7111937999725">
                <text:p>44.7111937999725</text:p>
              </table:table-cell>
              <table:table-cell office:value-type="float" office:value="100449.92650095">
                <text:p>100449.926500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.7342841625214">
                <text:p>44.7342841625214</text:p>
              </table:table-cell>
              <table:table-cell office:value-type="float" office:value="100474.819097968">
                <text:p>100474.8190979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4.7574534416199">
                <text:p>44.7574534416199</text:p>
              </table:table-cell>
              <table:table-cell office:value-type="float" office:value="100132.593255745">
                <text:p>100132.5932557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.7907018661499">
                <text:p>44.7907018661499</text:p>
              </table:table-cell>
              <table:table-cell office:value-type="float" office:value="69777.7423379752">
                <text:p>69777.74233797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.8139777183533">
                <text:p>44.8139777183533</text:p>
              </table:table-cell>
              <table:table-cell office:value-type="float" office:value="99674.1163214717">
                <text:p>99674.11632147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.8372483253479">
                <text:p>44.8372483253479</text:p>
              </table:table-cell>
              <table:table-cell office:value-type="float" office:value="99696.5829269292">
                <text:p>99696.58292692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.8604481220245">
                <text:p>44.8604481220245</text:p>
              </table:table-cell>
              <table:table-cell office:value-type="float" office:value="100000.876401492">
                <text:p>100000.8764014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.8967761993408">
                <text:p>44.8967761993408</text:p>
              </table:table-cell>
              <table:table-cell office:value-type="float" office:value="63862.4494162275">
                <text:p>63862.44941622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.9203248023987">
                <text:p>44.9203248023987</text:p>
              </table:table-cell>
              <table:table-cell office:value-type="float" office:value="98519.6444264453">
                <text:p>98519.64442644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.9435291290283">
                <text:p>44.9435291290283</text:p>
              </table:table-cell>
              <table:table-cell office:value-type="float" office:value="99981.3542116187">
                <text:p>99981.354211618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.9768195152283">
                <text:p>44.9768195152283</text:p>
              </table:table-cell>
              <table:table-cell office:value-type="float" office:value="69689.7893002936">
                <text:p>69689.78930029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9909956455231">
                <text:p>44.9909956455231</text:p>
              </table:table-cell>
              <table:table-cell office:value-type="float" office:value="163655.380682487">
                <text:p>163655.3806824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.0000650882721">
                <text:p>45.0000650882721</text:p>
              </table:table-cell>
              <table:table-cell office:value-type="float" office:value="255804.029442692">
                <text:p>255804.0294426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.0225217342377">
                <text:p>45.0225217342377</text:p>
              </table:table-cell>
              <table:table-cell office:value-type="float" office:value="103310.173903811">
                <text:p>103310.1739038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.0352172851563">
                <text:p>45.0352172851563</text:p>
              </table:table-cell>
              <table:table-cell office:value-type="float" office:value="182741.183496404">
                <text:p>182741.1834964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.0573465824127">
                <text:p>45.0573465824127</text:p>
              </table:table-cell>
              <table:table-cell office:value-type="float" office:value="104838.394690628">
                <text:p>104838.3946906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.0795614719391">
                <text:p>45.0795614719391</text:p>
              </table:table-cell>
              <table:table-cell office:value-type="float" office:value="104434.460376063">
                <text:p>104434.4603760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.1018538475037">
                <text:p>45.1018538475037</text:p>
              </table:table-cell>
              <table:table-cell office:value-type="float" office:value="104071.456775863">
                <text:p>104071.4567758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.123997926712">
                <text:p>45.123997926712</text:p>
              </table:table-cell>
              <table:table-cell office:value-type="float" office:value="104768.411373938">
                <text:p>104768.4113739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.1461751461029">
                <text:p>45.1461751461029</text:p>
              </table:table-cell>
              <table:table-cell office:value-type="float" office:value="104611.852329657">
                <text:p>104611.8523296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1683709621429">
                <text:p>45.1683709621429</text:p>
              </table:table-cell>
              <table:table-cell office:value-type="float" office:value="104524.203832603">
                <text:p>104524.2038326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1906898021698">
                <text:p>45.1906898021698</text:p>
              </table:table-cell>
              <table:table-cell office:value-type="float" office:value="103948.054522924">
                <text:p>103948.0545229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2132117748261">
                <text:p>45.2132117748261</text:p>
              </table:table-cell>
              <table:table-cell office:value-type="float" office:value="103010.514905149">
                <text:p>103010.5149051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2352659702301">
                <text:p>45.2352659702301</text:p>
              </table:table-cell>
              <table:table-cell office:value-type="float" office:value="105195.404207477">
                <text:p>105195.4042074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2574279308319">
                <text:p>45.2574279308319</text:p>
              </table:table-cell>
              <table:table-cell office:value-type="float" office:value="104683.878907847">
                <text:p>104683.8789078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2796325683594">
                <text:p>45.2796325683594</text:p>
              </table:table-cell>
              <table:table-cell office:value-type="float" office:value="104482.678320252">
                <text:p>104482.6783202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2897989749908">
                <text:p>45.2897989749908</text:p>
              </table:table-cell>
              <table:table-cell office:value-type="float" office:value="228202.558101358">
                <text:p>228202.5581013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3124811649323">
                <text:p>45.3124811649323</text:p>
              </table:table-cell>
              <table:table-cell office:value-type="float" office:value="102282.892700975">
                <text:p>102282.8927009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3348774909973">
                <text:p>45.3348774909973</text:p>
              </table:table-cell>
              <table:table-cell office:value-type="float" office:value="103588.418620991">
                <text:p>103588.418620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3571400642395">
                <text:p>45.3571400642395</text:p>
              </table:table-cell>
              <table:table-cell office:value-type="float" office:value="104210.774503084">
                <text:p>104210.7745030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.3795912265778">
                <text:p>45.3795912265778</text:p>
              </table:table-cell>
              <table:table-cell office:value-type="float" office:value="103335.407095904">
                <text:p>103335.4070959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.4017395973206">
                <text:p>45.4017395973206</text:p>
              </table:table-cell>
              <table:table-cell office:value-type="float" office:value="104748.111133836">
                <text:p>104748.1111338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4238777160645">
                <text:p>45.4238777160645</text:p>
              </table:table-cell>
              <table:table-cell office:value-type="float" office:value="104796.61920865">
                <text:p>104796.619208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.4461832046509">
                <text:p>45.4461832046509</text:p>
              </table:table-cell>
              <table:table-cell office:value-type="float" office:value="104010.274915559">
                <text:p>104010.274915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.4683523178101">
                <text:p>45.4683523178101</text:p>
              </table:table-cell>
              <table:table-cell office:value-type="float" office:value="104650.104103932">
                <text:p>104650.1041039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.4908990859985">
                <text:p>45.4908990859985</text:p>
              </table:table-cell>
              <table:table-cell office:value-type="float" office:value="102897.230352762">
                <text:p>102897.2303527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.5019590854645">
                <text:p>45.5019590854645</text:p>
              </table:table-cell>
              <table:table-cell office:value-type="float" office:value="209764.928754662">
                <text:p>209764.9287546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.5242369174957">
                <text:p>45.5242369174957</text:p>
              </table:table-cell>
              <table:table-cell office:value-type="float" office:value="104139.397260274">
                <text:p>104139.3972602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5465240478516">
                <text:p>45.5465240478516</text:p>
              </table:table-cell>
              <table:table-cell office:value-type="float" office:value="104095.949678537">
                <text:p>104095.9496785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5.5689661502838">
                <text:p>45.5689661502838</text:p>
              </table:table-cell>
              <table:table-cell office:value-type="float" office:value="103377.12373445">
                <text:p>103377.123734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5.5912566184998">
                <text:p>45.5912566184998</text:p>
              </table:table-cell>
              <table:table-cell office:value-type="float" office:value="104080.361952232">
                <text:p>104080.3619522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.6131503582001">
                <text:p>45.6131503582001</text:p>
              </table:table-cell>
              <table:table-cell office:value-type="float" office:value="105966.364438249">
                <text:p>105966.3644382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.6353077888489">
                <text:p>45.6353077888489</text:p>
              </table:table-cell>
              <table:table-cell office:value-type="float" office:value="104705.280895249">
                <text:p>104705.2808952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.6577153205872">
                <text:p>45.6577153205872</text:p>
              </table:table-cell>
              <table:table-cell office:value-type="float" office:value="103536.615594144">
                <text:p>103536.6155941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5.6801595687866">
                <text:p>45.6801595687866</text:p>
              </table:table-cell>
              <table:table-cell office:value-type="float" office:value="103367.240434256">
                <text:p>103367.2404342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5.7022924423218">
                <text:p>45.7022924423218</text:p>
              </table:table-cell>
              <table:table-cell office:value-type="float" office:value="104821.454670803">
                <text:p>104821.4546708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.7244298458099">
                <text:p>45.7244298458099</text:p>
              </table:table-cell>
              <table:table-cell office:value-type="float" office:value="104800.005169573">
                <text:p>104800.0051695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5.7358360290527">
                <text:p>45.7358360290527</text:p>
              </table:table-cell>
              <table:table-cell office:value-type="float" office:value="203398.450701281">
                <text:p>203398.4507012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5.7581214904785">
                <text:p>45.7581214904785</text:p>
              </table:table-cell>
              <table:table-cell office:value-type="float" office:value="104103.745292708">
                <text:p>104103.7452927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5.7805979251862">
                <text:p>45.7805979251862</text:p>
              </table:table-cell>
              <table:table-cell office:value-type="float" office:value="103219.217379313">
                <text:p>103219.2173793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5.8031060695648">
                <text:p>45.8031060695648</text:p>
              </table:table-cell>
              <table:table-cell office:value-type="float" office:value="103073.801241447">
                <text:p>103073.8012414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5.8250956535339">
                <text:p>45.8250956535339</text:p>
              </table:table-cell>
              <table:table-cell office:value-type="float" office:value="105504.497186412">
                <text:p>105504.4971864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5.8473172187805">
                <text:p>45.8473172187805</text:p>
              </table:table-cell>
              <table:table-cell office:value-type="float" office:value="104403.086562808">
                <text:p>104403.0865628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5.8696324825287">
                <text:p>45.8696324825287</text:p>
              </table:table-cell>
              <table:table-cell office:value-type="float" office:value="103964.713398934">
                <text:p>103964.7133989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.8917920589447">
                <text:p>45.8917920589447</text:p>
              </table:table-cell>
              <table:table-cell office:value-type="float" office:value="104695.142021002">
                <text:p>104695.1420210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.9140696525574">
                <text:p>45.9140696525574</text:p>
              </table:table-cell>
              <table:table-cell office:value-type="float" office:value="104140.511777737">
                <text:p>104140.5117777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5.9366128444672">
                <text:p>45.9366128444672</text:p>
              </table:table-cell>
              <table:table-cell office:value-type="float" office:value="102913.554091356">
                <text:p>102913.5540913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5.9468882083893">
                <text:p>45.9468882083893</text:p>
              </table:table-cell>
              <table:table-cell office:value-type="float" office:value="225782.75743654">
                <text:p>225782.757436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5.9588766098022">
                <text:p>45.9588766098022</text:p>
              </table:table-cell>
              <table:table-cell office:value-type="float" office:value="193520.380247797">
                <text:p>193520.3802477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5.9811131954193">
                <text:p>45.9811131954193</text:p>
              </table:table-cell>
              <table:table-cell office:value-type="float" office:value="104332.56435824">
                <text:p>104332.564358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6.0034310817719">
                <text:p>46.0034310817719</text:p>
              </table:table-cell>
              <table:table-cell office:value-type="float" office:value="103952.496367832">
                <text:p>103952.4963678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6.013375043869">
                <text:p>46.013375043869</text:p>
              </table:table-cell>
              <table:table-cell office:value-type="float" office:value="233307.405773473">
                <text:p>233307.4057734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6.0347511768341">
                <text:p>46.0347511768341</text:p>
              </table:table-cell>
              <table:table-cell office:value-type="float" office:value="108532.259028754">
                <text:p>108532.2590287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6.055882692337">
                <text:p>46.055882692337</text:p>
              </table:table-cell>
              <table:table-cell office:value-type="float" office:value="109788.623521979">
                <text:p>109788.6235219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6.0779225826263">
                <text:p>46.0779225826263</text:p>
              </table:table-cell>
              <table:table-cell office:value-type="float" office:value="105263.681876203">
                <text:p>105263.6818762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6.0984301567078">
                <text:p>46.0984301567078</text:p>
              </table:table-cell>
              <table:table-cell office:value-type="float" office:value="113128.934255653">
                <text:p>113128.9342556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6.1098954677582">
                <text:p>46.1098954677582</text:p>
              </table:table-cell>
              <table:table-cell office:value-type="float" office:value="202349.503628688">
                <text:p>202349.5036286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6.131050825119">
                <text:p>46.131050825119</text:p>
              </table:table-cell>
              <table:table-cell office:value-type="float" office:value="109664.892936032">
                <text:p>109664.8929360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6.1521847248077">
                <text:p>46.1521847248077</text:p>
              </table:table-cell>
              <table:table-cell office:value-type="float" office:value="109776.237900769">
                <text:p>109776.2379007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6.1734139919281">
                <text:p>46.1734139919281</text:p>
              </table:table-cell>
              <table:table-cell office:value-type="float" office:value="109283.09427012">
                <text:p>109283.094270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6.1947898864746">
                <text:p>46.1947898864746</text:p>
              </table:table-cell>
              <table:table-cell office:value-type="float" office:value="108533.469556198">
                <text:p>108533.4695561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6.2160246372223">
                <text:p>46.2160246372223</text:p>
              </table:table-cell>
              <table:table-cell office:value-type="float" office:value="109254.873182507">
                <text:p>109254.8731825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.2256953716278">
                <text:p>46.2256953716278</text:p>
              </table:table-cell>
              <table:table-cell office:value-type="float" office:value="239899.050342685">
                <text:p>239899.0503426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6.2469592094421">
                <text:p>46.2469592094421</text:p>
              </table:table-cell>
              <table:table-cell office:value-type="float" office:value="109105.422090663">
                <text:p>109105.4220906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.2681291103363">
                <text:p>46.2681291103363</text:p>
              </table:table-cell>
              <table:table-cell office:value-type="float" office:value="109589.554131519">
                <text:p>109589.5541315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6.2893805503845">
                <text:p>46.2893805503845</text:p>
              </table:table-cell>
              <table:table-cell office:value-type="float" office:value="109169.072530431">
                <text:p>109169.0725304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6.3106288909912">
                <text:p>46.3106288909912</text:p>
              </table:table-cell>
              <table:table-cell office:value-type="float" office:value="109184.996746034">
                <text:p>109184.9967460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6.3223073482513">
                <text:p>46.3223073482513</text:p>
              </table:table-cell>
              <table:table-cell office:value-type="float" office:value="198656.376293816">
                <text:p>198656.3762938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6.343517780304">
                <text:p>46.343517780304</text:p>
              </table:table-cell>
              <table:table-cell office:value-type="float" office:value="109380.138709351">
                <text:p>109380.138709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6.3650407791138">
                <text:p>46.3650407791138</text:p>
              </table:table-cell>
              <table:table-cell office:value-type="float" office:value="107791.67069145">
                <text:p>107791.670691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6.3864853382111">
                <text:p>46.3864853382111</text:p>
              </table:table-cell>
              <table:table-cell office:value-type="float" office:value="108185.950080605">
                <text:p>108185.9500806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6.4074440002441">
                <text:p>46.4074440002441</text:p>
              </table:table-cell>
              <table:table-cell office:value-type="float" office:value="110694.0889804">
                <text:p>110694.08898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4287071228027">
                <text:p>46.4287071228027</text:p>
              </table:table-cell>
              <table:table-cell office:value-type="float" office:value="109109.09221385">
                <text:p>109109.092213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.4500160217285">
                <text:p>46.4500160217285</text:p>
              </table:table-cell>
              <table:table-cell office:value-type="float" office:value="108874.70103831">
                <text:p>108874.701038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.4592304229736">
                <text:p>46.4592304229736</text:p>
              </table:table-cell>
              <table:table-cell office:value-type="float" office:value="251779.788863589">
                <text:p>251779.7888635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6.4803996086121">
                <text:p>46.4803996086121</text:p>
              </table:table-cell>
              <table:table-cell office:value-type="float" office:value="109593.256898299">
                <text:p>109593.2568982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6.5017597675324">
                <text:p>46.5017597675324</text:p>
              </table:table-cell>
              <table:table-cell office:value-type="float" office:value="108613.424116262">
                <text:p>108613.4241162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6.5230603218079">
                <text:p>46.5230603218079</text:p>
              </table:table-cell>
              <table:table-cell office:value-type="float" office:value="108917.353510706">
                <text:p>108917.3535107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6.5441854000092">
                <text:p>46.5441854000092</text:p>
              </table:table-cell>
              <table:table-cell office:value-type="float" office:value="109822.078663732">
                <text:p>109822.0786637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.5776438713074">
                <text:p>46.5776438713074</text:p>
              </table:table-cell>
              <table:table-cell office:value-type="float" office:value="69339.6891723376">
                <text:p>69339.68917233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6.5991499423981">
                <text:p>46.5991499423981</text:p>
              </table:table-cell>
              <table:table-cell office:value-type="float" office:value="107876.514971786">
                <text:p>107876.5149717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6.6203343868256">
                <text:p>46.6203343868256</text:p>
              </table:table-cell>
              <table:table-cell office:value-type="float" office:value="109514.318770117">
                <text:p>109514.3187701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6.641660451889">
                <text:p>46.641660451889</text:p>
              </table:table-cell>
              <table:table-cell office:value-type="float" office:value="108787.063768894">
                <text:p>108787.0637688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6.6631472110748">
                <text:p>46.6631472110748</text:p>
              </table:table-cell>
              <table:table-cell office:value-type="float" office:value="107973.472404074">
                <text:p>107973.4724040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6.6840918064117">
                <text:p>46.6840918064117</text:p>
              </table:table-cell>
              <table:table-cell office:value-type="float" office:value="110768.432747473">
                <text:p>110768.4327474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.6930418014526">
                <text:p>46.6930418014526</text:p>
              </table:table-cell>
              <table:table-cell office:value-type="float" office:value="259218.020725113">
                <text:p>259218.0207251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.7139348983765">
                <text:p>46.7139348983765</text:p>
              </table:table-cell>
              <table:table-cell office:value-type="float" office:value="111041.460653642">
                <text:p>111041.4606536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.7352454662323">
                <text:p>46.7352454662323</text:p>
              </table:table-cell>
              <table:table-cell office:value-type="float" office:value="108866.174552208">
                <text:p>108866.1745522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6.7563099861145">
                <text:p>46.7563099861145</text:p>
              </table:table-cell>
              <table:table-cell office:value-type="float" office:value="110137.805797331">
                <text:p>110137.8057973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.7776777744293">
                <text:p>46.7776777744293</text:p>
              </table:table-cell>
              <table:table-cell office:value-type="float" office:value="108574.643562478">
                <text:p>108574.6435624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6.811708688736">
                <text:p>46.811708688736</text:p>
              </table:table-cell>
              <table:table-cell office:value-type="float" office:value="68173.3079251205">
                <text:p>68173.30792512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6.8331673145294">
                <text:p>46.8331673145294</text:p>
              </table:table-cell>
              <table:table-cell office:value-type="float" office:value="108115.031331941">
                <text:p>108115.0313319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.8542611598969">
                <text:p>46.8542611598969</text:p>
              </table:table-cell>
              <table:table-cell office:value-type="float" office:value="109984.687930918">
                <text:p>109984.6879309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6.8754336833954">
                <text:p>46.8754336833954</text:p>
              </table:table-cell>
              <table:table-cell office:value-type="float" office:value="109575.979460385">
                <text:p>109575.9794603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6.8967092037201">
                <text:p>46.8967092037201</text:p>
              </table:table-cell>
              <table:table-cell office:value-type="float" office:value="109045.511676902">
                <text:p>109045.5116769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6.9179973602295">
                <text:p>46.9179973602295</text:p>
              </table:table-cell>
              <table:table-cell office:value-type="float" office:value="108980.784643125">
                <text:p>108980.7846431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.9262003898621">
                <text:p>46.9262003898621</text:p>
              </table:table-cell>
              <table:table-cell office:value-type="float" office:value="282822.335639133">
                <text:p>282822.3356391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9.9356873035431">
                <text:p>49.9356873035431</text:p>
              </table:table-cell>
              <table:table-cell office:value-type="float" office:value="770.895526893091">
                <text:p>770.8955268930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9.9475758075714">
                <text:p>49.9475758075714</text:p>
              </table:table-cell>
              <table:table-cell office:value-type="float" office:value="195146.504091128">
                <text:p>195146.5040911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9.9574677944183">
                <text:p>49.9574677944183</text:p>
              </table:table-cell>
              <table:table-cell office:value-type="float" office:value="234533.267775368">
                <text:p>234533.2677753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.0157227516174">
                <text:p>60.0157227516174</text:p>
              </table:table-cell>
              <table:table-cell office:value-type="float" office:value="230.656312637957">
                <text:p>230.656312637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